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Normal_20__28_Web_29_" style:master-page-name="MP0">
      <style:paragraph-properties fo:margin-top="0.212cm" fo:margin-bottom="0cm" style:contextual-spacing="false" fo:text-align="center" style:justify-single-word="false" fo:orphans="0" fo:widows="0" style:page-number="auto" fo:break-before="page"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language-asian="en" style:country-asian="GB" style:font-weight-asian="bold" style:font-name-complex="Vusillus" style:font-size-complex="14pt"/>
    </style:style>
    <style:style style:name="P2" style:family="paragraph" style:parent-style-name="Normal_20__28_Web_29_">
      <style:paragraph-properties fo:margin-top="0.212cm" fo:margin-bottom="0cm" style:contextual-spacing="false" fo:text-align="center" style:justify-single-word="false" fo:orphans="0" fo:widows="0"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language-asian="en" style:country-asian="GB" style:font-weight-asian="bold" style:font-name-complex="Vusillus" style:font-size-complex="14pt"/>
    </style:style>
    <style:style style:name="P3" style:family="paragraph" style:parent-style-name="Normal">
      <style:paragraph-properties fo:margin-top="0.212cm" fo:margin-bottom="0cm" style:contextual-spacing="false" fo:text-align="justify" style:justify-single-word="false" style:writing-mode="rl-tb"/>
    </style:style>
    <style:style style:name="P4" style:family="paragraph" style:parent-style-name="Normal_20__28_Web_29_">
      <style:paragraph-properties fo:margin-top="0.212cm" fo:margin-bottom="0cm" style:contextual-spacing="false" fo:line-height="0.635cm" fo:text-align="center" style:justify-single-word="false" fo:orphans="0" fo:widows="0"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language-asian="en" style:country-asian="GB" style:font-weight-asian="bold" style:font-name-complex="Vusillus" style:font-size-complex="14pt"/>
    </style:style>
    <style:style style:name="P5" style:family="paragraph" style:parent-style-name="Normal">
      <style:paragraph-properties fo:margin-top="0.212cm" fo:margin-bottom="0cm" style:contextual-spacing="false" fo:text-align="center" style:justify-single-word="false" fo:orphans="0" fo:widows="0" fo:keep-with-next="always"/>
    </style:style>
    <style:style style:name="T1" style:family="text">
      <style:text-properties fo:color="#ff0000" loext:opacity="100%" style:text-position="super 59%" style:font-name="Vusillus" fo:font-size="16pt" fo:font-weight="bold" fo:background-color="#ffffff" loext:char-shading-value="0" style:font-size-asian="16pt" style:font-weight-asian="bold" style:font-name-complex="Vusillus" style:font-size-complex="16pt" style:font-weight-complex="bold"/>
    </style:style>
    <style:style style:name="T2" style:family="text">
      <style:text-properties fo:color="#4f6228" loext:opacity="100%" style:font-name="Vusillus" fo:font-size="16pt" style:font-size-asian="16pt" style:font-name-complex="Vusillus" style:font-size-complex="16pt"/>
    </style:style>
    <style:style style:name="T3" style:family="text">
      <style:text-properties fo:color="#4f6228" loext:opacity="100%" style:font-name="Vusillus" fo:font-size="16pt" fo:background-color="#ffffff" loext:char-shading-value="0" style:font-size-asian="16pt" style:font-name-complex="Vusillus" style:font-size-complex="16pt"/>
    </style:style>
    <style:style style:name="T4" style:family="text">
      <style:text-properties fo:color="#4f6228" loext:opacity="100%" style:font-name="Vusillus" fo:font-size="16pt" style:font-size-asian="16pt" style:language-asian="en" style:country-asian="GB" style:font-name-complex="Vusillus" style:font-size-complex="16pt"/>
    </style:style>
    <style:style style:name="T5" style:family="text">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font-weight-asian="bold" style:font-name-complex="Vusillus" style:font-size-complex="14pt"/>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Genesis 1</text:p>
        <text:p text:style-name="P3"><text:span text:style-name="Default_20_Paragraph_20_Font"><text:span text:style-name="T1">א </text:span></text:span><text:span text:style-name="Default_20_Paragraph_20_Font"><text:span text:style-name="T2">בְּקַדְמִין בְּרָא יְיָ יָת שְׁמַיָּא וְיָת אַרְעָא׃ </text:span></text:span><text:span text:style-name="Default_20_Paragraph_20_Font"><text:span text:style-name="T1">ב </text:span></text:span><text:span text:style-name="Default_20_Paragraph_20_Font"><text:span text:style-name="T2">וְאַרְעָא הֲוַת צָדְיָא וְרֵיקַנְיָא וַחֲשׁוֹכָא פָּרַשׂ עַל אַפֵּי תְהוֹמָא וְרוּחָא מִן קֳדָם יְיָ מְנַשְּׁבָא עַל אַפֵּי מַיָּא׃ </text:span></text:span><text:span text:style-name="Default_20_Paragraph_20_Font"><text:span text:style-name="T1">ג </text:span></text:span><text:span text:style-name="Default_20_Paragraph_20_Font"><text:span text:style-name="T2">וַאֲמַר יְיָ יְהֵי נְהוֹרָא וַהֲוָה נְהוֹרָא׃ </text:span></text:span><text:span text:style-name="Default_20_Paragraph_20_Font"><text:span text:style-name="T1">ד </text:span></text:span><text:span text:style-name="Default_20_Paragraph_20_Font"><text:span text:style-name="T2">וַחֲזָא יְיָ יָת נְהוֹרָא אֲרֵי טָב וְאַפְרֵשׁ יְיָ בֵּין נְהוֹרָא וּבֵין חֲשׁוֹכָא׃ </text:span></text:span><text:span text:style-name="Default_20_Paragraph_20_Font"><text:span text:style-name="T1">ה </text:span></text:span><text:span text:style-name="Default_20_Paragraph_20_Font"><text:span text:style-name="T2">וּקְרָא יְיָ לִנְהוֹרָא יְמָמָא וְלַחֲשׁוֹכָא קְרָא לֵילְיָא וַהֲוָה רְמַשׁ וַהֲוָה צְפַר יוֹמָא חָד׃ </text:span></text:span><text:span text:style-name="Default_20_Paragraph_20_Font"><text:span text:style-name="T1">ו </text:span></text:span><text:span text:style-name="Default_20_Paragraph_20_Font"><text:span text:style-name="T2">וַאֲמַר יְיָ יְהִי רְקִיעָא בִּמְצִיעוּת מַיָּא וִיהִי מַפְרִישׁ בֵּין מַיָּא לְמַיָּא׃ </text:span></text:span><text:span text:style-name="Default_20_Paragraph_20_Font"><text:span text:style-name="T1">ז </text:span></text:span><text:span text:style-name="Default_20_Paragraph_20_Font"><text:span text:style-name="T2">וַעֲבַד יְיָ יָת רְקִיעָא וְאַפְרֵישׁ בֵּין מַיָּא דִּי מִלְרַע לִרְקִיעָא וּבֵין מַיָּא דִּי מֵעַל לִרְקִיעָא וַהֲוָה כֵן׃ </text:span></text:span><text:span text:style-name="Default_20_Paragraph_20_Font"><text:span text:style-name="T1">ח </text:span></text:span><text:span text:style-name="Default_20_Paragraph_20_Font"><text:span text:style-name="T2">וּקְרָא יְיָ לִרְקִיעָא שְׁמַיָּא וַהֲוָה רְמַשׁ וַהֲוָה צְפַר יוֹם תִּנְיָן׃ </text:span></text:span><text:span text:style-name="Default_20_Paragraph_20_Font"><text:span text:style-name="T1">ט </text:span></text:span><text:span text:style-name="Default_20_Paragraph_20_Font"><text:span text:style-name="T2">וַאֲמַר יְיָ יִתְכַּנְשׁוּן מַיָּא מִתְּחוֹת שְׁמַיָּא לַאֲתַר חָד וְתִתְחֲזֵי יַבֶּשְׁתָּא וַהֲוָה כֵן׃ </text:span></text:span><text:span text:style-name="Default_20_Paragraph_20_Font"><text:span text:style-name="T1">י </text:span></text:span><text:span text:style-name="Default_20_Paragraph_20_Font"><text:span text:style-name="T2">וּקְרָא יְיָ לְיַבֶּשְׁתָּא אַרְעָא וּלְבֵית כְּנִישׁוּת מַיָּא קְרָא יַמְמֵי וַחֲזָא יְיָ אֲרֵי טָב׃ </text:span></text:span><text:span text:style-name="Default_20_Paragraph_20_Font"><text:span text:style-name="T1">יא </text:span></text:span><text:span text:style-name="Default_20_Paragraph_20_Font"><text:span text:style-name="T2">וַאֲמַר יְיָ תַּדְאֵית אַרְעָא דִּיתְאָה עִסְבָּא דְּבַר זַרְעֵהּ מִזְדְּרַע אִילַן פֵּירִין עָבַד פֵּירִין לִזְנֵהּ דִּי בַר זַרְעֵהּ בֵּהּ עַל אַרְעָא וַהֲוָה כֵן׃ </text:span></text:span><text:span text:style-name="Default_20_Paragraph_20_Font"><text:span text:style-name="T1">יב </text:span></text:span><text:span text:style-name="Default_20_Paragraph_20_Font"><text:span text:style-name="T2">וְאַפֵּקַת אַרְעָא דִּיתְאָה עִסְבָּא דְּבַר זַרְעֵהּ מִזְדְּרַע לִזְנוֹהִי וְאִילַן עָבֵד פֵּירִין דְּבַר זַרְעֵהּ בֵּהּ לִזְנוֹהִי וַחֲזָא יְיָ אֲרֵי טָב׃ </text:span></text:span><text:span text:style-name="Default_20_Paragraph_20_Font"><text:span text:style-name="T1">יג </text:span></text:span><text:span text:style-name="Default_20_Paragraph_20_Font"><text:span text:style-name="T2">וַהֲוָה רְמַשׁ וַהֲוָה צְפַר יוֹם תְּלִיתָאִי׃ </text:span></text:span><text:span text:style-name="Default_20_Paragraph_20_Font"><text:span text:style-name="T1">יד </text:span></text:span><text:span text:style-name="Default_20_Paragraph_20_Font"><text:span text:style-name="T2">וַאֲמַר יְיָ יְהוֹן נְהוֹרִין בִּרְקִיעָא דִּשְׁמַיָּא לְאַפְרָשָׁא בֵּין יְמָמָא וּבֵין לֵילְיָא וִיהוֹן לְאָתִין וּלְזִמְנִין וּלְמִימְנֵי בְהוֹן יוֹמִין וּשְׁנִין׃ </text:span></text:span><text:span text:style-name="Default_20_Paragraph_20_Font"><text:span text:style-name="T1">טו </text:span></text:span><text:span text:style-name="Default_20_Paragraph_20_Font"><text:span text:style-name="T2">וִיהוֹן לִנְהוֹרִין בִּרְקִיעָא דִּשְׁמַיָּא לְאַנְהָרָא עַל אַרְעָא וַהֲוָה כֵן׃ </text:span></text:span><text:span text:style-name="Default_20_Paragraph_20_Font"><text:span text:style-name="T1">טז </text:span></text:span><text:span text:style-name="Default_20_Paragraph_20_Font"><text:span text:style-name="T2">וַעֲבַד יְיָ יָת תְּרֵין נְהוֹרַיָּא רַבְרְבַיָּא יָת נְהוֹרָא רַבָּא לְמִשְׁלַט בִּימָמָא וְיָת נְהוֹרָא זְעֵרָא לְמִשְׁלַט בְּלֵילְיָא וְיָת כּוֹכְבַיָּא׃ </text:span></text:span><text:span text:style-name="Default_20_Paragraph_20_Font"><text:span text:style-name="T1">יז </text:span></text:span><text:span text:style-name="Default_20_Paragraph_20_Font"><text:span text:style-name="T3">ג</text:span></text:span><text:span text:style-name="Default_20_Paragraph_20_Font"><text:span text:style-name="T2">וִיהַב יָתְהוֹן יְיָ בִּרְקִיעָא דִּשְׁמַיָּא לְאַנְהָרָא עַל אַרְעָא׃ </text:span></text:span><text:span text:style-name="Default_20_Paragraph_20_Font"><text:span text:style-name="T1">יח </text:span></text:span><text:span text:style-name="Default_20_Paragraph_20_Font"><text:span text:style-name="T2">וּלְמִשְׁלַט בִּימָמָא וּבְלֵילְיָא וּלְאַפְרָשָׁא בֵּין נְהוֹרָא וּבֵין חֲשׁוֹכָא וַחֲזָא יְיָ אֲרֵי טָב׃ </text:span></text:span><text:span text:style-name="Default_20_Paragraph_20_Font"><text:span text:style-name="T1">יט </text:span></text:span><text:span text:style-name="Default_20_Paragraph_20_Font"><text:span text:style-name="T3">ג</text:span></text:span><text:span text:style-name="Default_20_Paragraph_20_Font"><text:span text:style-name="T2">וַהֲוָה רְמַשׁ וַהֲוָה צְפַר יוֹם רְבִיעָאִי׃ </text:span></text:span><text:span text:style-name="Default_20_Paragraph_20_Font"><text:span text:style-name="T1">כ </text:span></text:span><text:span text:style-name="Default_20_Paragraph_20_Font"><text:span text:style-name="T2">וַאֲמַר יְיָ יִרְחֲשׁוּן מַיָּא רְחֵשׁ נַפְשָׁא חַיְתָא וְעוֹפָא יְפָרַח עַל אַרְעָא עַל אַפֵּי רְקִיעָא דִּשְׁמַיָּא׃ </text:span></text:span><text:span text:style-name="Default_20_Paragraph_20_Font"><text:span text:style-name="T1">כא </text:span></text:span><text:span text:style-name="Default_20_Paragraph_20_Font"><text:span text:style-name="T3">ג</text:span></text:span><text:span text:style-name="Default_20_Paragraph_20_Font"><text:span text:style-name="T2">וּבְרָא יְיָ יָת תַּנִּינַיָּא רַבְרְבַיָּא וְיָת כָּל נַפְשָׁא חַיְתָא דִּרְחִשָׁא דִּי אַרְחִישׁוּ מַיָּא לִזְנֵיהוֹן וְיָת כָּל עוֹפָא דְפָרַח לִזְנוֹהִי וַחֲזָא יְיָ אֲרֵי טָב׃ </text:span></text:span><text:span text:style-name="Default_20_Paragraph_20_Font"><text:span text:style-name="T1">כב </text:span></text:span><text:span text:style-name="Default_20_Paragraph_20_Font"><text:span text:style-name="T2">וּבָרִיךְ יָתְהוֹן יְיָ לְמֵימָר פּוּשׁוּ וּסְגוּ וּמְלוּ יָת מַיָּא בְּיַמְמַיָּא וְעוֹפָא יִסְגֵּי בְּאַרְעָא׃ </text:span></text:span><text:span text:style-name="Default_20_Paragraph_20_Font"><text:span text:style-name="T1">כג </text:span></text:span><text:span text:style-name="Default_20_Paragraph_20_Font"><text:span text:style-name="T3">ג</text:span></text:span><text:span text:style-name="Default_20_Paragraph_20_Font"><text:span text:style-name="T2">וַהֲוָה רְמַשׁ וַהֲוָה צְפַר יוֹם חֲמִישָׁאִי׃ </text:span></text:span><text:span text:style-name="Default_20_Paragraph_20_Font"><text:span text:style-name="T1">כד </text:span></text:span><text:span text:style-name="Default_20_Paragraph_20_Font"><text:span text:style-name="T3">ג</text:span></text:span><text:span text:style-name="Default_20_Paragraph_20_Font"><text:span text:style-name="T2">וַאֲמַר יְיָ תַּפֵּק אַרְעָא נַפְשָׁא חַיְתָא לִזְנַהּ בְּעִיר וּרְחֵשׁ וְחֵוַת אַרְעָא לִזְנַהּ וַהֲוָה כֵן׃ </text:span></text:span><text:span text:style-name="Default_20_Paragraph_20_Font"><text:span text:style-name="T1">כה </text:span></text:span><text:span text:style-name="Default_20_Paragraph_20_Font"><text:span text:style-name="T2">וַעֲבַד יְיָ יָת חֵוַת אַרְעָא לִזְנַהּ וְיָת בְּעִירָא לִזְנַהּ וְיָת כָּל רִחֲשָׁא דְאַרְעָא לִזְנוֹהִי וַחֲזָא יְיָ אֲרֵי טָב׃ </text:span></text:span><text:span text:style-name="Default_20_Paragraph_20_Font"><text:span text:style-name="T1">כו </text:span></text:span><text:span text:style-name="Default_20_Paragraph_20_Font"><text:span text:style-name="T2">וַאֲמַר יְיָ נַעֲבִיד אֶינָשָׁא בְּצַלְמֵנָא כִּדְמוּתָנָא וְיִשְׁלְטוּן בְּנוּנֵי יַמָּא וּבְעוֹפָא דִּשְׁמַיָּא וּבִבְעִירָא וּבְכָל אַרְעָא וּבְכָל רִחֲשָׁא דְּרָחֵשׁ עַל אַרְעָא׃ </text:span></text:span><text:span text:style-name="Default_20_Paragraph_20_Font"><text:span text:style-name="T1">כז </text:span></text:span><text:span text:style-name="Default_20_Paragraph_20_Font"><text:span text:style-name="T2">וּבְרָא יְיָ יָת אָדָם בְּצַלְמֵהּ בְּצַלְמָא דַיְיָ בְּרָא יָתֵהּ דְּכַר וְנוּקְבָא בְּרָא יָתְהוֹן׃ </text:span></text:span><text:span text:style-name="Default_20_Paragraph_20_Font"><text:span text:style-name="T1">כח </text:span></text:span><text:span text:style-name="Default_20_Paragraph_20_Font"><text:span text:style-name="T2">וּבָרִיךְ יָתְהוֹן יְיָ וַאֲמַר לְהוֹן יְיָ פּוּשׁוּ וּסְגוּ וּמְלוּ יָת אַרְעָא וּתְקוּפוּ עֲלַהּ וּשְׁלוּטוּ בְּנוּנֵי יַמָּא וּבְעוֹפָא דִּשְׁמַיָּא וּבְכָל חַיְתָא דְּרָחֵשָׁא עַל אַרְעָא׃ </text:span></text:span><text:span text:style-name="Default_20_Paragraph_20_Font"><text:span text:style-name="T1">כט </text:span></text:span><text:span text:style-name="Default_20_Paragraph_20_Font"><text:span text:style-name="T3">ד</text:span></text:span><text:span text:style-name="Default_20_Paragraph_20_Font"><text:span text:style-name="T2">וַאֲמַר יְיָ הָא יְהָבִית לְכוֹן יָת כָּל עִסְבָּא דְּבַר זַרְעֵהּ מִזְדְּרַע דִּי עַל אַפֵּי כָל אַרְעָא וְיָת כָּל אִילָנָא דִּי בֵהּ פֵּירֵי אִילָנָא דְּבַר זַרְעֵהּ מִזְדְּרָע לְכוֹן יְהֵא לְמֵיכָל׃ </text:span></text:span><text:span text:style-name="Default_20_Paragraph_20_Font"><text:span text:style-name="T1">ל </text:span></text:span><text:span text:style-name="Default_20_Paragraph_20_Font"><text:span text:style-name="T2">וּלְכָל חֵוַת אַרְעָא וּלְכָל עוֹפָא דִּשְׁמַיָּא וּלְכֹל דְּרָחֵשׁ עַל אַרְעָא דִּי בֵהּ נַפְשָׁא חַיְתָא יָת כָּל יְרוֹק עִסְבָּא לְמֵיכָל וַהֲוָה כֵן׃ </text:span></text:span><text:span text:style-name="Default_20_Paragraph_20_Font"><text:span text:style-name="T1">לא </text:span></text:span><text:span text:style-name="Default_20_Paragraph_20_Font"><text:span text:style-name="T2">וַחֲזָא יְיָ יָת כָּל דִּי עֲבַד וְהָא תַקִּין לַחֲדָא וַהֲוָה רְמַשׁ וַהֲוָה צְפַר יוֹם שְׁתִיתָאִי׃ </text:span></text:span></text:p>
      </text:section>
      <text:section text:style-name="Sect1" text:name="Sect2">
        <text:p text:style-name="P2"><text:soft-page-break/>Genesis 2</text:p>
        <text:p text:style-name="P3"><text:span text:style-name="Default_20_Paragraph_20_Font"><text:span text:style-name="T1">א </text:span></text:span><text:span text:style-name="Default_20_Paragraph_20_Font"><text:span text:style-name="T2">וְאִשְׁתַּכְלָלוּ שְׁמַיָּא וְאַרְעָא וְכָל חֵילֵיהוֹן׃ </text:span></text:span><text:span text:style-name="Default_20_Paragraph_20_Font"><text:span text:style-name="T1">ב </text:span></text:span><text:span text:style-name="Default_20_Paragraph_20_Font"><text:span text:style-name="T2">וְשֵׁיצֵי יְיָ בְּיוֹמָא שְׁבִיעָאָה עֲבִדְתֵּהּ דִּי עֲבָד וְנַח בְּיוֹמָא שְׁבִיעָאָה מִכָּל עֲבִדְתֵּהּ דִּי עֲבָד׃ </text:span></text:span><text:span text:style-name="Default_20_Paragraph_20_Font"><text:span text:style-name="T1">ג </text:span></text:span><text:span text:style-name="Default_20_Paragraph_20_Font"><text:span text:style-name="T2">וּבָרִיךְ יְיָ יָת יוֹמָא שְׁבִיעָאָה וְקַדִּישׁ יָתֵהּ אֲרֵי בֵהּ נַח מִכָּל עֲבִדְתֵּהּ דִּי בְרָא יְיָ לְמֶעְבַּד׃ </text:span></text:span><text:span text:style-name="Default_20_Paragraph_20_Font"><text:span text:style-name="T1">ד </text:span></text:span><text:span text:style-name="Default_20_Paragraph_20_Font"><text:span text:style-name="T2">אִלֵּין תּוּלְדַת שְׁמַיָּא וְאַרְעָא כַּד אִתְבְּרִיאוּ בְּיוֹמָא דִּי עֲבַד יְיָ אֱלֹהִים אַרְעָא וּשְׁמַיָּא׃ </text:span></text:span><text:span text:style-name="Default_20_Paragraph_20_Font"><text:span text:style-name="T1">ה </text:span></text:span><text:span text:style-name="Default_20_Paragraph_20_Font"><text:span text:style-name="T2">וְכֹל אִילָנֵי חַקְלָא עַד לָא הֲווּ בְאַרְעָא וְכָל עִסְבָּא דְחַקְלָא עַד לָא צְמָח אֲרֵי לָא אָחִית מִטְרָא יְיָ אֱלֹהִים עַל אַרְעָא וְאֱנַשׁ לֵית לְמִפְלַח יָת אַדְמְתָא׃ </text:span></text:span><text:span text:style-name="Default_20_Paragraph_20_Font"><text:span text:style-name="T1">ו </text:span></text:span><text:span text:style-name="Default_20_Paragraph_20_Font"><text:span text:style-name="T2">וַעֲנָנָא הֲוָה סָלֵיק מִן אַרְעָא וְאַשְׁקֵי יָת כָּל אַפֵּי אַדְמְתָא׃ </text:span></text:span><text:span text:style-name="Default_20_Paragraph_20_Font"><text:span text:style-name="T1">ז </text:span></text:span><text:span text:style-name="Default_20_Paragraph_20_Font"><text:span text:style-name="T2">וּבְרָא יְיָ אֱלֹהִים יָת אָדָם עַפְרָא מִן אַדְמְתָא וּנְפַח בְּאַפּוֹהִי נִשְׁמְתָא דְחַיֵּי וַהֲוַת בְּאָדָם לְרוּחַ מְמַלְלָא׃ </text:span></text:span><text:span text:style-name="Default_20_Paragraph_20_Font"><text:span text:style-name="T1">ח </text:span></text:span><text:span text:style-name="Default_20_Paragraph_20_Font"><text:span text:style-name="T2">וּנְצִיב יְיָ אֱלֹהִים גִּינְתָא בְעֵדֶן מִלְּקַדְמִין וְאַשְׁוֵי תַמָּן יָת אָדָם דִּי בְרָא׃ </text:span></text:span><text:span text:style-name="Default_20_Paragraph_20_Font"><text:span text:style-name="T1">ט </text:span></text:span><text:span text:style-name="Default_20_Paragraph_20_Font"><text:span text:style-name="T3">ב</text:span></text:span><text:span text:style-name="Default_20_Paragraph_20_Font"><text:span text:style-name="T2">וְאַצְמַח יְיָ אֱלֹהִים מִן אַרְעָא כָּל אִילַן דִּמְרַגֵּג לְמֶחֱזֵי וְטַב לְמֵיכַל וְאִילַן חַיָּא בִּמְצִיעוּת גִּינְתָא וְאִילַן דְּאָכְלִין פֵּירוֹהִי חַכִּימִין בֵּין טַב לְבִישׁ׃ </text:span></text:span><text:span text:style-name="Default_20_Paragraph_20_Font"><text:span text:style-name="T1">י </text:span></text:span><text:span text:style-name="Default_20_Paragraph_20_Font"><text:span text:style-name="T2">וְנַהֲרָא הֲוָה נָפִיק מֵעֵדֶן לְאַשְׁקָאָה יָת גִּינְתָא וּמִתַּמָּן יִתְפָּרִשׁ וַהֲוֵי לְאַרְבְּעָה רֵישֵׁי נַהֲרִין׃ </text:span></text:span><text:span text:style-name="Default_20_Paragraph_20_Font"><text:span text:style-name="T1">יא </text:span></text:span><text:span text:style-name="Default_20_Paragraph_20_Font"><text:span text:style-name="T2">שׁוּם חָד פִּישׁוֹן הוּא מַקִּיף יָת כָּל אֲרַע דַּחֲוִילָה דִּי תַמָּן דַּהֲבָא׃ </text:span></text:span><text:span text:style-name="Default_20_Paragraph_20_Font"><text:span text:style-name="T1">יב </text:span></text:span><text:span text:style-name="Default_20_Paragraph_20_Font"><text:span text:style-name="T2">וְדַהֲבָא דְאַרְעָא הַהִיא טָב תַּמָן בְּדָלְחָא וְאַבְנֵי בוּרְלָא׃ </text:span></text:span><text:span text:style-name="Default_20_Paragraph_20_Font"><text:span text:style-name="T1">יג </text:span></text:span><text:span text:style-name="Default_20_Paragraph_20_Font"><text:span text:style-name="T2">וְשׁוּם נַהֲרָא תִנְיָנָא גִּיחוֹן הוּא מַקִּיף יָת כָּל אַרְעָא דְכוּשׁ׃ </text:span></text:span><text:span text:style-name="Default_20_Paragraph_20_Font"><text:span text:style-name="T1">יד </text:span></text:span><text:span text:style-name="Default_20_Paragraph_20_Font"><text:span text:style-name="T2">וְשׁוּם נַהֲרָא תְּלִיתָאָה דִּיגְלַת הוּא מְהַלֵּךְ לְמַדִּינְחָא דְאַתּוּר וְנַהֲרָא רְבִיעָאָה הוּא פְרָת׃ </text:span></text:span><text:span text:style-name="Default_20_Paragraph_20_Font"><text:span text:style-name="T1">טו </text:span></text:span><text:span text:style-name="Default_20_Paragraph_20_Font"><text:span text:style-name="T3">ב</text:span></text:span><text:span text:style-name="Default_20_Paragraph_20_Font"><text:span text:style-name="T2">וּדְבַר יְיָ אֱלֹהִים יָת אָדָם וְאַשְׁרֵיהּ בְּגִינְתָא דְעֵדֶן לְמִפְלְחַהּ וּלְמִטְרַהּ׃ </text:span></text:span><text:span text:style-name="Default_20_Paragraph_20_Font"><text:span text:style-name="T1">טז </text:span></text:span><text:span text:style-name="Default_20_Paragraph_20_Font"><text:span text:style-name="T2">וּפַקִּיד יְיָ אֱלֹהִים עַל אָדָם לְמֵימָר מִכֹּל אִילַן גִּינְתָא מֵיכַל תֵּיכוּל׃ </text:span></text:span><text:span text:style-name="Default_20_Paragraph_20_Font"><text:span text:style-name="T1">יז </text:span></text:span><text:span text:style-name="Default_20_Paragraph_20_Font"><text:span text:style-name="T2">וּמֵאִילָן דְּאָכְלִין פֵּירוֹהִי חַכִּימִין בֵּין טַב לְבִישׁ לָא תֵיכוּל מִנֵּהּ אֲרֵי בְּיוֹמָא דְתֵיכוּל מִנֵּהּ מֵימַת תְּמוּת׃ </text:span></text:span><text:span text:style-name="Default_20_Paragraph_20_Font"><text:span text:style-name="T1">יח </text:span></text:span><text:span text:style-name="Default_20_Paragraph_20_Font"><text:span text:style-name="T2">וַאֲמַר יְיָ אֱלֹהִים לָא תַקִּין לְמֶהֱוֵי אָדָם בִּלְחוֹדוֹהִי אַעֲבֵד לֵהּ סְמַךְ לְקִבְלֵהּ׃ </text:span></text:span><text:span text:style-name="Default_20_Paragraph_20_Font"><text:span text:style-name="T1">יט </text:span></text:span><text:span text:style-name="Default_20_Paragraph_20_Font"><text:span text:style-name="T2">וּבְרָא יְיָ אֱלֹהִים מִן אַרְעָא כָּל חֵוַת בְּרָא וְיָת כָּל עוֹפָא דִּשְׁמַיָּא וְאַיְתֵהּ לְוַת אָדָם לְמֶחֱזֵי מַה יִּקְרֵי לֵהּ וְכֹל דִּי הֲוָה קָרֵי לֵהּ אָדָם נַפְשָׁא חַיְתָא הוּא שְׁמֵהּ׃ </text:span></text:span><text:span text:style-name="Default_20_Paragraph_20_Font"><text:span text:style-name="T1">כ </text:span></text:span><text:span text:style-name="Default_20_Paragraph_20_Font"><text:span text:style-name="T3">ג</text:span></text:span><text:span text:style-name="Default_20_Paragraph_20_Font"><text:span text:style-name="T2">וּקְרָא אָדָם שְׁמָהָן לְכָל בְּעִירָא וּלְעוֹפָא דִּשְׁמַיָּא וּלְכָל חֵוַת בְּרָא וּלְאָדָם לָא אַשְׁכַּח סָמֵךְ לְקִבְלֵהּ׃ </text:span></text:span><text:span text:style-name="Default_20_Paragraph_20_Font"><text:span text:style-name="T1">כא </text:span></text:span><text:span text:style-name="Default_20_Paragraph_20_Font"><text:span text:style-name="T3">ג</text:span></text:span><text:span text:style-name="Default_20_Paragraph_20_Font"><text:span text:style-name="T2">וּרְמָא יְיָ אֱלֹהִים שִׁינְתָא עַל אָדָם וּדְמֵךְ וּנְסִיב חֲדָא מֵעִלְעוֹהִי וּמְלֵי בִשְׂרָא תְּחוֹתַהּ׃ </text:span></text:span><text:span text:style-name="Default_20_Paragraph_20_Font"><text:span text:style-name="T1">כב </text:span></text:span><text:span text:style-name="Default_20_Paragraph_20_Font"><text:span text:style-name="T2">וּבְנָא יְיָ אֱלֹהִים יָת עִלְעָא דִּנְסִיב מִן אָדָם לְאִתְּתָא וְאַיְתַהּ לְוַת אָדָם׃ </text:span></text:span><text:span text:style-name="Default_20_Paragraph_20_Font"><text:span text:style-name="T1">כג </text:span></text:span><text:span text:style-name="Default_20_Paragraph_20_Font"><text:span text:style-name="T3">ג</text:span></text:span><text:span text:style-name="Default_20_Paragraph_20_Font"><text:span text:style-name="T2">וַאֲמַר הָאָדָם הֲדָא זִמְנָא גַּרְמָא מִגַּרְמַי וּבִסְרָא מִבִּסְרִי לְדָא יִתְקְרֵי אִתְּתָא אֲרֵי מִבַּעְלָא נְסִיבָא דָא׃ </text:span></text:span><text:span text:style-name="Default_20_Paragraph_20_Font"><text:span text:style-name="T1">כד </text:span></text:span><text:span text:style-name="Default_20_Paragraph_20_Font"><text:span text:style-name="T2">עַל כֵּן יִשְׁבּוֹק גְּבַר בֵּית מִשְׁכְּבֵי אַבוּהִי וְאִמֵּהּ וְיִדְבַּק בְּאִתְּתֵהּ וִיהוֹן לְבִסְרָא חָד׃ </text:span></text:span><text:span text:style-name="Default_20_Paragraph_20_Font"><text:span text:style-name="T1">כה </text:span></text:span><text:span text:style-name="Default_20_Paragraph_20_Font"><text:span text:style-name="T2">וַהֲווֹ תַרְוֵיהוֹן עַרְטִילָאִין אָדָם וְאִתְּתֵהּ וְלָא מִתְכַּלְמִין׃ </text:span></text:span></text:p>
      </text:section>
      <text:section text:style-name="Sect1" text:name="Sect3">
        <text:p text:style-name="P4">Genesis 3</text:p>
        <text:p text:style-name="P3"><text:span text:style-name="Default_20_Paragraph_20_Font"><text:span text:style-name="T1">א </text:span></text:span><text:span text:style-name="Default_20_Paragraph_20_Font"><text:span text:style-name="T2">וְחִוְיָא הֲוָה חַכִּים מִכֹּל חֵוַת בְּרָא דִּי עֲבַד יְיָ אֱלֹהִים וַאֲמַר לְאִתְּתָא בְּקוּשְׁטָא אֲרֵי אֲמַר יְיָ לָא תֵיכְלוּן מִכֹּל אִילַן גִּינְתָא׃ </text:span></text:span><text:span text:style-name="Default_20_Paragraph_20_Font"><text:span text:style-name="T1">ב </text:span></text:span><text:span text:style-name="Default_20_Paragraph_20_Font"><text:span text:style-name="T2">וַאֲמָרַת אִתְּתָא לְחִוְיָא מִפֵּירֵי אִילַן גִּינְתָא נֵיכוּל׃ </text:span></text:span><text:span text:style-name="Default_20_Paragraph_20_Font"><text:span text:style-name="T1">ג </text:span></text:span><text:span text:style-name="Default_20_Paragraph_20_Font"><text:span text:style-name="T2">וּמִפֵּירֵי אִילָנָא דִּי בִמְצִיעוּת גִּינְתָא אֲמַר יְיָ לָא תֵיכְלוּן מִנֵּהּ וְלָא תְקַרְבוּן בֵּהּ דִּילְמָא תְּמוּתוּן׃ </text:span></text:span><text:span text:style-name="Default_20_Paragraph_20_Font"><text:span text:style-name="T1">ד </text:span></text:span><text:span text:style-name="Default_20_Paragraph_20_Font"><text:span text:style-name="T2">וַאֲמַר חִוְיָא לְאִיתְּתָא לָא מוּת תְּמוּתוּן׃ </text:span></text:span><text:span text:style-name="Default_20_Paragraph_20_Font"><text:span text:style-name="T1">ה </text:span></text:span><text:span text:style-name="Default_20_Paragraph_20_Font"><text:span text:style-name="T2">אֲרֵי גַּלֵּי קֳדָם יְיָ אֲרֵי בְּיוֹמָא דְּתֵיכְלוּן מִנֵּהּ וְיִתְפַּתְּחַן עֵינֵיכוֹן וּתְהוֹן כְּרַבְרְבִין חַכִּימִין בֵּין טַב לְבִישׁ׃ </text:span></text:span><text:span text:style-name="Default_20_Paragraph_20_Font"><text:span text:style-name="T1">ו </text:span></text:span><text:span text:style-name="Default_20_Paragraph_20_Font"><text:span text:style-name="T2">וַחֲזַת אִתְּתָא אֲרֵי טַב אִילַן לְמֵיכָל וַאֲרֵי אַסֵּי הוּא לְעַיְנִין </text:span></text:span><text:soft-page-break/><text:span text:style-name="Default_20_Paragraph_20_Font"><text:span text:style-name="T2">וּמְרַגֵּג אִילָנָא לְאִסְתַּכָּלָא בֵהּ וּנְסֵיבַת מֵאִבֵּהּ וַאֲכָלַת וִיהָבַת אַף לְבַעְלַהּ עִמַּהּ וַאֲכָל׃ </text:span></text:span><text:span text:style-name="Default_20_Paragraph_20_Font"><text:span text:style-name="T1">ז </text:span></text:span><text:span text:style-name="Default_20_Paragraph_20_Font"><text:span text:style-name="T2">וְאִתְפַּתָּחָא עֵינֵי תַרְוֵיהוֹן וִידָעוּ אֲרֵי עַרְטִילָאִין אִינוּן וְחַטִּיטוּ לְהוֹן טַרְפֵי תְאֵנִין וַעֲבָדוּ לְהוֹן זְרָזִין׃ </text:span></text:span><text:span text:style-name="Default_20_Paragraph_20_Font"><text:span text:style-name="T1">ח </text:span></text:span><text:span text:style-name="Default_20_Paragraph_20_Font"><text:span text:style-name="T2">וּשְׁמָעוּ יָת קַל מֵימְרָא דַּיְיָ אֱלֹהִים מְהַלֵּךְ בְּגִינְתָא לִמְנַח יוֹמָא וְאִיטַמַּר אָדָם וְאִתְּתֵהּ מִן קֳדָם יְיָ אֱלֹהִים בְּגוֹ אִילַן גִּינְתָא׃ </text:span></text:span><text:span text:style-name="Default_20_Paragraph_20_Font"><text:span text:style-name="T1">ט </text:span></text:span><text:span text:style-name="Default_20_Paragraph_20_Font"><text:span text:style-name="T2">וּקְרָא יְיָ אֱלֹהִים לְאָדָם וַאֲמַר לֵהּ אָן אָתְּ׃ </text:span></text:span><text:span text:style-name="Default_20_Paragraph_20_Font"><text:span text:style-name="T1">י </text:span></text:span><text:span text:style-name="Default_20_Paragraph_20_Font"><text:span text:style-name="T2">וַאֲמַר יָת קַל מֵימְרָךְ שַׁמְעִית בְּגִינְתָא וּדְחֵילִית אֲרֵי עַרְטִילַאי אֲנָא וְאִיטַמָּרִית׃ </text:span></text:span><text:span text:style-name="Default_20_Paragraph_20_Font"><text:span text:style-name="T1">יא </text:span></text:span><text:span text:style-name="Default_20_Paragraph_20_Font"><text:span text:style-name="T2">וַאֲמַר מָן חַוֵי לָךְ אֲרֵי עַרְטִילַאי אָתְּ הֲמִן אִילָנָא דִּפַקֶּדְתָּךְ בְּדִיל דְּלָא לְמֵיכַל מִנֵּהּ אֲכָלְתְּ׃ </text:span></text:span><text:span text:style-name="Default_20_Paragraph_20_Font"><text:span text:style-name="T1">יב </text:span></text:span><text:span text:style-name="Default_20_Paragraph_20_Font"><text:span text:style-name="T2">וַאֲמַר הָאָדָם אִתְּתָא דִּיהַבְתָּ עִמִּי הִיא יַהֲבַת לִי מִן אִילָנָא וַאֲכָלִית׃ </text:span></text:span><text:span text:style-name="Default_20_Paragraph_20_Font"><text:span text:style-name="T1">יג </text:span></text:span><text:span text:style-name="Default_20_Paragraph_20_Font"><text:span text:style-name="T2">וַאֲמַר יְיָ אֱלֹהִים לְאִתְּתָא מַה דָּא עַבְדָת וַאֲמָרַת אִתְּתָא חִוְיָא אַטְעַיָנִי וַאֲכָלִית׃ </text:span></text:span><text:span text:style-name="Default_20_Paragraph_20_Font"><text:span text:style-name="T1">יד </text:span></text:span><text:span text:style-name="Default_20_Paragraph_20_Font"><text:span text:style-name="T2">וַאֲמַר יְיָ אֱלֹהִים לְחִוְיָא אֲרֵי עֲבַדְתָּ דָּא לִיט אַתְּ מִכָּל בְּעִירָא וּמִכֹּל חֵוַת בָּרָא עַל מְעָךְ תֵּיזִיל וְעַפְרָא תֵיכוּל כָּל יוֹמֵי חַיָּיךְ׃ </text:span></text:span><text:span text:style-name="Default_20_Paragraph_20_Font"><text:span text:style-name="T1">טו </text:span></text:span><text:span text:style-name="Default_20_Paragraph_20_Font"><text:span text:style-name="T2">וּדְבָבוּ אֱשַׁוֵּי בֵּינָךְ וּבֵין אִתְּתָא וּבֵין בְּנָךְ וּבֵין בְּנָהַהּ הוּא יְהֵי דְּכִיר לָךְ מַה דִּעֲבַדְתָּ לֵהּ מִלְּקַדְמִין וְאַתְּ תְּהֵא נָטִיר לֵהּ לְסוֹפָא׃ </text:span></text:span><text:span text:style-name="Default_20_Paragraph_20_Font"><text:span text:style-name="T1">טז </text:span></text:span><text:span text:style-name="Default_20_Paragraph_20_Font"><text:span text:style-name="T2">לְאִתְּתָא אֲמַר אַסְגָּאָה אַסְגֵּי צַעֲרַיְכִי וְעִדּוּיַיְכִי בְּצְעַר תֵּלְדִי בְנִין וּלְוַת בַּעְלִךְ תְּהֵא תִּאוּבְתִּיךְ וְהוּא יִשְׁלַט בִּךְ׃ </text:span></text:span><text:span text:style-name="Default_20_Paragraph_20_Font"><text:span text:style-name="T1">יז </text:span></text:span><text:span text:style-name="Default_20_Paragraph_20_Font"><text:span text:style-name="T2">וּלְאָדָם אֲמַר אֲרֵי קַבֵּילְתָּ לְמֵימַר אִתְּתָךְ וַאֲכַלְתָּ מִן אִילָנָא דִּי פַקֵּידְתָּךְ לְמֵימַר לָא תֵיכוּל מִנֵּהּ לִיטָא אַרְעָא בְּדִילָךְ בַּעֲמַל תִּיכְלִינַהּ כָּל יוֹמֵי חַיָּיךְ׃ </text:span></text:span><text:span text:style-name="Default_20_Paragraph_20_Font"><text:span text:style-name="T1">יח </text:span></text:span><text:span text:style-name="Default_20_Paragraph_20_Font"><text:span text:style-name="T2">וְכוּבִין וְאַטְדִּין תַּצְמַח לָךְ וְתֵיכוּל יָת עִסְבָּא דְחַקְלָא׃ </text:span></text:span><text:span text:style-name="Default_20_Paragraph_20_Font"><text:span text:style-name="T1">יט </text:span></text:span><text:span text:style-name="Default_20_Paragraph_20_Font"><text:span text:style-name="T2">בְּזִעֲתָא דְאַפָּךְ תֵּיכוּל לַחְמָא עַד דְּתִיתוּב לְאַרְעָא דְּמִנַּהּ אִתְבְּרֵיתָא אֲרֵי עַפְרָא אַתְּ וּלְעַפְרָא תְּתוּב׃ </text:span></text:span><text:span text:style-name="Default_20_Paragraph_20_Font"><text:span text:style-name="T1">כ </text:span></text:span><text:span text:style-name="Default_20_Paragraph_20_Font"><text:span text:style-name="T2">וּקְרָא אָדָם שׁוּם אִתְּתֵהּ חַוָּה אֲרֵי הִיא הֲוַת אִמָּא דְכָל בְּנֵי אֱנָשָׁא׃ </text:span></text:span><text:span text:style-name="Default_20_Paragraph_20_Font"><text:span text:style-name="T1">כא </text:span></text:span><text:span text:style-name="Default_20_Paragraph_20_Font"><text:span text:style-name="T3">ג</text:span></text:span><text:span text:style-name="Default_20_Paragraph_20_Font"><text:span text:style-name="T2">וַעֲבַד יְיָ אֱלֹהִים לְאָדָם וּלְאִתְּתֵהּ לְבוּשִׁין דִּיקָר עַל מְשַׁךְ בִּשְׂרֵיהוֹן וְאַלְבִּישִׁינוּן׃ </text:span></text:span><text:span text:style-name="Default_20_Paragraph_20_Font"><text:span text:style-name="T1">כב </text:span></text:span><text:span text:style-name="Default_20_Paragraph_20_Font"><text:span text:style-name="T2">וַאֲמַר יְיָ אֱלֹהִים הָא אָדָם הֲוָה יְחִידַי בְּעַלְמָא מִנֵּהּ לְמִידַע טַב וּבִישׁ וּכְעַן דִּילְמָא יוֹשִׁיט יְדֵהּ וְיִסַּב אַף מֵאִילָן חַיָּיא וְיֵכוּל וִיחֵי לְעָלָם׃ </text:span></text:span><text:span text:style-name="Default_20_Paragraph_20_Font"><text:span text:style-name="T1">כג </text:span></text:span><text:span text:style-name="Default_20_Paragraph_20_Font"><text:span text:style-name="T2">וְשַׁלְּחֵהּ יְיָ אֱלֹהִים מִגִּינְתָא דְעֵדֶן לְמִפְלַח יַת אַדְמְתָא דְּאִתְבְּרִי מִתַּמָּן׃ </text:span></text:span><text:span text:style-name="Default_20_Paragraph_20_Font"><text:span text:style-name="T1">כד </text:span></text:span><text:span text:style-name="Default_20_Paragraph_20_Font"><text:span text:style-name="T2">וְתָרִךְ יָת אָדָם וְאַשְׁרֵי מִלְּקַדְמִין לְגִינְתָא דְעֵדֶן יָת כְּרוּבַיָּא וְיָת שְׁנַן חַרְבָּא דְּמִתְהַפְּכָא לְמִיטַר יָת אוֹרַח אִילַן חַיָּיא׃ </text:span></text:span></text:p>
      </text:section>
      <text:section text:style-name="Sect1" text:name="Sect4">
        <text:p text:style-name="P2">Genesis 4</text:p>
        <text:p text:style-name="P3"><text:span text:style-name="Default_20_Paragraph_20_Font"><text:span text:style-name="T1">א </text:span></text:span><text:span text:style-name="Default_20_Paragraph_20_Font"><text:span text:style-name="T4">וְאָדָם יְדַע יָת חַוָּה אִתְּתֵהּ וְעַדִּיאַת וִילִידַת יָת קַיִן וַאֲמֶרֶת קָנִיתִי גַּבְרָא (מִן) קֳדָם יְיָ׃ </text:span></text:span><text:span text:style-name="Default_20_Paragraph_20_Font"><text:span text:style-name="T1">ב </text:span></text:span><text:span text:style-name="Default_20_Paragraph_20_Font"><text:span text:style-name="T4">וְאוֹסִיפַת לְמֵילַד יָת אֲחוֹהִי יָת הָבֶל וַהֲוָה הֶבֶל רָעֵי עָנָא וְקַיִן הֲוָה פָלַח בְּאַרְעָא׃ </text:span></text:span><text:span text:style-name="Default_20_Paragraph_20_Font"><text:span text:style-name="T1">ג </text:span></text:span><text:span text:style-name="Default_20_Paragraph_20_Font"><text:span text:style-name="T4">וַהֲוָה מִסּוֹף יוֹמִין וְאַיְתִי קַיִן מֵאִבָּא דְאַרְעָא תִּקְרוּבְתָּא קֳדָם יְיָ׃ </text:span></text:span><text:span text:style-name="Default_20_Paragraph_20_Font"><text:span text:style-name="T1">ד </text:span></text:span><text:span text:style-name="Default_20_Paragraph_20_Font"><text:span text:style-name="T4">וְהֶבֶל אַיְתִי אַף הוּא מִבַּכִּירֵי עָנֵהּ וּמִשַׁמִּנְהוֹן וַהֲוַת רַעֲוָא מִן קֳדָם יְיָ בְּהֶבֶל וּבְּקוּרְבָּנֵהּ׃ </text:span></text:span><text:span text:style-name="Default_20_Paragraph_20_Font"><text:span text:style-name="T1">ה </text:span></text:span><text:span text:style-name="Default_20_Paragraph_20_Font"><text:span text:style-name="T4">וּבְּקַיִן וּבְּקוּרְבָּנֵהּ לָא הֲוַת רַעֲוָא וּתְקֵף לְקַיִן לַחֲדָא וְאִתְכְּבִישׁוּ אַפּוֹהִי׃ </text:span></text:span><text:span text:style-name="Default_20_Paragraph_20_Font"><text:span text:style-name="T1">ו </text:span></text:span><text:span text:style-name="Default_20_Paragraph_20_Font"><text:span text:style-name="T4">וַאֲמַר יְיָ לְקָיִן לְמָא תְּקִיף לָךְ וּלְמָא אִתְכְּבִישׁוּ אַפָּיךְ׃ </text:span></text:span><text:span text:style-name="Default_20_Paragraph_20_Font"><text:span text:style-name="T1">ז </text:span></text:span><text:span text:style-name="Default_20_Paragraph_20_Font"><text:span text:style-name="T4">הֲלָא אִם תּוֹטִיב עוֹבָדָךְ יִשְׁתְּבֵק לָךְ וְאִם לָא תּוֹטִיב עוֹבָדָךְ לְיוֹם דִּינָא חֶטְאָךְ נְטִיר דִיעֲתִיד לְאִתְפָּרְעָא מִנָּךְ אִם לָא תְתוּב וְאִם תְּתוּב יִשְׁתְּבֵק לָךְ׃ </text:span></text:span><text:span text:style-name="Default_20_Paragraph_20_Font"><text:span text:style-name="T1">ח </text:span></text:span><text:span text:style-name="Default_20_Paragraph_20_Font"><text:span text:style-name="T4">וַאֲמַר קַיִן לְהֶבֶל אַחוֹהִי וַהֲוָה בְּמֶהֱוֵיהוֹן בְּחַקְלָא וְקָם קַיִן עַל הֶבֶל אַחוֹהִי וְקַטְלֵהּ׃ </text:span></text:span><text:span text:style-name="Default_20_Paragraph_20_Font"><text:span text:style-name="T1">ט </text:span></text:span><text:span text:style-name="Default_20_Paragraph_20_Font"><text:span text:style-name="T4">וַאֲמַר יְיָ לְקַיִן אָן הֶבֶל אָחוּךְ וַאֲמַר לָא יָדַעֲנָא הֲנָטֵר אָחִי אֲנָא׃ </text:span></text:span><text:span text:style-name="Default_20_Paragraph_20_Font"><text:span text:style-name="T1">י </text:span></text:span><text:span text:style-name="Default_20_Paragraph_20_Font"><text:span text:style-name="T4">וַאֲמַר מֶה עֲבַדְתָּא קַל דַם זַרְעִין דִעֲתִידִין לְמֵפַק מִן אָחוּךְ קַבְלִין קֳדָמַי מִן אַרְעָא</text:span></text:span><text:span text:style-name="Default_20_Paragraph_20_Font"><text:span text:style-name="T2">׃ </text:span></text:span><text:span text:style-name="Default_20_Paragraph_20_Font"><text:span text:style-name="T1">יא </text:span></text:span><text:span text:style-name="Default_20_Paragraph_20_Font"><text:span text:style-name="T4">וּכְעַן לִיט אָתְּ מִן אַרְעָא דִּפְתָחַת יָת פּוּמַהּ וְקַבִּילַת יָת דְּמֵהּ דְּאָחוּךְ מִן יְדָךְ׃ </text:span></text:span><text:span text:style-name="Default_20_Paragraph_20_Font"><text:span text:style-name="T1">יב </text:span></text:span><text:span text:style-name="Default_20_Paragraph_20_Font"><text:span text:style-name="T4">אֲרֵי תִפְלַח בְאַרְעָא לָא תוֹסִיף לְמִתַּן חֵילַהּ לָךְ מִטַלְטֵּל וְגָלֵי תְּהֵא בְאַרְעָא׃ </text:span></text:span><text:span text:style-name="Default_20_Paragraph_20_Font"><text:span text:style-name="T1">יג </text:span></text:span><text:span text:style-name="Default_20_Paragraph_20_Font"><text:span text:style-name="T4">וַאֲמַר קַיִן קֳדָם יְיָ סַגִּי חוֹבִי מִלְּמִשְׁבָּק׃ </text:span></text:span><text:span text:style-name="Default_20_Paragraph_20_Font"><text:span text:style-name="T1">יד </text:span></text:span><text:span text:style-name="Default_20_Paragraph_20_Font"><text:span text:style-name="T4">הָא תָרִיכְתָּא יָתִי יוֹמָא דֵּין </text:span></text:span><text:soft-page-break/><text:span text:style-name="Default_20_Paragraph_20_Font"><text:span text:style-name="T4">מֵעַל אַפֵּי אַרְעָא וּמִן קֳדָמָךְ לֵית אֶפְשָׁר לְאִטַּמָּרָא וָאֱהִי מְטַלְטֵל וְגָלֵי בְּאַרְעָא וִיהֵי כָל דְּיִשְׁכְּחִנַנִי יִקְטְּלִינַנִי׃ </text:span></text:span><text:span text:style-name="Default_20_Paragraph_20_Font"><text:span text:style-name="T1">טו </text:span></text:span><text:span text:style-name="Default_20_Paragraph_20_Font"><text:span text:style-name="T4">וַאֲמַר לֵהּ יְיָ בְּכֵן כָּלּ קָטִיל קַיִן לְשַׁבְעָא דָּרִין יִתְפְּרַע מִנֵּהּ וְשַׁוִּי יְיָ לְקַיִן אָתָא בְּדִיל דְּלָא לְמִקְטַל יָתֵהּ כָּל דִיִשְׁכְּחֻנֵהּ׃ </text:span></text:span><text:span text:style-name="Default_20_Paragraph_20_Font"><text:span text:style-name="T1">טז </text:span></text:span><text:span text:style-name="Default_20_Paragraph_20_Font"><text:span text:style-name="T4">וּנְפַק קַיִן מִן קֳדָם יְיָ וִיתֵיב בְּאַרְעָא גָּלֵי וּמִטַּלְטַל דַּהֲוָה עֲבִידָא עֲלוֹהִי מִלְּקַדְמִין דְּגִינְתָא דְעֵדֶן׃ </text:span></text:span><text:span text:style-name="Default_20_Paragraph_20_Font"><text:span text:style-name="T1">יז </text:span></text:span><text:span text:style-name="Default_20_Paragraph_20_Font"><text:span text:style-name="T4">וִידַע קַיִן יָת אִתְּתֵהּ וְעַדִּיאַת וִילֵידַת יָת חֲנוֹךְ וַהֲוָה בָּנֵי קַרְתָּא וּקְרָא שְׁמָא דְקַרְתָּא כְּשׁוּם בְּרֵהּ חֲנוֹךְ׃ </text:span></text:span><text:span text:style-name="Default_20_Paragraph_20_Font"><text:span text:style-name="T1">יח </text:span></text:span><text:span text:style-name="Default_20_Paragraph_20_Font"><text:span text:style-name="T4">וְאִתְיְלִיד לַחֲנוֹךְ יָת עִירָד וְעִירָד אוֹלִיד יָת מְחוּיָאֵל וּמְחִיָּיאֵל אוֹלִיד יָת מְתוּשָׁאֵל וּמְתוּשָׁאֵל אוֹלִיד יָת לָמֶךְ׃ </text:span></text:span><text:span text:style-name="Default_20_Paragraph_20_Font"><text:span text:style-name="T1">יט </text:span></text:span><text:span text:style-name="Default_20_Paragraph_20_Font"><text:span text:style-name="T4">וּנְסִיב לֵהּ לֶמֶךְ תַּרְתֵּין נְשִׁין שׁוּם חֲדָא עָדָה וְשׁוּם תִּנְיֵתָא צִלָּה׃ </text:span></text:span><text:span text:style-name="Default_20_Paragraph_20_Font"><text:span text:style-name="T1">כ </text:span></text:span><text:span text:style-name="Default_20_Paragraph_20_Font"><text:span text:style-name="T4">וִילֵידַת עָדָה יָת יָבָל הוּא הֲוָה רַבְּהוֹן דְּיָתְבֵי מַשְׁכְּנִין וּמָרֵי בְעִיר׃ </text:span></text:span><text:span text:style-name="Default_20_Paragraph_20_Font"><text:span text:style-name="T1">כא </text:span></text:span><text:span text:style-name="Default_20_Paragraph_20_Font"><text:span text:style-name="T4">וְשׁוּם אֲחוֹהִי יוּבָל הוּא הֲוָה רַבְּהוֹן דְּכָל דִּמְנַגֵּן עַל פּוּם נִבְלָא יָדְעֵי זְמַר כִּנּוֹרָא וְאַבּוּבָא׃ </text:span></text:span><text:span text:style-name="Default_20_Paragraph_20_Font"><text:span text:style-name="T1">כב </text:span></text:span><text:span text:style-name="Default_20_Paragraph_20_Font"><text:span text:style-name="T4">וְצִלָּה אַף הִיא יְלֵידַת יָת תּוּבַל קַיִן רַבְּהוֹן דְכָל דְּיָדְעֵי עִיבִידַת נְחָשָׁא וּפַרְזְלָא וַאֲחָתֵהּ דְתוּבַל קַיִן נַעֲמָה</text:span></text:span><text:span text:style-name="Default_20_Paragraph_20_Font"><text:span text:style-name="T2">׃ </text:span></text:span><text:span text:style-name="Default_20_Paragraph_20_Font"><text:span text:style-name="T1">כג </text:span></text:span><text:span text:style-name="Default_20_Paragraph_20_Font"><text:span text:style-name="T4">וַאֲמַר לֶמֶךְ לִנְשׁוֹהִי עָדָה וְצִלָּה שִׁמְעַן קָלִי נְשֵׁי לֶמֶךְ אֲצֵיתָא לְמֵמְרִי לָא גַּבְרָא קְטָלִית דִּבְדִילֵהּ אֲנָא סָבִיל חוֹבִין וְאַף לָא עוּלֵימָא חַבָּלִית דִּבְדִילֵהּ יִשְׁתֵּיצֵי זַרְעִי</text:span></text:span><text:span text:style-name="Default_20_Paragraph_20_Font"><text:span text:style-name="T2">׃ </text:span></text:span><text:span text:style-name="Default_20_Paragraph_20_Font"><text:span text:style-name="T1">כד </text:span></text:span><text:span text:style-name="Default_20_Paragraph_20_Font"><text:span text:style-name="T4">אֲרֵי שַׁבְעָא דָּרִין אִיתְלִאוּ לְקָיִן הֲלָא לְלֶמֶךְ בְּרֵהּ שַׁבְעִין וְשַׁבְעָא</text:span></text:span><text:span text:style-name="Default_20_Paragraph_20_Font"><text:span text:style-name="T2">׃ </text:span></text:span><text:span text:style-name="Default_20_Paragraph_20_Font"><text:span text:style-name="T1">כה </text:span></text:span><text:span text:style-name="Default_20_Paragraph_20_Font"><text:span text:style-name="T4">וִידַע אָדָם עוֹד יָת אִתְּתֵהּ וִילֵידַת בַּר וּקְרַת יָת שְׁמֵהּ שֵׁת אֲרֵי אַמָרַת יְהַב לִי יְיָ בַּר אוֹחֲרָן חֲלַף הֶבֶל דִּקַטְלֵהּ קָיִן</text:span></text:span><text:span text:style-name="Default_20_Paragraph_20_Font"><text:span text:style-name="T2">׃ </text:span></text:span><text:span text:style-name="Default_20_Paragraph_20_Font"><text:span text:style-name="T1">כו </text:span></text:span><text:span text:style-name="Default_20_Paragraph_20_Font"><text:span text:style-name="T4">וּלְשֵׁת אַף הוּא אִתְיְלִיד בַּר וּקְרָא יָת שְׁמֵהּ אֱנוֹשׁ בְּכֵן בְּיוֹמוֹהִי חָלוּ בְנֵי אֱנָשָׁא מִלְּצַלָּאָה בִּשְׁמָא דַּיְיָ</text:span></text:span><text:span text:style-name="Default_20_Paragraph_20_Font"><text:span text:style-name="T2">׃ </text:span></text:span></text:p>
      </text:section>
      <text:section text:style-name="Sect1" text:name="Sect5">
        <text:p text:style-name="P2">Genesis 5</text:p>
        <text:p text:style-name="P3"><text:span text:style-name="Default_20_Paragraph_20_Font"><text:span text:style-name="T1">א </text:span></text:span><text:span text:style-name="Default_20_Paragraph_20_Font"><text:span text:style-name="T4">דֵּין סְפַר תּוּלְדַת אָדָם בְּיוֹמָא דִּבְרָא יְיָ אָדָם בִּדְמוּת אֱלֹהִים עָבַד יָתֵהּ</text:span></text:span><text:span text:style-name="Default_20_Paragraph_20_Font"><text:span text:style-name="T2">׃ </text:span></text:span><text:span text:style-name="Default_20_Paragraph_20_Font"><text:span text:style-name="T1">ב </text:span></text:span><text:span text:style-name="Default_20_Paragraph_20_Font"><text:span text:style-name="T4">דְּכַר וְנוּקְבָא בְּרָאנוּן וּבָרִיךְ יָתְהוֹן וּקְרָא יָת שְׁמָהוֹן אָדָם בְּיוֹמָא דְאִתְבְּרִיאוּ</text:span></text:span><text:span text:style-name="Default_20_Paragraph_20_Font"><text:span text:style-name="T2">׃ </text:span></text:span><text:span text:style-name="Default_20_Paragraph_20_Font"><text:span text:style-name="T1">ג </text:span></text:span><text:span text:style-name="Default_20_Paragraph_20_Font"><text:span text:style-name="T4">וַחֲיָא אָדָם מְאָה וּתְלָתִין שְׁנִין וְאוֹלִיד בִּדְמוּתֵהּ דְּדָמֵי לֵהּ וּקְרָא יָת שְׁמֵהּ שֵׁת</text:span></text:span><text:span text:style-name="Default_20_Paragraph_20_Font"><text:span text:style-name="T2">׃ </text:span></text:span><text:span text:style-name="Default_20_Paragraph_20_Font"><text:span text:style-name="T1">ד </text:span></text:span><text:span text:style-name="Default_20_Paragraph_20_Font"><text:span text:style-name="T4">וַהֲווֹ יוֹמֵי אָדָם בָּתַר דְּאוֹלִיד יָת שֵׁת תַּמְנֵי מְאָה שְׁנִין וְאוֹלִיד בְּנִין וּבְנָן</text:span></text:span><text:span text:style-name="Default_20_Paragraph_20_Font"><text:span text:style-name="T2">׃ </text:span></text:span><text:span text:style-name="Default_20_Paragraph_20_Font"><text:span text:style-name="T1">ה </text:span></text:span><text:span text:style-name="Default_20_Paragraph_20_Font"><text:span text:style-name="T4">וַהֲווֹ כָּל יוֹמֵי אָדָם דַחֲיָא תְּשַׁע מְאָה וּתְלָתִין שְׁנִין וּמִית</text:span></text:span><text:span text:style-name="Default_20_Paragraph_20_Font"><text:span text:style-name="T2">׃ </text:span></text:span><text:span text:style-name="Default_20_Paragraph_20_Font"><text:span text:style-name="T1">ו </text:span></text:span><text:span text:style-name="Default_20_Paragraph_20_Font"><text:span text:style-name="T4">וַחֲיָא שֵׁת מְאָה וַחֲמֵשׁ שְׁנִין וְאוֹלִיד יָת אֱנוֹשׁ</text:span></text:span><text:span text:style-name="Default_20_Paragraph_20_Font"><text:span text:style-name="T2">׃ </text:span></text:span><text:span text:style-name="Default_20_Paragraph_20_Font"><text:span text:style-name="T1">ז </text:span></text:span><text:span text:style-name="Default_20_Paragraph_20_Font"><text:span text:style-name="T4">וַחֲיָא שֵׁת בָּתַר דְּאוֹלִיד יָת אֱנוֹשׁ תַּמְנֵי מְאָה וּשְׁבַע שְׁנִין וְאוֹלִיד בְּנִין וּבְנָן</text:span></text:span><text:span text:style-name="Default_20_Paragraph_20_Font"><text:span text:style-name="T2">׃ </text:span></text:span><text:span text:style-name="Default_20_Paragraph_20_Font"><text:span text:style-name="T1">ח </text:span></text:span><text:span text:style-name="Default_20_Paragraph_20_Font"><text:span text:style-name="T4">וַהֲווֹ כָּל יוֹמֵי שֵׁת תְּשַׁע מְאָה וְתַרְתֵּי עַשְׂרֵי שְׁנִין וּמִית</text:span></text:span><text:span text:style-name="Default_20_Paragraph_20_Font"><text:span text:style-name="T2">׃ </text:span></text:span><text:span text:style-name="Default_20_Paragraph_20_Font"><text:span text:style-name="T1">ט </text:span></text:span><text:span text:style-name="Default_20_Paragraph_20_Font"><text:span text:style-name="T4">וַחֲיָא אֱנוֹשׁ תִּשְׁעִין שְׁנִין וְאוֹלִיד יָת קֵינָן</text:span></text:span><text:span text:style-name="Default_20_Paragraph_20_Font"><text:span text:style-name="T2">׃ </text:span></text:span><text:span text:style-name="Default_20_Paragraph_20_Font"><text:span text:style-name="T1">י </text:span></text:span><text:span text:style-name="Default_20_Paragraph_20_Font"><text:span text:style-name="T4">וַחֲיָא אֱנוֹשׁ בָּתַר דְאוֹלִיד יָת קֵינָן תַּמְנֵי מְאָה וַחֲמֵשׁ עַשְׂרֵי שְׁנִין וְאוֹלִיד בְּנִין וּבְנָן</text:span></text:span><text:span text:style-name="Default_20_Paragraph_20_Font"><text:span text:style-name="T2">׃ </text:span></text:span><text:span text:style-name="Default_20_Paragraph_20_Font"><text:span text:style-name="T1">יא </text:span></text:span><text:span text:style-name="Default_20_Paragraph_20_Font"><text:span text:style-name="T4">וַהֲווֹ כָּל יוֹמֵי אֱנוֹשׁ תְּשַׁע מְאָה וַחֲמֵשׁ שְׁנִין וּמִית</text:span></text:span><text:span text:style-name="Default_20_Paragraph_20_Font"><text:span text:style-name="T2">׃ </text:span></text:span><text:span text:style-name="Default_20_Paragraph_20_Font"><text:span text:style-name="T1">יב </text:span></text:span><text:span text:style-name="Default_20_Paragraph_20_Font"><text:span text:style-name="T4">וַחֲיָא קֵינָן שַׁבְעִין שְׁנִין וְאוֹלִיד יָת מַהֲלַלְאֵל</text:span></text:span><text:span text:style-name="Default_20_Paragraph_20_Font"><text:span text:style-name="T2">׃ </text:span></text:span><text:span text:style-name="Default_20_Paragraph_20_Font"><text:span text:style-name="T1">יג </text:span></text:span><text:span text:style-name="Default_20_Paragraph_20_Font"><text:span text:style-name="T4">וַחֲיָא קֵינָן בָּתַר דְּאוֹלִיד יָת מַהֲלַלְאֵל תַּמְנֵי מְאָה וְאַרְבְּעִין שְׁנִין וְאוֹלִיד בְּנִין וּבְנָן</text:span></text:span><text:span text:style-name="Default_20_Paragraph_20_Font"><text:span text:style-name="T2">׃ </text:span></text:span><text:span text:style-name="Default_20_Paragraph_20_Font"><text:span text:style-name="T1">יד </text:span></text:span><text:span text:style-name="Default_20_Paragraph_20_Font"><text:span text:style-name="T4">וַהֲווֹ כָּל יוֹמֵי קֵינָן תְּשַׁע מְאָה וַעֲשַׂר שְׁנִין וּמִית</text:span></text:span><text:span text:style-name="Default_20_Paragraph_20_Font"><text:span text:style-name="T2">׃ </text:span></text:span><text:span text:style-name="Default_20_Paragraph_20_Font"><text:span text:style-name="T1">טו </text:span></text:span><text:span text:style-name="Default_20_Paragraph_20_Font"><text:span text:style-name="T4">וַחֲיָא מַהֲלַלְאֵל שִׁתִּין וַחֲמֵשׁ שְׁנִין וְאוֹלִיד יָת יָרֶד</text:span></text:span><text:span text:style-name="Default_20_Paragraph_20_Font"><text:span text:style-name="T2">׃ </text:span></text:span><text:span text:style-name="Default_20_Paragraph_20_Font"><text:span text:style-name="T1">טז </text:span></text:span><text:span text:style-name="Default_20_Paragraph_20_Font"><text:span text:style-name="T4">וַחֲיָא מַהֲלַלְאֵל בָּתַר דְּאוֹלִיד יָת יֶרֶד תַּמְנֵי מְאָה וּתְלָתִין שְׁנִין וְאוֹלִיד בְּנִין וּבְנָן</text:span></text:span><text:span text:style-name="Default_20_Paragraph_20_Font"><text:span text:style-name="T2">׃ </text:span></text:span><text:span text:style-name="Default_20_Paragraph_20_Font"><text:span text:style-name="T1">יז </text:span></text:span><text:span text:style-name="Default_20_Paragraph_20_Font"><text:span text:style-name="T4">וַהֲווֹ כָּל יוֹמֵי מַהֲלַלְאֵל תַּמְנֵי מְאָה וְתִשְׁעִין וַחֲמֵשׁ שְׁנִין וּמִית</text:span></text:span><text:span text:style-name="Default_20_Paragraph_20_Font"><text:span text:style-name="T2">׃ </text:span></text:span><text:span text:style-name="Default_20_Paragraph_20_Font"><text:span text:style-name="T1">יח </text:span></text:span><text:span text:style-name="Default_20_Paragraph_20_Font"><text:span text:style-name="T4">וַחֲיָא יֶרֶד מְאָה וְשִׁתִּין וְתַרְתֵּין שְׁנִין וְאוֹלִיד יָת חֲנוֹךְ</text:span></text:span><text:span text:style-name="Default_20_Paragraph_20_Font"><text:span text:style-name="T2">׃ </text:span></text:span><text:span text:style-name="Default_20_Paragraph_20_Font"><text:span text:style-name="T1">יט </text:span></text:span><text:span text:style-name="Default_20_Paragraph_20_Font"><text:span text:style-name="T4">וַחֲיָא יֶרֶד בָּתַר דְּאוֹלִיד יָת חֲנוֹךְ תַּמְנֵי מְאָה שְׁנִין וְאוֹלִיד בְּנִין וּבְנָן</text:span></text:span><text:span text:style-name="Default_20_Paragraph_20_Font"><text:span text:style-name="T2">׃ </text:span></text:span><text:span text:style-name="Default_20_Paragraph_20_Font"><text:span text:style-name="T1">כ </text:span></text:span><text:span text:style-name="Default_20_Paragraph_20_Font"><text:span text:style-name="T4">וַהֲווֹ כָּל יוֹמֵי יֶרֶד תְּשַׁע מְאָה וְשִׁתִּין וְתַרְתֵּין שְׁנִין וּמִית</text:span></text:span><text:span text:style-name="Default_20_Paragraph_20_Font"><text:span text:style-name="T2">׃ </text:span></text:span><text:span text:style-name="Default_20_Paragraph_20_Font"><text:span text:style-name="T1">כא </text:span></text:span><text:span text:style-name="Default_20_Paragraph_20_Font"><text:span text:style-name="T4">וַחֲיָא חֲנוֹךְ שִׁתִּין וַחֲמֵשׁ שְׁנִין וְאוֹלִיד יָת מְתוּשָׁלַח</text:span></text:span><text:span text:style-name="Default_20_Paragraph_20_Font"><text:span text:style-name="T2">׃ </text:span></text:span><text:span text:style-name="Default_20_Paragraph_20_Font"><text:span text:style-name="T1">כב </text:span></text:span><text:span text:style-name="Default_20_Paragraph_20_Font"><text:span text:style-name="T4">וְהַלִּיךְ חֲנוֹךְ בְּדַחַלְתָּא דַּיְיָ בָּתַר דְּאוֹלִיד יָת מְתוּשֶׁלַח תְּלַת מְאָה שְׁנִין וְאוֹלִיד בְּנִין וּבְנָן</text:span></text:span><text:span text:style-name="Default_20_Paragraph_20_Font"><text:span text:style-name="T2">׃ </text:span></text:span><text:span text:style-name="Default_20_Paragraph_20_Font"><text:span text:style-name="T1">כג </text:span></text:span><text:span text:style-name="Default_20_Paragraph_20_Font"><text:span text:style-name="T4">וַהֲוָה כָּל יוֹמֵי חֲנוֹךְ תְּלַת מְאָה וְשִׁתִּין וַחֲמֵשׁ שְׁנִין</text:span></text:span><text:span text:style-name="Default_20_Paragraph_20_Font"><text:span text:style-name="T2">׃ </text:span></text:span><text:span text:style-name="Default_20_Paragraph_20_Font"><text:span text:style-name="T1">כד </text:span></text:span><text:span text:style-name="Default_20_Paragraph_20_Font"><text:span text:style-name="T4">וְהַלִּיךְ חֲנוֹךְ בְּדַחַלְתָּא דַּיְיָ וְלַיְתוֹהִי אֲרֵי (לָא) אֲמֵית יָתֵהּ יְיָ</text:span></text:span><text:span text:style-name="Default_20_Paragraph_20_Font"><text:span text:style-name="T2">׃ </text:span></text:span><text:span text:style-name="Default_20_Paragraph_20_Font"><text:span text:style-name="T1">כה </text:span></text:span><text:span text:style-name="Default_20_Paragraph_20_Font"><text:span text:style-name="T4">וַחֲיָא מְתוּשֶׁלַח </text:span></text:span><text:soft-page-break/><text:span text:style-name="Default_20_Paragraph_20_Font"><text:span text:style-name="T4">מְאָה וְתַמְנִין וּשְׁבַע שְׁנִין וְאוֹלִיד יָת לָמֶךְ</text:span></text:span><text:span text:style-name="Default_20_Paragraph_20_Font"><text:span text:style-name="T2">׃ </text:span></text:span><text:span text:style-name="Default_20_Paragraph_20_Font"><text:span text:style-name="T1">כו </text:span></text:span><text:span text:style-name="Default_20_Paragraph_20_Font"><text:span text:style-name="T4">וַחֲיָא מְתוּשֶׁלַח בָּתַר דְּאוֹלִיד יָת לֶמֶךְ שְׁבַע מְאָה וְתַמְנִין וְתַרְתֵּין שְׁנִין וְאוֹלִיד בְּנִין וּבְנָן</text:span></text:span><text:span text:style-name="Default_20_Paragraph_20_Font"><text:span text:style-name="T2">׃ </text:span></text:span><text:span text:style-name="Default_20_Paragraph_20_Font"><text:span text:style-name="T1">כז </text:span></text:span><text:span text:style-name="Default_20_Paragraph_20_Font"><text:span text:style-name="T4">וַהֲווֹ כָּל יוֹמֵי מְתוּשֶׁלַח תְּשַׁע מְאָה וְשִׁתִּין וּתְשַׁע שְׁנִין וּמִית</text:span></text:span><text:span text:style-name="Default_20_Paragraph_20_Font"><text:span text:style-name="T2">׃ </text:span></text:span><text:span text:style-name="Default_20_Paragraph_20_Font"><text:span text:style-name="T1">כח </text:span></text:span><text:span text:style-name="Default_20_Paragraph_20_Font"><text:span text:style-name="T4">וַחֲיָא לֶמֶךְ מְאָה וְתַמְנִין וְתַרְתֵּין שְׁנִין וְאוֹלִיד בָּר</text:span></text:span><text:span text:style-name="Default_20_Paragraph_20_Font"><text:span text:style-name="T2">׃ </text:span></text:span><text:span text:style-name="Default_20_Paragraph_20_Font"><text:span text:style-name="T1">כט </text:span></text:span><text:span text:style-name="Default_20_Paragraph_20_Font"><text:span text:style-name="T4">וּקְרָא יָת שְׁמֵהּ נֹחַ לְמֵימָר דֵּין יְנַחֲמִנָּנָא מֵעוֹבָדָנָא וּמִלֵּאוּת יְדָנָא מִן אַרְעָא דִּי לַטְטַהּ יְיָ</text:span></text:span><text:span text:style-name="Default_20_Paragraph_20_Font"><text:span text:style-name="T2">׃ </text:span></text:span><text:span text:style-name="Default_20_Paragraph_20_Font"><text:span text:style-name="T1">ל </text:span></text:span><text:span text:style-name="Default_20_Paragraph_20_Font"><text:span text:style-name="T4">וַחֲיָא לֶמֶךְ בָּתַר דְּאוֹלִיד יָת נֹחַ חֲמֵשׁ מְאָה וְתִשְׁעִין וַחֲמֵשׁ שְׁנִין וְאוֹלִיד בְּנִין וּבְנָן</text:span></text:span><text:span text:style-name="Default_20_Paragraph_20_Font"><text:span text:style-name="T2">׃ </text:span></text:span><text:span text:style-name="Default_20_Paragraph_20_Font"><text:span text:style-name="T1">לא </text:span></text:span><text:span text:style-name="Default_20_Paragraph_20_Font"><text:span text:style-name="T4">וַהֲווֹ כָּל יוֹמֵי לֶמֶךְ שְׁבַע מְאָה וְשַׁבְעִין וּשְׁבַע שְׁנִין וּמִית</text:span></text:span><text:span text:style-name="Default_20_Paragraph_20_Font"><text:span text:style-name="T2">׃ </text:span></text:span><text:span text:style-name="Default_20_Paragraph_20_Font"><text:span text:style-name="T1">לב </text:span></text:span><text:span text:style-name="Default_20_Paragraph_20_Font"><text:span text:style-name="T4">וַהֲוָה נֹחַ בַּר חֲמֵשׁ מְאָה שְׁנִין וְאוֹלִיד נֹחַ יָת שֵׁם יָת חָם וְיָת יָפֶת</text:span></text:span><text:span text:style-name="Default_20_Paragraph_20_Font"><text:span text:style-name="T2">׃ </text:span></text:span></text:p>
      </text:section>
      <text:section text:style-name="Sect1" text:name="Sect6">
        <text:p text:style-name="P2">Genesis 6</text:p>
        <text:p text:style-name="P3"><text:span text:style-name="Default_20_Paragraph_20_Font"><text:span text:style-name="T1">א </text:span></text:span><text:span text:style-name="Default_20_Paragraph_20_Font"><text:span text:style-name="T4">וַהֲוָה כַּד שְׁרִיאוּ בְנֵי אֱנָשָׁא לְמִסְגֵּי עַל אַפֵּי אַרְעָא וּבְנָתָא אִתְיְלִידוּ לְהוֹן</text:span></text:span><text:span text:style-name="Default_20_Paragraph_20_Font"><text:span text:style-name="T2">׃ </text:span></text:span><text:span text:style-name="Default_20_Paragraph_20_Font"><text:span text:style-name="T1">ב </text:span></text:span><text:span text:style-name="Default_20_Paragraph_20_Font"><text:span text:style-name="T4">וַחֲזוֹ בְנֵי רַבְרְבַיָּא יָת בְּנַת אֱנָשָׁא אֲרֵי שַׁפִּירָן אִנוּן וּנְסִיבוּ לְהוֹן נְשִׁין מִכֹּל דִּי אִתְרְעִיאוּ</text:span></text:span><text:span text:style-name="Default_20_Paragraph_20_Font"><text:span text:style-name="T2">׃ </text:span></text:span><text:span text:style-name="Default_20_Paragraph_20_Font"><text:span text:style-name="T1">ג </text:span></text:span><text:span text:style-name="Default_20_Paragraph_20_Font"><text:span text:style-name="T4">וַאֲמַר יְיָ לָא יִתְקַיַם דָרָא בִישָׁא הָדֵין קֳדָמַי לְעַלָם בְּדִיל דְאִנוּן בִּשְׂרָא וְעוֹבָדֵיהוֹן בִּישַׁיָא אַרְכָא יְהִיבַת לְהוֹן מְאָה וְעַשְׂרִין שְׁנִין אִם יְתוּבוּן</text:span></text:span><text:span text:style-name="Default_20_Paragraph_20_Font"><text:span text:style-name="T2">׃ </text:span></text:span><text:span text:style-name="Default_20_Paragraph_20_Font"><text:span text:style-name="T1">ד </text:span></text:span><text:span text:style-name="Default_20_Paragraph_20_Font"><text:span text:style-name="T4">גִּבָּרַיָּא הֲווֹ בְאַרְעָא בְּיוֹמַיָּא הָאִנּוּן וְאַף בָּתַר כֵּן דִּי יַעֲלוּן בְּנֵי רַבְרְבַיָּא לְוַת בְּנַת אֱנָשָׁא וִילִידָן לְהוֹן אִנוּן גִּבָּרַיָּא דִּמֵעָלְמָא אֱנָשִׁין דִּשְׁמָא</text:span></text:span><text:span text:style-name="Default_20_Paragraph_20_Font"><text:span text:style-name="T2">׃ </text:span></text:span><text:span text:style-name="Default_20_Paragraph_20_Font"><text:span text:style-name="T1">ה </text:span></text:span><text:span text:style-name="Default_20_Paragraph_20_Font"><text:span text:style-name="T4">וַחֲזָא יְיָ אֲרֵי סְגִיאַת בִּישַׁת אֱנָשָׁא בְּאַרְעָא וְכָל יִצְרָא מַחְשְׁבַת לִבֵּהּ לְחוֹד בִּישׁ כָּל יוֹמָא</text:span></text:span><text:span text:style-name="Default_20_Paragraph_20_Font"><text:span text:style-name="T2">׃ </text:span></text:span><text:span text:style-name="Default_20_Paragraph_20_Font"><text:span text:style-name="T1">ו </text:span></text:span><text:span text:style-name="Default_20_Paragraph_20_Font"><text:span text:style-name="T4">וְתַב יְיָ בְּמֵימְרֵהּ אֲרֵי עֲבַד יָת אֱנָשָׁא בְּאַרְעָא וַאֲמַר בְּמֵימְרֵהּ לְמִתְּבַר תָּקְפְּהוֹן כִּרְעוּתֵהּ</text:span></text:span><text:span text:style-name="Default_20_Paragraph_20_Font"><text:span text:style-name="T2">׃ </text:span></text:span><text:span text:style-name="Default_20_Paragraph_20_Font"><text:span text:style-name="T1">ז </text:span></text:span><text:span text:style-name="Default_20_Paragraph_20_Font"><text:span text:style-name="T4">וַאֲמַר יְיָ אֶמְחֵי יָת אֲנָשָׁא דִּי בְרֵאתִי מֵעַל אַפֵּי אַרְעָא מֵאֱנָשָׁא עַד בְּעִירָא עַד רִיחֲשָׁא וְעַד עוֹפָא דִּשְׁמַיָּא אֲרֵי תָבִית בְּמֵימְרִי אֲרֵי עֲבַדְתִּנוּן</text:span></text:span><text:span text:style-name="Default_20_Paragraph_20_Font"><text:span text:style-name="T2">׃ </text:span></text:span><text:span text:style-name="Default_20_Paragraph_20_Font"><text:span text:style-name="T1">ח </text:span></text:span><text:span text:style-name="Default_20_Paragraph_20_Font"><text:span text:style-name="T4">וְנֹחַ אַשְׁכַּח רַחֲמִין קֳדָם יְיָ</text:span></text:span><text:span text:style-name="Default_20_Paragraph_20_Font"><text:span text:style-name="T2">׃ </text:span></text:span><text:span text:style-name="Default_20_Paragraph_20_Font"><text:span text:style-name="T1">ט </text:span></text:span><text:span text:style-name="Default_20_Paragraph_20_Font"><text:span text:style-name="T4">אִלֵן תּוּלְדַת נֹחַ נֹחַ גְּבַר זַכַּאי שְׁלִים הֲוָה בְּדָרוֹהִי בְּדַחַלְתָּא דַּיְיָ הַלִּיךְ נֹחַ</text:span></text:span><text:span text:style-name="Default_20_Paragraph_20_Font"><text:span text:style-name="T2">׃ </text:span></text:span><text:span text:style-name="Default_20_Paragraph_20_Font"><text:span text:style-name="T1">י </text:span></text:span><text:span text:style-name="Default_20_Paragraph_20_Font"><text:span text:style-name="T4">וְאוֹלִיד נֹחַ תְּלָתָא בְנִין יָת שֵׁם יָת חָם וְיָת יָפֶת</text:span></text:span><text:span text:style-name="Default_20_Paragraph_20_Font"><text:span text:style-name="T2">׃ </text:span></text:span><text:span text:style-name="Default_20_Paragraph_20_Font"><text:span text:style-name="T1">יא </text:span></text:span><text:span text:style-name="Default_20_Paragraph_20_Font"><text:span text:style-name="T4">וְאִתְחַבָּלַת אַרְעָא קֳדָם יְיָ וְאִתְמְלִיאַת אַרְעָא חֲטּוֹפִין</text:span></text:span><text:span text:style-name="Default_20_Paragraph_20_Font"><text:span text:style-name="T2">׃ </text:span></text:span><text:span text:style-name="Default_20_Paragraph_20_Font"><text:span text:style-name="T1">יב </text:span></text:span><text:span text:style-name="Default_20_Paragraph_20_Font"><text:span text:style-name="T4">וַחֲזָא יְיָ יָת אַרְעָא וְהָא אִתְחַבָּלַת אֲרֵי חַבִּילוּ כָּל בִּסְרָא אֱנַשׁ יָת אָרְחֵהּ עַל אַרְעָא</text:span></text:span><text:span text:style-name="Default_20_Paragraph_20_Font"><text:span text:style-name="T2">׃ </text:span></text:span><text:span text:style-name="Default_20_Paragraph_20_Font"><text:span text:style-name="T1">יג </text:span></text:span><text:span text:style-name="Default_20_Paragraph_20_Font"><text:span text:style-name="T4">וַאֲמַר יְיָ לְנֹחַ קִצָא דְכָל בִּסְרָא עַלַּת לִקֳדָמַי אֲרֵי אִתְמְלִיאַת אַרְעָא חֲטוֹפִין מִן קֳדָם עוֹבָדֵיהוֹן בִּישַׁיָּא וְהָא אֲנָא מְחַבֶּלְהוֹן עִם אַרְעָא</text:span></text:span><text:span text:style-name="Default_20_Paragraph_20_Font"><text:span text:style-name="T2">׃ </text:span></text:span><text:span text:style-name="Default_20_Paragraph_20_Font"><text:span text:style-name="T1">יד </text:span></text:span><text:span text:style-name="Default_20_Paragraph_20_Font"><text:span text:style-name="T4">עִבֵד לָךְ תֵּבוֹתָא דְאָעִין דְּקַדְרוֹם מְדוֹרִין תַּעְבֵּד יָת תֵּבוֹתָא וְתֶחְפֵּי יָתַהּ מִגָּו וּמִבָּרָא בְּכּוּפְרָא</text:span></text:span><text:span text:style-name="Default_20_Paragraph_20_Font"><text:span text:style-name="T2">׃ </text:span></text:span><text:span text:style-name="Default_20_Paragraph_20_Font"><text:span text:style-name="T1">טו </text:span></text:span><text:span text:style-name="Default_20_Paragraph_20_Font"><text:span text:style-name="T4">וְדֵין דְּתַעְבֵּד יָתַהּ תְּלַת מְאָה אַמִּין אֻרְכָּא דְתֵבוֹתָא חַמְשִׁין אַמִּין פְּתָיַהּ וּתְלָתִין אַמִּין רוּמַהּ</text:span></text:span><text:span text:style-name="Default_20_Paragraph_20_Font"><text:span text:style-name="T2">׃ </text:span></text:span><text:span text:style-name="Default_20_Paragraph_20_Font"><text:span text:style-name="T1">טז </text:span></text:span><text:span text:style-name="Default_20_Paragraph_20_Font"><text:span text:style-name="T4">נֵהוֹר תַּעְבֵּיד לְתֵבוֹתָא וּלְאַמְתָא תְּשַׁכְלְלִינַהּ מִלְּעֵלָּא וְתַרְעָא דְתֵבוֹתָא בְּסִטְרַהּ תְּשַׁוִּי מְדוֹרִין אֲרָעִין תִּנְיָנִין וּתְלִיתָאִין תַּעְבְּדִנַּהּ</text:span></text:span><text:span text:style-name="Default_20_Paragraph_20_Font"><text:span text:style-name="T2">׃ </text:span></text:span><text:span text:style-name="Default_20_Paragraph_20_Font"><text:span text:style-name="T1">יז </text:span></text:span><text:span text:style-name="Default_20_Paragraph_20_Font"><text:span text:style-name="T4">וַאֲנָא הָא אֲנָא מַיְתֵי יָת טוֹפָנָא מַיָּא עַל אַרְעָא לְחַבָּלָא כָּל בִּסְרָא דִּי בֵהּ רוּחָא דְחַיֵּי מִתְּחוֹת שְׁמַיָּא כֹּל דִּי בְאַרְעָא יְמוּת</text:span></text:span><text:span text:style-name="Default_20_Paragraph_20_Font"><text:span text:style-name="T2">׃ </text:span></text:span><text:span text:style-name="Default_20_Paragraph_20_Font"><text:span text:style-name="T1">יח </text:span></text:span><text:span text:style-name="Default_20_Paragraph_20_Font"><text:span text:style-name="T4">וְאָקֵם יָת קְיָמִי עִמָּךְ וְתֵעוֹל לְתֵבוֹתָא אַתְּ וּבְנָךְ וְאִתְּתָךְ וּנְשֵׁי בְנָיךְ עִמָּךְ</text:span></text:span><text:span text:style-name="Default_20_Paragraph_20_Font"><text:span text:style-name="T2">׃ </text:span></text:span><text:span text:style-name="Default_20_Paragraph_20_Font"><text:span text:style-name="T1">יט </text:span></text:span><text:span text:style-name="Default_20_Paragraph_20_Font"><text:span text:style-name="T4">וּמִכָּל דְּחַי מִכָּל בִּסְרָא תְּרֵין מִכֹּלָּא תָּעֵיל לְתֵבוֹתָא לְקַיָּמָא עִמָּךְ דְּכַר וְנוּקְבָא יְהוֹן</text:span></text:span><text:span text:style-name="Default_20_Paragraph_20_Font"><text:span text:style-name="T2">׃ </text:span></text:span><text:span text:style-name="Default_20_Paragraph_20_Font"><text:span text:style-name="T1">כ </text:span></text:span><text:span text:style-name="Default_20_Paragraph_20_Font"><text:span text:style-name="T4">מֵעוֹפָא לִזְנוֹהִי וּמִן בְּעִירָא לִזְנַהּ וּמִכֹּל רִחֲשָׁא דְאַרְעָא לִזְנוֹהִי תְּרֵין מִכֹּלָּא יַעֲלוּן לְוָתָךְ לְקַיָּמָא</text:span></text:span><text:span text:style-name="Default_20_Paragraph_20_Font"><text:span text:style-name="T2">׃ </text:span></text:span><text:span text:style-name="Default_20_Paragraph_20_Font"><text:span text:style-name="T1">כא </text:span></text:span><text:span text:style-name="Default_20_Paragraph_20_Font"><text:span text:style-name="T4">וְאַתְּ סַב לָךְ מִכָּל מֵיכַל דְּמִתְאֲכֵל וְתִכְנוֹשׁ לְוָתָךְ וִיהֵי לָךְ וּלְהוֹן לְמֵיכָל</text:span></text:span><text:span text:style-name="Default_20_Paragraph_20_Font"><text:span text:style-name="T2">׃ </text:span></text:span><text:span text:style-name="Default_20_Paragraph_20_Font"><text:span text:style-name="T1">כב </text:span></text:span><text:span text:style-name="Default_20_Paragraph_20_Font"><text:span text:style-name="T4">וַעֲבַד נֹחַ כְּכֹל דִּי פַקֵּיד יָתֵהּ יְיָ כֵּן עֲבָד</text:span></text:span><text:span text:style-name="Default_20_Paragraph_20_Font"><text:span text:style-name="T2">׃ </text:span></text:span></text:p>
      </text:section>
      <text:section text:style-name="Sect1" text:name="Sect7">
        <text:p text:style-name="P2"><text:soft-page-break/>Genesis 7</text:p>
        <text:p text:style-name="P3"><text:span text:style-name="Default_20_Paragraph_20_Font"><text:span text:style-name="T1">א </text:span></text:span><text:span text:style-name="Default_20_Paragraph_20_Font"><text:span text:style-name="T4">וַאֲמַר יְיָ לְנֹחַ עוּל אַתְּ וְכָל אֱנַשׁ בֵּיתָךְ לְתֵבוֹתָא אֲרֵי יָתָךְ חֲזֵיתִי זַכַּאי קֳדָמַי בְּדָרָא הָדֵין</text:span></text:span><text:span text:style-name="Default_20_Paragraph_20_Font"><text:span text:style-name="T2">׃ </text:span></text:span><text:span text:style-name="Default_20_Paragraph_20_Font"><text:span text:style-name="T1">ב </text:span></text:span><text:span text:style-name="Default_20_Paragraph_20_Font"><text:span text:style-name="T4">מִכֹּל בְּעִירָא דַכְיָא תִּסַּב לָךְ שַׁבְעָא שַׁבְעָא דְּכַר וְנוּקְבָא וּמִן בְּעִירָא דְּלָא אִיתָהָא דַכְיָא הִיא תְּרֵין דְּכַר וְנוּקְבָא</text:span></text:span><text:span text:style-name="Default_20_Paragraph_20_Font"><text:span text:style-name="T2">׃ </text:span></text:span><text:span text:style-name="Default_20_Paragraph_20_Font"><text:span text:style-name="T1">ג </text:span></text:span><text:span text:style-name="Default_20_Paragraph_20_Font"><text:span text:style-name="T4">אַף מֵעוֹפָא דִשְׁמַיָּא שַׁבְעָא שַׁבְעָא דְּכַר וְנוּקְבָא לְקַיָּמָא זַרְעָא עַל אַפֵּי כָל אַרְעָא</text:span></text:span><text:span text:style-name="Default_20_Paragraph_20_Font"><text:span text:style-name="T2">׃ </text:span></text:span><text:span text:style-name="Default_20_Paragraph_20_Font"><text:span text:style-name="T1">ד </text:span></text:span><text:span text:style-name="Default_20_Paragraph_20_Font"><text:span text:style-name="T4">אֲרֵי לִזְמַן יוֹמִין עוֹד שַׁבְעָא אֲנָא מָחֵת מִטְרָא עַל אַרְעָא אַרְבְּעִין יְמָמִין וְאַרְבְּעִין לֵילָוָן וְאֶמְחֵי יָת כָּל יְקוּמָא דִּי עַבְדֵת מֵעַל אַפֵּי אַרְעָא</text:span></text:span><text:span text:style-name="Default_20_Paragraph_20_Font"><text:span text:style-name="T2">׃ </text:span></text:span><text:span text:style-name="Default_20_Paragraph_20_Font"><text:span text:style-name="T1">ה </text:span></text:span><text:span text:style-name="Default_20_Paragraph_20_Font"><text:span text:style-name="T4">וַעֲבַד נֹחַ כְּכֹל דִּי פַקְּדֵהּ יְיָ</text:span></text:span><text:span text:style-name="Default_20_Paragraph_20_Font"><text:span text:style-name="T2">׃ </text:span></text:span><text:span text:style-name="Default_20_Paragraph_20_Font"><text:span text:style-name="T1">ו </text:span></text:span><text:span text:style-name="Default_20_Paragraph_20_Font"><text:span text:style-name="T4">וְנֹחַ בַּר שִׁתְּ מְאָה שְׁנִין וְטּוֹפָנָא הֲוָה מַיָּא עַל אַרְעָא</text:span></text:span><text:span text:style-name="Default_20_Paragraph_20_Font"><text:span text:style-name="T2">׃ </text:span></text:span><text:span text:style-name="Default_20_Paragraph_20_Font"><text:span text:style-name="T1">ז </text:span></text:span><text:span text:style-name="Default_20_Paragraph_20_Font"><text:span text:style-name="T4">וְעָאל נֹחַ וּבְנוֹהִי וְאִתְּתֵהּ וּנְשֵׁי בְנוֹהִי עִמֵּהּ לְתֵבוֹתָא מִן קֳדָם מֵי טוֹפָנָא</text:span></text:span><text:span text:style-name="Default_20_Paragraph_20_Font"><text:span text:style-name="T2">׃ </text:span></text:span><text:span text:style-name="Default_20_Paragraph_20_Font"><text:span text:style-name="T1">ח </text:span></text:span><text:span text:style-name="Default_20_Paragraph_20_Font"><text:span text:style-name="T4">מִן בְּעִירָא דַּכְיָא וּמִן בְּעִירָא דִּי לֵיתָהָא דַּכְיָא וּמִן עוֹפָא וְכֹל דִּי רָחֵשׁ עַל אַרְעָא</text:span></text:span><text:span text:style-name="Default_20_Paragraph_20_Font"><text:span text:style-name="T2">׃ </text:span></text:span><text:span text:style-name="Default_20_Paragraph_20_Font"><text:span text:style-name="T1">ט </text:span></text:span><text:span text:style-name="Default_20_Paragraph_20_Font"><text:span text:style-name="T4">תְּרֵין תְּרֵין עַלּוּ לְוַת נֹחַ לְתֵבוֹתָא דְּכַר וְנוּקְבָא כְּמָא דִּי פַּקֵּיד יְיָ יָת נֹחַ</text:span></text:span><text:span text:style-name="Default_20_Paragraph_20_Font"><text:span text:style-name="T2">׃ </text:span></text:span><text:span text:style-name="Default_20_Paragraph_20_Font"><text:span text:style-name="T1">י </text:span></text:span><text:span text:style-name="Default_20_Paragraph_20_Font"><text:span text:style-name="T4">וַהֲוָה לִזְמַן שִׁבְעַת יוֹמִין וּמֵי טוֹפָנָא הֲווֹ עַל אַרְעָא</text:span></text:span><text:span text:style-name="Default_20_Paragraph_20_Font"><text:span text:style-name="T2">׃ </text:span></text:span><text:span text:style-name="Default_20_Paragraph_20_Font"><text:span text:style-name="T1">יא </text:span></text:span><text:span text:style-name="Default_20_Paragraph_20_Font"><text:span text:style-name="T4">בִּשְׁנַת שִׁתְּ מְאָה שְׁנִין לְחַיֵּי נֹחַ בְּיַרְחָא תִּנְיָנָא בְּשִׁבְעַת עַשְׂרָא יוֹמָא לְיַרְחָא בְּיוֹמָא הָדֵין אִתְבְּזָעוּ כָּל מַבּוּעֵי תְּהוֹמָא רַבָּא וְכַוֵּי שְׁמַיָּא אִתְפַּתָּחוּ</text:span></text:span><text:span text:style-name="Default_20_Paragraph_20_Font"><text:span text:style-name="T2">׃ </text:span></text:span><text:span text:style-name="Default_20_Paragraph_20_Font"><text:span text:style-name="T1">יב </text:span></text:span><text:span text:style-name="Default_20_Paragraph_20_Font"><text:span text:style-name="T4">וַהֲוָה מִטְרָא נָחֵת עַל אַרְעָא אַרְבְּעִין יְמָמִין וְאַרְבְּעִין לֵילָוָן</text:span></text:span><text:span text:style-name="Default_20_Paragraph_20_Font"><text:span text:style-name="T2">׃ </text:span></text:span><text:span text:style-name="Default_20_Paragraph_20_Font"><text:span text:style-name="T1">יג </text:span></text:span><text:span text:style-name="Default_20_Paragraph_20_Font"><text:span text:style-name="T4">בִּכְרַן יוֹמָא הָדֵין עָאל נֹחַ וְשֵׁם וְחָם וָיֶפֶת בְּנֵי נֹחַ וְאִתַּת נֹחַ וּתְלָתָא נְשֵׁי בְנוֹהִי עִמְהוֹן לְתֵבוֹתָא</text:span></text:span><text:span text:style-name="Default_20_Paragraph_20_Font"><text:span text:style-name="T2">׃ </text:span></text:span><text:span text:style-name="Default_20_Paragraph_20_Font"><text:span text:style-name="T1">יד </text:span></text:span><text:span text:style-name="Default_20_Paragraph_20_Font"><text:span text:style-name="T4">אִנּוּן וְכָל חַיְתָא לִזְנַהּ וְכָל בְּעִירָא לְזְנַהּ וְכָל רִחֲשָׁא דְּרָחֵשׁ עַל אַרְעָא לִזְנוֹהִי וְכָל עוֹפָא לִזְנוֹהִי כֹּל צִפַּר כָּל דְּפָרָח</text:span></text:span><text:span text:style-name="Default_20_Paragraph_20_Font"><text:span text:style-name="T2">׃ </text:span></text:span><text:span text:style-name="Default_20_Paragraph_20_Font"><text:span text:style-name="T1">טו </text:span></text:span><text:span text:style-name="Default_20_Paragraph_20_Font"><text:span text:style-name="T4">וְעַלּוּ עִם נֹחַ לְתֵבוֹתָא תְּרֵין תְּרֵין מִכָּל בִּשְׂרָא דִּי בֵהּ רוּחָא דְּחַיֵּי</text:span></text:span><text:span text:style-name="Default_20_Paragraph_20_Font"><text:span text:style-name="T2">׃ </text:span></text:span><text:span text:style-name="Default_20_Paragraph_20_Font"><text:span text:style-name="T1">טז </text:span></text:span><text:span text:style-name="Default_20_Paragraph_20_Font"><text:span text:style-name="T4">וְעָלַיָּא דְּכַר וְנוּקְבָא מִכָּל בִּשְׂרָא עַלּוּ כְּמָא דִּי פַּקֵּיד יָתֵהּ יְיָ וַאֲגֵן יְיָ (בְּמֵימְרֵהּ) עֲלוֹהִי</text:span></text:span><text:span text:style-name="Default_20_Paragraph_20_Font"><text:span text:style-name="T2">׃ </text:span></text:span><text:span text:style-name="Default_20_Paragraph_20_Font"><text:span text:style-name="T1">יז </text:span></text:span><text:span text:style-name="Default_20_Paragraph_20_Font"><text:span text:style-name="T4">וַהֲוָה טוֹפָנָא אַרְבְּעִין יְמָמִין עַל אַרְעָא וּסְגִיאוּ מַיָּא וּנְטָלוּ יָת תֵּבוֹתָא וְאִתָּרָמַת מֵעַל אַרְעָא</text:span></text:span><text:span text:style-name="Default_20_Paragraph_20_Font"><text:span text:style-name="T2">׃ </text:span></text:span><text:span text:style-name="Default_20_Paragraph_20_Font"><text:span text:style-name="T1">יח </text:span></text:span><text:span text:style-name="Default_20_Paragraph_20_Font"><text:span text:style-name="T4">וּתְקִיפוּ מַיָּא וּסְגִיאוּ לַחֲדָא עַל אַרְעָא וּמְהַלְּכָא תֵבוֹתָא עַל אַפֵּי מַיָּא</text:span></text:span><text:span text:style-name="Default_20_Paragraph_20_Font"><text:span text:style-name="T2">׃ </text:span></text:span><text:span text:style-name="Default_20_Paragraph_20_Font"><text:span text:style-name="T1">יט </text:span></text:span><text:span text:style-name="Default_20_Paragraph_20_Font"><text:span text:style-name="T4">וּמַיָּא תְּקִיפוּ לַחֲדָא לַחֲדָא עַל אַרְעָא וְאִתְחֲפִיאוּ כָּל טוּרַיָּא רָמַיָּא דִּי תְחוֹת כָּל שְׁמַיָּא</text:span></text:span><text:span text:style-name="Default_20_Paragraph_20_Font"><text:span text:style-name="T2">׃ </text:span></text:span><text:span text:style-name="Default_20_Paragraph_20_Font"><text:span text:style-name="T1">כ </text:span></text:span><text:span text:style-name="Default_20_Paragraph_20_Font"><text:span text:style-name="T4">חֲמֵשׁ עַשְׂרֵי אַמִּין מִלְעֵלָּא תְּקִיפוּ מַיָּא וְאִתְחֲפִיאוּ טוּרַיָּא</text:span></text:span><text:span text:style-name="Default_20_Paragraph_20_Font"><text:span text:style-name="T2">׃ </text:span></text:span><text:span text:style-name="Default_20_Paragraph_20_Font"><text:span text:style-name="T1">כא </text:span></text:span><text:span text:style-name="Default_20_Paragraph_20_Font"><text:span text:style-name="T4">וּמִית כָּל בִּשְׂרָא דְּרָחֵשׁ עַל אַרְעָא בְּעוֹפָא וּבִבְעִירָא וּבְחַיְתָא וּבְכָל רִחֲשָׁא דְּרָחֵשׁ עַל אַרְעָא וְכֹל אֱנָשָׁא</text:span></text:span><text:span text:style-name="Default_20_Paragraph_20_Font"><text:span text:style-name="T2">׃ </text:span></text:span><text:span text:style-name="Default_20_Paragraph_20_Font"><text:span text:style-name="T1">כב </text:span></text:span><text:span text:style-name="Default_20_Paragraph_20_Font"><text:span text:style-name="T4">כֹּל דִּי נִשְׁמְתָא רוּחָא דְּחַיִּין בְּאַפּוֹהִי מִכֹּל דִּי בְּיַבֶּשְׁתָּא מִיתוּ</text:span></text:span><text:span text:style-name="Default_20_Paragraph_20_Font"><text:span text:style-name="T2">׃ </text:span></text:span><text:span text:style-name="Default_20_Paragraph_20_Font"><text:span text:style-name="T1">כג </text:span></text:span><text:span text:style-name="Default_20_Paragraph_20_Font"><text:span text:style-name="T4">וּמְחָא יָת כָּל יְקוּמָא דִּי עַל אַפֵּי אַרְעָא מֵאֱנָשָׁא עַד בְּעִירָא עַד רִחֲשָׁא וְעַד עוֹפָא דִּשְׁמַיָּא וְאִתְמְחִיאוּ מִן אַרְעָא וְאִשְׁתָּאַר בְּרַם נֹחַ וְדִי עִמֵּהּ בְּתֵבוֹתָא</text:span></text:span><text:span text:style-name="Default_20_Paragraph_20_Font"><text:span text:style-name="T2">׃ </text:span></text:span><text:span text:style-name="Default_20_Paragraph_20_Font"><text:span text:style-name="T1">כד </text:span></text:span><text:span text:style-name="Default_20_Paragraph_20_Font"><text:span text:style-name="T4">וּתְקִיפוּ מַיָּא עַל אַרְעָא מְאָה וְחַמְשִׁין יוֹמִין</text:span></text:span><text:span text:style-name="Default_20_Paragraph_20_Font"><text:span text:style-name="T2">׃ </text:span></text:span></text:p>
      </text:section>
      <text:section text:style-name="Sect1" text:name="Sect8">
        <text:p text:style-name="P2">Genesis 8</text:p>
        <text:p text:style-name="P3"><text:span text:style-name="Default_20_Paragraph_20_Font"><text:span text:style-name="T1">א </text:span></text:span><text:span text:style-name="Default_20_Paragraph_20_Font"><text:span text:style-name="T4">וּדְכִיר יְיָ יָת נֹחַ וְיָת כָּל חַיְתָא וְיָת כָּל בְּעִירָא דִּי עִמֵּהּ בְּתֵבוֹתָא וְאַעְבַּר יְיָ רוּחָא עַל אַרְעָא וְנָחוּ מַיָּא</text:span></text:span><text:span text:style-name="Default_20_Paragraph_20_Font"><text:span text:style-name="T2">׃ </text:span></text:span><text:span text:style-name="Default_20_Paragraph_20_Font"><text:span text:style-name="T1">ב </text:span></text:span><text:span text:style-name="Default_20_Paragraph_20_Font"><text:span text:style-name="T4">וְאִסְתְּכָרוּ מַבּוּעֵי תְהוֹמָא וְכַוֵּי שְׁמַיָּא וְאִתְכְּלִי מִטְרָא מִן שְׁמַיָּא</text:span></text:span><text:span text:style-name="Default_20_Paragraph_20_Font"><text:span text:style-name="T2">׃ </text:span></text:span><text:span text:style-name="Default_20_Paragraph_20_Font"><text:span text:style-name="T1">ג </text:span></text:span><text:span text:style-name="Default_20_Paragraph_20_Font"><text:span text:style-name="T4">וְתָבוּ מַיָּא מֵעַל אַרְעָא אָזְלִין וְתָיְבִין וַחֲסָרוּ מַיָּא מִסּוֹף מְאָה וְחַמְשִׁין יוֹמִין</text:span></text:span><text:span text:style-name="Default_20_Paragraph_20_Font"><text:span text:style-name="T2">׃ </text:span></text:span><text:span text:style-name="Default_20_Paragraph_20_Font"><text:span text:style-name="T1">ד </text:span></text:span><text:span text:style-name="Default_20_Paragraph_20_Font"><text:span text:style-name="T4">וְנָחַת תֵּבוֹתָא בְּיַרְחָא שְׁבִיעָאָה בְּשִׁבְעַת עֲשַׂר יוֹמָא לְיַרְחָא עַל טוּרֵי קַרְדּוּ</text:span></text:span><text:span text:style-name="Default_20_Paragraph_20_Font"><text:span text:style-name="T2">׃ </text:span></text:span><text:span text:style-name="Default_20_Paragraph_20_Font"><text:span text:style-name="T1">ה </text:span></text:span><text:span text:style-name="Default_20_Paragraph_20_Font"><text:span text:style-name="T4">וּמַיָּא הֲווֹ אָזְלִין וְחָסְרִין עַד יַרְחָא עֲשִׂירָאָה בַּעֲשִׂירָאָה בְּחַד לְיַרְחָא אִתְחֲזִיאוּ רֵישֵׁי טוּרַיָּא</text:span></text:span><text:span text:style-name="Default_20_Paragraph_20_Font"><text:span text:style-name="T2">׃ </text:span></text:span><text:span text:style-name="Default_20_Paragraph_20_Font"><text:span text:style-name="T1">ו </text:span></text:span><text:span text:style-name="Default_20_Paragraph_20_Font"><text:span text:style-name="T4">וַהֲוָה מִסּוֹף אַרְבְּעִין יוֹמִין וּפְתַח נֹחַ יָת כַּוַּת תֵּבוֹתָא דִּי עֲבָד</text:span></text:span><text:span text:style-name="Default_20_Paragraph_20_Font"><text:span text:style-name="T2">׃ </text:span></text:span><text:span text:style-name="Default_20_Paragraph_20_Font"><text:span text:style-name="T1">ז </text:span></text:span><text:span text:style-name="Default_20_Paragraph_20_Font"><text:span text:style-name="T4">וְשַׁלַּח יָת עוֹרְבָא וּנְפַק מִפַּק וְתַיִּב עַד דְּיַבִּישׁוּ מַיָּא מֵעַל אַרְעָא</text:span></text:span><text:span text:style-name="Default_20_Paragraph_20_Font"><text:span text:style-name="T2">׃ </text:span></text:span><text:span text:style-name="Default_20_Paragraph_20_Font"><text:span text:style-name="T1">ח </text:span></text:span><text:span text:style-name="Default_20_Paragraph_20_Font"><text:span text:style-name="T4">וְשַׁלַּח יָת יוֹנָה מִלְּוָתֵהּ לְמֵחֲזֵי הֲקַלִּיאוּ מַיָּא </text:span></text:span><text:soft-page-break/><text:span text:style-name="Default_20_Paragraph_20_Font"><text:span text:style-name="T4">מֵעַל אַפֵּי אַרְעָא</text:span></text:span><text:span text:style-name="Default_20_Paragraph_20_Font"><text:span text:style-name="T2">׃ </text:span></text:span><text:span text:style-name="Default_20_Paragraph_20_Font"><text:span text:style-name="T1">ט </text:span></text:span><text:span text:style-name="Default_20_Paragraph_20_Font"><text:span text:style-name="T4">וְלָא אַשְׁכַּחַת יוֹנָה מְנַח לְפַרְסַת רַגְלַהּ וְתָבַת לְוָתֵהּ לְתֵבוֹתָא אֲרֵי מַיָּא עַל אַפֵּי כָל אַרְעָא וְאוֹשִׁיט יְדֵהּ וְנָסְבַהּ וְאָעֵיל יָתַהּ לְוָתֵהּ לְתֵבוֹתָא</text:span></text:span><text:span text:style-name="Default_20_Paragraph_20_Font"><text:span text:style-name="T2">׃ </text:span></text:span><text:span text:style-name="Default_20_Paragraph_20_Font"><text:span text:style-name="T1">י </text:span></text:span><text:span text:style-name="Default_20_Paragraph_20_Font"><text:span text:style-name="T4">וְאוֹרִיךְ עוֹד שַׁבְעָא יוֹמִין אָחֳרָנִין וְאוֹסֵיף שַׁלַּח יָת יוֹנָה מִן תֵּבוֹתָא</text:span></text:span><text:span text:style-name="Default_20_Paragraph_20_Font"><text:span text:style-name="T2">׃ </text:span></text:span><text:span text:style-name="Default_20_Paragraph_20_Font"><text:span text:style-name="T1">יא </text:span></text:span><text:span text:style-name="Default_20_Paragraph_20_Font"><text:span text:style-name="T4">וַאֲתַת לְוָתֵהּ יוֹנָה לְעִדַּן רַמְשָׁא וְהָא טְּרַף זֵיתָא תְּבִיר נָחִית בְּפוּמַהּ וִידַע נֹחַ אֲרֵי קַלִּיאוּ מַיָּא מֵעַל אַרְעָא</text:span></text:span><text:span text:style-name="Default_20_Paragraph_20_Font"><text:span text:style-name="T2">׃ </text:span></text:span><text:span text:style-name="Default_20_Paragraph_20_Font"><text:span text:style-name="T1">יב </text:span></text:span><text:span text:style-name="Default_20_Paragraph_20_Font"><text:span text:style-name="T4">וְאוֹרִיךְ עוֹד שַׁבְעָא יוֹמִין אָחֳרָנִין וְשַׁלַּח יָת יוֹנָה וְלָא אוֹסֵיפַת לְמִתּוּב לְוָתֵהּ עוֹד</text:span></text:span><text:span text:style-name="Default_20_Paragraph_20_Font"><text:span text:style-name="T2">׃ </text:span></text:span><text:span text:style-name="Default_20_Paragraph_20_Font"><text:span text:style-name="T1">יג </text:span></text:span><text:span text:style-name="Default_20_Paragraph_20_Font"><text:span text:style-name="T4">וַהֲוָה בְּשִׁתְּ מְאָה וְחַד שְׁנִין בְּקַדְמָאָה בְּחַד לְיַרְחָא נְגוּבוּ מַיָּא מֵעַל אַרְעָא וְאַעְדִּי נֹחַ יָת חוֹפָאָה דְּתֵבוֹתָא וַחֲזָא וְהָא נְגוּבוּ אַפֵּי אַרְעָא</text:span></text:span><text:span text:style-name="Default_20_Paragraph_20_Font"><text:span text:style-name="T2">׃ </text:span></text:span><text:span text:style-name="Default_20_Paragraph_20_Font"><text:span text:style-name="T1">יד </text:span></text:span><text:span text:style-name="Default_20_Paragraph_20_Font"><text:span text:style-name="T4">וּבְיַרְחָא תִּנְיָנָא בְּעַשְׂרִין וְשַׁבְעָא יוֹמָא לְיַרְחָא יַבִּישַׁת אַרְעָא</text:span></text:span><text:span text:style-name="Default_20_Paragraph_20_Font"><text:span text:style-name="T2">׃ </text:span></text:span><text:span text:style-name="Default_20_Paragraph_20_Font"><text:span text:style-name="T1">טו </text:span></text:span><text:span text:style-name="Default_20_Paragraph_20_Font"><text:span text:style-name="T4">וּמַלִּיל יְיָ עִם נֹחַ לְמֵימָר</text:span></text:span><text:span text:style-name="Default_20_Paragraph_20_Font"><text:span text:style-name="T2">׃ </text:span></text:span><text:span text:style-name="Default_20_Paragraph_20_Font"><text:span text:style-name="T1">טז </text:span></text:span><text:span text:style-name="Default_20_Paragraph_20_Font"><text:span text:style-name="T4">פּוּק מִן תֵּבוֹתָא אַתְּ וְאִתְּתָךְ וּבְנָךְ וּנְשֵׁי בְנָיךְ עִמָךְ</text:span></text:span><text:span text:style-name="Default_20_Paragraph_20_Font"><text:span text:style-name="T2">׃ </text:span></text:span><text:span text:style-name="Default_20_Paragraph_20_Font"><text:span text:style-name="T1">יז </text:span></text:span><text:span text:style-name="Default_20_Paragraph_20_Font"><text:span text:style-name="T4">כָּל חַיְתָא דְּעִמָּךְ מִכָּל בִּשְׂרָא בְּעוֹפָא וּבִבְעִירָא וּבְכָל רִחֲשָׁא דְּרָחֵשׁ עַל אַרְעָא אַפֵּיק עִמָּךְ וְיִתְיַלְּדוּן בְּאַרְעָא וְיִפְּשׁוּן וְיִסְגּוּן עַל אַרְעָא</text:span></text:span><text:span text:style-name="Default_20_Paragraph_20_Font"><text:span text:style-name="T2">׃ </text:span></text:span><text:span text:style-name="Default_20_Paragraph_20_Font"><text:span text:style-name="T1">יח </text:span></text:span><text:span text:style-name="Default_20_Paragraph_20_Font"><text:span text:style-name="T4">וּנְפַק נֹחַ וּבְנוֹהִי וְאִתְּתֵהּ וּנְשֵׁי בְנוֹהִי עִמֵּהּ</text:span></text:span><text:span text:style-name="Default_20_Paragraph_20_Font"><text:span text:style-name="T2">׃ </text:span></text:span><text:span text:style-name="Default_20_Paragraph_20_Font"><text:span text:style-name="T1">יט </text:span></text:span><text:span text:style-name="Default_20_Paragraph_20_Font"><text:span text:style-name="T4">כָּל חַיְתָא כָּל רִחֲשָׁא וְכָל עוֹפָא כֹּל דְּרָחֵשׁ עַל אַרְעָא לְזַרְעֲיָתְהוֹן נְפָקוּ מִן תֵּבוֹתָא</text:span></text:span><text:span text:style-name="Default_20_Paragraph_20_Font"><text:span text:style-name="T2">׃ </text:span></text:span><text:span text:style-name="Default_20_Paragraph_20_Font"><text:span text:style-name="T1">כ </text:span></text:span><text:span text:style-name="Default_20_Paragraph_20_Font"><text:span text:style-name="T4">וּבְנָא נֹחַ מַדְבְּחָא קֳדָם יְיָ וּנְסִיב מִכֹּל בְּעִירָא דַּכְיָא וּמִכֹּל עוֹפָא דְכֵי וְאַסֵּיק עֲלָוָן בְּמִדְבְּחָא</text:span></text:span><text:span text:style-name="Default_20_Paragraph_20_Font"><text:span text:style-name="T2">׃ </text:span></text:span><text:span text:style-name="Default_20_Paragraph_20_Font"><text:span text:style-name="T1">כא </text:span></text:span><text:span text:style-name="Default_20_Paragraph_20_Font"><text:span text:style-name="T4">וְקַבִּיל יְיָ בְּרַעֲוָא יָת קוּרְבָּנֵהּ וַאֲמַר יְיָ בְּמֵימְרֵהּ לָא אוֹסֵף לְמֵילַט עוֹד יָת אַרְעָא בְּדִיל חוֹבֵי אֱנָשָׁא אֲרֵי יִצְרָא לִבָּא דֶּאֱנָשָׁא בִּישׁ מִזְעִירֵהּ וְלָא אוֹסֵף עוֹד לְמִמְחֵי יָת כָּל דְּחַי כְּמָא דִעַבָדִית</text:span></text:span><text:span text:style-name="Default_20_Paragraph_20_Font"><text:span text:style-name="T2">׃ </text:span></text:span><text:span text:style-name="Default_20_Paragraph_20_Font"><text:span text:style-name="T1">כב </text:span></text:span><text:span text:style-name="Default_20_Paragraph_20_Font"><text:span text:style-name="T4">עוֹד כָּל יוֹמֵי אַרְעָא זְרוֹעָא וַחֲצָדָא וְקוֹרָא וְחוֹמָא וְקַיְטָא וְסִתְוָא וִימָם וְלֵילְיָא לָא יִבְטְּלוּן</text:span></text:span><text:span text:style-name="Default_20_Paragraph_20_Font"><text:span text:style-name="T2">׃ </text:span></text:span></text:p>
      </text:section>
      <text:section text:style-name="Sect1" text:name="Sect9">
        <text:p text:style-name="P2">Genesis 9</text:p>
        <text:p text:style-name="P3"><text:span text:style-name="Default_20_Paragraph_20_Font"><text:span text:style-name="T1">א </text:span></text:span><text:span text:style-name="Default_20_Paragraph_20_Font"><text:span text:style-name="T4">וּבָרִיךְ יְיָ יָת נֹחַ וְיָת בְּנוֹהִי וַאֲמַר לְהוֹן פּוּשׁוּ וּסְגוּ וּמְלוּ יָת אַרְעָא</text:span></text:span><text:span text:style-name="Default_20_Paragraph_20_Font"><text:span text:style-name="T2">׃ </text:span></text:span><text:span text:style-name="Default_20_Paragraph_20_Font"><text:span text:style-name="T1">ב </text:span></text:span><text:span text:style-name="Default_20_Paragraph_20_Font"><text:span text:style-name="T4">וְדַחֲלַתְכוֹן וְאֵימַתְכוֹן תְּהֵי עַל כָּל חֵוַת אַרְעָא וְעַל כָּל עוֹפָא דִּשְׁמַיָּא בְּכֹל דִּי תַרְחֵישׁ אַרְעָא וּבְכָל נוּנֵי יַמָּא בְּיֶדְכוֹן יְהוֹן מְסִירִין</text:span></text:span><text:span text:style-name="Default_20_Paragraph_20_Font"><text:span text:style-name="T2">׃ </text:span></text:span><text:span text:style-name="Default_20_Paragraph_20_Font"><text:span text:style-name="T1">ג </text:span></text:span><text:span text:style-name="Default_20_Paragraph_20_Font"><text:span text:style-name="T4">כָּל רִחֲשָׁא דְּהוּא חַי לְכוֹן יְהֵי לְמֵיכָל כִּירוֹק עִשְׂבָּא יְהָבִית לְכוֹן יָת כֹּלָּא</text:span></text:span><text:span text:style-name="Default_20_Paragraph_20_Font"><text:span text:style-name="T2">׃ </text:span></text:span><text:span text:style-name="Default_20_Paragraph_20_Font"><text:span text:style-name="T1">ד </text:span></text:span><text:span text:style-name="Default_20_Paragraph_20_Font"><text:span text:style-name="T4">בְּרַם בִּשְׂרָא בְּנַפְשֵׁהּ דְּמֵהּ לָא תֵכְלוּן</text:span></text:span><text:span text:style-name="Default_20_Paragraph_20_Font"><text:span text:style-name="T2">׃ </text:span></text:span><text:span text:style-name="Default_20_Paragraph_20_Font"><text:span text:style-name="T1">ה </text:span></text:span><text:span text:style-name="Default_20_Paragraph_20_Font"><text:span text:style-name="T4">וּבְרַם יָת דִּמְכוֹן לְנַפְשָׁתֵיכוֹן אֶתְבַּע מִיַּד כָּל חַיְתָא אֶתְבְּעִנֵהּ וּמִיַד אֱנָשָׁא מִיַד גְבַר דְיֵשׁוֹד יָת דְמָא דַאֲחוֹהִי אֶתְבַּע יָת נַפְשָׁא דֶאֱנָשָׁא</text:span></text:span><text:span text:style-name="Default_20_Paragraph_20_Font"><text:span text:style-name="T2">׃ </text:span></text:span><text:span text:style-name="Default_20_Paragraph_20_Font"><text:span text:style-name="T1">ו </text:span></text:span><text:span text:style-name="Default_20_Paragraph_20_Font"><text:span text:style-name="T4">דְיֵשׁוֹד דְמָא דֶאֱנָשָׁא בְּסַעֲדִין עַל מֵימַר דַיָנַיָא דְמֵהּ יִתְּשָׁד אֲרֵי בְּצַלְמָא דַיְיָ עֲבַד יָת אֱנָשָׁא</text:span></text:span><text:span text:style-name="Default_20_Paragraph_20_Font"><text:span text:style-name="T2">׃ </text:span></text:span><text:span text:style-name="Default_20_Paragraph_20_Font"><text:span text:style-name="T1">ז </text:span></text:span><text:span text:style-name="Default_20_Paragraph_20_Font"><text:span text:style-name="T4">וְאַתּוּן פּוּשׁוּ וּסְגוּ אִתְיְלִידוּ בְאַרְעָא וּסְגוּ בַהּ</text:span></text:span><text:span text:style-name="Default_20_Paragraph_20_Font"><text:span text:style-name="T2">׃ </text:span></text:span><text:span text:style-name="Default_20_Paragraph_20_Font"><text:span text:style-name="T1">ח </text:span></text:span><text:span text:style-name="Default_20_Paragraph_20_Font"><text:span text:style-name="T4">וַאֲמַר יְיָ לְנֹחַ וְלִבְנוֹהִי עִמֵּהּ לְמֵימָר</text:span></text:span><text:span text:style-name="Default_20_Paragraph_20_Font"><text:span text:style-name="T2">׃ </text:span></text:span><text:span text:style-name="Default_20_Paragraph_20_Font"><text:span text:style-name="T1">ט </text:span></text:span><text:span text:style-name="Default_20_Paragraph_20_Font"><text:span text:style-name="T4">וַאֲנָא הָא אֲנָא מֵקִים יָת קְיָמִי עִמְּכוֹן וְעִם בְּנֵיכוֹן בַּתְרֵיכוֹן</text:span></text:span><text:span text:style-name="Default_20_Paragraph_20_Font"><text:span text:style-name="T2">׃ </text:span></text:span><text:span text:style-name="Default_20_Paragraph_20_Font"><text:span text:style-name="T1">י </text:span></text:span><text:span text:style-name="Default_20_Paragraph_20_Font"><text:span text:style-name="T4">וְעִם כָּל נַפְשָׁא חַיְתָא דְּעִמְּכוֹן בְּעוֹפָא בִבְעִירָא וּבְכָל חַיַת אַרְעָא דְּעִמְּכוֹן מִכֹּל נַפְקֵי תֵבוֹתָא לְכֹל חַיַת אַרְעָא</text:span></text:span><text:span text:style-name="Default_20_Paragraph_20_Font"><text:span text:style-name="T2">׃ </text:span></text:span><text:span text:style-name="Default_20_Paragraph_20_Font"><text:span text:style-name="T1">יא </text:span></text:span><text:span text:style-name="Default_20_Paragraph_20_Font"><text:span text:style-name="T4">וְאָקֵם יָת קְיָמִי עִמְּכוֹן וְלָא יִשְׁתֵּיצֵי כָל בִּשְׂרָא עוֹד מִמֵּי טוֹפָנָא וְלָא יְהֵי עוֹד טוֹפָנָא לְחַבָּלָא אַרְעָא</text:span></text:span><text:span text:style-name="Default_20_Paragraph_20_Font"><text:span text:style-name="T2">׃ </text:span></text:span><text:span text:style-name="Default_20_Paragraph_20_Font"><text:span text:style-name="T1">יב </text:span></text:span><text:span text:style-name="Default_20_Paragraph_20_Font"><text:span text:style-name="T4">וַאֲמַר יְיָ דָּא אָת קְיָם דִּי אֲנָא יָהֵב בֵּין מֵימְרִי וּבֵינֵכוֹן וּבֵין כָּל נַפְשָׁא חַיְתָא דִּי עִמְּכוֹן לְדָרֵי עַלְמָא</text:span></text:span><text:span text:style-name="Default_20_Paragraph_20_Font"><text:span text:style-name="T2">׃ </text:span></text:span><text:span text:style-name="Default_20_Paragraph_20_Font"><text:span text:style-name="T1">יג </text:span></text:span><text:span text:style-name="Default_20_Paragraph_20_Font"><text:span text:style-name="T4">יָת קַשְׁתִּי יְהָבִית בַּעֲנָנָא וּתְהִי לְאָת קְיָם בֵּין מֵימְרִי וּבֵין אַרְעָא</text:span></text:span><text:span text:style-name="Default_20_Paragraph_20_Font"><text:span text:style-name="T2">׃ </text:span></text:span><text:span text:style-name="Default_20_Paragraph_20_Font"><text:span text:style-name="T1">יד </text:span></text:span><text:span text:style-name="Default_20_Paragraph_20_Font"><text:span text:style-name="T4">וִיהִי בַּעֲנָנוּתִי עֲנָנָא עַל אַרְעָא וְתִתְחֲזֵי קַשְׁתָּא בַּעֲנָנָא</text:span></text:span><text:span text:style-name="Default_20_Paragraph_20_Font"><text:span text:style-name="T2">׃ </text:span></text:span><text:span text:style-name="Default_20_Paragraph_20_Font"><text:span text:style-name="T1">טו </text:span></text:span><text:span text:style-name="Default_20_Paragraph_20_Font"><text:span text:style-name="T4">וְדָכִירְנָא יָת קְיָמִי דִּי בֵין מֵימְרִי וּבֵינֵיכוֹן וּבֵין כָּל נַפְשָׁא חַיְתָא בְּכָל בִּשְׂרָא וְלָא יְהֵי עוֹד מַיָּא לְטוֹפָנָא לְחַבָּלָא כָל בִּשְׂרָא</text:span></text:span><text:span text:style-name="Default_20_Paragraph_20_Font"><text:span text:style-name="T2">׃ </text:span></text:span><text:span text:style-name="Default_20_Paragraph_20_Font"><text:span text:style-name="T1">טז </text:span></text:span><text:span text:style-name="Default_20_Paragraph_20_Font"><text:span text:style-name="T4">וּתְהֵי קַשְׁתָּא בַּעֲנָנָא וְאֵחֲזִנַּהּ לְמִדְכַּר קְיַם עָלָם בֵּין מֵימְרָא דַּיְיָ וּבֵין כָּל נַפְשָׁא חַיְתָא בְּכָל בִּשְׂרָא דִּי עַל אַרְעָא</text:span></text:span><text:span text:style-name="Default_20_Paragraph_20_Font"><text:span text:style-name="T2">׃ </text:span></text:span><text:span text:style-name="Default_20_Paragraph_20_Font"><text:span text:style-name="T1">יז </text:span></text:span><text:span text:style-name="Default_20_Paragraph_20_Font"><text:span text:style-name="T4">וַאֲמַר יְיָ לְנֹחַ דָּא אָת קְיָם דִּי אֲקֵמִית בֵּין מֵימְרִי וּבֵין כָּל בִּשְׂרָא דִּי עַל אַרְעָא</text:span></text:span><text:span text:style-name="Default_20_Paragraph_20_Font"><text:span text:style-name="T2">׃ </text:span></text:span><text:span text:style-name="Default_20_Paragraph_20_Font"><text:span text:style-name="T1">יח </text:span></text:span><text:span text:style-name="Default_20_Paragraph_20_Font"><text:span text:style-name="T4">וַהֲווֹ בְנֵי נֹחַ דִּי נְפָקוּ מִן תֵּבוֹתָא שֵׁם וְחָם וָיָפֶת וְחָם הוּא אֲבוּהִי דִכְנָעַן</text:span></text:span><text:span text:style-name="Default_20_Paragraph_20_Font"><text:span text:style-name="T2">׃ </text:span></text:span><text:span text:style-name="Default_20_Paragraph_20_Font"><text:span text:style-name="T1">יט </text:span></text:span><text:span text:style-name="Default_20_Paragraph_20_Font"><text:span text:style-name="T4">תְּלָתָא אִלֵּין בְּנֵי נֹחַ וּמֵאִלֵּין </text:span></text:span><text:soft-page-break/><text:span text:style-name="Default_20_Paragraph_20_Font"><text:span text:style-name="T4">אִתְבַּדָּרוּ כָּל אַרְעָא</text:span></text:span><text:span text:style-name="Default_20_Paragraph_20_Font"><text:span text:style-name="T2">׃ </text:span></text:span><text:span text:style-name="Default_20_Paragraph_20_Font"><text:span text:style-name="T1">כ </text:span></text:span><text:span text:style-name="Default_20_Paragraph_20_Font"><text:span text:style-name="T4">וְשָׁרִי נֹחַ גְּבַר פָּלַח בְּאַרְעָא וּנְצִיב כַּרְמָא</text:span></text:span><text:span text:style-name="Default_20_Paragraph_20_Font"><text:span text:style-name="T2">׃ </text:span></text:span><text:span text:style-name="Default_20_Paragraph_20_Font"><text:span text:style-name="T1">כא </text:span></text:span><text:span text:style-name="Default_20_Paragraph_20_Font"><text:span text:style-name="T4">וּשְׁתִי מִן חַמְרָא וּרְוִי וְאִתְגְּלִי בְּגוֹ מַשְׁכְּנֵהּ</text:span></text:span><text:span text:style-name="Default_20_Paragraph_20_Font"><text:span text:style-name="T2">׃ </text:span></text:span><text:span text:style-name="Default_20_Paragraph_20_Font"><text:span text:style-name="T1">כב </text:span></text:span><text:span text:style-name="Default_20_Paragraph_20_Font"><text:span text:style-name="T4">וַחֲזָא חָם אֲבוּהִי דִּכְנַעַן יָת עֶרְיְתָא דַּאֲבוּהִי וְחַוֵּי לִתְרֵין אֲחוֹהִי בְּשׁוּקָא</text:span></text:span><text:span text:style-name="Default_20_Paragraph_20_Font"><text:span text:style-name="T2">׃ </text:span></text:span><text:span text:style-name="Default_20_Paragraph_20_Font"><text:span text:style-name="T1">כג </text:span></text:span><text:span text:style-name="Default_20_Paragraph_20_Font"><text:span text:style-name="T4">וּנְסֵיב שֵׁם וָיֶפֶת יָת כְּסוּתָא וְשַׁוִּיוּ עַל כְּתַף תַּרְוֵיהוֹן וַאֲזָלוּ מְחַזְרִין וַחֲפִיאוּ יָת עֶרְיְתָא דַּאֲבוּהוֹן וְאַפֵּיהוֹן מְחַזְרִין וְעֶרְיְתָא דַּאֲבוּהוֹן לָא חֲזוֹ</text:span></text:span><text:span text:style-name="Default_20_Paragraph_20_Font"><text:span text:style-name="T2">׃ </text:span></text:span><text:span text:style-name="Default_20_Paragraph_20_Font"><text:span text:style-name="T1">כד </text:span></text:span><text:span text:style-name="Default_20_Paragraph_20_Font"><text:span text:style-name="T4">וְאִתְּעַר נֹחַ מֵחַמְרֵהּ וִידַע יָת דִּי עֲבַד לֵהּ בְּרֵהּ זְעֵירָא</text:span></text:span><text:span text:style-name="Default_20_Paragraph_20_Font"><text:span text:style-name="T2">׃ </text:span></text:span><text:span text:style-name="Default_20_Paragraph_20_Font"><text:span text:style-name="T1">כה </text:span></text:span><text:span text:style-name="Default_20_Paragraph_20_Font"><text:span text:style-name="T4">וַאֲמַר לִיט כְּנַעַן עֲבַד פְּלַח עַבְדִין יְהֵי לַאֲחוֹהִי</text:span></text:span><text:span text:style-name="Default_20_Paragraph_20_Font"><text:span text:style-name="T2">׃ </text:span></text:span><text:span text:style-name="Default_20_Paragraph_20_Font"><text:span text:style-name="T1">כו </text:span></text:span><text:span text:style-name="Default_20_Paragraph_20_Font"><text:span text:style-name="T4">וַאֲמַר בְּרִיךְ יְיָ אֱלָהֵהּ דְּשֵׁם וִיהֵי כְנַעַן עַבְדָא לְהוֹן</text:span></text:span><text:span text:style-name="Default_20_Paragraph_20_Font"><text:span text:style-name="T2">׃ </text:span></text:span><text:span text:style-name="Default_20_Paragraph_20_Font"><text:span text:style-name="T1">כז </text:span></text:span><text:span text:style-name="Default_20_Paragraph_20_Font"><text:span text:style-name="T4">יַפְתֵּי יְיָ לְיֶפֶת וְיִשְׁרֵי שְׁכִינְתֵּהּ בְּמַשְׁכְּנֵהּ דְּשֵׁם וִיהֵי כְנַעַן עַבְדָא לְהוֹן</text:span></text:span><text:span text:style-name="Default_20_Paragraph_20_Font"><text:span text:style-name="T2">׃ </text:span></text:span><text:span text:style-name="Default_20_Paragraph_20_Font"><text:span text:style-name="T1">כח </text:span></text:span><text:span text:style-name="Default_20_Paragraph_20_Font"><text:span text:style-name="T4">וַחֲיָא נֹחַ בָּתַר טוֹפָנָא תְּלַת מְאָה וְחַמְשִׁין שְׁנִין</text:span></text:span><text:span text:style-name="Default_20_Paragraph_20_Font"><text:span text:style-name="T2">׃ </text:span></text:span><text:span text:style-name="Default_20_Paragraph_20_Font"><text:span text:style-name="T1">כט </text:span></text:span><text:span text:style-name="Default_20_Paragraph_20_Font"><text:span text:style-name="T4">וַהֲווֹ כָל יוֹמֵי נֹחַ תְּשַׁע מְאָה וְחַמְשִׁין שְׁנִין וּמִית</text:span></text:span><text:span text:style-name="Default_20_Paragraph_20_Font"><text:span text:style-name="T2">׃ </text:span></text:span></text:p>
      </text:section>
      <text:section text:style-name="Sect1" text:name="Sect10">
        <text:p text:style-name="P2">Genesis 10</text:p>
        <text:p text:style-name="P3"><text:span text:style-name="Default_20_Paragraph_20_Font"><text:span text:style-name="T1">א </text:span></text:span><text:span text:style-name="Default_20_Paragraph_20_Font"><text:span text:style-name="T4">וְאִלֵּין תּוּלְדַת בְּנֵי נֹחַ שֵׁם חָם וָיָפֶת וְאִתְיְלִידוּ לְהוֹן בְּנִין בָּתַר טוֹפָנָא</text:span></text:span><text:span text:style-name="Default_20_Paragraph_20_Font"><text:span text:style-name="T2">׃ </text:span></text:span><text:span text:style-name="Default_20_Paragraph_20_Font"><text:span text:style-name="T1">ב </text:span></text:span><text:span text:style-name="Default_20_Paragraph_20_Font"><text:span text:style-name="T4">בְּנֵי יֶפֶת גּוֹמֶר וּמָגוֹג וּמָדַי וְיָוָן וְתוּבָל וּמֶשֶׁךְ וְתִירָס</text:span></text:span><text:span text:style-name="Default_20_Paragraph_20_Font"><text:span text:style-name="T2">׃ </text:span></text:span><text:span text:style-name="Default_20_Paragraph_20_Font"><text:span text:style-name="T1">ג </text:span></text:span><text:span text:style-name="Default_20_Paragraph_20_Font"><text:span text:style-name="T4">וּבְנֵי גּוֹמֶר אַשְׁכְּנַז וְרִיפַת וְתוֹגַרְמָה</text:span></text:span><text:span text:style-name="Default_20_Paragraph_20_Font"><text:span text:style-name="T2">׃ </text:span></text:span><text:span text:style-name="Default_20_Paragraph_20_Font"><text:span text:style-name="T1">ד </text:span></text:span><text:span text:style-name="Default_20_Paragraph_20_Font"><text:span text:style-name="T4">וּבְנֵי יָוָן אֱלִישָׁה וְתַרְשִׁישׁ כִּתִּים וְדֹדָנִים</text:span></text:span><text:span text:style-name="Default_20_Paragraph_20_Font"><text:span text:style-name="T2">׃ </text:span></text:span><text:span text:style-name="Default_20_Paragraph_20_Font"><text:span text:style-name="T1">ה </text:span></text:span><text:span text:style-name="Default_20_Paragraph_20_Font"><text:span text:style-name="T4">מֵאִלֵּין אִתַּפְרָשׁוּ נַגְוַת עַמְמַיָּא בְּאַרְעֲהוֹן גְּבַר לְלִישָׁנֵהּ לְזַרְעֲיָתְהוֹן בְּעַמְמֵיהוֹן</text:span></text:span><text:span text:style-name="Default_20_Paragraph_20_Font"><text:span text:style-name="T2">׃ </text:span></text:span><text:span text:style-name="Default_20_Paragraph_20_Font"><text:span text:style-name="T1">ו </text:span></text:span><text:span text:style-name="Default_20_Paragraph_20_Font"><text:span text:style-name="T4">וּבְנֵי חָם כּוּשׁ וּמִצְרַיִם וּפוּט וּכְנָעַן</text:span></text:span><text:span text:style-name="Default_20_Paragraph_20_Font"><text:span text:style-name="T2">׃ </text:span></text:span><text:span text:style-name="Default_20_Paragraph_20_Font"><text:span text:style-name="T1">ז </text:span></text:span><text:span text:style-name="Default_20_Paragraph_20_Font"><text:span text:style-name="T4">וּבְנֵי כוּשׁ סְבָא וַחֲוִילָה וְסַבְתָּה וְרַעְמָה וְסַבְתְּכָא וּבְנֵי רַעְמָה שְׁבָא וּדְדָן</text:span></text:span><text:span text:style-name="Default_20_Paragraph_20_Font"><text:span text:style-name="T2">׃ </text:span></text:span><text:span text:style-name="Default_20_Paragraph_20_Font"><text:span text:style-name="T1">ח </text:span></text:span><text:span text:style-name="Default_20_Paragraph_20_Font"><text:span text:style-name="T4">וְכוּשׁ אוֹלִיד יָת נִמְרֹד הוּא שָׁרֵי לְמֵהֲוֵי גִבַּר תַּקִּיף בְּאַרְעָא</text:span></text:span><text:span text:style-name="Default_20_Paragraph_20_Font"><text:span text:style-name="T2">׃ </text:span></text:span><text:span text:style-name="Default_20_Paragraph_20_Font"><text:span text:style-name="T1">ט </text:span></text:span><text:span text:style-name="Default_20_Paragraph_20_Font"><text:span text:style-name="T4">הוּא הֲוָה גִבַּר תַּקִּיף קֳדָם יְיָ עַל כֵּן יִתְאֲמַר כְּנִמְרֹד גִּבַּר תַּקִּיף קֳדָם יְיָ</text:span></text:span><text:span text:style-name="Default_20_Paragraph_20_Font"><text:span text:style-name="T2">׃ </text:span></text:span><text:span text:style-name="Default_20_Paragraph_20_Font"><text:span text:style-name="T1">י </text:span></text:span><text:span text:style-name="Default_20_Paragraph_20_Font"><text:span text:style-name="T4">וַהֲוָה רֵישׁ מַלְכוּתֵהּ בָּבֶל וְאֶרֶךְ וְאַכַּד וְכַלְנֵה בְּאַרְעָא דְּבָבֶל</text:span></text:span><text:span text:style-name="Default_20_Paragraph_20_Font"><text:span text:style-name="T2">׃ </text:span></text:span><text:span text:style-name="Default_20_Paragraph_20_Font"><text:span text:style-name="T1">יא </text:span></text:span><text:span text:style-name="Default_20_Paragraph_20_Font"><text:span text:style-name="T4">מִן אַרְעָא (ס''א עֵיצָה) הַהִיא נְפַק אֲתוּרָאָה וּבְנָא יָת נִינְוֵה וְיָת רְחֹבֹת (נ''א רְחוֹבֵי) קַרְתָּא וְיָת כָּלַח</text:span></text:span><text:span text:style-name="Default_20_Paragraph_20_Font"><text:span text:style-name="T2">׃ </text:span></text:span><text:span text:style-name="Default_20_Paragraph_20_Font"><text:span text:style-name="T1">יב </text:span></text:span><text:span text:style-name="Default_20_Paragraph_20_Font"><text:span text:style-name="T4">וְיָת רֶסֶן בֵּין נִינְוֵה וּבֵין כָּלַח הִיא קַרְתָּא רַבְּתָא</text:span></text:span><text:span text:style-name="Default_20_Paragraph_20_Font"><text:span text:style-name="T2">׃ </text:span></text:span><text:span text:style-name="Default_20_Paragraph_20_Font"><text:span text:style-name="T1">יג </text:span></text:span><text:span text:style-name="Default_20_Paragraph_20_Font"><text:span text:style-name="T4">וּמִצרָאֵי (בכל הס'׃ וּמִצְרַיִם) אוֹלִיד יָת לוּדָאֵי וְיָת עֲנָמָאֵי וְיָת לְהָבָאֵי וְיָת נַפְתּוּחָאֵי</text:span></text:span><text:span text:style-name="Default_20_Paragraph_20_Font"><text:span text:style-name="T2">׃ </text:span></text:span><text:span text:style-name="Default_20_Paragraph_20_Font"><text:span text:style-name="T1">יד </text:span></text:span><text:span text:style-name="Default_20_Paragraph_20_Font"><text:span text:style-name="T4">וְיָת פַּתְרוּסָאֵי וְיָת כַּסְלוּחָאֵי דִּי נְפָקוּ מִתַּמָּן פְּלִשְׁתָּאֵי וְיָת קַפּוּטְקָאֵי</text:span></text:span><text:span text:style-name="Default_20_Paragraph_20_Font"><text:span text:style-name="T2">׃ </text:span></text:span><text:span text:style-name="Default_20_Paragraph_20_Font"><text:span text:style-name="T1">טו </text:span></text:span><text:span text:style-name="Default_20_Paragraph_20_Font"><text:span text:style-name="T4">וּכְנַעַן אוֹלִיד יָת צִידוֹן בָּכְרֵהּ וְיָת חֵת</text:span></text:span><text:span text:style-name="Default_20_Paragraph_20_Font"><text:span text:style-name="T2">׃ </text:span></text:span><text:span text:style-name="Default_20_Paragraph_20_Font"><text:span text:style-name="T1">טז </text:span></text:span><text:span text:style-name="Default_20_Paragraph_20_Font"><text:span text:style-name="T4">וְיָת יְבוּסָאֵי וְיָת אֱמוֹרָאֵי וְיָת גִּרְגָּשָׁאֵי</text:span></text:span><text:span text:style-name="Default_20_Paragraph_20_Font"><text:span text:style-name="T2">׃ </text:span></text:span><text:span text:style-name="Default_20_Paragraph_20_Font"><text:span text:style-name="T1">יז </text:span></text:span><text:span text:style-name="Default_20_Paragraph_20_Font"><text:span text:style-name="T4">וְיָת חִוָּאֵי וְיָת עַרְקָאֵי וְיָת אַנְתּוֹסָאֵי</text:span></text:span><text:span text:style-name="Default_20_Paragraph_20_Font"><text:span text:style-name="T2">׃ </text:span></text:span><text:span text:style-name="Default_20_Paragraph_20_Font"><text:span text:style-name="T1">יח </text:span></text:span><text:span text:style-name="Default_20_Paragraph_20_Font"><text:span text:style-name="T4">וְיָת אַרְוָדָאֵי וְיָת צְמָרָאֵי וְיָת חֲמָתָאֵי וּבָתַר כֵּן אִתְבַּדָּרוּ זַרְעֲיַת כְּנַעֲנָאֵי</text:span></text:span><text:span text:style-name="Default_20_Paragraph_20_Font"><text:span text:style-name="T2">׃ </text:span></text:span><text:span text:style-name="Default_20_Paragraph_20_Font"><text:span text:style-name="T1">יט </text:span></text:span><text:span text:style-name="Default_20_Paragraph_20_Font"><text:span text:style-name="T4">וַהֲוָה תְּחוּם כְּנַעֲנָאֵי מִצִידוֹן מָטֵי לִגְרָר עַד עַזָּה מָטֵי לִסְדוֹם וַעֲמוֹרָה וְאַדְמָה וּצְבוֹיִם עַד לָשַׁע</text:span></text:span><text:span text:style-name="Default_20_Paragraph_20_Font"><text:span text:style-name="T2">׃ </text:span></text:span><text:span text:style-name="Default_20_Paragraph_20_Font"><text:span text:style-name="T1">כ </text:span></text:span><text:span text:style-name="Default_20_Paragraph_20_Font"><text:span text:style-name="T4">אִלֵּין בְּנֵי חָם לְזַרְעֲיָתְהוֹן לְלִישָׁנְהוֹן בְּאַרְעָתְהוֹן בְּעַמְמֵיהוֹן</text:span></text:span><text:span text:style-name="Default_20_Paragraph_20_Font"><text:span text:style-name="T2">׃ </text:span></text:span><text:span text:style-name="Default_20_Paragraph_20_Font"><text:span text:style-name="T1">כא </text:span></text:span><text:span text:style-name="Default_20_Paragraph_20_Font"><text:span text:style-name="T4">וּלְשֵׁם אִתְיְלִיד אַף הוּא אֲבוּהוֹן דְּכָל בְּנֵי עֵבֶר אָחוּהִי דְּיֶפֶת רַבָּא</text:span></text:span><text:span text:style-name="Default_20_Paragraph_20_Font"><text:span text:style-name="T2">׃ </text:span></text:span><text:span text:style-name="Default_20_Paragraph_20_Font"><text:span text:style-name="T1">כב </text:span></text:span><text:span text:style-name="Default_20_Paragraph_20_Font"><text:span text:style-name="T4">בְּנֵי שֵׁם עֵילָם וְאַשּׁוּר וְאַרְפַּכְשַׁד וְלוּד וַאֲרָם</text:span></text:span><text:span text:style-name="Default_20_Paragraph_20_Font"><text:span text:style-name="T2">׃ </text:span></text:span><text:span text:style-name="Default_20_Paragraph_20_Font"><text:span text:style-name="T1">כג </text:span></text:span><text:span text:style-name="Default_20_Paragraph_20_Font"><text:span text:style-name="T4">וּבְנֵי אֲרָם עוּץ וְחוּל וְגֶתֶר וָמַשׁ</text:span></text:span><text:span text:style-name="Default_20_Paragraph_20_Font"><text:span text:style-name="T2">׃ </text:span></text:span><text:span text:style-name="Default_20_Paragraph_20_Font"><text:span text:style-name="T1">כד </text:span></text:span><text:span text:style-name="Default_20_Paragraph_20_Font"><text:span text:style-name="T4">וְאַרְפַּכְשַׁד אוֹלִיד יָת שָׁלַח וְשֶׁלַח אוֹלִיד יָת עֵבֶר</text:span></text:span><text:span text:style-name="Default_20_Paragraph_20_Font"><text:span text:style-name="T2">׃ </text:span></text:span><text:span text:style-name="Default_20_Paragraph_20_Font"><text:span text:style-name="T1">כה </text:span></text:span><text:span text:style-name="Default_20_Paragraph_20_Font"><text:span text:style-name="T4">וּלְעֵבֶר אִתְיְלִידוּ תְּרֵין בְּנִין שׁוּם חַד פֶּלֶג אֲרֵי בְּיוֹמוֹהִי אִתְפְּלִיגַת אַרְעָא וְשׁוּם אֲחוּהִי יָקְטָן</text:span></text:span><text:span text:style-name="Default_20_Paragraph_20_Font"><text:span text:style-name="T2">׃ </text:span></text:span><text:span text:style-name="Default_20_Paragraph_20_Font"><text:span text:style-name="T1">כו </text:span></text:span><text:span text:style-name="Default_20_Paragraph_20_Font"><text:span text:style-name="T4">וְיָקְטָן אוֹלִיד יָת אַלְמוֹדָד וְיָת שָׁלֶף וְיָת חֲצַרְמָוֶת וְיָת יָרַח</text:span></text:span><text:span text:style-name="Default_20_Paragraph_20_Font"><text:span text:style-name="T2">׃ </text:span></text:span><text:span text:style-name="Default_20_Paragraph_20_Font"><text:span text:style-name="T1">כז </text:span></text:span><text:span text:style-name="Default_20_Paragraph_20_Font"><text:span text:style-name="T4">וְיָת הֲדוֹרָם וְיָת אוּזָל וְיָת דִּקְלָה</text:span></text:span><text:span text:style-name="Default_20_Paragraph_20_Font"><text:span text:style-name="T2">׃ </text:span></text:span><text:span text:style-name="Default_20_Paragraph_20_Font"><text:span text:style-name="T1">כח </text:span></text:span><text:span text:style-name="Default_20_Paragraph_20_Font"><text:span text:style-name="T4">וְיָת עוֹבָל וְיָת אֲבִימָאֵל וְיָת שְׁבָא</text:span></text:span><text:span text:style-name="Default_20_Paragraph_20_Font"><text:span text:style-name="T2">׃ </text:span></text:span><text:span text:style-name="Default_20_Paragraph_20_Font"><text:span text:style-name="T1">כט </text:span></text:span><text:span text:style-name="Default_20_Paragraph_20_Font"><text:span text:style-name="T4">וְיָת אוֹפִר וְיָת חֲוִילָה וְיָת יוֹבָב כָּל אִלֵּין בְּנֵי יָקְטָן</text:span></text:span><text:span text:style-name="Default_20_Paragraph_20_Font"><text:span text:style-name="T2">׃ </text:span></text:span><text:span text:style-name="Default_20_Paragraph_20_Font"><text:span text:style-name="T1">ל </text:span></text:span><text:span text:style-name="Default_20_Paragraph_20_Font"><text:span text:style-name="T4">וַהֲוָה מוֹתְבָנֵהוֹן מִמֵּשָׁא מָטֵי לִסְפַר טּוּר מָדִינְחָא</text:span></text:span><text:span text:style-name="Default_20_Paragraph_20_Font"><text:span text:style-name="T2">׃ </text:span></text:span><text:span text:style-name="Default_20_Paragraph_20_Font"><text:span text:style-name="T1">לא </text:span></text:span><text:span text:style-name="Default_20_Paragraph_20_Font"><text:span text:style-name="T4">אִלֵּין בְּנֵי שֵׁם לְזַרְעֲיָתְהוֹן לְלִישָׁנְהוֹן לְאַרְעָתְהוֹן בְּעַמְמֵיהוֹן</text:span></text:span><text:span text:style-name="Default_20_Paragraph_20_Font"><text:span text:style-name="T2">׃ </text:span></text:span><text:span text:style-name="Default_20_Paragraph_20_Font"><text:span text:style-name="T1">לב </text:span></text:span><text:span text:style-name="Default_20_Paragraph_20_Font"><text:span text:style-name="T4">אִלֵּין זַרְעֲיַת בְּנֵי נֹחַ לְתוּלְדָתְהוֹן בְּעַמְמֵיהוֹן וּמֵאִלֵּין אִתַּפְרָשׁוּ עַמְמַיָּא בְּאַרְעָא בָּתַר טוֹפָנָא</text:span></text:span><text:span text:style-name="Default_20_Paragraph_20_Font"><text:span text:style-name="T2">׃ </text:span></text:span></text:p>
      </text:section>
      <text:section text:style-name="Sect1" text:name="Sect11">
        <text:p text:style-name="P2"><text:soft-page-break/>Genesis 11</text:p>
        <text:p text:style-name="P3"><text:span text:style-name="Default_20_Paragraph_20_Font"><text:span text:style-name="T1">א </text:span></text:span><text:span text:style-name="Default_20_Paragraph_20_Font"><text:span text:style-name="T4">וַהֲוָה כָל אַרְעָא לִישָׁן חָד וּמַמְלָל חָד</text:span></text:span><text:span text:style-name="Default_20_Paragraph_20_Font"><text:span text:style-name="T2">׃ </text:span></text:span><text:span text:style-name="Default_20_Paragraph_20_Font"><text:span text:style-name="T1">ב </text:span></text:span><text:span text:style-name="Default_20_Paragraph_20_Font"><text:span text:style-name="T4">וַהֲוָה בְּמִטַּלְהוֹן בְּקַדְמֵיתָא וְאַשְׁכָּחוּ בִקְעֲתָא בְּאַרְעָא דְבָבֶל וִיתִיבוּ תַמָּן</text:span></text:span><text:span text:style-name="Default_20_Paragraph_20_Font"><text:span text:style-name="T2">׃ </text:span></text:span><text:span text:style-name="Default_20_Paragraph_20_Font"><text:span text:style-name="T1">ג </text:span></text:span><text:span text:style-name="Default_20_Paragraph_20_Font"><text:span text:style-name="T4">וַאֲמָרוּ גְּבַר לְחַבְרֵהּ הָבוּ נִרְמֵי לִבְנִין וְנוֹקְדִינוּן בְּנוּרָא יוֹקַדְתָּא (נ''י בְּנוּרָא) וַהֲוַת לְהוֹן לְבִנְתָּא לְאַבְנָא וְחֵימָרָא הֲוָה לְהוֹן לְשִׁיעַ</text:span></text:span><text:span text:style-name="Default_20_Paragraph_20_Font"><text:span text:style-name="T2">׃ </text:span></text:span><text:span text:style-name="Default_20_Paragraph_20_Font"><text:span text:style-name="T1">ד </text:span></text:span><text:span text:style-name="Default_20_Paragraph_20_Font"><text:span text:style-name="T4">וַאֲמָרוּ הָבוּ נִבְנֵי לָנָא קַרְתָּא וּמַגְדְּלָא וְרֵישֵׁהּ מָטֵי עַד צֵית שְׁמַיָּא וְנַעְבֵּיד לָנָא שׁוּם דִּילְמָא נִתְבַּדַּר עַל אַפֵּי כָל אַרְעָא</text:span></text:span><text:span text:style-name="Default_20_Paragraph_20_Font"><text:span text:style-name="T2">׃ </text:span></text:span><text:span text:style-name="Default_20_Paragraph_20_Font"><text:span text:style-name="T1">ה </text:span></text:span><text:span text:style-name="Default_20_Paragraph_20_Font"><text:span text:style-name="T4">וְאִתְגְּלֵי יְיָ לְאִתְפְּרָעָא עַל עוֹבָדֵי קַרְתָּא וּמַגְדְּלָא דִּי בְנוֹ בְּנֵי אֱנָשָׁא</text:span></text:span><text:span text:style-name="Default_20_Paragraph_20_Font"><text:span text:style-name="T2">׃ </text:span></text:span><text:span text:style-name="Default_20_Paragraph_20_Font"><text:span text:style-name="T1">ו </text:span></text:span><text:span text:style-name="Default_20_Paragraph_20_Font"><text:span text:style-name="T4">וַאֲמַר יְיָ הָא עַמָּא חַד וְלִישָׁן חַד לְכֻלְּהוֹן וְדֵין דְּשָׁרִיוּ לְמֶעְבָּד וּכְעַן לָא יִתִּמְנַע מִנְּהוֹן כֹּל דִחַשִּׁיבוּ לְמֶעְבָּד</text:span></text:span><text:span text:style-name="Default_20_Paragraph_20_Font"><text:span text:style-name="T2">׃ </text:span></text:span><text:span text:style-name="Default_20_Paragraph_20_Font"><text:span text:style-name="T1">ז </text:span></text:span><text:span text:style-name="Default_20_Paragraph_20_Font"><text:span text:style-name="T4">הָבוּ נִתְגְּלִי וּנְבַלְבֵּל תַּמָּן לִישָׁנְהוֹן דְּלָא יִשְׁמְעוּן (גְּבַר) אֱנַשׁ לִישָׁן חַבְרֵהּ</text:span></text:span><text:span text:style-name="Default_20_Paragraph_20_Font"><text:span text:style-name="T2">׃ </text:span></text:span><text:span text:style-name="Default_20_Paragraph_20_Font"><text:span text:style-name="T1">ח </text:span></text:span><text:span text:style-name="Default_20_Paragraph_20_Font"><text:span text:style-name="T4">וּבַדַּר יְיָ יָתְהוֹן מִתַּמָּן עַל אַפֵּי כָל אַרְעָא וּמְנָעוּ לְמִבְנֵי (נ''י וְאִתְמְנָע מִלְּמִבְנֵי) קַרְתָּא</text:span></text:span><text:span text:style-name="Default_20_Paragraph_20_Font"><text:span text:style-name="T2">׃ </text:span></text:span><text:span text:style-name="Default_20_Paragraph_20_Font"><text:span text:style-name="T1">ט </text:span></text:span><text:span text:style-name="Default_20_Paragraph_20_Font"><text:span text:style-name="T4">עַל כֵּן קְרָא שְׁמַהּ בָּבֶל אֲרֵי תַמָּן בַּלְבֵּל יְיָ לִישַׁן כָּל אַרְעָא וּמִתַּמָּן בַּדָּרִנּוּן יְיָ עַל אַפֵּי כָּל אַרְעָא</text:span></text:span><text:span text:style-name="Default_20_Paragraph_20_Font"><text:span text:style-name="T2">׃ </text:span></text:span><text:span text:style-name="Default_20_Paragraph_20_Font"><text:span text:style-name="T1">י </text:span></text:span><text:span text:style-name="Default_20_Paragraph_20_Font"><text:span text:style-name="T4">אִלֵּין תּוּלְדַת שֵׁם שֵׁם בַּר מְאָה שְׁנִין וְאוֹלִיד יָת אַרְפַּכְשָׁד תַּרְתֵּין שְׁנִין בָּתַר טּוֹפָנָא</text:span></text:span><text:span text:style-name="Default_20_Paragraph_20_Font"><text:span text:style-name="T2">׃ </text:span></text:span><text:span text:style-name="Default_20_Paragraph_20_Font"><text:span text:style-name="T1">יא </text:span></text:span><text:span text:style-name="Default_20_Paragraph_20_Font"><text:span text:style-name="T4">וַחֲיָא שֵׁם בָּתַר דְּאוֹלִיד יָת אַרְפַּכְשָׁד חֲמֵשׁ מְאָה שְׁנִין וְאוֹלִיד בְּנִין וּבְנָן</text:span></text:span><text:span text:style-name="Default_20_Paragraph_20_Font"><text:span text:style-name="T2">׃ </text:span></text:span><text:span text:style-name="Default_20_Paragraph_20_Font"><text:span text:style-name="T1">יב </text:span></text:span><text:span text:style-name="Default_20_Paragraph_20_Font"><text:span text:style-name="T4">וְאַרְפַּכְשַׁד חֲיָא תְּלָתִין וַחֲמֵשׁ שְׁנִין וְאוֹלִיד יָת שָׁלַח</text:span></text:span><text:span text:style-name="Default_20_Paragraph_20_Font"><text:span text:style-name="T2">׃ </text:span></text:span><text:span text:style-name="Default_20_Paragraph_20_Font"><text:span text:style-name="T1">יג </text:span></text:span><text:span text:style-name="Default_20_Paragraph_20_Font"><text:span text:style-name="T4">וַחֲיָא אַרְפַּכְשַׁד בָּתַר דְּאוֹלִיד יָת שֶׁלַח אַרְבַּע מְאָה וּתְלָת שְׁנִין וְאוֹלִיד בְּנִין וּבְנָן</text:span></text:span><text:span text:style-name="Default_20_Paragraph_20_Font"><text:span text:style-name="T2">׃ </text:span></text:span><text:span text:style-name="Default_20_Paragraph_20_Font"><text:span text:style-name="T1">יד </text:span></text:span><text:span text:style-name="Default_20_Paragraph_20_Font"><text:span text:style-name="T4">וְשֶׁלַח חֲיָא תְּלָתִין שְׁנִין וְאוֹלִיד יָת עֵבֶר</text:span></text:span><text:span text:style-name="Default_20_Paragraph_20_Font"><text:span text:style-name="T2">׃ </text:span></text:span><text:span text:style-name="Default_20_Paragraph_20_Font"><text:span text:style-name="T1">טו </text:span></text:span><text:span text:style-name="Default_20_Paragraph_20_Font"><text:span text:style-name="T4">וַחֲיָא שֶׁלַח בָּתַר דְּאוֹלִיד יָת עֵבֶר אַרְבַּע מְאָה וּתְלָת שְׁנִין וְאוֹלִיד בְּנִין וּבְנָן</text:span></text:span><text:span text:style-name="Default_20_Paragraph_20_Font"><text:span text:style-name="T2">׃ </text:span></text:span><text:span text:style-name="Default_20_Paragraph_20_Font"><text:span text:style-name="T1">טז </text:span></text:span><text:span text:style-name="Default_20_Paragraph_20_Font"><text:span text:style-name="T4">וַחֲיָא עֵבֶר תְּלָתִין וְאַרְבַּע שְׁנִין וְאוֹלִיד יָת פָּלֶג</text:span></text:span><text:span text:style-name="Default_20_Paragraph_20_Font"><text:span text:style-name="T2">׃ </text:span></text:span><text:span text:style-name="Default_20_Paragraph_20_Font"><text:span text:style-name="T1">יז </text:span></text:span><text:span text:style-name="Default_20_Paragraph_20_Font"><text:span text:style-name="T4">וַחֲיָא עֵבֶר בָּתַר דְּאוֹלִיד יָת פֶּלֶג אַרְבַּע מְאָה וּתְּלָתִין שְׁנִין וְאוֹלִיד בְּנִין וּבְנָן</text:span></text:span><text:span text:style-name="Default_20_Paragraph_20_Font"><text:span text:style-name="T2">׃ </text:span></text:span><text:span text:style-name="Default_20_Paragraph_20_Font"><text:span text:style-name="T1">יח </text:span></text:span><text:span text:style-name="Default_20_Paragraph_20_Font"><text:span text:style-name="T4">וַחֲיָא פֶלֶג תְּלָתִין שְׁנִין וְאוֹלִיד יָת רְעוּ</text:span></text:span><text:span text:style-name="Default_20_Paragraph_20_Font"><text:span text:style-name="T2">׃ </text:span></text:span><text:span text:style-name="Default_20_Paragraph_20_Font"><text:span text:style-name="T1">יט </text:span></text:span><text:span text:style-name="Default_20_Paragraph_20_Font"><text:span text:style-name="T4">וַחֲיָא פֶלֶג בָּתַר דְּאוֹלִיד יָת רְעוּ מָאתָן וּתְשַׁע שְׁנִין וְאוֹלִיד בְּנִין וּבְנָן</text:span></text:span><text:span text:style-name="Default_20_Paragraph_20_Font"><text:span text:style-name="T2">׃ </text:span></text:span><text:span text:style-name="Default_20_Paragraph_20_Font"><text:span text:style-name="T1">כ </text:span></text:span><text:span text:style-name="Default_20_Paragraph_20_Font"><text:span text:style-name="T4">וַחֲיָא רְעוּ תְּלָתִין וְתַרְתֵּין שְׁנִין וְאוֹלִיד יָת שְׂרוּג</text:span></text:span><text:span text:style-name="Default_20_Paragraph_20_Font"><text:span text:style-name="T2">׃ </text:span></text:span><text:span text:style-name="Default_20_Paragraph_20_Font"><text:span text:style-name="T1">כא </text:span></text:span><text:span text:style-name="Default_20_Paragraph_20_Font"><text:span text:style-name="T4">וַחֲיָא רְעוּ בָּתַר דְּאוֹלִיד יָת שְׂרוּג מָאתָן וּשְׁבַע שְׁנִין וְאוֹלִיד בְּנִין וּבְנָן</text:span></text:span><text:span text:style-name="Default_20_Paragraph_20_Font"><text:span text:style-name="T2">׃ </text:span></text:span><text:span text:style-name="Default_20_Paragraph_20_Font"><text:span text:style-name="T1">כב </text:span></text:span><text:span text:style-name="Default_20_Paragraph_20_Font"><text:span text:style-name="T4">וַחֲיָא שְׂרוּג תְּלָתִין שְׁנִין וְאוֹלִיד יָת נָחוֹר</text:span></text:span><text:span text:style-name="Default_20_Paragraph_20_Font"><text:span text:style-name="T2">׃ </text:span></text:span><text:span text:style-name="Default_20_Paragraph_20_Font"><text:span text:style-name="T1">כג </text:span></text:span><text:span text:style-name="Default_20_Paragraph_20_Font"><text:span text:style-name="T4">וַחֲיָא שְׂרוּג בָּתַר דְּאוֹלִיד יָת נָחוֹר מָאתָן שְׁנִין וְאוֹלִיד בְּנִין וּבְנָן</text:span></text:span><text:span text:style-name="Default_20_Paragraph_20_Font"><text:span text:style-name="T2">׃ </text:span></text:span><text:span text:style-name="Default_20_Paragraph_20_Font"><text:span text:style-name="T1">כד </text:span></text:span><text:span text:style-name="Default_20_Paragraph_20_Font"><text:span text:style-name="T4">וַחֲיָא נָחוֹר עֶשְׂרִין וּתְשַׁע שְׁנִין וְאוֹלִיד יָת תָּרַח</text:span></text:span><text:span text:style-name="Default_20_Paragraph_20_Font"><text:span text:style-name="T2">׃ </text:span></text:span><text:span text:style-name="Default_20_Paragraph_20_Font"><text:span text:style-name="T1">כה </text:span></text:span><text:span text:style-name="Default_20_Paragraph_20_Font"><text:span text:style-name="T4">וַחֲיָא נָחוֹר בָּתַר דְּאוֹלִיד יָת תֶּרַח מְאָה וּתְשַׁע עֲשַׂר שְׁנִין וְאוֹלִיד בְּנִין וּבְנָן</text:span></text:span><text:span text:style-name="Default_20_Paragraph_20_Font"><text:span text:style-name="T2">׃ </text:span></text:span><text:span text:style-name="Default_20_Paragraph_20_Font"><text:span text:style-name="T1">כו </text:span></text:span><text:span text:style-name="Default_20_Paragraph_20_Font"><text:span text:style-name="T4">וַחֲיָא תֶרַח שִׁבְעִין שְׁנִין וְאוֹלִיד יָת אַבְרָם יָת נָחוֹר וְיָת הָרָן</text:span></text:span><text:span text:style-name="Default_20_Paragraph_20_Font"><text:span text:style-name="T2">׃ </text:span></text:span><text:span text:style-name="Default_20_Paragraph_20_Font"><text:span text:style-name="T1">כז </text:span></text:span><text:span text:style-name="Default_20_Paragraph_20_Font"><text:span text:style-name="T4">וְאִלֵּין תּוּלְדַת תֶּרַח תֶּרַח אוֹלִיד יָת אַבְרָם יָת נָחוֹר וְיָת הָרָן וְהָרָן אוֹלִיד יָת לוֹטּ</text:span></text:span><text:span text:style-name="Default_20_Paragraph_20_Font"><text:span text:style-name="T2">׃ </text:span></text:span><text:span text:style-name="Default_20_Paragraph_20_Font"><text:span text:style-name="T1">כח </text:span></text:span><text:span text:style-name="Default_20_Paragraph_20_Font"><text:span text:style-name="T4">וּמִית הָרָן עַל אַפֵּי תֶּרַח אֲבוּהִי בְּאַרְעָא דְּיַלָּדוּתֵהּ בְּאוּרָא דְכַסְדָּאֵי</text:span></text:span><text:span text:style-name="Default_20_Paragraph_20_Font"><text:span text:style-name="T2">׃ </text:span></text:span><text:span text:style-name="Default_20_Paragraph_20_Font"><text:span text:style-name="T1">כט </text:span></text:span><text:span text:style-name="Default_20_Paragraph_20_Font"><text:span text:style-name="T4">וּנְסִיב אַבְרָם וְנָחוֹר לְהוֹן נְשִׁין שׁוּם אִתַּת אַבְרָם שָׂרָי וְשׁוּם אִתַּת נָחוֹר מִלְכָּה בַּת הָרָן אֲבוּהָא דְּמִלְכָּה וַאֲבוּהָא דְּיִסְכָּה</text:span></text:span><text:span text:style-name="Default_20_Paragraph_20_Font"><text:span text:style-name="T2">׃ </text:span></text:span><text:span text:style-name="Default_20_Paragraph_20_Font"><text:span text:style-name="T1">ל </text:span></text:span><text:span text:style-name="Default_20_Paragraph_20_Font"><text:span text:style-name="T4">וַהֲוַת שָׂרַי עֲקָרָה לֵית לָהּ וְלָד</text:span></text:span><text:span text:style-name="Default_20_Paragraph_20_Font"><text:span text:style-name="T2">׃ </text:span></text:span><text:span text:style-name="Default_20_Paragraph_20_Font"><text:span text:style-name="T1">לא </text:span></text:span><text:span text:style-name="Default_20_Paragraph_20_Font"><text:span text:style-name="T4">וּדְבַר תֶּרַח יָת אַבְרָם בְּרֵהּ וְיָת לוֹט בַּר הָרָן בַּר בְּרֵהּ וְיָת שָׂרַי כַּלָּתֵהּ אִתַּת אַבְרָם בְּרֵהּ וּנְפָקוּ עִמְּהוֹן מֵאוּרָא דְּכַסְדָּאֵי לְמֵיזַל לְאַרְעָא דִּכְנָעַן וַאֲתוֹ עַד חָרָן וִיתִיבוּ תַמָּן</text:span></text:span><text:span text:style-name="Default_20_Paragraph_20_Font"><text:span text:style-name="T2">׃ </text:span></text:span><text:span text:style-name="Default_20_Paragraph_20_Font"><text:span text:style-name="T1">לב </text:span></text:span><text:span text:style-name="Default_20_Paragraph_20_Font"><text:span text:style-name="T4">וַהֲווֹ יוֹמֵי תֶרַח מָאָתן וַחֲמֵשׁ שְׁנִין וּמִית תֶּרַח בְּחָרָן</text:span></text:span><text:span text:style-name="Default_20_Paragraph_20_Font"><text:span text:style-name="T2">׃ </text:span></text:span></text:p>
      </text:section>
      <text:section text:style-name="Sect1" text:name="Sect12">
        <text:p text:style-name="P2">Genesis 12</text:p>
        <text:p text:style-name="P3"><text:span text:style-name="Default_20_Paragraph_20_Font"><text:span text:style-name="T1">א </text:span></text:span><text:span text:style-name="Default_20_Paragraph_20_Font"><text:span text:style-name="T4">וַאֲמַר יְיָ לְאַבְרָם אִיזֵל לָךְ מֵאַרְעָךְ וּמִיַּלָּדוּתָךְ וּמִבֵּית אֲבוּךְ לְאַרְעָא דִּי אַחֲזִנָּךְ</text:span></text:span><text:span text:style-name="Default_20_Paragraph_20_Font"><text:span text:style-name="T2">׃ </text:span></text:span><text:span text:style-name="Default_20_Paragraph_20_Font"><text:span text:style-name="T1">ב </text:span></text:span><text:span text:style-name="Default_20_Paragraph_20_Font"><text:span text:style-name="T4">וְאֶעְבְּדִנָּךְ לְעַם סַגִּי וֶאֱבָרֵכִנָּךְ וַאֲרַבֵּי שְׁמָךְ וּתְהֵא מְבָרֵךְ</text:span></text:span><text:span text:style-name="Default_20_Paragraph_20_Font"><text:span text:style-name="T2">׃ </text:span></text:span><text:span text:style-name="Default_20_Paragraph_20_Font"><text:span text:style-name="T1">ג </text:span></text:span><text:span text:style-name="Default_20_Paragraph_20_Font"><text:span text:style-name="T4">וֶאֱבָרֵךְ מְבָרְכָךְ וּמְלַטְטָךְ אֵילוּט וְיִתְבָּרֲכוּן בְּדִילָךְ כֹּל זַרְעֲיַת אַרְעָא</text:span></text:span><text:span text:style-name="Default_20_Paragraph_20_Font"><text:span text:style-name="T2">׃ </text:span></text:span><text:span text:style-name="Default_20_Paragraph_20_Font"><text:span text:style-name="T1">ד </text:span></text:span><text:span text:style-name="Default_20_Paragraph_20_Font"><text:span text:style-name="T4">וַאֲזַל אַבְרָם כְּמָא דְּמַלֵּיל </text:span></text:span><text:soft-page-break/><text:span text:style-name="Default_20_Paragraph_20_Font"><text:span text:style-name="T4">עִמֵּהּ יְיָ וַאֲזַל עִמֵּהּ לוֹטּ וְאַבְרָם בַּר שִׁבְעִין וַחֲמֵשׁ שְׁנִין בְּמִפְקֵהּ מֵחָרָן</text:span></text:span><text:span text:style-name="Default_20_Paragraph_20_Font"><text:span text:style-name="T2">׃ </text:span></text:span><text:span text:style-name="Default_20_Paragraph_20_Font"><text:span text:style-name="T1">ה </text:span></text:span><text:span text:style-name="Default_20_Paragraph_20_Font"><text:span text:style-name="T4">וּדְבַר אַבְרָם יָת שָׂרַי אִתְּתֵהּ וְיָת לוֹט בַר אֲחוּהִי וְיָת כָּל קִנְיָנְהוֹן דִּי קְנוֹ וְיָת נַפְשָׁתָא דְּשַׁעֲבִּידוּ לְאוֹרַיְתָא בְחָרָן וּנְפָקוּ לְמֵיזַל לְאַרְעָא דִּכְנַעַן וַאֲתוֹ לְאַרְעָא דִּכְנָעַן</text:span></text:span><text:span text:style-name="Default_20_Paragraph_20_Font"><text:span text:style-name="T2">׃</text:span></text:span><text:span text:style-name="Default_20_Paragraph_20_Font"><text:span text:style-name="T4"> </text:span></text:span><text:span text:style-name="Default_20_Paragraph_20_Font"><text:span text:style-name="T1">ו </text:span></text:span><text:span text:style-name="Default_20_Paragraph_20_Font"><text:span text:style-name="T4">וַעֲבַר אַבְרָם בְּאַרְעָא עַד אֲתַר שְׁכֶם עַד מֵישַׁר מוֹרֶה וּכְנַעֲנָאָה בְּכֵן בְּאַרְעָא</text:span></text:span><text:span text:style-name="Default_20_Paragraph_20_Font"><text:span text:style-name="T2">׃ </text:span></text:span><text:span text:style-name="Default_20_Paragraph_20_Font"><text:span text:style-name="T1">ז </text:span></text:span><text:span text:style-name="Default_20_Paragraph_20_Font"><text:span text:style-name="T4">וְאִתְגְּלִי יְיָ לְאַבְרָם וַאֲמַר לִבְנָךְ אֶתֵּן יָת אַרְעָא הָדָא וּבְנָא תַמָּן מַדְבְּחָא קֳדָם יְיָ דְּאִתְגְּלִי לֵהּ</text:span></text:span><text:span text:style-name="Default_20_Paragraph_20_Font"><text:span text:style-name="T2">׃ </text:span></text:span><text:span text:style-name="Default_20_Paragraph_20_Font"><text:span text:style-name="T1">ח </text:span></text:span><text:span text:style-name="Default_20_Paragraph_20_Font"><text:span text:style-name="T4">וְאִסְתַּלַּק מִתַּמָּן לְטוּרָא מִמַדְנַח לְבֵית אֵל וּפְרַס מַשְׁכְּנֵהּ בֵּית אֵל מִמַּעַרְבָא וְעַי מִמָּדִינְחָא וּבְנָא תַמָּן מִדְבְּחָא קֳדָם יְיָ וְצַלִּי בִּשְׁמָא דַּיְיָ</text:span></text:span><text:span text:style-name="Default_20_Paragraph_20_Font"><text:span text:style-name="T2">׃ </text:span></text:span><text:span text:style-name="Default_20_Paragraph_20_Font"><text:span text:style-name="T1">ט </text:span></text:span><text:span text:style-name="Default_20_Paragraph_20_Font"><text:span text:style-name="T4">וּנְטַּל אַבְרָם אָזֵל וְנָטֵל לְדָרוֹמָא</text:span></text:span><text:span text:style-name="Default_20_Paragraph_20_Font"><text:span text:style-name="T2">׃ </text:span></text:span><text:span text:style-name="Default_20_Paragraph_20_Font"><text:span text:style-name="T1">י </text:span></text:span><text:span text:style-name="Default_20_Paragraph_20_Font"><text:span text:style-name="T4">וַהֲוָה כַפְנָא בְּאַרְעָא וּנְחַת אַבְרָם לְמִצְרַיִם לְאִתּוֹתָבָא תַמָּן אֲרֵי תַקִּיף כַּפְנָא בְּאַרְעָא</text:span></text:span><text:span text:style-name="Default_20_Paragraph_20_Font"><text:span text:style-name="T2">׃ </text:span></text:span><text:span text:style-name="Default_20_Paragraph_20_Font"><text:span text:style-name="T1">יא </text:span></text:span><text:span text:style-name="Default_20_Paragraph_20_Font"><text:span text:style-name="T4">וַהֲוָה כַּד קְרֵיב לְמֵיעַל לְמִצְרָיִם וַאֲמַר לְשָׂרַי אִתְּתֵה הָא כְעַן יְדָעִית אֲרֵי אִתְּתָא שַׁפִּירַת חֵיזוּ אָתְּ</text:span></text:span><text:span text:style-name="Default_20_Paragraph_20_Font"><text:span text:style-name="T2">׃ </text:span></text:span><text:span text:style-name="Default_20_Paragraph_20_Font"><text:span text:style-name="T1">יב </text:span></text:span><text:span text:style-name="Default_20_Paragraph_20_Font"><text:span text:style-name="T4">וִיהֵי כַּד (נ''י אֲרֵי) יֶחֱזוּן יָתִיךְ מִצְרָאֵי וְיֵימְרוּן אִתְּתֵהּ דָּא וְיִקְטְלוּן יָתִי וְיָתִיךְ יְקַיְמוּן</text:span></text:span><text:span text:style-name="Default_20_Paragraph_20_Font"><text:span text:style-name="T2">׃ </text:span></text:span><text:span text:style-name="Default_20_Paragraph_20_Font"><text:span text:style-name="T1">יג </text:span></text:span><text:span text:style-name="Default_20_Paragraph_20_Font"><text:span text:style-name="T4">אִמְרִי כְעַן אֲחָתִי אָתְּ בְּדִיל דְּיֵיטַב לִי בְּדִילָךְ וְתִתְקַיֵּם נַפְשִׁי בְּפִתְגָּמָיְכִי</text:span></text:span><text:span text:style-name="Default_20_Paragraph_20_Font"><text:span text:style-name="T2">׃ </text:span></text:span><text:span text:style-name="Default_20_Paragraph_20_Font"><text:span text:style-name="T1">יד </text:span></text:span><text:span text:style-name="Default_20_Paragraph_20_Font"><text:span text:style-name="T4">וַהֲוָה כַּד עַל אַבְרָם לְמִצְרָיִם וַחֲזוֹ מִצְרָאֵי יָת אִתְּתָא אֲרֵי שַׁפִּירָא הִיא לַחֲדָא</text:span></text:span><text:span text:style-name="Default_20_Paragraph_20_Font"><text:span text:style-name="T2">׃ </text:span></text:span><text:span text:style-name="Default_20_Paragraph_20_Font"><text:span text:style-name="T1">טו </text:span></text:span><text:span text:style-name="Default_20_Paragraph_20_Font"><text:span text:style-name="T4">וַחֲזוֹ יָתַהּ רַבְרְבֵי פַרְעֹה וְשַׁבָּחוּ יָתַהּ לְפַרְעֹה וְאִדַּבָּרַת אִתְּתָא לְבֵית פַּרְעֹה</text:span></text:span><text:span text:style-name="Default_20_Paragraph_20_Font"><text:span text:style-name="T2">׃ </text:span></text:span><text:span text:style-name="Default_20_Paragraph_20_Font"><text:span text:style-name="T1">טז </text:span></text:span><text:span text:style-name="Default_20_Paragraph_20_Font"><text:span text:style-name="T4">וּלְאַבְרָם אוֹטִיב בְּדִילַהּ וַהֲווֹ לֵהּ עָאן וְתוֹרִין וַחֲמָרִין וְעַבְדִין וְאַמְהָן וְאַתְנָן וְגַמְלִין</text:span></text:span><text:span text:style-name="Default_20_Paragraph_20_Font"><text:span text:style-name="T2">׃ </text:span></text:span><text:span text:style-name="Default_20_Paragraph_20_Font"><text:span text:style-name="T1">יז </text:span></text:span><text:span text:style-name="Default_20_Paragraph_20_Font"><text:span text:style-name="T4">וְאַיְתִי יְיָ עַל פַּרְעֹה מַכְתָּשִׁין רַבְרְבִין וְעַל אֱנַשׁ בֵּיתֵהּ עַל עֵיסַק שָׂרַי אִתַּת אַבְרָם</text:span></text:span><text:span text:style-name="Default_20_Paragraph_20_Font"><text:span text:style-name="T2">׃ </text:span></text:span><text:span text:style-name="Default_20_Paragraph_20_Font"><text:span text:style-name="T1">יח </text:span></text:span><text:span text:style-name="Default_20_Paragraph_20_Font"><text:span text:style-name="T4">וּקְרָא פַרְעֹה לְאַבְרָם וַאֲמַר מָה דָּא עֲבַדְתְּ לִי לְמָא לָא חַוֵּיתָא לִי אֲרֵי אִתְּתָךְ הִיא</text:span></text:span><text:span text:style-name="Default_20_Paragraph_20_Font"><text:span text:style-name="T2">׃ </text:span></text:span><text:span text:style-name="Default_20_Paragraph_20_Font"><text:span text:style-name="T1">יט </text:span></text:span><text:span text:style-name="Default_20_Paragraph_20_Font"><text:span text:style-name="T4">לְמָא אֲמַרְתְּ אֲחָתִי הִיא וּדְבָרִית יָתַהּ לִי לְאִתּוּ וּכְעַן הָא אִתְּתָךְ דְּבַר וְאִיזֵל</text:span></text:span><text:span text:style-name="Default_20_Paragraph_20_Font"><text:span text:style-name="T2">׃ </text:span></text:span><text:span text:style-name="Default_20_Paragraph_20_Font"><text:span text:style-name="T1">כ </text:span></text:span><text:span text:style-name="Default_20_Paragraph_20_Font"><text:span text:style-name="T4">וּפַקִּיד עֲלוֹהִי פַּרְעֹה גּוּבְרִין וְאַלְוִיאוּ יָתֵהּ וְיָת אִתְּתֵהּ וְיָת כָּל דִילֵהּ</text:span></text:span><text:span text:style-name="Default_20_Paragraph_20_Font"><text:span text:style-name="T2">׃ </text:span></text:span></text:p>
      </text:section>
      <text:section text:style-name="Sect1" text:name="Sect13">
        <text:p text:style-name="P2">Genesis 13</text:p>
        <text:p text:style-name="P3"><text:span text:style-name="Default_20_Paragraph_20_Font"><text:span text:style-name="T1">א </text:span></text:span><text:span text:style-name="Default_20_Paragraph_20_Font"><text:span text:style-name="T4">וּסְלֵיק אַבְרָם מִמִּצְרַיִם הוּא וְאִתְּתֵהּ וְכָל דִּילֵהּ וְלוֹט עִמֵּהּ לְדָרוֹמָא</text:span></text:span><text:span text:style-name="Default_20_Paragraph_20_Font"><text:span text:style-name="T2">׃ </text:span></text:span><text:span text:style-name="Default_20_Paragraph_20_Font"><text:span text:style-name="T1">ב </text:span></text:span><text:span text:style-name="Default_20_Paragraph_20_Font"><text:span text:style-name="T4">וְאַבְרָם תַּקִּיף לַחֲדָא בִּבְעִירָא בְּכַסְפָּא וּבְדַהֲבָא</text:span></text:span><text:span text:style-name="Default_20_Paragraph_20_Font"><text:span text:style-name="T2">׃ </text:span></text:span><text:span text:style-name="Default_20_Paragraph_20_Font"><text:span text:style-name="T1">ג </text:span></text:span><text:span text:style-name="Default_20_Paragraph_20_Font"><text:span text:style-name="T4">וַאֲזַל לְמַטְלָנוֹהִי מִדָּרוֹמָא וְעַד בֵּית אֵל עַד אַתְרָא דִּי פְּרַס תַּמָּן מַשְׁכְּנֵהּ בְּקַדְמֵיתָא בֵּין בֵּית אֵל וּבֵין עָי</text:span></text:span><text:span text:style-name="Default_20_Paragraph_20_Font"><text:span text:style-name="T2">׃ </text:span></text:span><text:span text:style-name="Default_20_Paragraph_20_Font"><text:span text:style-name="T1">ד </text:span></text:span><text:span text:style-name="Default_20_Paragraph_20_Font"><text:span text:style-name="T4">לַאֲתַר מַדְבְּחָא דִּי עֲבַד תַּמָּן בְּקַדְמֵיתָא וְצַלֵּי תַמָּן אַבְרָם בִּשְׁמָא דַּיְיָ</text:span></text:span><text:span text:style-name="Default_20_Paragraph_20_Font"><text:span text:style-name="T2">׃ </text:span></text:span><text:span text:style-name="Default_20_Paragraph_20_Font"><text:span text:style-name="T1">ה </text:span></text:span><text:span text:style-name="Default_20_Paragraph_20_Font"><text:span text:style-name="T4">וְאַף לְלוֹט דְּאָזִיל עִם אַבְרָם הֲוָה עָאן וְתוֹרִין וּמַשְׁכְּנִין</text:span></text:span><text:span text:style-name="Default_20_Paragraph_20_Font"><text:span text:style-name="T2">׃ </text:span></text:span><text:span text:style-name="Default_20_Paragraph_20_Font"><text:span text:style-name="T1">ו </text:span></text:span><text:span text:style-name="Default_20_Paragraph_20_Font"><text:span text:style-name="T4">וְלָא סוֹבָרַת יָתְהוֹן אַרְעָא לְמִיתַב כַּחֲדָא אֲרֵי הֲוָה קִנְיָנְהוֹן סַגִּי וְלָא יְכִילוּ לְמִיתַּב כַּחֲדָא</text:span></text:span><text:span text:style-name="Default_20_Paragraph_20_Font"><text:span text:style-name="T2">׃ </text:span></text:span><text:span text:style-name="Default_20_Paragraph_20_Font"><text:span text:style-name="T1">ז </text:span></text:span><text:span text:style-name="Default_20_Paragraph_20_Font"><text:span text:style-name="T4">וַהַוַת מַצוּתָא בֵּין רָעֵי בְּעִירֵה דְאַבְרָם וּבֵין רָעֵי בְּעִירֵה דְלוֹט וּכְנַעֲנָאָה וּפְרִזָאָה בְּכֵן יָתִיב בְּאַרְעָא</text:span></text:span><text:span text:style-name="Default_20_Paragraph_20_Font"><text:span text:style-name="T2">׃ </text:span></text:span><text:span text:style-name="Default_20_Paragraph_20_Font"><text:span text:style-name="T1">ח </text:span></text:span><text:span text:style-name="Default_20_Paragraph_20_Font"><text:span text:style-name="T4">וַאֲמַר אַבְרָם לְלוֹט לָא כְעַן תְּהֵי מַצוּתָא בֵּינָא וּבֵינָךְ וּבֵין רַעֲוָתִי וּבֵין רַעֲוָתָךְ אֲרֵי גוּבְרִין אַחִין אֲנָחְנָא</text:span></text:span><text:span text:style-name="Default_20_Paragraph_20_Font"><text:span text:style-name="T2">׃ </text:span></text:span><text:span text:style-name="Default_20_Paragraph_20_Font"><text:span text:style-name="T1">ט </text:span></text:span><text:span text:style-name="Default_20_Paragraph_20_Font"><text:span text:style-name="T4">הֲלָא כָל אַרְעָא קֳדָמָךְ אִתְפָּרַשׁ כְּעַן מִלְוָתִי אִם אַתְּ לְצִפּוּנָא וַאֲנָא לְדָרוֹמָא וְאִם אַתְּ לְדָרוֹמָא וַאֲנָא לְצִפּוּנָא</text:span></text:span><text:span text:style-name="Default_20_Paragraph_20_Font"><text:span text:style-name="T2">׃ </text:span></text:span><text:span text:style-name="Default_20_Paragraph_20_Font"><text:span text:style-name="T1">י </text:span></text:span><text:span text:style-name="Default_20_Paragraph_20_Font"><text:span text:style-name="T4">וּזְקַף לוֹט יָת עֵינוֹהִי וַחֲזָא יָת כָּל מֵישַׁר יַרְדְנָא אֲרֵי כֻלַהּ בֵּית שַׁקְיָא קֳדָם חַבָּלוּת יְיָ יָת סְדוֹם וְיָת עֲמֹרָא כְּגִנְתָא דַיְיָ כְּאַרְעָא דְמִצְרַיִם מָטֵּי לְצוֹעַר</text:span></text:span><text:span text:style-name="Default_20_Paragraph_20_Font"><text:span text:style-name="T2">׃ </text:span></text:span><text:span text:style-name="Default_20_Paragraph_20_Font"><text:span text:style-name="T1">יא </text:span></text:span><text:span text:style-name="Default_20_Paragraph_20_Font"><text:span text:style-name="T4">וּבְחַר לֵיהּ לוֹט יַת כָּל מֵישַׁר יַרְדְנָא וּנְטַל לוֹט מִלְקַדְמִין וְאִתַּפְרָשׁוּ גְבַר מִלְוַת אָחוּהִי</text:span></text:span><text:span text:style-name="Default_20_Paragraph_20_Font"><text:span text:style-name="T2">׃ </text:span></text:span><text:span text:style-name="Default_20_Paragraph_20_Font"><text:span text:style-name="T1">יב </text:span></text:span><text:span text:style-name="Default_20_Paragraph_20_Font"><text:span text:style-name="T4">אַבְרָם יָתֵיב בְּאַרְעָא דִכְנָעַן וְלוֹט יָתֵיב בְּקִרְוֵי מֵישְׁרָא וּפְרַס עַד סְדוֹם</text:span></text:span><text:span text:style-name="Default_20_Paragraph_20_Font"><text:span text:style-name="T2">׃ </text:span></text:span><text:span text:style-name="Default_20_Paragraph_20_Font"><text:span text:style-name="T1">יג </text:span></text:span><text:span text:style-name="Default_20_Paragraph_20_Font"><text:span text:style-name="T4">וֶאֱנָשִׁין דִסְדוֹם בִּישִׁין בְּמָמוֹנְהוֹן וְחַיָבִין בִּגְוִיָתְהוֹן קֳדָם יְיָ לַחֲדָא</text:span></text:span><text:span text:style-name="Default_20_Paragraph_20_Font"><text:span text:style-name="T2">׃ </text:span></text:span><text:span text:style-name="Default_20_Paragraph_20_Font"><text:span text:style-name="T1">יד </text:span></text:span><text:span text:style-name="Default_20_Paragraph_20_Font"><text:span text:style-name="T4">וַיְיָ אֲמַר לְאַבְרָם בָּתַר דְאִתְפָּרֶשׁ לוֹט מֵעִמֵהּ זְקוֹף כְּעַן עֵינָךְ וַחֲזֵי מִן אַתְרָא דְאַתְּ תַּמָן לְצִפּוּנָא וּלְדָרוֹמָא וּלְמַדִינְחָא וּלְמַעֲרָבָא</text:span></text:span><text:span text:style-name="Default_20_Paragraph_20_Font"><text:span text:style-name="T2">׃ </text:span></text:span><text:span text:style-name="Default_20_Paragraph_20_Font"><text:span text:style-name="T1">טו </text:span></text:span><text:span text:style-name="Default_20_Paragraph_20_Font"><text:span text:style-name="T4">אֲרֵי יָת כָּל אַרְעָא דִי אַתְּ חָזֵי לָךְ אֶתְּנִנַהּ וְלִבְנָיךְ עַד עָלָם</text:span></text:span><text:span text:style-name="Default_20_Paragraph_20_Font"><text:span text:style-name="T2">׃ </text:span></text:span><text:span text:style-name="Default_20_Paragraph_20_Font"><text:span text:style-name="T1">טז </text:span></text:span><text:span text:style-name="Default_20_Paragraph_20_Font"><text:span text:style-name="T4">וֶאֱשַׁוֵּי יָת בְּנָיךְ סַגִיאִין כְּעַפְרָא דְאַרְעָא כְּמָא דִי לָא אֶפְשַׁר לִגְבַר לְּמִמְנֵי יָת עַפְרָא דְאַרְעָא </text:span></text:span><text:soft-page-break/><text:span text:style-name="Default_20_Paragraph_20_Font"><text:span text:style-name="T4">אַף בְּנָיךְ לָא יִתִּמְנוּן</text:span></text:span><text:span text:style-name="Default_20_Paragraph_20_Font"><text:span text:style-name="T2">׃ </text:span></text:span><text:span text:style-name="Default_20_Paragraph_20_Font"><text:span text:style-name="T1">יז </text:span></text:span><text:span text:style-name="Default_20_Paragraph_20_Font"><text:span text:style-name="T4">קוּם הֲלִיךְ בְּאַרְעָא לְאָרְכַּהּ וְלִפְתָיַהּ אֲרֵי לָךְ אֶתְּנִינַהּ</text:span></text:span><text:span text:style-name="Default_20_Paragraph_20_Font"><text:span text:style-name="T2">׃ </text:span></text:span><text:span text:style-name="Default_20_Paragraph_20_Font"><text:span text:style-name="T1">יח </text:span></text:span><text:span text:style-name="Default_20_Paragraph_20_Font"><text:span text:style-name="T4">וּפְרַס אַבְרָם וַאֲתָא וִיתֵב בְּמֵישְׁרֵי מַמְרֵא דִי בְחֶבְרוֹן וּבְנָא תַמָן מַדְבְּחָא קֳדָם יְיָ</text:span></text:span><text:span text:style-name="Default_20_Paragraph_20_Font"><text:span text:style-name="T2">׃ </text:span></text:span></text:p>
      </text:section>
      <text:section text:style-name="Sect1" text:name="Sect14">
        <text:p text:style-name="P2">Genesis 14</text:p>
        <text:p text:style-name="P3"><text:span text:style-name="Default_20_Paragraph_20_Font"><text:span text:style-name="T1">א </text:span></text:span><text:span text:style-name="Default_20_Paragraph_20_Font"><text:span text:style-name="T4">וַהֲוָה בְיוֹמֵי אַמְרָפֶל מַלְכָּא דְבָבֶל אַרְיוֹךְ מַלְכָּא דְאֶלָסָר כְּדָרְלָעוֹמֶר מַלְכָּא דְעֵילָם וְתִדְעָל מַלְכָּא דְעַמְמֵי</text:span></text:span><text:span text:style-name="Default_20_Paragraph_20_Font"><text:span text:style-name="T2">׃ </text:span></text:span><text:span text:style-name="Default_20_Paragraph_20_Font"><text:span text:style-name="T1">ב </text:span></text:span><text:span text:style-name="Default_20_Paragraph_20_Font"><text:span text:style-name="T4">סְדָרוּ (נ''א עֲבָדוּ) קְרָבָא עִם בֶּרַע מַלְכָּא דִסְדוֹם וְעִם בִּרְשַׁע מַלְכָּא דַעֲמֹרָה שִׁנְאָב מַלְכָּא דְאַדְמָה וְשֶׁמְאֵבֶר מַלְכָּא דִצְבוֹיִם וּמַלְכָּא דְבֶלַּע הִיא צוֹעַר</text:span></text:span><text:span text:style-name="Default_20_Paragraph_20_Font"><text:span text:style-name="T2">׃ </text:span></text:span><text:span text:style-name="Default_20_Paragraph_20_Font"><text:span text:style-name="T1">ג </text:span></text:span><text:span text:style-name="Default_20_Paragraph_20_Font"><text:span text:style-name="T4">כָּל אִלֵין אִתְכְּנָשׁוּ לְמֵישַׁר חַקְלַיָא הוּא אֲתַר יַמָא דְמִלְחָא</text:span></text:span><text:span text:style-name="Default_20_Paragraph_20_Font"><text:span text:style-name="T2">׃ </text:span></text:span><text:span text:style-name="Default_20_Paragraph_20_Font"><text:span text:style-name="T1">ד </text:span></text:span><text:span text:style-name="Default_20_Paragraph_20_Font"><text:span text:style-name="T4">תַּרְתֵּי עַשְׂרֵי שְׁנִין פְּלָחוּ יָת כְּדָרְלָעוֹמֶר וּתְלָת עֶשְׂרֵי שְׁנִין מְרָדוּ</text:span></text:span><text:span text:style-name="Default_20_Paragraph_20_Font"><text:span text:style-name="T2">׃ </text:span></text:span><text:span text:style-name="Default_20_Paragraph_20_Font"><text:span text:style-name="T1">ה </text:span></text:span><text:span text:style-name="Default_20_Paragraph_20_Font"><text:span text:style-name="T4">וּבְאַרְבַּע עֶשְׂרֵי שְׁנִין אֲתָא כְּדָרְלָעֹמֶר וּמַלְכַיָא דְעִמֵהּ וּמְחוֹ יָת גִבָּרַיָא דִי בְעַשְׁתְּרוֹת קַרְנַיִם וְיָת תַּקִיפַיָא דִבְהֶמְתָּא וְיָת אֵמְתָנֵי דִבְשָׁוֵה קִרְיָתָיִם</text:span></text:span><text:span text:style-name="Default_20_Paragraph_20_Font"><text:span text:style-name="T2">׃ </text:span></text:span><text:span text:style-name="Default_20_Paragraph_20_Font"><text:span text:style-name="T1">ו </text:span></text:span><text:span text:style-name="Default_20_Paragraph_20_Font"><text:span text:style-name="T4">וְיָת חוֹרָאֵי דִי בְּטוּרְהוֹן דְשֵׂעִיר עַד מֵישַׁר פָּארָן דִסְמִיךְ עַל מַדְבְּרָא</text:span></text:span><text:span text:style-name="Default_20_Paragraph_20_Font"><text:span text:style-name="T2">׃ </text:span></text:span><text:span text:style-name="Default_20_Paragraph_20_Font"><text:span text:style-name="T1">ז </text:span></text:span><text:span text:style-name="Default_20_Paragraph_20_Font"><text:span text:style-name="T4">וְתָבוּ וַאֲתוּ לְמֵישַׁר פִּלּוּג דִינָא הִיא רְקָם וּמְחוֹ יָת כָּל חֲקַל עֲמַלְקָאָה וְאַף יָת אֱמוֹרָאָה דְיָתֵיב בְּעֵין גֶּדִי</text:span></text:span><text:span text:style-name="Default_20_Paragraph_20_Font"><text:span text:style-name="T2">׃ </text:span></text:span><text:span text:style-name="Default_20_Paragraph_20_Font"><text:span text:style-name="T1">ח </text:span></text:span><text:span text:style-name="Default_20_Paragraph_20_Font"><text:span text:style-name="T4">וּנְפַק מַלְכָּא דִסְדוֹם וּמַלְכָּא דַעֲמוֹרָה וּמַלְכָּא דְאַדְמָה וּמַלְכָּא דִצְבוֹיִם וּמַלְכָּא דְבֶלַע הִיא צוֹעַר וְסַדָרוּ עִמְהוֹן קְרָבָא בְּמֵישַׁר חַקְלַיָא</text:span></text:span><text:span text:style-name="Default_20_Paragraph_20_Font"><text:span text:style-name="T2">׃ </text:span></text:span><text:span text:style-name="Default_20_Paragraph_20_Font"><text:span text:style-name="T1">ט </text:span></text:span><text:span text:style-name="Default_20_Paragraph_20_Font"><text:span text:style-name="T4">עִם כְּדָרְלָעֹמֶר מַלְכָּא דְעֵילָם וְתִדְעָל מַלְכָּא דְעַמְמִין וְאַמְרָפֶל מַלְכָּא דְבָבֶל וְאַרְיוֹךְ מַלְכָּא דְאֶלָסָר אַרְבְּעָה מַלְכִין לָקֳבֵיל חַמְשָׁא</text:span></text:span><text:span text:style-name="Default_20_Paragraph_20_Font"><text:span text:style-name="T2">׃ </text:span></text:span><text:span text:style-name="Default_20_Paragraph_20_Font"><text:span text:style-name="T1">י </text:span></text:span><text:span text:style-name="Default_20_Paragraph_20_Font"><text:span text:style-name="T4">וּמֵישַׁר חַקְלַיָא בֵּירִין בֵּירִין מַסְקַן חֵימָרָא וַעֲרָקוּ מַלְכָּא דִסְדוֹם וַעֲמוֹרָה וּנְפָלוּ תַמָן וּדְאִשְׁתָּאֲרוּ לְטוּרָא עֲרָקוּ</text:span></text:span><text:span text:style-name="Default_20_Paragraph_20_Font"><text:span text:style-name="T2">׃ </text:span></text:span><text:span text:style-name="Default_20_Paragraph_20_Font"><text:span text:style-name="T1">יא </text:span></text:span><text:span text:style-name="Default_20_Paragraph_20_Font"><text:span text:style-name="T4">וּשְׁבוֹ יָת כָּל קִנְיָנָא דִסְדוֹם וַעֲמוֹרָה וְיָת כָּל מֵיכָלְהוֹן וַאֲזָלוּ</text:span></text:span><text:span text:style-name="Default_20_Paragraph_20_Font"><text:span text:style-name="T2">׃ </text:span></text:span><text:span text:style-name="Default_20_Paragraph_20_Font"><text:span text:style-name="T1">יב </text:span></text:span><text:span text:style-name="Default_20_Paragraph_20_Font"><text:span text:style-name="T4">וּשְׁבוֹ יָת לוֹט וְיָת קִנְיָנֵהּ בַּר אַחוּהִי דְאַבְרָם וַאֲזָלוּ וְהוּא יָתֵיב בִּסְדוֹם</text:span></text:span><text:span text:style-name="Default_20_Paragraph_20_Font"><text:span text:style-name="T2">׃ </text:span></text:span><text:span text:style-name="Default_20_Paragraph_20_Font"><text:span text:style-name="T1">יג </text:span></text:span><text:span text:style-name="Default_20_Paragraph_20_Font"><text:span text:style-name="T4">וַאֲתָא מְשֵׁיזָבָא וְחַוִּי לְאַבְרָם עִבְרָאָה וְהוּא שָׁרֵי בְּמֵישְׁרֵי מַמְרֵא אֱמוֹרָאָה אֲחוּהִי דְאֶשְׁכּוֹל וַאֲחוּהִי דְעָנֵר וְאִינוּן אֱנָשֵׁי קְיָמֵהּ דְאַבְרָם</text:span></text:span><text:span text:style-name="Default_20_Paragraph_20_Font"><text:span text:style-name="T2">׃ </text:span></text:span><text:span text:style-name="Default_20_Paragraph_20_Font"><text:span text:style-name="T1">יד </text:span></text:span><text:span text:style-name="Default_20_Paragraph_20_Font"><text:span text:style-name="T4">וּשְׁמַע אַבְרָם אֲרֵי אִשְׁתְּבִי אֲחוּהִי וְזָרֵיז יָת עוּלֵמוֹהִי יְלִידֵי בֵיתֵהּ תְּלַת מְאָה וְתַמְנֵי עֲסַר וּרְדַף עַד דָן</text:span></text:span><text:span text:style-name="Default_20_Paragraph_20_Font"><text:span text:style-name="T2">׃ </text:span></text:span><text:span text:style-name="Default_20_Paragraph_20_Font"><text:span text:style-name="T1">טו </text:span></text:span><text:span text:style-name="Default_20_Paragraph_20_Font"><text:span text:style-name="T4">וְאִתְפְּלֵג עֲלֵיהוֹן לֵילְיָא הוּא וְעַבְדוֹהִי וּמְחוֹנוּן וּרְדָפִנוּן עַד חוֹבָא דִי מִצִפּוּנָא לְדַמָשֶׂק</text:span></text:span><text:span text:style-name="Default_20_Paragraph_20_Font"><text:span text:style-name="T2">׃ </text:span></text:span><text:span text:style-name="Default_20_Paragraph_20_Font"><text:span text:style-name="T1">טז </text:span></text:span><text:span text:style-name="Default_20_Paragraph_20_Font"><text:span text:style-name="T4">וַאֲתֵיב יָת כָּל קִנְיָנָא וְאַף יָת לוֹט בַּר אֲחוּהִי וְקִנְיָנֵהּ אֲתֵיב וְאַף יָת נְשַׁיָא וְיָת עַמָא</text:span></text:span><text:span text:style-name="Default_20_Paragraph_20_Font"><text:span text:style-name="T2">׃ </text:span></text:span><text:span text:style-name="Default_20_Paragraph_20_Font"><text:span text:style-name="T1">יז </text:span></text:span><text:span text:style-name="Default_20_Paragraph_20_Font"><text:span text:style-name="T4">וּנְפַק מַלְכָּא דִסְדוֹם לְקַדָמוּתֵה בָּתַר דְתָב מִלְמִמְחֵי יָת כְּדָרְלָעוֹמֶר וְיָת מַלְכַיָא דִי עִמֵהּ לְמֵישַׁר מַפְנָא הוּא אֲתַר בֵּית רֵיסָא דְמַלְכָּא</text:span></text:span><text:span text:style-name="Default_20_Paragraph_20_Font"><text:span text:style-name="T2">׃ </text:span></text:span><text:span text:style-name="Default_20_Paragraph_20_Font"><text:span text:style-name="T1">יח </text:span></text:span><text:span text:style-name="Default_20_Paragraph_20_Font"><text:span text:style-name="T4">וּמַלְכִּי צֶדֶק מַלְכָּא דִירוּשְׁלֶם אַפֵּיק לְחֵם וַחֲמָר וְהוּא מְשַׁמֵשׁ קֳדָם אֵל עִלָאָה</text:span></text:span><text:span text:style-name="Default_20_Paragraph_20_Font"><text:span text:style-name="T2">׃ </text:span></text:span><text:span text:style-name="Default_20_Paragraph_20_Font"><text:span text:style-name="T1">יט </text:span></text:span><text:span text:style-name="Default_20_Paragraph_20_Font"><text:span text:style-name="T4">וּבָרְכֵיהּ וַאֲמָר בְּרִיךְ אַבְרָם לְאֵל עִלָאָה דְקִנְיָנֵהּ שְׁמַיָא וְאַרְעָא</text:span></text:span><text:span text:style-name="Default_20_Paragraph_20_Font"><text:span text:style-name="T2">׃ </text:span></text:span><text:span text:style-name="Default_20_Paragraph_20_Font"><text:span text:style-name="T1">כ </text:span></text:span><text:span text:style-name="Default_20_Paragraph_20_Font"><text:span text:style-name="T4">וּבְרִיךְ אֵל עִלָאָה דִמְסַר סָנְאָיךְ בִּידָךְ וִיהַב לֵיהּ חַד מִן עַשְׂרָא מִכֹּלָא</text:span></text:span><text:span text:style-name="Default_20_Paragraph_20_Font"><text:span text:style-name="T2">׃ </text:span></text:span><text:span text:style-name="Default_20_Paragraph_20_Font"><text:span text:style-name="T1">כא </text:span></text:span><text:span text:style-name="Default_20_Paragraph_20_Font"><text:span text:style-name="T4">וַאֲמַר מַלְכָּא דִסְדוֹם לְאַבְרָם הַב לִי נַפְשָׁתָא וְקִנְיָנָא (סַב) דְבַר לָךְ</text:span></text:span><text:span text:style-name="Default_20_Paragraph_20_Font"><text:span text:style-name="T2">׃ </text:span></text:span><text:span text:style-name="Default_20_Paragraph_20_Font"><text:span text:style-name="T1">כב </text:span></text:span><text:span text:style-name="Default_20_Paragraph_20_Font"><text:span text:style-name="T4">וַאֲמַר אַבְרָם לְמַלְכָּא דִסְדוֹם אֲרֵמִית יְדַי בִּצְלוֹ קֳדָם יְיָ אֵל עִלָאָה דְקִנְיָנֵהּ שְׁמַיָא וְאַרְעָא</text:span></text:span><text:span text:style-name="Default_20_Paragraph_20_Font"><text:span text:style-name="T2">׃ </text:span></text:span><text:span text:style-name="Default_20_Paragraph_20_Font"><text:span text:style-name="T1">כג </text:span></text:span><text:span text:style-name="Default_20_Paragraph_20_Font"><text:span text:style-name="T4">אִם מִחוּטָא וְעַד עַרְקַת מְסָנָא וְאִם אֶסַב מִכָּל דִי לָךְ וְלָא תֵימַר אֲנָא אַעְתָּרִית יָת אַבְרָם</text:span></text:span><text:span text:style-name="Default_20_Paragraph_20_Font"><text:span text:style-name="T2">׃ </text:span></text:span><text:span text:style-name="Default_20_Paragraph_20_Font"><text:span text:style-name="T1">כד </text:span></text:span><text:span text:style-name="Default_20_Paragraph_20_Font"><text:span text:style-name="T4">לְחוֹד (בַּר) מִדִאֲכָלוּ עוּלֵמַיָא וְחָלָק גֻבְרַיָא דִי אֲזָלוּ עִמִי עָנֵר אֶשְׁכּוֹל וּמַמְרֵא אִינוּן יְקַבְּלוּן חַלָקְהוֹן</text:span></text:span><text:span text:style-name="Default_20_Paragraph_20_Font"><text:span text:style-name="T2">׃ </text:span></text:span></text:p>
      </text:section>
      <text:section text:style-name="Sect1" text:name="Sect15">
        <text:p text:style-name="P2"><text:soft-page-break/>Genesis 15</text:p>
        <text:p text:style-name="P3"><text:span text:style-name="Default_20_Paragraph_20_Font"><text:span text:style-name="T1">א </text:span></text:span><text:span text:style-name="Default_20_Paragraph_20_Font"><text:span text:style-name="T4">בָּתַר פִּתְגָמַיָא הָאִלֵין הֲוָה פִּתְגָמָא דַיְיָ עִם אַבְרָם בִּנְבוּאָה לְמֵימָר לָא תִדְחַל אַבְרָם מֵימְרִי תְּקוֹף לָךְ אַגְרָךְ סַגִי לַחֲדָא</text:span></text:span><text:span text:style-name="Default_20_Paragraph_20_Font"><text:span text:style-name="T2">׃ </text:span></text:span><text:span text:style-name="Default_20_Paragraph_20_Font"><text:span text:style-name="T1">ב </text:span></text:span><text:span text:style-name="Default_20_Paragraph_20_Font"><text:span text:style-name="T4">וַאֲמַר אַבְרָם יְיָ אֱלֹהִים מַה תִּתֶּן לִי וַאֲנָא אָזֵיל בְּלָא וְלָד וּבַר פַּרְנָסָא הָדֵין דִבְּבֵיתִי הוּא דַמַשְׂקָאָה אֱלִיעֶזֶר</text:span></text:span><text:span text:style-name="Default_20_Paragraph_20_Font"><text:span text:style-name="T2">׃ </text:span></text:span><text:span text:style-name="Default_20_Paragraph_20_Font"><text:span text:style-name="T1">ג </text:span></text:span><text:span text:style-name="Default_20_Paragraph_20_Font"><text:span text:style-name="T4">וַאֲמַר אַבְרָם הָא לִי לָא יְהַבְתְּ וְלָד וְהָא בַר בֵיתִי יָרִיתּ יָתִי</text:span></text:span><text:span text:style-name="Default_20_Paragraph_20_Font"><text:span text:style-name="T2">׃ </text:span></text:span><text:span text:style-name="Default_20_Paragraph_20_Font"><text:span text:style-name="T1">ד </text:span></text:span><text:span text:style-name="Default_20_Paragraph_20_Font"><text:span text:style-name="T4">וְהָא פִּתְגָמָא דַיְיָ עִמֵהּ לְמֵימַר לָא יִרְתִינָךְ דֵין אֱלָהֵין בַּר דְתוֹלִיד הוּא יִרְתִינָךְ</text:span></text:span><text:span text:style-name="Default_20_Paragraph_20_Font"><text:span text:style-name="T2">׃ </text:span></text:span><text:span text:style-name="Default_20_Paragraph_20_Font"><text:span text:style-name="T1">ה </text:span></text:span><text:span text:style-name="Default_20_Paragraph_20_Font"><text:span text:style-name="T4">וְאַפֵּיק יָתֵהּ לְבָרָא וַאֲמַר אִסְתְּכִי כְעַן לִשְׁמַיָא וּמְנֵי כּוֹכְבַיָא אִם תִּכּוֹל לְמִמְנֵי יָתְהוֹן וַאֲמַר לֵיהּ כְּדֵין יְהוֹן בְּנָךְ</text:span></text:span><text:span text:style-name="Default_20_Paragraph_20_Font"><text:span text:style-name="T2">׃ </text:span></text:span><text:span text:style-name="Default_20_Paragraph_20_Font"><text:span text:style-name="T1">ו </text:span></text:span><text:span text:style-name="Default_20_Paragraph_20_Font"><text:span text:style-name="T4">וְהֵימִין בְּמֵימְרָא דַיְיָ וְחָשְׁבַהּ לֵיהּ לְזָכוּ</text:span></text:span><text:span text:style-name="Default_20_Paragraph_20_Font"><text:span text:style-name="T2">׃ </text:span></text:span><text:span text:style-name="Default_20_Paragraph_20_Font"><text:span text:style-name="T1">ז </text:span></text:span><text:span text:style-name="Default_20_Paragraph_20_Font"><text:span text:style-name="T4">וַאֲמַר לֵהּ אֲנָא יְיָ דְאַפֵּקְתָּךְ מֵאוּרָא דְכַשְׂדָאֵי לְמִתַּן לָךְ יָת אַרְעָא הָדָא לְמֵירְתַהּ</text:span></text:span><text:span text:style-name="Default_20_Paragraph_20_Font"><text:span text:style-name="T2">׃ </text:span></text:span><text:span text:style-name="Default_20_Paragraph_20_Font"><text:span text:style-name="T1">ח </text:span></text:span><text:span text:style-name="Default_20_Paragraph_20_Font"><text:span text:style-name="T4">וַאֲמָר יְיָ אֱלֹהִים בְּמָה אִידַע אֲרֵי אֵרְתִנַהּ</text:span></text:span><text:span text:style-name="Default_20_Paragraph_20_Font"><text:span text:style-name="T2">׃ </text:span></text:span><text:span text:style-name="Default_20_Paragraph_20_Font"><text:span text:style-name="T1">ט </text:span></text:span><text:span text:style-name="Default_20_Paragraph_20_Font"><text:span text:style-name="T4">וַאֲמַר לֵהּ קָרֵב קֳדָמַי עֶגְלִין תְּלָתָא וְעִזִין תְּלָתָא וְדִכְרִין תְּלָת וְשַׁפְנִינָא וּבַר יוֹנָה</text:span></text:span><text:span text:style-name="Default_20_Paragraph_20_Font"><text:span text:style-name="T2">׃ </text:span></text:span><text:span text:style-name="Default_20_Paragraph_20_Font"><text:span text:style-name="T1">י </text:span></text:span><text:span text:style-name="Default_20_Paragraph_20_Font"><text:span text:style-name="T4">וְקָרֵב קֳדָמוֹהִי יָת כָּל אִלֵין וּפַלִיג יָתְהוֹן בְּשָׁוֶה וִיהַב פַּלְגַיָא פִּלוּג לָקֳבֵיל חַבְרֵיהּ וְיָת עוֹפָא לָא פַּלִיג</text:span></text:span><text:span text:style-name="Default_20_Paragraph_20_Font"><text:span text:style-name="T2">׃ </text:span></text:span><text:span text:style-name="Default_20_Paragraph_20_Font"><text:span text:style-name="T1">יא </text:span></text:span><text:span text:style-name="Default_20_Paragraph_20_Font"><text:span text:style-name="T4">וּנְחַת עוֹפָא עַל פַּגְלַיָא וְאַפְרַח יָתְהוֹן אַבְרָם</text:span></text:span><text:span text:style-name="Default_20_Paragraph_20_Font"><text:span text:style-name="T2">׃ </text:span></text:span><text:span text:style-name="Default_20_Paragraph_20_Font"><text:span text:style-name="T1">יב </text:span></text:span><text:span text:style-name="Default_20_Paragraph_20_Font"><text:span text:style-name="T4">וַהֲוָה שִׁמְשָׁא לְמֵיעַל וְשִׁינְתָא נְפָלַת עַל אַבְרָם וְהָא אֵימָתָא קְבֵל סַגִי נְפָלַת עֲלוֹהִי</text:span></text:span><text:span text:style-name="Default_20_Paragraph_20_Font"><text:span text:style-name="T2">׃ </text:span></text:span><text:span text:style-name="Default_20_Paragraph_20_Font"><text:span text:style-name="T1">יג </text:span></text:span><text:span text:style-name="Default_20_Paragraph_20_Font"><text:span text:style-name="T4">וַאֲמַר לְאַבְרָם מִדַע תִּדַע אֲרֵי דַיָרִין יְהוֹן בְּנָיךְ בְּאַרְעָא דְלָא דִילְהוֹן וְיִפְלְחוּן בְּהוֹן וִיעַנוּן יָתְהוֹן אַרְבַּע מְאָה שְׁנִין</text:span></text:span><text:span text:style-name="Default_20_Paragraph_20_Font"><text:span text:style-name="T2">׃ </text:span></text:span><text:span text:style-name="Default_20_Paragraph_20_Font"><text:span text:style-name="T1">יד </text:span></text:span><text:span text:style-name="Default_20_Paragraph_20_Font"><text:span text:style-name="T4">וְאַף יָת עַמָא דְיִפְלְחוּן בְּהוֹן דָיִין אֲנָא וּבָתַר כֵּן יִפְקוּן בְּקִנְיָנָא סַגִי</text:span></text:span><text:span text:style-name="Default_20_Paragraph_20_Font"><text:span text:style-name="T2">׃ </text:span></text:span><text:span text:style-name="Default_20_Paragraph_20_Font"><text:span text:style-name="T1">טו </text:span></text:span><text:span text:style-name="Default_20_Paragraph_20_Font"><text:span text:style-name="T4">וְאַתְּ תֵעוֹל לְוָת אַבָהָתָךְ בִּשְׁלָם תִּתְקְבַר בְּסֵיבוּ טָבָא</text:span></text:span><text:span text:style-name="Default_20_Paragraph_20_Font"><text:span text:style-name="T2">׃ </text:span></text:span><text:span text:style-name="Default_20_Paragraph_20_Font"><text:span text:style-name="T1">טז </text:span></text:span><text:span text:style-name="Default_20_Paragraph_20_Font"><text:span text:style-name="T4">וְדָרָא רְבִיעָאָה יְתוּבוּן הָכָא אֲרֵי לָא שְׁלִים חוֹבָא דֶאֱמוֹרָאָה עַד כְּעָן</text:span></text:span><text:span text:style-name="Default_20_Paragraph_20_Font"><text:span text:style-name="T2">׃ </text:span></text:span><text:span text:style-name="Default_20_Paragraph_20_Font"><text:span text:style-name="T1">יז </text:span></text:span><text:span text:style-name="Default_20_Paragraph_20_Font"><text:span text:style-name="T4">וַהֲוָה שִׁמְשָׁא עַלַת וְקִבְלָא הֲוָה וְהָא תַּנוּר דִתְנַן וּבָעוּר דְאֶשָׁתָא דִעֲדָא בֵּין פַּלְגַיָא הָאִלֵין</text:span></text:span><text:span text:style-name="Default_20_Paragraph_20_Font"><text:span text:style-name="T2">׃ </text:span></text:span><text:span text:style-name="Default_20_Paragraph_20_Font"><text:span text:style-name="T1">יח </text:span></text:span><text:span text:style-name="Default_20_Paragraph_20_Font"><text:span text:style-name="T4">בְּיוֹמָא הַהוּא גְזַר יְיָ עִם אַבְרָם קְיָם לְמֵימָר לִבְנָךְ יְהָבִית יָת אַרְעָא הָדָא מִן נַהֲרָא דְמִצְרַיִם וְעַד נַהֲרָא רַבָּא נַהֲרָא פְרָת</text:span></text:span><text:span text:style-name="Default_20_Paragraph_20_Font"><text:span text:style-name="T2">׃ </text:span></text:span><text:span text:style-name="Default_20_Paragraph_20_Font"><text:span text:style-name="T1">יט </text:span></text:span><text:span text:style-name="Default_20_Paragraph_20_Font"><text:span text:style-name="T4">יָת שַׁלְמָאֵי וְיָת קְנִזָאֵי וְיָת קַדְמוֹנָאֵי</text:span></text:span><text:span text:style-name="Default_20_Paragraph_20_Font"><text:span text:style-name="T2">׃ </text:span></text:span><text:span text:style-name="Default_20_Paragraph_20_Font"><text:span text:style-name="T1">כ </text:span></text:span><text:span text:style-name="Default_20_Paragraph_20_Font"><text:span text:style-name="T4">וְיָת חִתָּאֵי וְיָת פְּרִזָאֵי וְיָת גִבָּרָאֵי</text:span></text:span><text:span text:style-name="Default_20_Paragraph_20_Font"><text:span text:style-name="T2">׃ </text:span></text:span><text:span text:style-name="Default_20_Paragraph_20_Font"><text:span text:style-name="T1">כא </text:span></text:span><text:span text:style-name="Default_20_Paragraph_20_Font"><text:span text:style-name="T4">וְיָת אֱמוֹרָאֵי וְיָת כְנַעֲנָאֵי וְיָת גִרְגָשָׁאֵי וְיָת יְבוּסָאֵי</text:span></text:span><text:span text:style-name="Default_20_Paragraph_20_Font"><text:span text:style-name="T2">׃ </text:span></text:span></text:p>
      </text:section>
      <text:section text:style-name="Sect1" text:name="Sect16">
        <text:p text:style-name="P2">Genesis 16</text:p>
        <text:p text:style-name="P3"><text:span text:style-name="Default_20_Paragraph_20_Font"><text:span text:style-name="T1">א </text:span></text:span><text:span text:style-name="Default_20_Paragraph_20_Font"><text:span text:style-name="T4">וְשָׂרַי אִתַּת אַבְרָם לָא יְלִידַת לֵהּ וְלַהּ אַמְתָא מִצְרֵיתָא וּשְׁמַהּ הָגָר</text:span></text:span><text:span text:style-name="Default_20_Paragraph_20_Font"><text:span text:style-name="T2">׃ </text:span></text:span><text:span text:style-name="Default_20_Paragraph_20_Font"><text:span text:style-name="T1">ב </text:span></text:span><text:span text:style-name="Default_20_Paragraph_20_Font"><text:span text:style-name="T4">וַאֲמַרַת שָׂרַי לְאַבְרָם הָא כְעַן מַנְעֲנִי יְיָ מִלְמֵילַד עוּל כְּעַן לְוַת אַמְתִי מָאִים אִתְבְּנֵי מִנַהּ וְקַבִּיל אַבְרָם לְמֵימַר שָׂרָי</text:span></text:span><text:span text:style-name="Default_20_Paragraph_20_Font"><text:span text:style-name="T2">׃ </text:span></text:span><text:span text:style-name="Default_20_Paragraph_20_Font"><text:span text:style-name="T1">ג </text:span></text:span><text:span text:style-name="Default_20_Paragraph_20_Font"><text:span text:style-name="T4">וּדְבָרַת שָׂרַי אִתַּת אַבְרָם יָת הָגָר מִצְרֵיתָא אַמְתַהּ מִסוֹף עֲשַׂר שְׁנִין לְמִיתַּב אַבְרָם בְּאַרְעָא דִכְנָעַן וִיהָבַת יָתַהּ לְאַבְרָם בַּעֲלַהּ לֵהּ לְאִנְתּוּ</text:span></text:span><text:span text:style-name="Default_20_Paragraph_20_Font"><text:span text:style-name="T2">׃ </text:span></text:span><text:span text:style-name="Default_20_Paragraph_20_Font"><text:span text:style-name="T1">ד </text:span></text:span><text:span text:style-name="Default_20_Paragraph_20_Font"><text:span text:style-name="T4">וְעַל לְוַת הָגָר וְעַדִיאַת וַחֲזַת אֲרֵי עֲדִיאַת וּקְלַת רִבָּנְתַּהּ בְּעֵינָהַהּ</text:span></text:span><text:span text:style-name="Default_20_Paragraph_20_Font"><text:span text:style-name="T2">׃ </text:span></text:span><text:span text:style-name="Default_20_Paragraph_20_Font"><text:span text:style-name="T1">ה </text:span></text:span><text:span text:style-name="Default_20_Paragraph_20_Font"><text:span text:style-name="T4">וַאֲמַרַת שָׂרַי לְאַבְרָם דִין לִי עֲלָךְ אֲנָא יְהָבִית אַמְתִי לָךְ וַחֲזַת אֲרֵי עֲדִיאַת וּקְלֵית בְּעֵינָהַהּ יְדִין יְיָ בֵּינִי וּבֵינָךְ</text:span></text:span><text:span text:style-name="Default_20_Paragraph_20_Font"><text:span text:style-name="T2">׃ </text:span></text:span><text:span text:style-name="Default_20_Paragraph_20_Font"><text:span text:style-name="T1">ו </text:span></text:span><text:span text:style-name="Default_20_Paragraph_20_Font"><text:span text:style-name="T4">וַאֲמַר אַבְרָם לְשָׂרַי הָא אַמְתִיךְ בִּידִךְ עִבִידִי לַהּ כִּדְתַקִין בְעֵינָיְכִי וְעֲנִיתַהּ שָׂרַי וְעָרְקַת מִקֳדָמָהַהּ</text:span></text:span><text:span text:style-name="Default_20_Paragraph_20_Font"><text:span text:style-name="T2">׃ </text:span></text:span><text:span text:style-name="Default_20_Paragraph_20_Font"><text:span text:style-name="T1">ז </text:span></text:span><text:span text:style-name="Default_20_Paragraph_20_Font"><text:span text:style-name="T4">וְאַשְׁכְּחַהּ מַלְאָכָא דַיְיָ עַל עֵינָא דְמַיָא בְּמַדְבְּרָא עַל עֵינָא בְּאָרְחָא דְחַגְרָא</text:span></text:span><text:span text:style-name="Default_20_Paragraph_20_Font"><text:span text:style-name="T2">׃ </text:span></text:span><text:span text:style-name="Default_20_Paragraph_20_Font"><text:span text:style-name="T1">ח </text:span></text:span><text:span text:style-name="Default_20_Paragraph_20_Font"><text:span text:style-name="T4">וַאֲמַר הָגָר אַמְתָא דְשָׂרַי מְנָן אַתְּ אָתְיָא וּלְאָן אַתְּ אָזְלָא וַאֲמַרַת מִן קֳדָם שָׂרַי רִבָּנְתִּי אֲנָא עֲרָקָא (עֲרָקַת)</text:span></text:span><text:span text:style-name="Default_20_Paragraph_20_Font"><text:span text:style-name="T2">׃ </text:span></text:span><text:span text:style-name="Default_20_Paragraph_20_Font"><text:span text:style-name="T1">ט </text:span></text:span><text:span text:style-name="Default_20_Paragraph_20_Font"><text:span text:style-name="T4">וַאֲמַר לַהּ מַלְאֲכָא דַיְיָ תּוּבִי לְוַת רִבּוֹנְתִּיךְ וְאִשְׁתַּעְבְּדִי תְּחוֹת יְדָהָא</text:span></text:span><text:span text:style-name="Default_20_Paragraph_20_Font"><text:span text:style-name="T2">׃ </text:span></text:span><text:span text:style-name="Default_20_Paragraph_20_Font"><text:span text:style-name="T1">י </text:span></text:span><text:span text:style-name="Default_20_Paragraph_20_Font"><text:span text:style-name="T4">וַאֲמַר לַהּ מַלְאֲכָא דַיְיָ אַסְגָאָה אַסְגֵי יָת בְּנָיְכִי וְלָא יִתִּמְנוּן מִסְגֵי</text:span></text:span><text:span text:style-name="Default_20_Paragraph_20_Font"><text:span text:style-name="T2">׃ </text:span></text:span><text:span text:style-name="Default_20_Paragraph_20_Font"><text:span text:style-name="T1">יא </text:span></text:span><text:span text:style-name="Default_20_Paragraph_20_Font"><text:span text:style-name="T4">וַאֲמַר לַהּ מַלְאֲכָא דַיְיָ הָא אַתְּ מְעַדְיָא וְתֵלְדִין בַּר וְתִקְרִין שְׁמֵהּ יִשְׁמָעֵאל אֲרֵי קַבִּיל יְיָ צְלוֹתִיךְ</text:span></text:span><text:span text:style-name="Default_20_Paragraph_20_Font"><text:span text:style-name="T2">׃ </text:span></text:span><text:span text:style-name="Default_20_Paragraph_20_Font"><text:span text:style-name="T1">יב </text:span></text:span><text:span text:style-name="Default_20_Paragraph_20_Font"><text:span text:style-name="T4">וְהוּא יְהֵא מָרוֹד בֶּאֱנָשָׁא הוּא יְהֵא צְרִיךְ לְכֹלָא </text:span></text:span><text:soft-page-break/><text:span text:style-name="Default_20_Paragraph_20_Font"><text:span text:style-name="T4">וְאַף כָּל בְנֵי אֲנָשָׁא יְהוֹן צְרִיכִין לֵהּ וְעַל אַפֵּי כָל אֲחוֹהִי יִשְׁרֵי</text:span></text:span><text:span text:style-name="Default_20_Paragraph_20_Font"><text:span text:style-name="T2">׃ </text:span></text:span><text:span text:style-name="Default_20_Paragraph_20_Font"><text:span text:style-name="T1">יג </text:span></text:span><text:span text:style-name="Default_20_Paragraph_20_Font"><text:span text:style-name="T4">וְצַלִיאַת בִּשְׁמָא דַיְיָ דְמִתְמַלֵל עִמַהּ אֲמַרַת אַתְּ הוּא אֱלָהָא דְחָזֵי כֹלָא אֲרֵי אֲמַרַת הַבְרַם הָכָא (נ''א הַאַף אֲנָא) שָּׁרֵיתִי חַזְיָא בָּתַר דְאִתְגְלִי לִי</text:span></text:span><text:span text:style-name="Default_20_Paragraph_20_Font"><text:span text:style-name="T2">׃ </text:span></text:span><text:span text:style-name="Default_20_Paragraph_20_Font"><text:span text:style-name="T1">יד </text:span></text:span><text:span text:style-name="Default_20_Paragraph_20_Font"><text:span text:style-name="T4">עַל כֵּן קְרָא לִבְאֵרָא בְּאֵרָא דְמַלְאַךְ קַיָימָא אִתַּחֲזִי עֲלַהּ הָא הִיא בֵּין רְקָם וּבֵין חַגְרָא</text:span></text:span><text:span text:style-name="Default_20_Paragraph_20_Font"><text:span text:style-name="T2">׃ </text:span></text:span><text:span text:style-name="Default_20_Paragraph_20_Font"><text:span text:style-name="T1">טו </text:span></text:span><text:span text:style-name="Default_20_Paragraph_20_Font"><text:span text:style-name="T4">וִילִידַת הָגָר לְאַבְרָם בָּר וקְרָא אַבְרָם שׁוּם בְּרֵיהּ דִילִידַת הָגָר יִשְׁמָעֵאל</text:span></text:span><text:span text:style-name="Default_20_Paragraph_20_Font"><text:span text:style-name="T2">׃ </text:span></text:span><text:span text:style-name="Default_20_Paragraph_20_Font"><text:span text:style-name="T1">טז </text:span></text:span><text:span text:style-name="Default_20_Paragraph_20_Font"><text:span text:style-name="T4">וְאַבְרָם בַּר תְּמָנָן וְשִׁית שְׁנִין כַּד יְלִידַת הָגָר יָת יִשְׁמָעֵאל לְאַבְרָם</text:span></text:span><text:span text:style-name="Default_20_Paragraph_20_Font"><text:span text:style-name="T2">׃ </text:span></text:span></text:p>
      </text:section>
      <text:section text:style-name="Sect1" text:name="Sect17">
        <text:p text:style-name="P2">Genesis 17</text:p>
        <text:p text:style-name="P3"><text:span text:style-name="Default_20_Paragraph_20_Font"><text:span text:style-name="T1">א </text:span></text:span><text:span text:style-name="Default_20_Paragraph_20_Font"><text:span text:style-name="T4">וַהֲוָה אַבְרָם בַּר תִּשְׁעִין וּתְשַׁע שְׁנִין וְאִתְגְלִי יְיָ לְאַבְרָם וַאֲמַר לֵיהּ אֲנָא אֵל שַׁדַי פְּלַח קֳדָמַי וֶהֱוֵי שְׁלִים</text:span></text:span><text:span text:style-name="Default_20_Paragraph_20_Font"><text:span text:style-name="T2">׃ </text:span></text:span><text:span text:style-name="Default_20_Paragraph_20_Font"><text:span text:style-name="T1">ב </text:span></text:span><text:span text:style-name="Default_20_Paragraph_20_Font"><text:span text:style-name="T4">וְאֶתֵּן קְיָמִי בֵּין מֵימְרִי וּבֵינָךְ וְאַסְגֵי יָתָךְ לַחֲדָא לַחֲדָא</text:span></text:span><text:span text:style-name="Default_20_Paragraph_20_Font"><text:span text:style-name="T2">׃ </text:span></text:span><text:span text:style-name="Default_20_Paragraph_20_Font"><text:span text:style-name="T1">ג </text:span></text:span><text:span text:style-name="Default_20_Paragraph_20_Font"><text:span text:style-name="T4">וּנְפַל אַבְרָם עַל אַפּוֹהִי וּמַלֵיל עִמֵהּ יְיָ לְמֵימָר</text:span></text:span><text:span text:style-name="Default_20_Paragraph_20_Font"><text:span text:style-name="T2">׃ </text:span></text:span><text:span text:style-name="Default_20_Paragraph_20_Font"><text:span text:style-name="T1">ד </text:span></text:span><text:span text:style-name="Default_20_Paragraph_20_Font"><text:span text:style-name="T4">אֲנָא הָא (גְזַר) קְיָמִי עִמָךְ וּתְהֵי לְאַב סַגִי עַמְמִין</text:span></text:span><text:span text:style-name="Default_20_Paragraph_20_Font"><text:span text:style-name="T2">׃ </text:span></text:span><text:span text:style-name="Default_20_Paragraph_20_Font"><text:span text:style-name="T1">ה </text:span></text:span><text:span text:style-name="Default_20_Paragraph_20_Font"><text:span text:style-name="T4">וְלָא יִתְקְרֵי עוֹד יָת שְׁמָּךְ אַבְרָם וִיהֵי שְׁמָךְ אַבְרָהָם אֲרֵי אַב סַגִי עַמְמִין יְהָבִתָךְ</text:span></text:span><text:span text:style-name="Default_20_Paragraph_20_Font"><text:span text:style-name="T2">׃ </text:span></text:span><text:span text:style-name="Default_20_Paragraph_20_Font"><text:span text:style-name="T1">ו </text:span></text:span><text:span text:style-name="Default_20_Paragraph_20_Font"><text:span text:style-name="T4">וְאַפִּישׁ יָתָךְ לַחֲדָא לַחֲדָא וְאֶתְּנִנָךְ לְכִנְשִׁין וּמַלְכִין דְשַׁלִיטִין בְּעַמְמַיָא מִנָךְ יִפְקוּן</text:span></text:span><text:span text:style-name="Default_20_Paragraph_20_Font"><text:span text:style-name="T2">׃ </text:span></text:span><text:span text:style-name="Default_20_Paragraph_20_Font"><text:span text:style-name="T1">ז </text:span></text:span><text:span text:style-name="Default_20_Paragraph_20_Font"><text:span text:style-name="T4">וַאַקֵים יָת קְיָמִי בֵּין מֵימְרִי וּבֵינָךְ וּבֵין בְּנָךְ בַּתְרָךְ לְדָרֵיהוֹן לִקְיָם עָלָם לְמֵהֲוֵי לָךְ לֵאלָהָא וְלִבְנָיךְ בַּתְרָךְ</text:span></text:span><text:span text:style-name="Default_20_Paragraph_20_Font"><text:span text:style-name="T2">׃ </text:span></text:span><text:span text:style-name="Default_20_Paragraph_20_Font"><text:span text:style-name="T1">ח </text:span></text:span><text:span text:style-name="Default_20_Paragraph_20_Font"><text:span text:style-name="T4">וְאֶתֵּן לָךְ וְלִבְנָיךְ בַּתְרָךְ יָת אַרְעָא תּוֹתָבוּתָךְ יָת כָּל אַרְעָא דִכְנַעַן לְאַחֲסָנַת עָלָם וְאֱהֶוֵי לְהוֹן לֵאלָהָא</text:span></text:span><text:span text:style-name="Default_20_Paragraph_20_Font"><text:span text:style-name="T2">׃ </text:span></text:span><text:span text:style-name="Default_20_Paragraph_20_Font"><text:span text:style-name="T1">ט </text:span></text:span><text:span text:style-name="Default_20_Paragraph_20_Font"><text:span text:style-name="T4">וַאֲמַר יְיָ לְאַבְרָהָם וְאַתְּ יָת קְיָמִי תִטָר אַתְּ וּבְנָךְ בַּתְרָךְ לְדָרֵיהוֹן</text:span></text:span><text:span text:style-name="Default_20_Paragraph_20_Font"><text:span text:style-name="T2">׃ </text:span></text:span><text:span text:style-name="Default_20_Paragraph_20_Font"><text:span text:style-name="T1">י </text:span></text:span><text:span text:style-name="Default_20_Paragraph_20_Font"><text:span text:style-name="T4">דָא קְיָמִי דִי תִטְרוּן בֵּין מֵימְרִי וּבֵינֵיכוֹן וּבֵין בְּנָיךְ בַּתְרָךְ מִגְזַר לְכוֹן כָּל דְכוּרָא</text:span></text:span><text:span text:style-name="Default_20_Paragraph_20_Font"><text:span text:style-name="T2">׃ </text:span></text:span><text:span text:style-name="Default_20_Paragraph_20_Font"><text:span text:style-name="T1">יא </text:span></text:span><text:span text:style-name="Default_20_Paragraph_20_Font"><text:span text:style-name="T4">וְתִגְזְרוּן יָת בִּשְׂרָא דְעָרְלָתְכוֹן וּתְהֵי (נ''י וּתְהֵא) לְאָת קְיָם בֵּין מֵימְרִי וּבֵינֵיכוֹן</text:span></text:span><text:span text:style-name="Default_20_Paragraph_20_Font"><text:span text:style-name="T2">׃ </text:span></text:span><text:span text:style-name="Default_20_Paragraph_20_Font"><text:span text:style-name="T1">יב </text:span></text:span><text:span text:style-name="Default_20_Paragraph_20_Font"><text:span text:style-name="T4">וּבַר תְּמַנְיָא יוֹמִין יִתְגְזַר (יִגְזַר) לְכוֹן כָּל דְכוּרָא לְדָרָתֵיכוֹן יְלִידֵי בֵּיתָא וּזְבִינֵי כַּסְפָּא מִכֹּל בַּר עַמְמִין דְלָא מִבְּנָךְ הוּא</text:span></text:span><text:span text:style-name="Default_20_Paragraph_20_Font"><text:span text:style-name="T2">׃ </text:span></text:span><text:span text:style-name="Default_20_Paragraph_20_Font"><text:span text:style-name="T1">יג </text:span></text:span><text:span text:style-name="Default_20_Paragraph_20_Font"><text:span text:style-name="T4">אִתְגַזָרָא יִתְגַזְרוּן (נ''י מִגְזַר יִגְזַר) יְלִיד בֵּיתָךְ וּזְבִין כַּסְפָּךְ וּתְהֵי קְיָמִי בְּבִשְׂרֵיכוֹן לִקְיָם עָלָם</text:span></text:span><text:span text:style-name="Default_20_Paragraph_20_Font"><text:span text:style-name="T2">׃ </text:span></text:span><text:span text:style-name="Default_20_Paragraph_20_Font"><text:span text:style-name="T1">יד </text:span></text:span><text:span text:style-name="Default_20_Paragraph_20_Font"><text:span text:style-name="T4">וְעָרֵל דְכוּרָא דִי לָא יִגְזַר יָת בְּשַׂר עָרְלָתֵהּ וְיִשְׁתֵּיצֵי אֱנָשָׁא הַהוּא מֵעַמֵּיהּ יָת קְיָמִי אַשְׁנִי</text:span></text:span><text:span text:style-name="Default_20_Paragraph_20_Font"><text:span text:style-name="T2">׃ </text:span></text:span><text:span text:style-name="Default_20_Paragraph_20_Font"><text:span text:style-name="T1">טו </text:span></text:span><text:span text:style-name="Default_20_Paragraph_20_Font"><text:span text:style-name="T4">וַאֲמַר יְיָ לְאַבְרָהָם שָׂרַי אִתְּתָךְ לָא תִקְרֵי יָת שְׁמַהּ שָׂרָי אֲרֵי שָׂרָה שְׁמַהּ</text:span></text:span><text:span text:style-name="Default_20_Paragraph_20_Font"><text:span text:style-name="T2">׃ </text:span></text:span><text:span text:style-name="Default_20_Paragraph_20_Font"><text:span text:style-name="T1">טז </text:span></text:span><text:span text:style-name="Default_20_Paragraph_20_Font"><text:span text:style-name="T4">וֶאֱבָרֵךְ יָתַהּ וְאַף אֶתֵּן מִנַהּ לָךְ בָּר וֶאֱבָרֲכִנַהּ וּתְהֵי לְכִנְשִׁין מַלְכִין דְשַׁלִּיטִין בְעַמְמַיָּא מִנַהּ יְהוֹן</text:span></text:span><text:span text:style-name="Default_20_Paragraph_20_Font"><text:span text:style-name="T2">׃ </text:span></text:span><text:span text:style-name="Default_20_Paragraph_20_Font"><text:span text:style-name="T1">יז </text:span></text:span><text:span text:style-name="Default_20_Paragraph_20_Font"><text:span text:style-name="T4">וּנְפַל אַבְרָהָם עַל אַפּוֹהִי וַחֲדִי וַאֲמַר בְּלִבֵּהּ הַלְּבַר מְאָה שְׁנִין יְהֵי וְלַד וְאִם שָׂרָה הֲבַת תִּשְׁעִין שְׁנִין תְּלִיד</text:span></text:span><text:span text:style-name="Default_20_Paragraph_20_Font"><text:span text:style-name="T2">׃ </text:span></text:span><text:span text:style-name="Default_20_Paragraph_20_Font"><text:span text:style-name="T1">יח </text:span></text:span><text:span text:style-name="Default_20_Paragraph_20_Font"><text:span text:style-name="T4">וַאֲמַר אַבְרָהָם קֳדָם יְיָ לְוַי יִשְׁמָעֵאל יִתְקַיָּם קֳדָמָךְ</text:span></text:span><text:span text:style-name="Default_20_Paragraph_20_Font"><text:span text:style-name="T2">׃ </text:span></text:span><text:span text:style-name="Default_20_Paragraph_20_Font"><text:span text:style-name="T1">יט </text:span></text:span><text:span text:style-name="Default_20_Paragraph_20_Font"><text:span text:style-name="T4">וַאֲמַר יְיָ בְּקוּשְׁטָא שָׂרָה אִתְּתָךְ תְּלִיד לָךְ בָּר וְתִקְרֵי יָת שְׁמֵהּ יִצְחָק וַאֲקִים יָת קְיָמִי עִמֵּהּ לִקְיָם עָלָם לִבְנוֹהִי בַּתְרוֹהִי</text:span></text:span><text:span text:style-name="Default_20_Paragraph_20_Font"><text:span text:style-name="T2">׃ </text:span></text:span><text:span text:style-name="Default_20_Paragraph_20_Font"><text:span text:style-name="T1">כ </text:span></text:span><text:span text:style-name="Default_20_Paragraph_20_Font"><text:span text:style-name="T4">וְעַל יִשְׁמָעֵאל קַבֵּלִית צְלוֹתָךְ הָא בָּרֵכִית יָתֵהּ וְאַפֵּישּׁ יָתֵהּ וְאַסְגֵּי יָתֵהּ לַחֲדָא לַחֲדָא תְּרֵין עֲשַׂר רַבְרְבַיָּא יְלִיד וְאֶתְּנִנֵּיהּ לְעַם סַגִּי</text:span></text:span><text:span text:style-name="Default_20_Paragraph_20_Font"><text:span text:style-name="T2">׃ </text:span></text:span><text:span text:style-name="Default_20_Paragraph_20_Font"><text:span text:style-name="T1">כא </text:span></text:span><text:span text:style-name="Default_20_Paragraph_20_Font"><text:span text:style-name="T4">וְיָת קְיָמִי אָקִים עִם יִצְחָק דִי תְלִיד לָךְ שָׂרָה לְזִמְנָא הָדֵין בְּשַׁתָּא אָחֳרַנְתָּא</text:span></text:span><text:span text:style-name="Default_20_Paragraph_20_Font"><text:span text:style-name="T2">׃ </text:span></text:span><text:span text:style-name="Default_20_Paragraph_20_Font"><text:span text:style-name="T1">כב </text:span></text:span><text:span text:style-name="Default_20_Paragraph_20_Font"><text:span text:style-name="T4">וְשֵׁיצֵי לְמַלָּלָא עִמֵהּ וְאִסְתַּלַּק יְקָרָא דַיְיָ מֵעִלָּווֹהִי דְּאַבְרָהָם</text:span></text:span><text:span text:style-name="Default_20_Paragraph_20_Font"><text:span text:style-name="T2">׃ </text:span></text:span><text:span text:style-name="Default_20_Paragraph_20_Font"><text:span text:style-name="T1">כג </text:span></text:span><text:span text:style-name="Default_20_Paragraph_20_Font"><text:span text:style-name="T4">וּדְבַר אַבְרָהָם יָת יִשְׁמָעֵאל בְּרֵהּ וְיָת כָּל יְלִידֵי בֵיתֵהּ וְיָת כָּל זְבִינֵי כַסְפֵּה כָּל דְּכוּרָא בַּאֲנָשֵׁי בֵּית אַבְרָהָם וּגְזַר יָת בִּשְׂרָא דְעָרְלָתְהוֹן בִּכְרַן יוֹמָא הָדֵין כְּמָא דִי מַלֵיל עִמֵּהּ יְיָ</text:span></text:span><text:span text:style-name="Default_20_Paragraph_20_Font"><text:span text:style-name="T2">׃ </text:span></text:span><text:span text:style-name="Default_20_Paragraph_20_Font"><text:span text:style-name="T1">כד </text:span></text:span><text:span text:style-name="Default_20_Paragraph_20_Font"><text:span text:style-name="T4">וְאַבְרָהָם בַּר תִּשְׁעִין וּתְשַׁע שְׁנִין כַּד גְזַר בִּשְׂרָא דְעָרְלְתֵהּ</text:span></text:span><text:span text:style-name="Default_20_Paragraph_20_Font"><text:span text:style-name="T2">׃ </text:span></text:span><text:span text:style-name="Default_20_Paragraph_20_Font"><text:span text:style-name="T1">כה </text:span></text:span><text:span text:style-name="Default_20_Paragraph_20_Font"><text:span text:style-name="T4">וְיִשְׁמָעֵאל בְּרֵהּ בַּר תְּלַת עַשְׂרֵי שְׁנִין כַּד גְּזַר יַת בִּשְׂרָא דְעָרְלְתֵהּ</text:span></text:span><text:span text:style-name="Default_20_Paragraph_20_Font"><text:span text:style-name="T2">׃ </text:span></text:span><text:span text:style-name="Default_20_Paragraph_20_Font"><text:span text:style-name="T1">כו </text:span></text:span><text:span text:style-name="Default_20_Paragraph_20_Font"><text:span text:style-name="T4">בִּכְרַן יוֹמָא הָדֵין (גְּזַר) אִתְגְּזַר אַבְרָהָם וְיִשְׁמָעֵאל בְּרֵהּ</text:span></text:span><text:span text:style-name="Default_20_Paragraph_20_Font"><text:span text:style-name="T2">׃ </text:span></text:span><text:span text:style-name="Default_20_Paragraph_20_Font"><text:span text:style-name="T1">כז </text:span></text:span><text:span text:style-name="Default_20_Paragraph_20_Font"><text:span text:style-name="T4">וְכָל אֱנָשֵׁי בֵיתֵהּ יְלִידֵי בֵיתָא וּזְבִינֵי כַסְפָּא מִן בַּר עַמְמִין אִתְגְּזָרוּ (גְזָרוּ) עִמֵּהּ</text:span></text:span><text:span text:style-name="Default_20_Paragraph_20_Font"><text:span text:style-name="T2">׃ </text:span></text:span></text:p>
      </text:section>
      <text:section text:style-name="Sect1" text:name="Sect18">
        <text:p text:style-name="P2"><text:soft-page-break/>Genesis 18</text:p>
        <text:p text:style-name="P3"><text:span text:style-name="Default_20_Paragraph_20_Font"><text:span text:style-name="T1">א </text:span></text:span><text:span text:style-name="Default_20_Paragraph_20_Font"><text:span text:style-name="T4">וְאִתְגְּלִי לֵהּ יְיָ בְּמֵישְׁרֵי מַמְרֵא וְהוּא יָתֵב בִּתְרַע מַשְׁכְּנָא כְּמֵיחַם יוֹמָא</text:span></text:span><text:span text:style-name="Default_20_Paragraph_20_Font"><text:span text:style-name="T2">׃ </text:span></text:span><text:span text:style-name="Default_20_Paragraph_20_Font"><text:span text:style-name="T1">ב </text:span></text:span><text:span text:style-name="Default_20_Paragraph_20_Font"><text:span text:style-name="T4">וּזְקַף עֵינוֹהִי וַחֲזָא וְהָא תְּלָתָא גֻּבְרִין (נ''י גַּבְרִין) קָיְמִין עִלָּווֹהִי וַחֲזָא וּרְהַט לְקַדָּמוּתְהוֹן מִתְּרַע מַשְׁכְּנָא וּסְגִיד עַל אַרְעָא</text:span></text:span><text:span text:style-name="Default_20_Paragraph_20_Font"><text:span text:style-name="T2">׃ </text:span></text:span><text:span text:style-name="Default_20_Paragraph_20_Font"><text:span text:style-name="T1">ג </text:span></text:span><text:span text:style-name="Default_20_Paragraph_20_Font"><text:span text:style-name="T4">וַאֲמָר יְיָ אִם כְּעַן אַשְׁכָּחִית רַחֲמִין קֳדָמָךְ (נ''י בְּעֵינָיךְ) לָא כְעַן תְּעִבַּר מֵעַל עַבְדָּךְ</text:span></text:span><text:span text:style-name="Default_20_Paragraph_20_Font"><text:span text:style-name="T2">׃ </text:span></text:span><text:span text:style-name="Default_20_Paragraph_20_Font"><text:span text:style-name="T1">ד </text:span></text:span><text:span text:style-name="Default_20_Paragraph_20_Font"><text:span text:style-name="T4">יִסְּבוּן כְּעַן זְעֵיר מַיָּא וְאַסְחוּ רַגְלֵיכוֹן וְאִסְתְּמִיכוּ תְּחוֹת אִילָנָא</text:span></text:span><text:span text:style-name="Default_20_Paragraph_20_Font"><text:span text:style-name="T2">׃ </text:span></text:span><text:span text:style-name="Default_20_Paragraph_20_Font"><text:span text:style-name="T1">ה </text:span></text:span><text:span text:style-name="Default_20_Paragraph_20_Font"><text:span text:style-name="T4">וְאֶסַּב פִּתָּא דְלַחְמָא וּסְעִידוּ לִבְּכוֹן בָּתַר כֵּן תְּעִבְּרוּן אֲרֵי עַל כֵּן עֲבַרְתּוּן עַל עַבְדְּכוֹן וַאֲמָרוּ כֵּן תַּעְבֵּיד כְּמָא דִּי מַלֵּלְתָּא</text:span></text:span><text:span text:style-name="Default_20_Paragraph_20_Font"><text:span text:style-name="T2">׃ </text:span></text:span><text:span text:style-name="Default_20_Paragraph_20_Font"><text:span text:style-name="T1">ו </text:span></text:span><text:span text:style-name="Default_20_Paragraph_20_Font"><text:span text:style-name="T4">וְאוֹחִי אַבְרָהָם לְמַשְׁכְּנָא לְוַת שָׂרָה וַאֲמַר אוֹחָא תְּלָת סְאִין קִמְחָא דְּסָלְתָּא לוּשִׁי וְעִבִידִי גְּרִיצָן</text:span></text:span><text:span text:style-name="Default_20_Paragraph_20_Font"><text:span text:style-name="T2">׃ </text:span></text:span><text:span text:style-name="Default_20_Paragraph_20_Font"><text:span text:style-name="T1">ז </text:span></text:span><text:span text:style-name="Default_20_Paragraph_20_Font"><text:span text:style-name="T4">וּלְוַת תּוֹרֵי רְהַט אַבְרָהָם וּדְבַר בַּר תּוֹרֵי רַכִּיךְ וְטַב וִיהַב לְעוּלֵמָא וְאוֹחִי לְמֶעְבַּד יָתֵהּ</text:span></text:span><text:span text:style-name="Default_20_Paragraph_20_Font"><text:span text:style-name="T2">׃ </text:span></text:span><text:span text:style-name="Default_20_Paragraph_20_Font"><text:span text:style-name="T1">ח </text:span></text:span><text:span text:style-name="Default_20_Paragraph_20_Font"><text:span text:style-name="T4">וּנְסִיב שְׁמַן וַחֲלָב וּבַר תּוֹרֵי דִּי עֲבַד וִיהַב קֳדָמֵיהוֹן וְהוּא מְשַׁמֵּשׁ עִלָּוֵיהוֹן תְּחוֹת אִילָנָא וַאֲכָלוּ</text:span></text:span><text:span text:style-name="Default_20_Paragraph_20_Font"><text:span text:style-name="T2">׃ </text:span></text:span><text:span text:style-name="Default_20_Paragraph_20_Font"><text:span text:style-name="T1">ט </text:span></text:span><text:span text:style-name="Default_20_Paragraph_20_Font"><text:span text:style-name="T4">וַאֲמָרוּ לֵהּ אָן שָׂרָה אִתְּתָךְ וַאֲמַר הָא בְמַשְׁכְּנָא</text:span></text:span><text:span text:style-name="Default_20_Paragraph_20_Font"><text:span text:style-name="T2">׃ </text:span></text:span><text:span text:style-name="Default_20_Paragraph_20_Font"><text:span text:style-name="T1">י </text:span></text:span><text:span text:style-name="Default_20_Paragraph_20_Font"><text:span text:style-name="T4">וַאֲמַר מִתַּב אִתּוּב לְוָתָךְ כְּעִדָּן דְּאַתּוּן קַיָּמִין וְהָא בַר לְשָׂרָה אִתְּתָךְ וְשָׂרָה שְמַעַת בִּתְרַע מַשְׁכְנָא וְהוּא אֲחוֹרוֹהִי</text:span></text:span><text:span text:style-name="Default_20_Paragraph_20_Font"><text:span text:style-name="T2">׃ </text:span></text:span><text:span text:style-name="Default_20_Paragraph_20_Font"><text:span text:style-name="T1">יא </text:span></text:span><text:span text:style-name="Default_20_Paragraph_20_Font"><text:span text:style-name="T4">וְאַבְרָהָם וְשָׂרָה סִיבוּ עַלּוּ בְיוֹמִין פְּסַק מִלְּמֶהֱוֵי לְשָׂרָה אוֹרַח כִּנְשַׁיָּא</text:span></text:span><text:span text:style-name="Default_20_Paragraph_20_Font"><text:span text:style-name="T2">׃ </text:span></text:span><text:span text:style-name="Default_20_Paragraph_20_Font"><text:span text:style-name="T1">יב </text:span></text:span><text:span text:style-name="Default_20_Paragraph_20_Font"><text:span text:style-name="T4">וְחַיְכַת שָׂרָה בִּמְעָהַהּ לְמֵימָר בָּתַר דְּסֵיבִית הֲוַת לִי עוּלֵימוּ וְרִבּוֹנִי סִיב</text:span></text:span><text:span text:style-name="Default_20_Paragraph_20_Font"><text:span text:style-name="T2">׃ </text:span></text:span><text:span text:style-name="Default_20_Paragraph_20_Font"><text:span text:style-name="T1">יג </text:span></text:span><text:span text:style-name="Default_20_Paragraph_20_Font"><text:span text:style-name="T4">וַאֲמַר יְיָ לְאַבְרָהָם לְמָּא דְנָן חַיְכַת שָׂרָה לְמֵימַר הַבְרַם בְּקוּשְׁטָא אוֹלִיד וַאֲנָא סֵיבִית</text:span></text:span><text:span text:style-name="Default_20_Paragraph_20_Font"><text:span text:style-name="T2">׃ </text:span></text:span><text:span text:style-name="Default_20_Paragraph_20_Font"><text:span text:style-name="T1">יד </text:span></text:span><text:span text:style-name="Default_20_Paragraph_20_Font"><text:span text:style-name="T4">הַיִתְכַּסֵּי מִן קֳדָם יְיָ פִּתְגָּמָא לִזְמַן אִתּוּב לְוָתָךְ כְּעִדָּן דְּאַתּוּן קַיָּמִין וּלְשָׂרָה בָר</text:span></text:span><text:span text:style-name="Default_20_Paragraph_20_Font"><text:span text:style-name="T2">׃ </text:span></text:span><text:span text:style-name="Default_20_Paragraph_20_Font"><text:span text:style-name="T1">טו </text:span></text:span><text:span text:style-name="Default_20_Paragraph_20_Font"><text:span text:style-name="T4">וְכַדִּיבַת שָׂרָה לְמֵימָר לָא חַיֵּכִית אֲרֵי דְחֵלַת וַאֲמַר לָא בְּרַם חַיָּכְתְּ</text:span></text:span><text:span text:style-name="Default_20_Paragraph_20_Font"><text:span text:style-name="T2">׃ </text:span></text:span><text:span text:style-name="Default_20_Paragraph_20_Font"><text:span text:style-name="T1">טז </text:span></text:span><text:span text:style-name="Default_20_Paragraph_20_Font"><text:span text:style-name="T4">וְקָמוּ מִתַּמָּן גֻּבְרַיָּא וְאִסְתְּכִיאוּ עַל אַפֵּי סְדוֹם וְאַבְרָהָם אָזַל עִמְּהוֹן לְאַלְווֹאֵיהוֹן</text:span></text:span><text:span text:style-name="Default_20_Paragraph_20_Font"><text:span text:style-name="T2">׃ </text:span></text:span><text:span text:style-name="Default_20_Paragraph_20_Font"><text:span text:style-name="T1">יז </text:span></text:span><text:span text:style-name="Default_20_Paragraph_20_Font"><text:span text:style-name="T4">וַיְיָ אֲמָר הַמְכַסֵּי אֲנָא מֵאַבְרָהָם דִּי אֲנָא עָבֵד</text:span></text:span><text:span text:style-name="Default_20_Paragraph_20_Font"><text:span text:style-name="T2">׃ </text:span></text:span><text:span text:style-name="Default_20_Paragraph_20_Font"><text:span text:style-name="T1">יח </text:span></text:span><text:span text:style-name="Default_20_Paragraph_20_Font"><text:span text:style-name="T4">וְאַבְרָהָם מֵהֲוָה יֶהֱוֵי לְעַם סַגִּי וְתַקִּיף וְיִתְבָּרְכוּן בְּדִילֵהּ כֹּל עַמְמֵי אַרְעָא</text:span></text:span><text:span text:style-name="Default_20_Paragraph_20_Font"><text:span text:style-name="T2">׃ </text:span></text:span><text:span text:style-name="Default_20_Paragraph_20_Font"><text:span text:style-name="T1">יט </text:span></text:span><text:span text:style-name="Default_20_Paragraph_20_Font"><text:span text:style-name="T4">אֲרֵי גְּלִי קֳדָמַי (גי' רמב''ן יְדַעְתִּנֵּהּ) בְּדִיל דִּי יְפַקֵּד יָת בְּנוֹהִי וְיָת אֱנַשׁ בֵּיתֵהּ בַּתְרוֹהִי וְיִטְּרוּן אָרְחָן דְּתַקְּנָן קֳדָם יְיָ לְמֶעֱבַּד צְדַקְתָּא וְדִינָא בְּדִיל אַיְיתִי יְיָ עַל אַבְרָהָם יָת דְּמַלֵּל עֲלוֹהִי</text:span></text:span><text:span text:style-name="Default_20_Paragraph_20_Font"><text:span text:style-name="T2">׃ </text:span></text:span><text:span text:style-name="Default_20_Paragraph_20_Font"><text:span text:style-name="T1">כ </text:span></text:span><text:span text:style-name="Default_20_Paragraph_20_Font"><text:span text:style-name="T4">וַאֲמַר יְיָ קְבֵלַת סְדוֹם וַעֲמוֹרָה אֲרֵי סְגִיאַת וְחוֹבָתְהוֹן אֲרֵי תְקִיפַת לַחֲדָא</text:span></text:span><text:span text:style-name="Default_20_Paragraph_20_Font"><text:span text:style-name="T2">׃ </text:span></text:span><text:span text:style-name="Default_20_Paragraph_20_Font"><text:span text:style-name="T1">כא </text:span></text:span><text:span text:style-name="Default_20_Paragraph_20_Font"><text:span text:style-name="T4">אִתְגְּלֵי כְעַן וְאֶדּוּן הֲכִי קְבִלְתְּהוֹן דְּעַלַּת לָקֳדָמַי עֲבָדוּ אֶעְבֵּד עִמְּהוֹן גְּמִירָא אִם לָא תָיְבִין וְאִם תָּיְבִין לָא אֶתְפְּרָע</text:span></text:span><text:span text:style-name="Default_20_Paragraph_20_Font"><text:span text:style-name="T2">׃ </text:span></text:span><text:span text:style-name="Default_20_Paragraph_20_Font"><text:span text:style-name="T1">כב </text:span></text:span><text:span text:style-name="Default_20_Paragraph_20_Font"><text:span text:style-name="T4">וְאִתְפְּנִיאוּ מִתַּמָּן גֻּבְרַיָּא וַאֲזָלוּ לִסְדוֹם וְאַבְרָהָם עַד כְּעַן מְשַׁמֵּשׁ בִּצְלוֹ קֳדָם יְיָ</text:span></text:span><text:span text:style-name="Default_20_Paragraph_20_Font"><text:span text:style-name="T2">׃ </text:span></text:span><text:span text:style-name="Default_20_Paragraph_20_Font"><text:span text:style-name="T1">כג </text:span></text:span><text:span text:style-name="Default_20_Paragraph_20_Font"><text:span text:style-name="T4">וּקְרֵב אַבְרָהָם וַאֲמָר הֲבִרְגַז תְּשֵׁיצֵי זַכָּאָה עִם חַיָּבָא</text:span></text:span><text:span text:style-name="Default_20_Paragraph_20_Font"><text:span text:style-name="T2">׃ </text:span></text:span><text:span text:style-name="Default_20_Paragraph_20_Font"><text:span text:style-name="T1">כד </text:span></text:span><text:span text:style-name="Default_20_Paragraph_20_Font"><text:span text:style-name="T4">מָאִים אִית חַמְּשִׁין זַכָּאִין בְּגוֹ קַרְתָּא הֲבִרְגַז תְּשֵׁיצֵי וְלָא תִשְׁבּוֹק לְאַתְרָא בְּדִיל חַמְשִׁין זַכָּאִין דִּי בְגַוָּהּ</text:span></text:span><text:span text:style-name="Default_20_Paragraph_20_Font"><text:span text:style-name="T2">׃ </text:span></text:span><text:span text:style-name="Default_20_Paragraph_20_Font"><text:span text:style-name="T1">כה </text:span></text:span><text:span text:style-name="Default_20_Paragraph_20_Font"><text:span text:style-name="T4">קוּשְׁטָא אִנּוּן דִּינָךְ מִלְּמֶעְבַּד כְּפִתְגָּמָא הָדֵין לְקַטָּלָא זַכָּאָה עִם חַיָּבָא וִיהֵי זַכָּאָה כְּחַיָּבָא קוּשְׁטָא אִנּוּן דִּינָךְ דְּדָיִן כָּל אַרְעָא לָא יַעְבֵד דִּינָא</text:span></text:span><text:span text:style-name="Default_20_Paragraph_20_Font"><text:span text:style-name="T2">׃ </text:span></text:span><text:span text:style-name="Default_20_Paragraph_20_Font"><text:span text:style-name="T1">כו </text:span></text:span><text:span text:style-name="Default_20_Paragraph_20_Font"><text:span text:style-name="T4">וַאֲמַר יְיָ אִם אַשְׁכַּח בִּסְדוֹם חַמְשִׁין זַכָּאִין בְּגוֹ קַרְתָּא וְאֶשְׁבּוֹק לְכָל אַתְרָא בְּדִילְהוֹן</text:span></text:span><text:span text:style-name="Default_20_Paragraph_20_Font"><text:span text:style-name="T2">׃ </text:span></text:span><text:span text:style-name="Default_20_Paragraph_20_Font"><text:span text:style-name="T1">כז </text:span></text:span><text:span text:style-name="Default_20_Paragraph_20_Font"><text:span text:style-name="T4">וַאֲתֵב אַבְרָהָם וַאֲמַר הָא כְעַן שָׁרֵיתִי לְמַלָּלָא קֳדָם יְיָ וַאֲנָא עָפָר וּקְטָם</text:span></text:span><text:span text:style-name="Default_20_Paragraph_20_Font"><text:span text:style-name="T2">׃ </text:span></text:span><text:span text:style-name="Default_20_Paragraph_20_Font"><text:span text:style-name="T1">כח </text:span></text:span><text:span text:style-name="Default_20_Paragraph_20_Font"><text:span text:style-name="T4">מָאִים יַחְסְרוּן חַמְשִׁין זַכָּאִין חַמְשָׁא הַתְחַבֵּל בְּחַמְשָׁא יָת כָּל קַרְתָּא וַאֲמַר לָא אֲחַבֵּל אִם אַשְׁכַּח תַּמָּן אַרְבְּעִין וְחַמְשָׁא</text:span></text:span><text:span text:style-name="Default_20_Paragraph_20_Font"><text:span text:style-name="T2">׃ </text:span></text:span><text:span text:style-name="Default_20_Paragraph_20_Font"><text:span text:style-name="T1">כט </text:span></text:span><text:span text:style-name="Default_20_Paragraph_20_Font"><text:span text:style-name="T4">וְאוֹסִף עוֹד לְמַלָּלָא קֳדָמוֹהִי וַאֲמַר מָאִים יִשְׁתַּכְחוּן תַּמָּן אַרְבְּעִין וַאֲמַר לָא אֶעְבְּד גְּמֵרָא בְּדִיל אַרְבְּעִין</text:span></text:span><text:span text:style-name="Default_20_Paragraph_20_Font"><text:span text:style-name="T2">׃ </text:span></text:span><text:span text:style-name="Default_20_Paragraph_20_Font"><text:span text:style-name="T1">ל </text:span></text:span><text:span text:style-name="Default_20_Paragraph_20_Font"><text:span text:style-name="T4">וַאֲמַר לָא כְעַן יִתְקֵף קֳדָם יְיָ (נ''י רוּגְזָא דַּיְיָ) וַאֲמַלֵּל מָאִים יִשְׁתַּכְּחוּן תַּמָּן תְּלָתִין וַאֲמַר לָא אֶעְבֵּד גְּמֵרָא אִם אַשְׁכַּח תַּמָּן תְּלָתִין</text:span></text:span><text:span text:style-name="Default_20_Paragraph_20_Font"><text:span text:style-name="T2">׃ </text:span></text:span><text:span text:style-name="Default_20_Paragraph_20_Font"><text:span text:style-name="T1">לא </text:span></text:span><text:span text:style-name="Default_20_Paragraph_20_Font"><text:span text:style-name="T4">וַאֲמַר הָא כְעַן שָׁרֵיתִי לְמַלָּלָא קֳדָם יְיָ מָאִים יִשְׁתַּכְּחוּן תַּמָּן עֶשְרִין וַאֲמַר לָא אֲחַבֵּל בְּדִיל עֶשְׁרִין</text:span></text:span><text:span text:style-name="Default_20_Paragraph_20_Font"><text:span text:style-name="T2">׃ </text:span></text:span><text:span text:style-name="Default_20_Paragraph_20_Font"><text:span text:style-name="T1">לב </text:span></text:span><text:span text:style-name="Default_20_Paragraph_20_Font"><text:span text:style-name="T4">וַאֲמַר לָא כְעַן יִתְקֵף קֳדָם יְיָ (נ''י רוּגְזָא דַּיְיָ) וֶאֱמַלֵּל בְּרַם זִמְנָא </text:span></text:span><text:soft-page-break/><text:span text:style-name="Default_20_Paragraph_20_Font"><text:span text:style-name="T4">הָדָא מָאִים יִשְׁתַּכְּחוּן תַּמָּן עַשְׂרָא וַאֲמַר לָא אֲחַבֵּל בְּדִיל עַשְׂרָא</text:span></text:span><text:span text:style-name="Default_20_Paragraph_20_Font"><text:span text:style-name="T2">׃ </text:span></text:span><text:span text:style-name="Default_20_Paragraph_20_Font"><text:span text:style-name="T1">לג </text:span></text:span><text:span text:style-name="Default_20_Paragraph_20_Font"><text:span text:style-name="T4">וְאִסְתַּלַּק יְקָרָא דַּיְיָ כַּד שֵׁצִי לְמַלָּלָא עִם אַבְרָהָם וְאַבְרָהָם תָּב לְאַתְרֵהּ</text:span></text:span><text:span text:style-name="Default_20_Paragraph_20_Font"><text:span text:style-name="T2">׃ </text:span></text:span></text:p>
      </text:section>
      <text:section text:style-name="Sect1" text:name="Sect19">
        <text:p text:style-name="P2">Genesis 19</text:p>
        <text:p text:style-name="P3"><text:span text:style-name="Default_20_Paragraph_20_Font"><text:span text:style-name="T1">א </text:span></text:span><text:span text:style-name="Default_20_Paragraph_20_Font"><text:span text:style-name="T4">וְעַלּוּ תְּרֵין מַלְאָכַיָּא לִסְדוֹם בְּרַמְשָׁא וְלוֹט יָתֵב בְּתַרְעָא (נ''י בִּתְרַע) דִּסְדוֹם וַחֲזָא לוֹט וְקָם לְקַדָּמוּתְהוֹן וּסְגִיד עַל אַפּוֹהִי עַל אַרְעָא</text:span></text:span><text:span text:style-name="Default_20_Paragraph_20_Font"><text:span text:style-name="T2">׃ </text:span></text:span><text:span text:style-name="Default_20_Paragraph_20_Font"><text:span text:style-name="T1">ב </text:span></text:span><text:span text:style-name="Default_20_Paragraph_20_Font"><text:span text:style-name="T4">וַאֲמַר בְּבָעוּ כְעַן רִבּוֹנַי זוּרוּ כְעַן לְבֵית עַבְדְּכוֹן וּבִיתוּ וְאַסְחוּ רַגְלֵיכוֹן וּתְקַדְּמוּן וּתְהָכוּן לְאָרְחֲכוֹן וְאֲמָרוּ לָא אֶלָּהֵן בִּרְחוֹבָא נְבִית</text:span></text:span><text:span text:style-name="Default_20_Paragraph_20_Font"><text:span text:style-name="T2">׃ </text:span></text:span><text:span text:style-name="Default_20_Paragraph_20_Font"><text:span text:style-name="T1">ג </text:span></text:span><text:span text:style-name="Default_20_Paragraph_20_Font"><text:span text:style-name="T4">וְאַתְקַף בְּהוֹן לַחֲדָא וְזָרוּ לְוָתֵהּ וְעַלּוּ לְבֵיתֵהּ וַעֲבַד לְהוֹן מִשְׁתְּיָא וּפַטִּיר אֲפָא לְהוֹן וְאֲכָלוּ</text:span></text:span><text:span text:style-name="Default_20_Paragraph_20_Font"><text:span text:style-name="T2">׃ </text:span></text:span><text:span text:style-name="Default_20_Paragraph_20_Font"><text:span text:style-name="T1">ד </text:span></text:span><text:span text:style-name="Default_20_Paragraph_20_Font"><text:span text:style-name="T4">עַד לָא שְׁכִיבוּ וְאֲנָשֵׁי קַרְתָּא אֲנָשֵׁי סְדוֹם אַקִּיפוּ עַל בֵּיתָא מֵעוּלֵימָא וְעַד סָבָא כָּל עַמָּא מִסּוֹפֵהּ</text:span></text:span><text:span text:style-name="Default_20_Paragraph_20_Font"><text:span text:style-name="T2">׃ </text:span></text:span><text:span text:style-name="Default_20_Paragraph_20_Font"><text:span text:style-name="T1">ה </text:span></text:span><text:span text:style-name="Default_20_Paragraph_20_Font"><text:span text:style-name="T4">וּקְרוֹ לְלוֹט וַאֲמָרוּ לֵהּ אָן גֻּבְרַיָא דִּי אֲתוֹ לְוָתָךְ לֵילְיָא אַפֵּקִנּוּן לְוָתָנָא וְנִדַּע יָתְהוֹן</text:span></text:span><text:span text:style-name="Default_20_Paragraph_20_Font"><text:span text:style-name="T2">׃ </text:span></text:span><text:span text:style-name="Default_20_Paragraph_20_Font"><text:span text:style-name="T1">ו </text:span></text:span><text:span text:style-name="Default_20_Paragraph_20_Font"><text:span text:style-name="T4">וּנְפַק לְוָתְהוֹן לוֹט לְתַרְעָא וְדָשָׁא אֲחַד בַּתְרוֹהִי</text:span></text:span><text:span text:style-name="Default_20_Paragraph_20_Font"><text:span text:style-name="T2">׃ </text:span></text:span><text:span text:style-name="Default_20_Paragraph_20_Font"><text:span text:style-name="T1">ז </text:span></text:span><text:span text:style-name="Default_20_Paragraph_20_Font"><text:span text:style-name="T4">וַאֲמַר בְּבָעוּ כְעַן אַחַי לָא תַבְאִישוּן</text:span></text:span><text:span text:style-name="Default_20_Paragraph_20_Font"><text:span text:style-name="T2">׃ </text:span></text:span><text:span text:style-name="Default_20_Paragraph_20_Font"><text:span text:style-name="T1">ח </text:span></text:span><text:span text:style-name="Default_20_Paragraph_20_Font"><text:span text:style-name="T4">הָא כְעַן לִי תַּרְתֵּין בְּנָן דִּי לָא יְדָעִנּוּן גְּבַר אַפֵּק כְּעַן יַתְהוֹן לְוָתְכוֹן וְעִיבִידוּ לְהֵן כִּדְתַקֵּן בְּעֵינֵיכוֹן לְחוֹד לְגֻבְרַיָּא הָאִלֵּין לָא תַעְבְּדוּן מִדַּעַם אֲרֵי עַל כֵּן עַלּוּ בִּטְלַל שֵׁרוּתִי</text:span></text:span><text:span text:style-name="Default_20_Paragraph_20_Font"><text:span text:style-name="T2">׃ </text:span></text:span><text:span text:style-name="Default_20_Paragraph_20_Font"><text:span text:style-name="T1">ט </text:span></text:span><text:span text:style-name="Default_20_Paragraph_20_Font"><text:span text:style-name="T4">וַאֲמָרוּ קְרֵב לְהַלָּא וַאֲמָרוּ חַד אֲתָא לְאִתּוֹתָבָא והָא דָיִין דִּינָא כְּעַן נַבְאֵשׁ לָךְ מִדִּילְהוֹן וּתְקִיפוּ בְגַבְרָא בְלוֹט לַחֲדָא וּקְרִיבוּ לְמִתְּבַר דָּשָׁא</text:span></text:span><text:span text:style-name="Default_20_Paragraph_20_Font"><text:span text:style-name="T2">׃ </text:span></text:span><text:span text:style-name="Default_20_Paragraph_20_Font"><text:span text:style-name="T1">י </text:span></text:span><text:span text:style-name="Default_20_Paragraph_20_Font"><text:span text:style-name="T4">וְאוֹשִׁיטוּ גֻּבְרַיָּא יָת יְדֵיהוֹן וְאַיְתִיאוּ יָת לוֹט לְוָתְהוֹן לְבֵיתָא וְיָת דָּשָׁא אֲחָדוּ</text:span></text:span><text:span text:style-name="Default_20_Paragraph_20_Font"><text:span text:style-name="T2">׃ </text:span></text:span><text:span text:style-name="Default_20_Paragraph_20_Font"><text:span text:style-name="T1">יא </text:span></text:span><text:span text:style-name="Default_20_Paragraph_20_Font"><text:span text:style-name="T4">וְיָת גֻּבְרַיָּא דִּי בִתְרַע בֵּיתָא מְחוֹ בְּשַׁבְרִירַיָּא מִזְּעֵירָא וְעַד רַבָּא וּלְאִיוּ לְאַשְׁכָּחָא תַרְעָא</text:span></text:span><text:span text:style-name="Default_20_Paragraph_20_Font"><text:span text:style-name="T2">׃ </text:span></text:span><text:span text:style-name="Default_20_Paragraph_20_Font"><text:span text:style-name="T1">יב </text:span></text:span><text:span text:style-name="Default_20_Paragraph_20_Font"><text:span text:style-name="T4">וַאֲמָרוּ גֻּבְרַיָּא לְלוֹט עוֹד מָן לָךְ הָכָא חַתְנָא וּבְנָךְ וּבְנָתָךְ וְכֹל דִּי לָךְ בְּקַרְתָּא אַפֵּיק מִן אַתְרָא</text:span></text:span><text:span text:style-name="Default_20_Paragraph_20_Font"><text:span text:style-name="T2">׃ </text:span></text:span><text:span text:style-name="Default_20_Paragraph_20_Font"><text:span text:style-name="T1">יג </text:span></text:span><text:span text:style-name="Default_20_Paragraph_20_Font"><text:span text:style-name="T4">אֲרֵי מְחַבְּלִין אֲנַחְנָא יָת אַתְרָא הָדֵין אֲרֵי סְגִיאַת קְבִלְתְּהוֹן קֳדָם יְיָ וְשַׁלְּחָנָא יְיָ לְחַבָּלוּתַהּ</text:span></text:span><text:span text:style-name="Default_20_Paragraph_20_Font"><text:span text:style-name="T2">׃ </text:span></text:span><text:span text:style-name="Default_20_Paragraph_20_Font"><text:span text:style-name="T1">יד </text:span></text:span><text:span text:style-name="Default_20_Paragraph_20_Font"><text:span text:style-name="T4">וּנְפַק לוֹט וּמַלֵּיל עִם חַתְנוֹהִי נָסְבֵי בְנָתֵהּ וְאֲמַר קוּמוּ פּוּקוּ מִן אַתְרָא הָדֵין אֲרֵי מְחַבֵּל יְיָ יָת קַרְתָּא וַהֲוָה כִּמְחָיִךְ בְּעֵינֵי חַתְנוֹהִי</text:span></text:span><text:span text:style-name="Default_20_Paragraph_20_Font"><text:span text:style-name="T2">׃ </text:span></text:span><text:span text:style-name="Default_20_Paragraph_20_Font"><text:span text:style-name="T1">טו </text:span></text:span><text:span text:style-name="Default_20_Paragraph_20_Font"><text:span text:style-name="T4">וּכְמִסַּק צַפְרָא הֲוָה וּדְחִיקוּ מַלְאָכַיָּא בְּלוֹט לְמֵימָר קוּם דְּבַר יָת אִתְּתָךְ וְיָת תַּרְתֵּין בְּנָתָךְ דְּאִשְׁתְּכַחַן מְהֵימְנָא עִמָּךְ דִּילְמָא תִלְקֵי בְּחוֹבֵי קַרְתָּא</text:span></text:span><text:span text:style-name="Default_20_Paragraph_20_Font"><text:span text:style-name="T2">׃ </text:span></text:span><text:span text:style-name="Default_20_Paragraph_20_Font"><text:span text:style-name="T1">טז </text:span></text:span><text:span text:style-name="Default_20_Paragraph_20_Font"><text:span text:style-name="T4">וְאִתְעַכַּב וְאַתְקִיפוּ גֻּבְרַיָּא בִּידֵהּ וּבִידָא דְּאִתְּתֵהּ וּבִידָא דְתַּרְתֵּין בְּנָתֵהּ כִּרְחַם (נ''י כַּד חָס) יְיָ עֲלוֹהִי וְאַפְּקוּהִי וְאַשְׁרוּהי מִבָּרָא לְקַרְתָּא</text:span></text:span><text:span text:style-name="Default_20_Paragraph_20_Font"><text:span text:style-name="T2">׃ </text:span></text:span><text:span text:style-name="Default_20_Paragraph_20_Font"><text:span text:style-name="T1">יז </text:span></text:span><text:span text:style-name="Default_20_Paragraph_20_Font"><text:span text:style-name="T4">וַהֲוָה כַּד אַפִּיקוּ יָתְהוֹן לְבָרָא וַאֲמַר חוּס עַל נַפְשָׁךְ לָא תִּסְתְּכִי לַאֲחוֹרָךְ וְלָא תְקוּם בְּכָל מֵישְׁרָא לְטוּרָא אִשְׁתְּזֵב דִּלְמָא תִלְקֵי</text:span></text:span><text:span text:style-name="Default_20_Paragraph_20_Font"><text:span text:style-name="T2">׃ </text:span></text:span><text:span text:style-name="Default_20_Paragraph_20_Font"><text:span text:style-name="T1">יח </text:span></text:span><text:span text:style-name="Default_20_Paragraph_20_Font"><text:span text:style-name="T4">וַאֲמַר לוֹט לְהוֹן בְּבָעוּ כְעַן רִבּוֹנָי (נ''י יְיָ)</text:span></text:span><text:span text:style-name="Default_20_Paragraph_20_Font"><text:span text:style-name="T2">׃ </text:span></text:span><text:span text:style-name="Default_20_Paragraph_20_Font"><text:span text:style-name="T1">יט </text:span></text:span><text:span text:style-name="Default_20_Paragraph_20_Font"><text:span text:style-name="T4">הָא כְעַן אַשְׁכַּח עַבְדָךְ רַחֲמִין קֳדָמָךְ וְאַסְגֵּיתָא טֵיבוּתָךְ דִּי עֲבַדְתָּ עִמִּי לְקַיָּמָא יָת נַפְשִׁי וַאֲנָא לֵית אֲנָא יָכִיל לְאִשְׁתֵּזָבָא לְטּוּרָא דִּילְמָא תְעַרְעִנַּנִי בִשְׁתָּא וְאֵימוּת</text:span></text:span><text:span text:style-name="Default_20_Paragraph_20_Font"><text:span text:style-name="T2">׃ </text:span></text:span><text:span text:style-name="Default_20_Paragraph_20_Font"><text:span text:style-name="T1">כ </text:span></text:span><text:span text:style-name="Default_20_Paragraph_20_Font"><text:span text:style-name="T4">הָא כְעַן קַרְתָּא הָדָא קְרִיבָא לְמֵעִירוֹק לְתַמָּן וְהִיא זְעֵירָא אִשְׁתְּזֵב כְּעַן תַּמָּן הֲלָא זְעֵירָא הִיא וְתִתְקַיַּם נַפְשִׁי</text:span></text:span><text:span text:style-name="Default_20_Paragraph_20_Font"><text:span text:style-name="T2">׃ </text:span></text:span><text:span text:style-name="Default_20_Paragraph_20_Font"><text:span text:style-name="T1">כא </text:span></text:span><text:span text:style-name="Default_20_Paragraph_20_Font"><text:span text:style-name="T4">וַאֲמַר לֵהּ הָא נְסֵיבִית אַפָּךְ אַף לְפִתְגָּמָא הָדֵין בְּדִיל דְּלָא לְמֵהְפַּךְ יָת קַרְתָּא דִּבְעִיתָא עֲלַהּ</text:span></text:span><text:span text:style-name="Default_20_Paragraph_20_Font"><text:span text:style-name="T2">׃ </text:span></text:span><text:span text:style-name="Default_20_Paragraph_20_Font"><text:span text:style-name="T1">כב </text:span></text:span><text:span text:style-name="Default_20_Paragraph_20_Font"><text:span text:style-name="T4">אוֹחִי לְאִשְׁתֵּזֵב תַּמָּן אֲרֵי לָא אִכּוּל לְמֶעְבַּד פִּתְגָּמָא עַד מֵיתָךְ לְתַמָּן עַל כֵּן קְרָא שְׁמָא דְּקַרְתָּא צוֹעַר</text:span></text:span><text:span text:style-name="Default_20_Paragraph_20_Font"><text:span text:style-name="T2">׃ </text:span></text:span><text:span text:style-name="Default_20_Paragraph_20_Font"><text:span text:style-name="T1">כג </text:span></text:span><text:span text:style-name="Default_20_Paragraph_20_Font"><text:span text:style-name="T4">שִׁמְשָׁא נְפַק עַל אַרְעָא וְלוֹט עַל לְצוֹעַר</text:span></text:span><text:span text:style-name="Default_20_Paragraph_20_Font"><text:span text:style-name="T2">׃ </text:span></text:span><text:span text:style-name="Default_20_Paragraph_20_Font"><text:span text:style-name="T1">כד </text:span></text:span><text:span text:style-name="Default_20_Paragraph_20_Font"><text:span text:style-name="T4">וַיְיָ אַמְטַר עַל סְדוֹם וְעַל עֲמוֹרָה גָּפְרֵיתָא וְאֶשָּׁתָא מִן קֳדָם יְיָ מִן שְׁמַיָּא</text:span></text:span><text:span text:style-name="Default_20_Paragraph_20_Font"><text:span text:style-name="T2">׃ </text:span></text:span><text:span text:style-name="Default_20_Paragraph_20_Font"><text:span text:style-name="T1">כה </text:span></text:span><text:span text:style-name="Default_20_Paragraph_20_Font"><text:span text:style-name="T4">וַהֲפַךְ יָת קִרְוַיָּא הָאִלֵּין וְיָת כָּל מֵישְׁרָא וְיָת כָּל יָתְבֵי קִרְוַיָּא וְצִמְחָא דְּאַרְעָא</text:span></text:span><text:span text:style-name="Default_20_Paragraph_20_Font"><text:span text:style-name="T2">׃ </text:span></text:span><text:span text:style-name="Default_20_Paragraph_20_Font"><text:span text:style-name="T1">כו </text:span></text:span><text:span text:style-name="Default_20_Paragraph_20_Font"><text:span text:style-name="T4">וְאִסְתְּכִיאַת אִתְּתֵהּ מִבַּתְרוֹהִי וַהֲוַת קָמָא דְּמִלְחָא</text:span></text:span><text:span text:style-name="Default_20_Paragraph_20_Font"><text:span text:style-name="T2">׃ </text:span></text:span><text:span text:style-name="Default_20_Paragraph_20_Font"><text:span text:style-name="T1">כז </text:span></text:span><text:span text:style-name="Default_20_Paragraph_20_Font"><text:span text:style-name="T4">וְאַקְדֵּים אַבְרָהָם בְּצַפְרָא לְאַתְרָא דִּשַׁמֵשׁ תַּמָּן בִּצְלוֹ קֳדָם יְיָ</text:span></text:span><text:span text:style-name="Default_20_Paragraph_20_Font"><text:span text:style-name="T2">׃ </text:span></text:span><text:span text:style-name="Default_20_Paragraph_20_Font"><text:span text:style-name="T1">כח </text:span></text:span><text:span text:style-name="Default_20_Paragraph_20_Font"><text:span text:style-name="T4">וְאִסְתְּכִי עַל אַפֵּי סְדוֹם וַעֲמוֹרָה וְעַל כָּל אַפֵּי אַרְעָא דְּמֵישְׁרָא וַחֲזָא וְהָא סְלִיק תְּנָנָא דְּאַרְעָא כִּתְנָנָא דְּאַתּוּנָא</text:span></text:span><text:span text:style-name="Default_20_Paragraph_20_Font"><text:span text:style-name="T2">׃ </text:span></text:span><text:span text:style-name="Default_20_Paragraph_20_Font"><text:span text:style-name="T1">כט </text:span></text:span><text:span text:style-name="Default_20_Paragraph_20_Font"><text:span text:style-name="T4">וַהֲוָה בְּחַבָּלוּת (נ''י כַּד חֲבַל) יְיָ יָת קִרְוֵי מֵישְׁרָא וּדְכִיר יְיָ יָת אַבְרָהָם וְשַׁלַּח יָת לוֹט מִגּוֹ הֲפֶכְתָּא כַּד הֲפַךְ יָת קִרְוַיָּא דִּי הֲוָה יָתֵב בְּהֵן לוֹט</text:span></text:span><text:span text:style-name="Default_20_Paragraph_20_Font"><text:span text:style-name="T2">׃ </text:span></text:span><text:span text:style-name="Default_20_Paragraph_20_Font"><text:span text:style-name="T1">ל </text:span></text:span><text:span text:style-name="Default_20_Paragraph_20_Font"><text:span text:style-name="T4">וּסְלֵק לוֹט מִצּוֹעַר וִיתֵב בְּטוּרָא וְתַרְתֵּין בְּנָתֵהּ עִמֵּהּ אֲרֵי דָּחִיל לְמִתַּב בְּצוֹעַר וִיתֵב בִּמְעַרְתָּא הוּא וְתַרְתֵּין בְּנָתֵהּ</text:span></text:span><text:span text:style-name="Default_20_Paragraph_20_Font"><text:span text:style-name="T2">׃ </text:span></text:span><text:span text:style-name="Default_20_Paragraph_20_Font"><text:span text:style-name="T1">לא </text:span></text:span><text:span text:style-name="Default_20_Paragraph_20_Font"><text:span text:style-name="T4">וַאֲמֶרֶת רַבְּתָא לִזְעֶרְתָּא אֲבוּנָא סִיב וּגְבַר לֵית בְּאַרְעָא לְמֵיעַל עֲלָנָא כְּאוֹרַח כָּל אַרְעָא</text:span></text:span><text:span text:style-name="Default_20_Paragraph_20_Font"><text:span text:style-name="T2">׃ </text:span></text:span><text:span text:style-name="Default_20_Paragraph_20_Font"><text:span text:style-name="T1">לב </text:span></text:span><text:span text:style-name="Default_20_Paragraph_20_Font"><text:span text:style-name="T4">אִיתָא נַשְׁקֵי יָת אֲבוּנָא חַמְרָא וְנִשְׁכּוּב עִמֵּהּ וּנְקַיֵּם מֵאֲבוּנָא בְּנִין</text:span></text:span><text:span text:style-name="Default_20_Paragraph_20_Font"><text:span text:style-name="T2">׃ </text:span></text:span><text:span text:style-name="Default_20_Paragraph_20_Font"><text:span text:style-name="T1">לג </text:span></text:span><text:span text:style-name="Default_20_Paragraph_20_Font"><text:span text:style-name="T4">וְאַשְׁקִיאָה יָת אֲבוּהֶן חַמְרָא בְּלֵילְיָא הוּא וְעַלַּת רַבְּתָא וּשְׁכִיבָא עִם אֲבוּהָא וְלָא יְדַע בְּמִשְׁכְּבַהּ וּבְקִימַהּ</text:span></text:span><text:span text:style-name="Default_20_Paragraph_20_Font"><text:span text:style-name="T2">׃ </text:span></text:span><text:span text:style-name="Default_20_Paragraph_20_Font"><text:span text:style-name="T1">לד </text:span></text:span><text:span text:style-name="Default_20_Paragraph_20_Font"><text:span text:style-name="T4">וַהֲוָה בְּיוֹמָא דְבַתְרוֹהִי וַאֲמֶרֶת רַבְּתָא לִזְעֶרְתָּא הָא שְׁכֵיבִית רַמְשָׁא עִם אַבָּא נַשְׁקִנֵּהּ חַמְרָא אַף בְּלֵילְיָא וְעוּלִי שְׁכִיבִי עִמֵּהּ וּנְקַיֵּם מֵאֲבוּנָא בְּנִין</text:span></text:span><text:span text:style-name="Default_20_Paragraph_20_Font"><text:span text:style-name="T2">׃ </text:span></text:span><text:span text:style-name="Default_20_Paragraph_20_Font"><text:span text:style-name="T1">לה </text:span></text:span><text:span text:style-name="Default_20_Paragraph_20_Font"><text:span text:style-name="T4">וְאַשְׁקִיאָה אַף בְּלֵילְיָא הַהוּא יָת אֲבוּהֶן חַמְרָא וְקָמַת זְעֶרְתָּא וּשְׁכִיבַת עִמֵּהּ וְלָא יְדַע בְּמִשְׁכְּבַהּ וּבְקִימַהּ</text:span></text:span><text:span text:style-name="Default_20_Paragraph_20_Font"><text:span text:style-name="T2">׃ </text:span></text:span><text:span text:style-name="Default_20_Paragraph_20_Font"><text:span text:style-name="T1">לו </text:span></text:span><text:span text:style-name="Default_20_Paragraph_20_Font"><text:span text:style-name="T4">וְעַדִּיאַן תַּרְתֵּין בְּנַת לוֹט מֵאֲבוּהֶן</text:span></text:span><text:span text:style-name="Default_20_Paragraph_20_Font"><text:span text:style-name="T2">׃ </text:span></text:span><text:span text:style-name="Default_20_Paragraph_20_Font"><text:span text:style-name="T1">לז </text:span></text:span><text:span text:style-name="Default_20_Paragraph_20_Font"><text:span text:style-name="T4">וִילִידַת רַבְּתָא בַּר וּקְרַת שְׁמֵהּ מוֹאָב הוּא אֲבוּהוֹן דְמוֹאָבָא עַד יוֹמָא דֵין</text:span></text:span><text:span text:style-name="Default_20_Paragraph_20_Font"><text:span text:style-name="T2">׃ </text:span></text:span><text:span text:style-name="Default_20_Paragraph_20_Font"><text:span text:style-name="T1">לח </text:span></text:span><text:span text:style-name="Default_20_Paragraph_20_Font"><text:span text:style-name="T4">וּזְעֶרְתָּא אַף הִיא יְלִידַת בַּר וּקְרַת שְׁמֵהּ בַּר עַמִּי הוּא אֲבוּהוֹן דִּבְנֵי עַמּוֹן עַד יוֹמָא דֵין</text:span></text:span><text:span text:style-name="Default_20_Paragraph_20_Font"><text:span text:style-name="T2">׃ </text:span></text:span></text:p>
      </text:section>
      <text:section text:style-name="Sect1" text:name="Sect20">
        <text:p text:style-name="P2">Genesis 20</text:p>
        <text:p text:style-name="P3"><text:span text:style-name="Default_20_Paragraph_20_Font"><text:span text:style-name="T1">א </text:span></text:span><text:span text:style-name="Default_20_Paragraph_20_Font"><text:span text:style-name="T4">וּנְטַל מִתַּמָּן אַבְרָהָם לְאַרְעָא דָּרוֹמָא וִיתֵב בֵּין רְקָם וּבֵין חַגְרָא וְאִתּוֹתַב בִּגְרָר</text:span></text:span><text:span text:style-name="Default_20_Paragraph_20_Font"><text:span text:style-name="T2">׃ </text:span></text:span><text:span text:style-name="Default_20_Paragraph_20_Font"><text:span text:style-name="T1">ב </text:span></text:span><text:span text:style-name="Default_20_Paragraph_20_Font"><text:span text:style-name="T4">וַאֲמַר אַבְרָהָם עַל שָׂרָה אִתְּתֵהּ אֲחָתִי הִיא וּשְׁלַח אֲבִימֶלֶךְ מַלְכָּא דִּגְרָר וּדְבַר יָת שָׂרָה</text:span></text:span><text:span text:style-name="Default_20_Paragraph_20_Font"><text:span text:style-name="T2">׃ </text:span></text:span><text:span text:style-name="Default_20_Paragraph_20_Font"><text:span text:style-name="T1">ג </text:span></text:span><text:span text:style-name="Default_20_Paragraph_20_Font"><text:span text:style-name="T4">וַאֲתָא מֵימַר מִן קָדָם יְיָ לְוַת אֲבִימֶלֶךְ בְּחֶלְמָא דְלֵילְיָא וַאֲמַר לֵהּ הָא אַתְּ מִית עַל עֵיסַק אִתְּתָא דִּדְבַרְתָּא וְהִיא אִתַּת גְּבָר</text:span></text:span><text:span text:style-name="Default_20_Paragraph_20_Font"><text:span text:style-name="T2">׃ </text:span></text:span><text:span text:style-name="Default_20_Paragraph_20_Font"><text:span text:style-name="T1">ד </text:span></text:span><text:span text:style-name="Default_20_Paragraph_20_Font"><text:span text:style-name="T4">וַאֲבִימֶלֶךְ לָא קְרֵב לְוָתַהּ וַאֲמַר יְיָ הָעָם אַף זַכַּאי תִּקְטוֹל</text:span></text:span><text:span text:style-name="Default_20_Paragraph_20_Font"><text:span text:style-name="T2">׃ </text:span></text:span><text:span text:style-name="Default_20_Paragraph_20_Font"><text:span text:style-name="T1">ה </text:span></text:span><text:span text:style-name="Default_20_Paragraph_20_Font"><text:span text:style-name="T4">הֲלָא הוּא אֲמַר לִי אֲחָתִי הִיא וְהִיא אַף הִיא אֲמָרַת אָחִי הוּא בְּקַשִּׁיטוּת לִבִּי וּבְזַכָּאוּת יָדַי עֲבָדִית דָּא</text:span></text:span><text:span text:style-name="Default_20_Paragraph_20_Font"><text:span text:style-name="T2">׃ </text:span></text:span><text:span text:style-name="Default_20_Paragraph_20_Font"><text:span text:style-name="T1">ו </text:span></text:span><text:span text:style-name="Default_20_Paragraph_20_Font"><text:span text:style-name="T4">וַאֲמַר לֵהּ מֵימַר מִן קֳדָם יְיָ בְּחֶלְמָא אַף קֳדָמַי גְּלִי אֲרֵי בְּקַשִּׁיטוּת לִבָּךְ עֲבַדְתָּ דָּא וּמְנָעִית אַף אֲנָא יָתָךְ מִלְּמֶחְטֵי קֳדָמָי עַל כֵּן לָא שְׁבָקְתָּךְ לְמִקְרַב לְוָתַהּ</text:span></text:span><text:span text:style-name="Default_20_Paragraph_20_Font"><text:span text:style-name="T2">׃ </text:span></text:span><text:span text:style-name="Default_20_Paragraph_20_Font"><text:span text:style-name="T1">ז </text:span></text:span><text:span text:style-name="Default_20_Paragraph_20_Font"><text:span text:style-name="T4">וּכְעַן אֲתֵיב אִתַּת גַּבְרָא אֲרֵי נְבִיָּא הוּא וִיצַלֵּי עֲלָךְ וּתְחֵי וְאִם לֵיתָךְ מֵתֵיב דַּע אֲרֵי מֵימַת תְּמוּת אַתְּ וְכָל דִּי לָךְ</text:span></text:span><text:span text:style-name="Default_20_Paragraph_20_Font"><text:span text:style-name="T2">׃ </text:span></text:span><text:span text:style-name="Default_20_Paragraph_20_Font"><text:span text:style-name="T1">ח </text:span></text:span><text:span text:style-name="Default_20_Paragraph_20_Font"><text:span text:style-name="T4">וְאַקְדֵּים אֲבִימֶלֶךְ בְּצַפְרָא וּקְרָא לְכָל עַבְדּוֹהִי וּמַלִּיל יַת כָּל פִּתְגָּמַיָּא הָאִלֵּין קֳדָמֵיהוֹן וּדְחִילוּ גּוּבְרַיָּא לַחֲדָא</text:span></text:span><text:span text:style-name="Default_20_Paragraph_20_Font"><text:span text:style-name="T2">׃ </text:span></text:span><text:span text:style-name="Default_20_Paragraph_20_Font"><text:span text:style-name="T1">ט </text:span></text:span><text:span text:style-name="Default_20_Paragraph_20_Font"><text:span text:style-name="T4">וּקְרָא אֲבִימֶלֶךְ לְאַבְרָהָם וַאֲמַר לֵהּ מָה עֲבַדְתָּ לָנָא וּמָה חָבִית (נ''י חָטֵית) לָךְ אֲרֵי אַיְתֵיתָא עֲלַי וְעַל מַלְכוּתִי חוֹבָא רַבָּא עוֹבָדִין דִּי לָא כָשְׁרִין לְאִתְעֲבָדָא עֲבַדְתָּ עִמִּי</text:span></text:span><text:span text:style-name="Default_20_Paragraph_20_Font"><text:span text:style-name="T2">׃ </text:span></text:span><text:span text:style-name="Default_20_Paragraph_20_Font"><text:span text:style-name="T1">י </text:span></text:span><text:span text:style-name="Default_20_Paragraph_20_Font"><text:span text:style-name="T4">וַאֲמַר אֲבִימֶלֶךְ לְאַבְרָהָם מָה חָזֵיתָ אֲרֵי עֲבַדְתָּ יָת פִתְגָּמָא הָדֵין</text:span></text:span><text:span text:style-name="Default_20_Paragraph_20_Font"><text:span text:style-name="T2">׃ </text:span></text:span><text:span text:style-name="Default_20_Paragraph_20_Font"><text:span text:style-name="T1">יא </text:span></text:span><text:span text:style-name="Default_20_Paragraph_20_Font"><text:span text:style-name="T4">וַאֲמַר אַבְרָהָם אֲרֵי אֲמָרִית לְחוֹד לֵית דַּחַלְתָּא דַּיְיָ בְּאַתְרָא הָדֵין וְיִקְטְלֻנַּנִי עַל עֵיסַק אִתְּתִי</text:span></text:span><text:span text:style-name="Default_20_Paragraph_20_Font"><text:span text:style-name="T2">׃ </text:span></text:span><text:span text:style-name="Default_20_Paragraph_20_Font"><text:span text:style-name="T1">יב </text:span></text:span><text:span text:style-name="Default_20_Paragraph_20_Font"><text:span text:style-name="T4">וּבְרַם בְּקוּשְׁטָא אֲחָתִי בַּת אַבָּא הִיא בְּרַם לָא בַת אִמִּי וַהֲוַת לִי לְאִנְתּוּ</text:span></text:span><text:span text:style-name="Default_20_Paragraph_20_Font"><text:span text:style-name="T2">׃ </text:span></text:span><text:span text:style-name="Default_20_Paragraph_20_Font"><text:span text:style-name="T1">יג </text:span></text:span><text:span text:style-name="Default_20_Paragraph_20_Font"><text:span text:style-name="T4">וַהֲוָה כַּד טָעוּ עַמְמַיָּא בָּתַר עוֹבָדֵי יְדֵיהוֹן יָתִי קָרִיב יְיָ לְדַחַלְתֵּהּ מִבֵּית אַבָּא וַאֲמָרִית לַהּ דֵּין (נ''י דָּא) טֵיבוּתִיךְ דִּי תַעְבְּדִי עִמִּי לְכָל אַתְרָא דִּי נְהַךְ לְתַמָּן אֱמָרִי עֲלַי אָחִי הוּא</text:span></text:span><text:span text:style-name="Default_20_Paragraph_20_Font"><text:span text:style-name="T2">׃ </text:span></text:span><text:span text:style-name="Default_20_Paragraph_20_Font"><text:span text:style-name="T1">יד </text:span></text:span><text:span text:style-name="Default_20_Paragraph_20_Font"><text:span text:style-name="T4">וּדְבַר אֲבִימֶלֶךְ עָאן וְתוֹרִין וְעַבְדִין וְאַמְהָן וִיהַב לְאַבְרָהָם וַאֲתֵיב לֵהּ יָת שָׂרָה אִתְּתֵהּ</text:span></text:span><text:span text:style-name="Default_20_Paragraph_20_Font"><text:span text:style-name="T2">׃ </text:span></text:span><text:span text:style-name="Default_20_Paragraph_20_Font"><text:span text:style-name="T1">טו </text:span></text:span><text:span text:style-name="Default_20_Paragraph_20_Font"><text:span text:style-name="T4">וַאֲמַר אֲבִימֶלֶךְ הָא אַרְעִי קֳדָמָךְ בִּדְתַקִּין בְּעֵינָיךְ תִּיב</text:span></text:span><text:span text:style-name="Default_20_Paragraph_20_Font"><text:span text:style-name="T2">׃ </text:span></text:span><text:span text:style-name="Default_20_Paragraph_20_Font"><text:span text:style-name="T1">טז </text:span></text:span><text:span text:style-name="Default_20_Paragraph_20_Font"><text:span text:style-name="T4">וּלְשָׂרָה אֲמַר הָא יְהָבִית אֶלֶף סַלְעִין דִּכְסַף לְאָחִיךְ הָא הוּא לִיךְ כְּסוּת דִּיקָר עַיְנִין חֳלַף דִּשְׁלָחִית וּדְּבַרְתִּיךְ וַחֲזֵית יָתִיךְ וְיָת כָּל דְּעִמָּךְ וְעַל כָּל מָה דַּאֲמָרַת אִתּוֹכָחַת</text:span></text:span><text:span text:style-name="Default_20_Paragraph_20_Font"><text:span text:style-name="T2">׃ </text:span></text:span><text:span text:style-name="Default_20_Paragraph_20_Font"><text:span text:style-name="T1">יז </text:span></text:span><text:span text:style-name="Default_20_Paragraph_20_Font"><text:span text:style-name="T4">וְצַלִּי אַבְרָהָם קֳדָם יְיָ וְאַסִּי יְיָ יָת אֲבִימֶלֶךְ וְיָת אִתְּתֵהּ וְאַמְהָתֵהּ וְאִתְרְוָחוּ</text:span></text:span><text:span text:style-name="Default_20_Paragraph_20_Font"><text:span text:style-name="T2">׃ </text:span></text:span><text:span text:style-name="Default_20_Paragraph_20_Font"><text:span text:style-name="T1">יח </text:span></text:span><text:span text:style-name="Default_20_Paragraph_20_Font"><text:span text:style-name="T4">אֲרֵי מֵיחַד אֲחַד יְיָ בְּאַפֵּי כָל פָּתַח וַלְדָא לְבֵית אֲבִימֶלֶךְ עַל עֵיסַק שָׂרָה אִתַּת אַבְרָהָם</text:span></text:span><text:span text:style-name="Default_20_Paragraph_20_Font"><text:span text:style-name="T2">׃ </text:span></text:span></text:p>
      </text:section>
      <text:section text:style-name="Sect1" text:name="Sect21">
        <text:p text:style-name="P2">Genesis 21</text:p>
        <text:p text:style-name="P3"><text:span text:style-name="Default_20_Paragraph_20_Font"><text:span text:style-name="T1">א </text:span></text:span><text:span text:style-name="Default_20_Paragraph_20_Font"><text:span text:style-name="T4">וַיְיָ דְּכִיר יָת שָׂרָה כְּמָא דִּי אֲמַר וַעֲבַד יְיָ לְשָׂרָה כְּמָא דִּי מַלִּיל</text:span></text:span><text:span text:style-name="Default_20_Paragraph_20_Font"><text:span text:style-name="T2">׃ </text:span></text:span><text:span text:style-name="Default_20_Paragraph_20_Font"><text:span text:style-name="T1">ב </text:span></text:span><text:span text:style-name="Default_20_Paragraph_20_Font"><text:span text:style-name="T4">וְעַדִּיאַת וִילִידַת שָׂרָה לְאַבְרָהָם בַּר לְסִיבְתוֹהִי לִזְמַן דִּי מַלִּיל יָתֵהּ יְיָ</text:span></text:span><text:span text:style-name="Default_20_Paragraph_20_Font"><text:span text:style-name="T2">׃ </text:span></text:span><text:span text:style-name="Default_20_Paragraph_20_Font"><text:span text:style-name="T1">ג </text:span></text:span><text:span text:style-name="Default_20_Paragraph_20_Font"><text:span text:style-name="T4">וּקְרָא אַבְרָהָם יָת שׁוּם בְּרֵהּ דְאִתְיְלִיד לֵהּ דִּילִידַת לֵהּ שָׂרָה יִצְחָק</text:span></text:span><text:span text:style-name="Default_20_Paragraph_20_Font"><text:span text:style-name="T2">׃ </text:span></text:span><text:span text:style-name="Default_20_Paragraph_20_Font"><text:span text:style-name="T1">ד </text:span></text:span><text:span text:style-name="Default_20_Paragraph_20_Font"><text:span text:style-name="T4">וּגְזַר אַבְרָהָם יָת יִצְחָק בְּרֵהּ בַּר תְּמַנְיָא יוֹמִין כְּמָא דִּי פַקִּיד יָתֵהּ יְיָ</text:span></text:span><text:span text:style-name="Default_20_Paragraph_20_Font"><text:span text:style-name="T2">׃ </text:span></text:span><text:span text:style-name="Default_20_Paragraph_20_Font"><text:span text:style-name="T1">ה </text:span></text:span><text:span text:style-name="Default_20_Paragraph_20_Font"><text:span text:style-name="T4">וְאַבְרָהָם בַּר מְאָה שְׁנִין כַּד אִתְיְלִיד לֵהּ יָת יִצְחָק בְּרֵהּ</text:span></text:span><text:span text:style-name="Default_20_Paragraph_20_Font"><text:span text:style-name="T2">׃ </text:span></text:span><text:span text:style-name="Default_20_Paragraph_20_Font"><text:span text:style-name="T1">ו </text:span></text:span><text:span text:style-name="Default_20_Paragraph_20_Font"><text:span text:style-name="T4">וַאֲמֶרֶת שָׂרָה חֶדְוָא עֲבַד לִי יְיָ כָּל דִּשְׁמַע יֶחֱדֵּי לִי</text:span></text:span><text:span text:style-name="Default_20_Paragraph_20_Font"><text:span text:style-name="T2">׃ </text:span></text:span><text:span text:style-name="Default_20_Paragraph_20_Font"><text:span text:style-name="T1">ז </text:span></text:span><text:span text:style-name="Default_20_Paragraph_20_Font"><text:span text:style-name="T4">וַאֲמֶרֶת מָאן מְהֵימָן דַּאֲמַר לְאַבְרָהָם קַיָּם דְּתוֹנִיק בְּנִין שָׂרָה אֲרֵי יְלֵידִית בַּר לְסִיבְתוֹהִי</text:span></text:span><text:span text:style-name="Default_20_Paragraph_20_Font"><text:span text:style-name="T2">׃ </text:span></text:span><text:span text:style-name="Default_20_Paragraph_20_Font"><text:span text:style-name="T1">ח </text:span></text:span><text:span text:style-name="Default_20_Paragraph_20_Font"><text:span text:style-name="T4">וּרְבָא רַבְיָא וְאִתְחֲסִיל וַעֲבַד אַבְרָהָם מִשְׁתְּיָא רַבָּא בְּיוֹמָא דְּאִתְחֲסִיל יָת יִצְחָק</text:span></text:span><text:span text:style-name="Default_20_Paragraph_20_Font"><text:span text:style-name="T2">׃ </text:span></text:span><text:span text:style-name="Default_20_Paragraph_20_Font"><text:span text:style-name="T1">ט </text:span></text:span><text:span text:style-name="Default_20_Paragraph_20_Font"><text:span text:style-name="T4">וַחֲזַת שָׂרָה יָת בַּר הָגָר מִצְרֵיתָא דִּילִידַת לְאַבְרָהָם מְחָיִיךְ</text:span></text:span><text:span text:style-name="Default_20_Paragraph_20_Font"><text:span text:style-name="T2">׃ </text:span></text:span><text:span text:style-name="Default_20_Paragraph_20_Font"><text:span text:style-name="T1">י </text:span></text:span><text:span text:style-name="Default_20_Paragraph_20_Font"><text:span text:style-name="T4">וַאֲמֶרֶת לְאַבְרָהָם תָּרֵךְ אַמְתָא הָדָא וְיָת בְּרַהּ אֲרֵי לָא יֵרַת בַּר אַמְתָא הָדָא עִם בְּרִי עִם יִצְחָק</text:span></text:span><text:span text:style-name="Default_20_Paragraph_20_Font"><text:span text:style-name="T2">׃ </text:span></text:span><text:span text:style-name="Default_20_Paragraph_20_Font"><text:span text:style-name="T1">יא </text:span></text:span><text:span text:style-name="Default_20_Paragraph_20_Font"><text:span text:style-name="T4">וּבְאֵישׁ פִּתְגָּמָא לַחֲדָא בְּעֵינֵי אַבְרָהָם עַל עֵיסַק בְּרֵהּ</text:span></text:span><text:span text:style-name="Default_20_Paragraph_20_Font"><text:span text:style-name="T2">׃ </text:span></text:span><text:span text:style-name="Default_20_Paragraph_20_Font"><text:span text:style-name="T1">יב </text:span></text:span><text:span text:style-name="Default_20_Paragraph_20_Font"><text:span text:style-name="T4">וַאֲמַר יְיָ לְאַבְרָהָם לָא יַבְאֵשׁ בְּעֵינָיךְ עַל עוּלֵימָא וְעַל אַמְתָךְ כֹּל דִּי תֵימַר לָךְ שָׂרָה קַבֵּל מִנַּהּ אֲרֵי בְיִצְחָק יִתְקְרוּן לָךְ בְּנִין</text:span></text:span><text:span text:style-name="Default_20_Paragraph_20_Font"><text:span text:style-name="T2">׃ </text:span></text:span><text:span text:style-name="Default_20_Paragraph_20_Font"><text:span text:style-name="T1">יג </text:span></text:span><text:span text:style-name="Default_20_Paragraph_20_Font"><text:span text:style-name="T4">וְאַף יָת בַּר אַמְתָא לְעַם אֲשַׁוִּנֵּהּ אֲרֵי בְנָךְ הוּא</text:span></text:span><text:span text:style-name="Default_20_Paragraph_20_Font"><text:span text:style-name="T2">׃ </text:span></text:span><text:span text:style-name="Default_20_Paragraph_20_Font"><text:span text:style-name="T1">יד </text:span></text:span><text:span text:style-name="Default_20_Paragraph_20_Font"><text:span text:style-name="T4">וְאַקְדֵּים אַבְרָהָם בְּצַפְרָא וּנְסִיב לַחֲמָא וְרָקְבָּא דְמַיָּא וִיהַב לְהָּגָר שַׁוֵי עַל כַּתְפַּהּ וְיָת רַבְיָא וְשַׁלְחַהּ וַאֲזָלַת וְתָעַת בְּמַדְבְּרָא (נ''א בְּמַדְבֵּר) בְּאֵר שָׁבַע</text:span></text:span><text:span text:style-name="Default_20_Paragraph_20_Font"><text:span text:style-name="T2">׃ </text:span></text:span><text:span text:style-name="Default_20_Paragraph_20_Font"><text:span text:style-name="T1">טו </text:span></text:span><text:span text:style-name="Default_20_Paragraph_20_Font"><text:span text:style-name="T4">וּשְׁלִימוּ מַיָּא מִן רָקְבָּא וּרְמַת יָת רַבְיָא תְּחוֹת חַד מִן אִילָנַיָּא</text:span></text:span><text:span text:style-name="Default_20_Paragraph_20_Font"><text:span text:style-name="T2">׃ </text:span></text:span><text:span text:style-name="Default_20_Paragraph_20_Font"><text:span text:style-name="T1">טז </text:span></text:span><text:span text:style-name="Default_20_Paragraph_20_Font"><text:span text:style-name="T4">וַאֲזָלַת וִיתִיבַת לַהּ מִקֳּבֵל אַרְחֵיקַת (נ''י אַרְחִיק) כְּמֵיגַד קַשְׁתָּא אֲרֵי אֲמֶרֶת לָא אֶחֱזֵי בְּמוֹתָא דְרַבְיָא וִיתִיבַת מִקֳּבֵל וַאֲרֵימַת יָת קָלַהּ וּבְכָת</text:span></text:span><text:span text:style-name="Default_20_Paragraph_20_Font"><text:span text:style-name="T2">׃ </text:span></text:span><text:span text:style-name="Default_20_Paragraph_20_Font"><text:span text:style-name="T1">יז </text:span></text:span><text:span text:style-name="Default_20_Paragraph_20_Font"><text:span text:style-name="T4">וּשְׁמִיעַ קֳדָם יְיָ יָת קָלֵהּ דְּרַבְיָא וּקְרָא מַלְאֲכָא דַּיְיָ לְהָגָר מִן שְׁמַיָּא וַאֲמַר לַהּ מָה לָיךְ הָגָר לָא תִדְחֲלִי אֲרֵי שְׁמִיעַ קֳדָם יְיָ יָת קָלֵהּ דְּרַבְיָא בַּאֲתַר דְּהוּא תַמָּן</text:span></text:span><text:span text:style-name="Default_20_Paragraph_20_Font"><text:span text:style-name="T2">׃ </text:span></text:span><text:span text:style-name="Default_20_Paragraph_20_Font"><text:span text:style-name="T1">יח </text:span></text:span><text:span text:style-name="Default_20_Paragraph_20_Font"><text:span text:style-name="T4">קוּמִי טוּלִי יָת רַבְיָא וְאַתְקִיפִי יָת יְדֵךְ בֵּהּ אֲרֵי לְעַם סַגִּי אֲשַׁוִּנֵּהּ</text:span></text:span><text:span text:style-name="Default_20_Paragraph_20_Font"><text:span text:style-name="T2">׃ </text:span></text:span><text:span text:style-name="Default_20_Paragraph_20_Font"><text:span text:style-name="T1">יט </text:span></text:span><text:span text:style-name="Default_20_Paragraph_20_Font"><text:span text:style-name="T4">וּגְלָא יְיָ יָת עֵינָהַהּ וַחֲזַת בֵּירָא דְמַיָּא וַאֲזָלַת וּמְלַת יָת רָקְבָּא מַיָּא וְאַשְׁקִיאַת יָת רַבְיָא</text:span></text:span><text:span text:style-name="Default_20_Paragraph_20_Font"><text:span text:style-name="T2">׃ </text:span></text:span><text:span text:style-name="Default_20_Paragraph_20_Font"><text:span text:style-name="T1">כ </text:span></text:span><text:span text:style-name="Default_20_Paragraph_20_Font"><text:span text:style-name="T4">וַהֲוָה מֵימְרָא דַּיְיָ בְּסַעְדֵהּ דְּרַבְיָא וּרְבָא וִיתֵב בְּמַדְבְּרָא וַהֲוָה רָבֵי קַשְׁתָּא</text:span></text:span><text:span text:style-name="Default_20_Paragraph_20_Font"><text:span text:style-name="T2">׃ </text:span></text:span><text:span text:style-name="Default_20_Paragraph_20_Font"><text:span text:style-name="T1">כא </text:span></text:span><text:span text:style-name="Default_20_Paragraph_20_Font"><text:span text:style-name="T4">וִיתֵב בְּמַדְבְּרָא דְפָארָן וּנְסִיבַת לֵהּ אִמֵּהּ אִתְּתָא מֵאַרְעָא דְמִצְרָיִם</text:span></text:span><text:span text:style-name="Default_20_Paragraph_20_Font"><text:span text:style-name="T2">׃ </text:span></text:span><text:span text:style-name="Default_20_Paragraph_20_Font"><text:span text:style-name="T1">כב </text:span></text:span><text:span text:style-name="Default_20_Paragraph_20_Font"><text:span text:style-name="T4">וַהֲוָה בְּעִדָּנָא הַהִיא וַאֲמַר אֲבִימֶלֶךְ וּפִיכֹל רַב חֵילֵהּ לְאַבְרָהָם לְמֵימָר מֵימְרָא דַּיְיָ בְּסַעְדָּךְ בְּכֹל דִּי אַתְּ עָבֵד</text:span></text:span><text:span text:style-name="Default_20_Paragraph_20_Font"><text:span text:style-name="T2">׃ </text:span></text:span><text:span text:style-name="Default_20_Paragraph_20_Font"><text:span text:style-name="T1">כג </text:span></text:span><text:span text:style-name="Default_20_Paragraph_20_Font"><text:span text:style-name="T4">וּכְעַן קַיֵּם לִי בְּמֵימְרָא דַּיְיָ הָכָא דְּלָא תְשַׁקַּר בִּי וּבִבְרִי וּבְבַר בְּרִי כְּטִיבוֹתָא דִּי עֲבָדִית עִמָּךְ תַּעְבֵּד עִמִּי וְעִם אַרְעָא דְאִתּוֹתַבְתָּא בַהּ</text:span></text:span><text:span text:style-name="Default_20_Paragraph_20_Font"><text:span text:style-name="T2">׃ </text:span></text:span><text:span text:style-name="Default_20_Paragraph_20_Font"><text:span text:style-name="T1">כד </text:span></text:span><text:span text:style-name="Default_20_Paragraph_20_Font"><text:span text:style-name="T4">וַאֲמַר אַבְרָהָם אֲנָא אֲקַיֵּם</text:span></text:span><text:span text:style-name="Default_20_Paragraph_20_Font"><text:span text:style-name="T2">׃ </text:span></text:span><text:span text:style-name="Default_20_Paragraph_20_Font"><text:span text:style-name="T1">כה </text:span></text:span><text:span text:style-name="Default_20_Paragraph_20_Font"><text:span text:style-name="T4">וְאוֹכַח אַבְרָהָם יָת אֲבִימֶלֶךְ עַל עֵיסַק בֵּירָא דְמַיָּא דִּי אֲנִּיסוּ עַבְדֵי אֲבִימֶלֶךְ</text:span></text:span><text:span text:style-name="Default_20_Paragraph_20_Font"><text:span text:style-name="T2">׃ </text:span></text:span><text:span text:style-name="Default_20_Paragraph_20_Font"><text:span text:style-name="T1">כו </text:span></text:span><text:span text:style-name="Default_20_Paragraph_20_Font"><text:span text:style-name="T4">וַאֲמַר אֲבִימֶלֶךְ לָא יְדָעִית מָאן עֲבַד יָת פִּתְגָּמָא הָדֵין וְאַף אַתְּ לָא חַוֵּיתָ לִּי וְאַף אֲנָא לָא שְׁמָעִית אֱלָּהֵין יוֹמָא דֵין</text:span></text:span><text:span text:style-name="Default_20_Paragraph_20_Font"><text:span text:style-name="T2">׃ </text:span></text:span><text:span text:style-name="Default_20_Paragraph_20_Font"><text:span text:style-name="T1">כז </text:span></text:span><text:span text:style-name="Default_20_Paragraph_20_Font"><text:span text:style-name="T4">וּדְבַר אַבְרָהָם עָאן וְתוֹרִין וִיהַב לַאֲבִימֶלֶךְ וּגְזָרוּ תַרְוֵיהוֹן קְיָם</text:span></text:span><text:span text:style-name="Default_20_Paragraph_20_Font"><text:span text:style-name="T2">׃ </text:span></text:span><text:span text:style-name="Default_20_Paragraph_20_Font"><text:span text:style-name="T1">כח </text:span></text:span><text:span text:style-name="Default_20_Paragraph_20_Font"><text:span text:style-name="T4">וַאֲקִים אַבְרָהָם יָת שְׁבַע חוּרְפַן דְּעָאן בִּלְחוֹדֵיהֶן</text:span></text:span><text:span text:style-name="Default_20_Paragraph_20_Font"><text:span text:style-name="T2">׃ </text:span></text:span><text:span text:style-name="Default_20_Paragraph_20_Font"><text:span text:style-name="T1">כט </text:span></text:span><text:span text:style-name="Default_20_Paragraph_20_Font"><text:span text:style-name="T4">וַאֲמַר אֲבִימֶלֶךְ לְאַבְרָהָם מָה אִנּוּן שְׁבַע חוּרְפַן אִלֵּין דַּאֲקֵמְתָּא בִּלְחוֹדֵיהֶן</text:span></text:span><text:span text:style-name="Default_20_Paragraph_20_Font"><text:span text:style-name="T2">׃ </text:span></text:span><text:span text:style-name="Default_20_Paragraph_20_Font"><text:span text:style-name="T1">ל </text:span></text:span><text:span text:style-name="Default_20_Paragraph_20_Font"><text:span text:style-name="T4">וַאֲמַר אֲרֵי יָת שְׁבַע חוּרְפַן תְּקַבֵּל מִן יְדִי בְּדִיל דִּתְהֵי לִי לְסַהֲדוּ אֲרֵי חֲפָרִית יָת בֵּירָא הָדָא</text:span></text:span><text:span text:style-name="Default_20_Paragraph_20_Font"><text:span text:style-name="T2">׃ </text:span></text:span><text:span text:style-name="Default_20_Paragraph_20_Font"><text:span text:style-name="T1">לא </text:span></text:span><text:span text:style-name="Default_20_Paragraph_20_Font"><text:span text:style-name="T4">עַל כֵּן קְרָא לְאַתְרָא הַהוּא בְּאֵר שָׁבַע אֲרֵי תַמָּן קַיָּמוּ תַּרְוֵיהוֹן</text:span></text:span><text:span text:style-name="Default_20_Paragraph_20_Font"><text:span text:style-name="T2">׃ </text:span></text:span><text:span text:style-name="Default_20_Paragraph_20_Font"><text:span text:style-name="T1">לב </text:span></text:span><text:span text:style-name="Default_20_Paragraph_20_Font"><text:span text:style-name="T4">וּגְזָרוּ קְיָם בִּבְאֵר שָׁבַע וְקָם אֲבִימֶלֶךְ וּפִיכֹל רַב חֵילֵהּ וְתָבוּ לְאַרַע פְּלִשְׁתָּאֵי</text:span></text:span><text:span text:style-name="Default_20_Paragraph_20_Font"><text:span text:style-name="T2">׃ </text:span></text:span><text:span text:style-name="Default_20_Paragraph_20_Font"><text:span text:style-name="T1">לג </text:span></text:span><text:span text:style-name="Default_20_Paragraph_20_Font"><text:span text:style-name="T4">וּנְצִיב נִצְבָּא (נ''י אִילָנָא) בִּבְאֵר שָׁבַע וְצַלִּי תַמָּן בִּשְׁמָא דַּיְיָ אֱלָהָא דְעַלְמָא</text:span></text:span><text:span text:style-name="Default_20_Paragraph_20_Font"><text:span text:style-name="T2">׃ </text:span></text:span><text:span text:style-name="Default_20_Paragraph_20_Font"><text:span text:style-name="T1">לד </text:span></text:span><text:span text:style-name="Default_20_Paragraph_20_Font"><text:span text:style-name="T4">וְאִתּוֹתָב אַבְרָהָם בְּאַרַע פְּלִשְׁתָּאֵי יוֹמִין סַגִּיאִין</text:span></text:span><text:span text:style-name="Default_20_Paragraph_20_Font"><text:span text:style-name="T2">׃ </text:span></text:span></text:p>
      </text:section>
      <text:section text:style-name="Sect1" text:name="Sect22">
        <text:p text:style-name="P2">Genesis 22</text:p>
        <text:p text:style-name="P3"><text:span text:style-name="Default_20_Paragraph_20_Font"><text:span text:style-name="T1">א </text:span></text:span><text:span text:style-name="Default_20_Paragraph_20_Font"><text:span text:style-name="T4">וַהֲוָה בָּתַר פִּתְגָּמַיָּא הָאִלֵּין וַיְיָ נַסִּי יָת אַבְרָהָם וַאֲמַר לֵהּ אַבְרָהָם וַאֲמַר הָא אֲנָא</text:span></text:span><text:span text:style-name="Default_20_Paragraph_20_Font"><text:span text:style-name="T2">׃ </text:span></text:span><text:span text:style-name="Default_20_Paragraph_20_Font"><text:span text:style-name="T1">ב </text:span></text:span><text:span text:style-name="Default_20_Paragraph_20_Font"><text:span text:style-name="T4">וַאֲמַר דְּבַר כְּעַן יָת בְּרָךְ יָת יְחִידָךְ דִּי רְחַמְתָּ יָת יִצְחָק וְאִיזֵל לָךְ לְאַרְעָא פּוּלְחָנָא וְאַסְקֵהּ קֳדָמַי תַּמָּן לַעֲלָתָא עַל חַד מִן טוּרַיָּא דִּי אֵימַר לָךְ</text:span></text:span><text:span text:style-name="Default_20_Paragraph_20_Font"><text:span text:style-name="T2">׃ </text:span></text:span><text:span text:style-name="Default_20_Paragraph_20_Font"><text:span text:style-name="T1">ג </text:span></text:span><text:span text:style-name="Default_20_Paragraph_20_Font"><text:span text:style-name="T4">וְאַקְדֵּים אַבְרָהָם בְּצַפְרָא וְזָרֵז יָת חֲמָרֵהּ וּדְבַר יָת תְּרֵין עוּלֵימוֹהִי עִמֵּהּ וְיָת יִצְחָק בְּרֵהּ וְצַלַּח אָעֵי לַעֲלָתָא וְקָם וַאֲזַל לְאַתְרָא דִּי אֲמַר לֵהּ יְיָ</text:span></text:span><text:span text:style-name="Default_20_Paragraph_20_Font"><text:span text:style-name="T2">׃ </text:span></text:span><text:span text:style-name="Default_20_Paragraph_20_Font"><text:span text:style-name="T1">ד </text:span></text:span><text:span text:style-name="Default_20_Paragraph_20_Font"><text:span text:style-name="T4">בְּיוֹמָא תְלִיתָאָה וּזְקַף אַבְרָהָם יָת עֵינוֹהִי וַחֲזָא יָת אַתְרָא מֵרָחִיק</text:span></text:span><text:span text:style-name="Default_20_Paragraph_20_Font"><text:span text:style-name="T2">׃ </text:span></text:span><text:span text:style-name="Default_20_Paragraph_20_Font"><text:span text:style-name="T1">ה </text:span></text:span><text:span text:style-name="Default_20_Paragraph_20_Font"><text:span text:style-name="T4">וַאֲמַר אַבְרָהָם לְעוּלֵימוֹהִי אוֹרִיכוּ לְכוֹן הָכָא עִם חֲמָרָא וַאֲנָא וְעוּלֵימָא נִתְמְטֵי עַד כָּא וְנִסְגּוּד וּנְתוּב לְוַתְכוֹן</text:span></text:span><text:span text:style-name="Default_20_Paragraph_20_Font"><text:span text:style-name="T2">׃ </text:span></text:span><text:span text:style-name="Default_20_Paragraph_20_Font"><text:span text:style-name="T1">ו </text:span></text:span><text:span text:style-name="Default_20_Paragraph_20_Font"><text:span text:style-name="T4">וּנְסֵיב אַבְרָהָם יָת אָעֵי דַּעֲלָתָא וְשַׁוִּי עַל יִצְחָק בְּרֵהּ וּנְסֵיב בִּידֵהּ יָת אֶשָּׁתָא וְיָת סַכִּינָא וַאֲזָלוּ תַרְוֵיהוֹן כַּחֲדָא</text:span></text:span><text:span text:style-name="Default_20_Paragraph_20_Font"><text:span text:style-name="T2">׃ </text:span></text:span><text:span text:style-name="Default_20_Paragraph_20_Font"><text:span text:style-name="T1">ז </text:span></text:span><text:span text:style-name="Default_20_Paragraph_20_Font"><text:span text:style-name="T4">וַאֲמַר יִצְחָק לְאַבְרָהָם אֲבוּהִי וַאֲמַר אַבָּא וַאֲמַר הָא אֲנָא בְרִי וַאֲמַר הָא אֶשָּׁתָא וְאָעַיָּא וְאָן אִימְרָא לַעֲלָתָא</text:span></text:span><text:span text:style-name="Default_20_Paragraph_20_Font"><text:span text:style-name="T2">׃ </text:span></text:span><text:span text:style-name="Default_20_Paragraph_20_Font"><text:span text:style-name="T1">ח </text:span></text:span><text:span text:style-name="Default_20_Paragraph_20_Font"><text:span text:style-name="T4">וַאֲמַר אַבְרָהָם קֳדָם יְיָ גְּלֵי לֵהּ אִימְרָא לַעֲלָתָא בְּרִי וַאֲזָלוּ תַרְוֵיהוֹן כַּחֲדָא</text:span></text:span><text:span text:style-name="Default_20_Paragraph_20_Font"><text:span text:style-name="T2">׃ </text:span></text:span><text:span text:style-name="Default_20_Paragraph_20_Font"><text:span text:style-name="T1">ט </text:span></text:span><text:span text:style-name="Default_20_Paragraph_20_Font"><text:span text:style-name="T4">וְאָתוּ לְאַתְרָא דִּי אֲמַר לֵהּ יְיָ וּבְנָא תַמָּן אַבְרָהָם יָת מַדְבְּחָא וְסַדַּר יָת אָעַיָּא וַעֲקַד יָת יִצְחָק בְּרֵהּ וְשַׁוֵּי יָתֵהּ עַל מַדְבְּחָא עֵיל מִן אָעַיָּא</text:span></text:span><text:span text:style-name="Default_20_Paragraph_20_Font"><text:span text:style-name="T2">׃ </text:span></text:span><text:span text:style-name="Default_20_Paragraph_20_Font"><text:span text:style-name="T1">י </text:span></text:span><text:span text:style-name="Default_20_Paragraph_20_Font"><text:span text:style-name="T4">וְאוֹשִׁיט אַבְרָהָם יָת יְדֵהּ וּנְסֵיב יָת סַכִּינָא לְמֵיכַס יַת בְּרֵהּ</text:span></text:span><text:span text:style-name="Default_20_Paragraph_20_Font"><text:span text:style-name="T2">׃ </text:span></text:span><text:span text:style-name="Default_20_Paragraph_20_Font"><text:span text:style-name="T1">יא </text:span></text:span><text:span text:style-name="Default_20_Paragraph_20_Font"><text:span text:style-name="T4">וּקְרָא לֵהּ מַלְאָכָא דַּיְיָ מִן שְׁמַיָּא וַאֲמַר אַבְרָהָם אַבְרָהָם וַאֲמַר הָא אֲנָא</text:span></text:span><text:span text:style-name="Default_20_Paragraph_20_Font"><text:span text:style-name="T2">׃ </text:span></text:span><text:span text:style-name="Default_20_Paragraph_20_Font"><text:span text:style-name="T1">יב </text:span></text:span><text:span text:style-name="Default_20_Paragraph_20_Font"><text:span text:style-name="T4">וַאֲמַר לָא תוֹשִׁיט יְדָךְ לְעוּלֵימָא וְלָא תַעְבֵּד לֵהּ מִדָּעָם אֲרֵי כְּעַן יְדַעְנָא (נ''י יְדָעִית) אֲרֵי דַּחֲלָא דַּיְיָ אַתְּ וְלָא מְנַעְתָּ יָת בְּרָךְ יָת יְחִידָךְ מִנִּי</text:span></text:span><text:span text:style-name="Default_20_Paragraph_20_Font"><text:span text:style-name="T2">׃ </text:span></text:span><text:span text:style-name="Default_20_Paragraph_20_Font"><text:span text:style-name="T1">יג </text:span></text:span><text:span text:style-name="Default_20_Paragraph_20_Font"><text:span text:style-name="T4">וּזְקַף אַבְרָהָם יָת עֵינוֹהִי בָּתַר אִלֵּין וַחֲזָא וְהָא דִּכְרָא בָּתַר אֲחִיד בְּאִילָנָא בְּקַרְנוֹהִי וַאֲזַל אַבְרָהָם וּנְסֵיב יָת דִּכְרָא וְאַסְקֵהּ לַעֲלָתָא חֲלַף בְּרֵהּ</text:span></text:span><text:span text:style-name="Default_20_Paragraph_20_Font"><text:span text:style-name="T2">׃ </text:span></text:span><text:span text:style-name="Default_20_Paragraph_20_Font"><text:span text:style-name="T1">יד </text:span></text:span><text:span text:style-name="Default_20_Paragraph_20_Font"><text:span text:style-name="T4">וּפְלַח וְצַלִּי אַבְרָהָם תַּמָּן בְּאַתְרָא הַהוּא וַאֲמַר קֳדָם יְיָ הָכָא יְהוֹן פַּלְחַן דָּרַיָּא בְּכֵן יִתְאֲמַר בְּיוֹמָא הָדֵין בְּטוּרָא הָדֵין אַבְרָהָם קֳדָם יְיָ פְּלָח</text:span></text:span><text:span text:style-name="Default_20_Paragraph_20_Font"><text:span text:style-name="T2">׃ </text:span></text:span><text:span text:style-name="Default_20_Paragraph_20_Font"><text:span text:style-name="T1">טו </text:span></text:span><text:span text:style-name="Default_20_Paragraph_20_Font"><text:span text:style-name="T4">וּקְרָא מַלְאָכָא דַּיְיָ לְאַבְרָהָם תִּנְיָנוּת מִן שְׁמַיָּא</text:span></text:span><text:span text:style-name="Default_20_Paragraph_20_Font"><text:span text:style-name="T2">׃ </text:span></text:span><text:span text:style-name="Default_20_Paragraph_20_Font"><text:span text:style-name="T1">טז </text:span></text:span><text:span text:style-name="Default_20_Paragraph_20_Font"><text:span text:style-name="T4">וַאֲמַר בְּמֵימְרִי קַיֵּמִית אֲמַר יְיָ אֲרֵי חֲלַף דִּי עֲבַדְתָּא יָת פִּתְגָּמָא הָדֵין וְלָא מְנַעְתָּא יָת בְּרָךְ יָת יְחִידָךְ</text:span></text:span><text:span text:style-name="Default_20_Paragraph_20_Font"><text:span text:style-name="T2">׃ </text:span></text:span><text:span text:style-name="Default_20_Paragraph_20_Font"><text:span text:style-name="T1">יז </text:span></text:span><text:span text:style-name="Default_20_Paragraph_20_Font"><text:span text:style-name="T4">אֲרֵי בָרָכָא אֲבָרְכִנָּךְ וְאַסְגָּאָה אַסְגֵּי יָת בְּנָיךְ כְּכוֹכְבֵי שְׁמַיָּא וּכְחָלָא דִּי עַל כֵּיף יַמָּא וְיִרְתוּן בְּנָיךְ יָת קִרְוֵי סַנְאֵיהוֹן</text:span></text:span><text:span text:style-name="Default_20_Paragraph_20_Font"><text:span text:style-name="T2">׃ </text:span></text:span><text:span text:style-name="Default_20_Paragraph_20_Font"><text:span text:style-name="T1">יח </text:span></text:span><text:span text:style-name="Default_20_Paragraph_20_Font"><text:span text:style-name="T4">וְיִתְבָּרְכוּן בְּדִיל בְּנָיךְ כֹּל עַמְמַיָּא דְאַרְעָא חֲלַף דִּי קַבֵּלְתָּא לְמֵימְרִי</text:span></text:span><text:span text:style-name="Default_20_Paragraph_20_Font"><text:span text:style-name="T2">׃ </text:span></text:span><text:span text:style-name="Default_20_Paragraph_20_Font"><text:span text:style-name="T1">יט </text:span></text:span><text:span text:style-name="Default_20_Paragraph_20_Font"><text:span text:style-name="T4">וְתַב אַבְרָהָם לְוָת עוּלֵימוֹהִי וְקָמוּ וַאֲזָלוּ כַחֲדָא לִבְאֵר שָׁבַע וִיתֵיב אַבְרָהָם בִּבְאֵר שָׁבַע</text:span></text:span><text:span text:style-name="Default_20_Paragraph_20_Font"><text:span text:style-name="T2">׃ </text:span></text:span><text:span text:style-name="Default_20_Paragraph_20_Font"><text:span text:style-name="T1">כ </text:span></text:span><text:span text:style-name="Default_20_Paragraph_20_Font"><text:span text:style-name="T4">וַהֲוָה בָּתַר פִּתְגָּמַיָּא הָאִלֵּין וְאִתְחֲוָא לְאַבְרָהָם לְמֵימָר הָא יְלֵידַת מִלְכָּה אַף הִיא בְּנִין לְנָחוֹר אָחוּךְ</text:span></text:span><text:span text:style-name="Default_20_Paragraph_20_Font"><text:span text:style-name="T2">׃ </text:span></text:span><text:span text:style-name="Default_20_Paragraph_20_Font"><text:span text:style-name="T1">כא </text:span></text:span><text:span text:style-name="Default_20_Paragraph_20_Font"><text:span text:style-name="T4">יָת עוּץ בּוּכְרֵהּ וְיָת בּוּז אָחוּהִי וְיָת קְמוּאֵל אֲבוּהִי דַּאֲרָם</text:span></text:span><text:span text:style-name="Default_20_Paragraph_20_Font"><text:span text:style-name="T2">׃ </text:span></text:span><text:span text:style-name="Default_20_Paragraph_20_Font"><text:span text:style-name="T1">כב </text:span></text:span><text:span text:style-name="Default_20_Paragraph_20_Font"><text:span text:style-name="T4">וְיָת כֶּשֶׂד וְיָת חֲזוֹ וְיָת פִּלְדָּשׁ וְיָת יִדְלָף ויָת בְּתוּאֵל</text:span></text:span><text:span text:style-name="Default_20_Paragraph_20_Font"><text:span text:style-name="T2">׃ </text:span></text:span><text:span text:style-name="Default_20_Paragraph_20_Font"><text:span text:style-name="T1">כג </text:span></text:span><text:span text:style-name="Default_20_Paragraph_20_Font"><text:span text:style-name="T4">וּבְתוּאֵל אוֹלִיד יָת רִבְקָה תְּמַנְיָא אִלֵּין יְלֵידַת מִלְכָּה לְנָחוֹר אֲחוּהִי דְאַבְרָהָם</text:span></text:span><text:span text:style-name="Default_20_Paragraph_20_Font"><text:span text:style-name="T2">׃ </text:span></text:span><text:span text:style-name="Default_20_Paragraph_20_Font"><text:span text:style-name="T1">כד </text:span></text:span><text:span text:style-name="Default_20_Paragraph_20_Font"><text:span text:style-name="T4">וּלְחֵנָתֵהּ וּשְׁמַהּ רְאוּמָה וִילֵידַת אַף הִיא יָת טֶבַח וְיָת גַּחַם וְיָת תַּחַשׁ וְיָת מַעֲכָה</text:span></text:span><text:span text:style-name="Default_20_Paragraph_20_Font"><text:span text:style-name="T2">׃ </text:span></text:span></text:p>
      </text:section>
      <text:section text:style-name="Sect1" text:name="Sect23">
        <text:p text:style-name="P2">Genesis 23</text:p>
        <text:p text:style-name="P3"><text:span text:style-name="Default_20_Paragraph_20_Font"><text:span text:style-name="T1">א </text:span></text:span><text:span text:style-name="Default_20_Paragraph_20_Font"><text:span text:style-name="T4">וַהֲווֹ חַיֵּי שָׂרָה מְאָה וְעֶשְׂרִין וּשְׁבַע שְׁנִין שְׁנֵי חַיֵּי שָׂרָה</text:span></text:span><text:span text:style-name="Default_20_Paragraph_20_Font"><text:span text:style-name="T2">׃ </text:span></text:span><text:span text:style-name="Default_20_Paragraph_20_Font"><text:span text:style-name="T1">ב </text:span></text:span><text:span text:style-name="Default_20_Paragraph_20_Font"><text:span text:style-name="T4">וּמִיתַת שָׂרָה בְּקִרְיַת אַרְבַּע הִיא חֶבְרוֹן בְּאַרְעָא דִּכְנָעַן וַאֲתָא אַבְרָהָם לְמִסְפְּדָה לְשָׂרָה וּלְמִבְכַּהּ</text:span></text:span><text:span text:style-name="Default_20_Paragraph_20_Font"><text:span text:style-name="T2">׃ </text:span></text:span><text:span text:style-name="Default_20_Paragraph_20_Font"><text:span text:style-name="T1">ג </text:span></text:span><text:span text:style-name="Default_20_Paragraph_20_Font"><text:span text:style-name="T4">וְקָם אַבְרָהָם מֵעַל אַפֵּי מִיתֵהּ וּמַלֵּל עִם בְּנֵי חִתָּאָה לְמֵימָר</text:span></text:span><text:span text:style-name="Default_20_Paragraph_20_Font"><text:span text:style-name="T2">׃ </text:span></text:span><text:span text:style-name="Default_20_Paragraph_20_Font"><text:span text:style-name="T1">ד </text:span></text:span><text:span text:style-name="Default_20_Paragraph_20_Font"><text:span text:style-name="T4">דַּיָּר וְתוֹתַב אֲנָא עִמְּכוֹן הָבוּ לִי אַחֲסָנַת קְבוּרָא עִמְּכוֹן וְאִקְבַּר מִיתִי מִן קֳדָמָי</text:span></text:span><text:span text:style-name="Default_20_Paragraph_20_Font"><text:span text:style-name="T2">׃ </text:span></text:span><text:span text:style-name="Default_20_Paragraph_20_Font"><text:span text:style-name="T1">ה </text:span></text:span><text:span text:style-name="Default_20_Paragraph_20_Font"><text:span text:style-name="T4">וַאֲתִיבוּ בְנֵי חִתָּאָה יָת אַבְרָהָם לְמֵימָר לֵהּ</text:span></text:span><text:span text:style-name="Default_20_Paragraph_20_Font"><text:span text:style-name="T2">׃ </text:span></text:span><text:span text:style-name="Default_20_Paragraph_20_Font"><text:span text:style-name="T1">ו </text:span></text:span><text:span text:style-name="Default_20_Paragraph_20_Font"><text:span text:style-name="T4">קַבֵּל מִנָּנָא רִבּוֹנָנָא רַב קֳדָם יְיָ אַתְּ בֵּינָנָא בִּשְׁפַר קִבְרָנָא קְבַר יָת מִיתָךְ אֱנַשׁ מִנָּנָא יָת קִבְרֵהּ לָא יִמְנַע מִנָּךְ מִלְמִקְבַּר מִיתָךְ</text:span></text:span><text:span text:style-name="Default_20_Paragraph_20_Font"><text:span text:style-name="T2">׃ </text:span></text:span><text:span text:style-name="Default_20_Paragraph_20_Font"><text:span text:style-name="T1">ז </text:span></text:span><text:span text:style-name="Default_20_Paragraph_20_Font"><text:span text:style-name="T4">וְקָם אַבְרָהָם וּסְגִיד לְעַמָּא דְאַרְעָא לִבְנֵי חִתָּאָה</text:span></text:span><text:span text:style-name="Default_20_Paragraph_20_Font"><text:span text:style-name="T2">׃ </text:span></text:span><text:span text:style-name="Default_20_Paragraph_20_Font"><text:span text:style-name="T1">ח </text:span></text:span><text:span text:style-name="Default_20_Paragraph_20_Font"><text:span text:style-name="T4">וּמַלֵּל עִמְּהוֹן לְמֵימָר אִם אִית רַעֲוָא בְנַפְשְׁכוֹן לְמִקְבַּר יָת מִיתִי מִן קֳדָמַי קַבִּילוּ מִנִּי וּבְעוּ לִי מִן עֶפְרוֹן בַּר צוֹחַר</text:span></text:span><text:span text:style-name="Default_20_Paragraph_20_Font"><text:span text:style-name="T2">׃ </text:span></text:span><text:span text:style-name="Default_20_Paragraph_20_Font"><text:span text:style-name="T1">ט </text:span></text:span><text:span text:style-name="Default_20_Paragraph_20_Font"><text:span text:style-name="T4">וְיִתֶּן לִי יָת מְעָרַת כָּפֶלְתָּא דִּי לֵהּ דִּי בִּסְטַר חַקְלֵהּ בְּכַסְפָּא שְׁלִים יִתְּנִינַהּ לִי בֵּינֵיכוֹן לְאַחֲסָנַת קְבוּרָא</text:span></text:span><text:span text:style-name="Default_20_Paragraph_20_Font"><text:span text:style-name="T2">׃ </text:span></text:span><text:span text:style-name="Default_20_Paragraph_20_Font"><text:span text:style-name="T1">י </text:span></text:span><text:span text:style-name="Default_20_Paragraph_20_Font"><text:span text:style-name="T4">וְעֶפְרוֹן יָתֵב בְּגוֹ בְּנֵי חִתָּאָה וְאָתֵיב עֶפְרוֹן חִתָּאָה יָת אַבְרָהָם קֳדָם בְּנֵי חִתָּאָה לְכֹל עָלֵי תְּרַע קַרְתֵּהּ לְמֵימָר</text:span></text:span><text:span text:style-name="Default_20_Paragraph_20_Font"><text:span text:style-name="T2">׃ </text:span></text:span><text:span text:style-name="Default_20_Paragraph_20_Font"><text:span text:style-name="T1">יא </text:span></text:span><text:span text:style-name="Default_20_Paragraph_20_Font"><text:span text:style-name="T4">לָא רִבּוֹנִי קַבֵּיל מִנִּי חַקְלָא יְהָבִית לָךְ וּמְעַרְתָּא דִּי בֵהּ לָךְ יְהָבִיתַהּ לְעֵינֵי בְנֵי עַמִּי יְהָבִיתַהּ לָךְ קְבַר מִיתָךְ</text:span></text:span><text:span text:style-name="Default_20_Paragraph_20_Font"><text:span text:style-name="T2">׃ </text:span></text:span><text:span text:style-name="Default_20_Paragraph_20_Font"><text:span text:style-name="T1">יב </text:span></text:span><text:span text:style-name="Default_20_Paragraph_20_Font"><text:span text:style-name="T4">וּסְגִיד אַבְרָהָם קֳדָם עַמָּא דְאַרְעָא</text:span></text:span><text:span text:style-name="Default_20_Paragraph_20_Font"><text:span text:style-name="T2">׃ </text:span></text:span><text:span text:style-name="Default_20_Paragraph_20_Font"><text:span text:style-name="T1">יג </text:span></text:span><text:span text:style-name="Default_20_Paragraph_20_Font"><text:span text:style-name="T4">וּמַלֵּיל עִם עֶפְרוֹן קֳדָם עַמָּא דְאַרְעָא לְמֵימָר בְּרַם אִם אַתְּ עָבֵד לִי טִיבוּ קַבֵּל מִנִּי אֶתֵּן כַּסְפָּא דְמֵי חַקְלָא סַב מִנִּי וְאֶקְבַּר יָת מִיתִי תַּמָּן</text:span></text:span><text:span text:style-name="Default_20_Paragraph_20_Font"><text:span text:style-name="T2">׃ </text:span></text:span><text:span text:style-name="Default_20_Paragraph_20_Font"><text:span text:style-name="T1">יד </text:span></text:span><text:span text:style-name="Default_20_Paragraph_20_Font"><text:span text:style-name="T4">וְאָתֵיב עֶפְרוֹן יָת אַבְרָהָם לְמֵימָר לֵהּ</text:span></text:span><text:span text:style-name="Default_20_Paragraph_20_Font"><text:span text:style-name="T2">׃ </text:span></text:span><text:span text:style-name="Default_20_Paragraph_20_Font"><text:span text:style-name="T1">טו </text:span></text:span><text:span text:style-name="Default_20_Paragraph_20_Font"><text:span text:style-name="T4">רִבּוֹנִי קַבֵּל מִנִּי אַרְעָא שַׁוְיָא אַרְבַּע מְאָה סִלְעִין דִּכְסַף בֵּינָא וּבֵינָךְ מַה הִיא וְיָת מִיתָךְ קְבַר</text:span></text:span><text:span text:style-name="Default_20_Paragraph_20_Font"><text:span text:style-name="T2">׃ </text:span></text:span><text:span text:style-name="Default_20_Paragraph_20_Font"><text:span text:style-name="T1">טז </text:span></text:span><text:span text:style-name="Default_20_Paragraph_20_Font"><text:span text:style-name="T4">וְקַבֵּל אַבְרָהָם מִן עֶפְרוֹן וּתְקַל אַבְרָהָם לְעֶפְרוֹן יָת כַּסְפָּא דְּמַלֵּיל קֳדָם בְּנֵי חִתָּאָה אַרְבַּע מְאָה סִלְעִין דִּכְסַף מִתְקַבֵּל סְחוֹרָא (נ''י דְּמִתְקַבֵּל סְחוֹרָתָא) בְּכָל מְדִינְתָּא</text:span></text:span><text:span text:style-name="Default_20_Paragraph_20_Font"><text:span text:style-name="T2">׃ </text:span></text:span><text:span text:style-name="Default_20_Paragraph_20_Font"><text:span text:style-name="T1">יז </text:span></text:span><text:span text:style-name="Default_20_Paragraph_20_Font"><text:span text:style-name="T4">וְקָם חֲקַל עֶפְרוֹן דִּי בְּכָפֶלְתָּא דִּי קֳדָם מַמְרֵא חַקְלָא וּמְעַרְתָּא דִּי בֵהּ וְכָל אִילָנֵי דִּי בְחַקְלָא דִּי בְכָל תְּחוּמֵהּ סְחוֹר סְחוֹר</text:span></text:span><text:span text:style-name="Default_20_Paragraph_20_Font"><text:span text:style-name="T2">׃ </text:span></text:span><text:span text:style-name="Default_20_Paragraph_20_Font"><text:span text:style-name="T1">יח </text:span></text:span><text:span text:style-name="Default_20_Paragraph_20_Font"><text:span text:style-name="T4">לְאַבְרָהָם לִזְבִינוֹהִי לְעֵינֵי בְּנֵי חִתָּאָה בְּכֹל עָלֵי תְּרַע קַרְתֵּהּ</text:span></text:span><text:span text:style-name="Default_20_Paragraph_20_Font"><text:span text:style-name="T2">׃ </text:span></text:span><text:span text:style-name="Default_20_Paragraph_20_Font"><text:span text:style-name="T1">יט </text:span></text:span><text:span text:style-name="Default_20_Paragraph_20_Font"><text:span text:style-name="T4">וּבָתַר כֵּן קְבַר אַבְרָהָם יָת שָׂרָה אִתְּתֵהּ בִּמְעָרַת חֲקַל כָּפֶלְתָּא עַל אַפֵּי מַמְרֵא הִיא חֶבְרוֹן בְּאַרְעָא דִּכְנָעַן</text:span></text:span><text:span text:style-name="Default_20_Paragraph_20_Font"><text:span text:style-name="T2">׃ </text:span></text:span><text:span text:style-name="Default_20_Paragraph_20_Font"><text:span text:style-name="T1">כ </text:span></text:span><text:span text:style-name="Default_20_Paragraph_20_Font"><text:span text:style-name="T4">וְקָם חַקְלָא וּמְעַרְתָּא דִּי בֵהּ לְאַבְרָהָם לְאַחֲסָנַת קְבוּרָא מִן בְּנֵי חִתָּאָה</text:span></text:span><text:span text:style-name="Default_20_Paragraph_20_Font"><text:span text:style-name="T2">׃ </text:span></text:span></text:p>
      </text:section>
      <text:section text:style-name="Sect1" text:name="Sect24">
        <text:p text:style-name="P2">Genesis 24</text:p>
        <text:p text:style-name="P3"><text:span text:style-name="Default_20_Paragraph_20_Font"><text:span text:style-name="T1">א </text:span></text:span><text:span text:style-name="Default_20_Paragraph_20_Font"><text:span text:style-name="T2">וְאַבְרָהָם סִיב עָל בְּיוֹמִין וַיְיָ בְּרִיךְ יָת אַבְרָהָם בְּכֹלָא׃ </text:span></text:span><text:span text:style-name="Default_20_Paragraph_20_Font"><text:span text:style-name="T1">ב </text:span></text:span><text:span text:style-name="Default_20_Paragraph_20_Font"><text:span text:style-name="T2">וַאֲמַר אַבְרָהָם לְעַבְדֵהּ סָבָא דְבֵיתֵהּ דְּשַׁלִּיט בְּכָל דִי לֵהּ שַׁוִּי כְעַן יְדָךְ תְּחוֹת יַרְכִּי׃ </text:span></text:span><text:span text:style-name="Default_20_Paragraph_20_Font"><text:span text:style-name="T1">ג </text:span></text:span><text:span text:style-name="Default_20_Paragraph_20_Font"><text:span text:style-name="T2">וַאֲקַיֵּם עֲלָךְ בְּמֵימְרָא דַּיְיָ אֱלָהָא דִּשְׁמַיָּא וֵאלָהָא דְאַרְעָא דְּלָא תִסַּב אִתְּתָא לִבְרִי מִבְּנַת כְּנַעֲנָאֵי דִּי אֲנָא יָתֵב בֵּינֵיהוֹן׃ </text:span></text:span><text:span text:style-name="Default_20_Paragraph_20_Font"><text:span text:style-name="T1">ד </text:span></text:span><text:span text:style-name="Default_20_Paragraph_20_Font"><text:span text:style-name="T2">אֱלָהֵין לְאַרְעִי וּלְיַלָּדוּתִי תֵּיזִיל וְתִסַּב אִתְּתָא לִבְרִי לְיִצְחָק׃ </text:span></text:span><text:span text:style-name="Default_20_Paragraph_20_Font"><text:span text:style-name="T1">ה </text:span></text:span><text:span text:style-name="Default_20_Paragraph_20_Font"><text:span text:style-name="T2">וַאֲמַר לֵהּ עַבְדָא מָאִים לָא תֵיבֵי אִתְּתָא לְמֵיתֵי בַתְרַי לְאַרְעָא הָדָא הַאֲתָבָא אָתֵיב יָת בְּרָךְ לְאַרְעָא דִּי נְפַקְתָּא מִתַּמָּן׃ </text:span></text:span><text:span text:style-name="Default_20_Paragraph_20_Font"><text:span text:style-name="T1">ו </text:span></text:span><text:span text:style-name="Default_20_Paragraph_20_Font"><text:span text:style-name="T2">וַאֲמַר לֵהּ אַבְרָהָם אִסְתַּמַּר לָךְ דִּילְמָא תָתֵיב יָת בְּרִי לְתַמָּן׃ </text:span></text:span><text:span text:style-name="Default_20_Paragraph_20_Font"><text:span text:style-name="T1">ז </text:span></text:span><text:span text:style-name="Default_20_Paragraph_20_Font"><text:span text:style-name="T2">יְיָ אֱלָהָא דִּשְׁמַיָּא דִּי דַּבְּרַנִי מִבֵּית אַבָּא וּמֵאֲרַע יַלְדוּתִי וְדִי מַלֵּל לִי וְדִי קַיֵּם לִי לְמֵימַר לִבְרָךְ אֶתֵּן יָת אַרְעָא הָדָא הוּא יִשְׁלַח מַלְאָכֵהּ קֳדָמָךְ וְתִסַּב אִתְּתָא לִבְרִי מִתַּמָּן׃ </text:span></text:span><text:span text:style-name="Default_20_Paragraph_20_Font"><text:span text:style-name="T1">ח </text:span></text:span><text:span text:style-name="Default_20_Paragraph_20_Font"><text:span text:style-name="T2">וְאִם לָא תֵיבֵי אִתְּתָא לְמֵיתֵי בַתְרָךְ וּתְהֵי זַכָּאָה מִמּוֹמָתִי דָּא לְחוֹד יָת בְּרִי לָא תָתֵב לְתַמָּן׃ </text:span></text:span><text:span text:style-name="Default_20_Paragraph_20_Font"><text:span text:style-name="T1">ט </text:span></text:span><text:span text:style-name="Default_20_Paragraph_20_Font"><text:span text:style-name="T2">וְשַׁוִּי עַבְדָא יָת יְדֵהּ תְּחוֹת יַרְכָא דְאַבְרָהָם רִבּוֹנֵהּ וְקַיֵּם לֵהּ עַל פִּתְגָּמָא הָדֵין׃ </text:span></text:span><text:span text:style-name="Default_20_Paragraph_20_Font"><text:span text:style-name="T1">י </text:span></text:span><text:span text:style-name="Default_20_Paragraph_20_Font"><text:span text:style-name="T2">וּדְבַר עַבְדָא עַשְׂרָא גַּמְלִין מִגַּמְלֵי רִבּוֹנֵהּ וַאֲזַל וְכָל שְׁפַר רִבּוֹנֵהּ בִּידֵהּ וְקָם וַאֲזַל לַאֲרָם דִּי עַל פְּרַת לְקַרְתָּא דְנָחוֹר׃ </text:span></text:span><text:span text:style-name="Default_20_Paragraph_20_Font"><text:span text:style-name="T1">יא </text:span></text:span><text:span text:style-name="Default_20_Paragraph_20_Font"><text:span text:style-name="T2">וְאַשְׁרֵי גַּמְלַיָּא מִבָּרָא לְקַרְתָּא לִבְאֵרָא דְמַיָּא לְעִדַּן רַמְשָׁא לְעִדַּן דְּנַפְקַן מַלְיָתָא׃ </text:span></text:span><text:span text:style-name="Default_20_Paragraph_20_Font"><text:span text:style-name="T1">יב </text:span></text:span><text:span text:style-name="Default_20_Paragraph_20_Font"><text:span text:style-name="T2">וַאֲמַר יְיָ אֱלָהֵהּ דְּרִבּוֹנִי אַבְרָהָם זַמִּין כְּעַן קֳדָמַי יוֹמָא דֵּין וְעִבַד טִיבוּ עִם רִבּוֹנִי אַבְרָהָם׃ </text:span></text:span><text:span text:style-name="Default_20_Paragraph_20_Font"><text:span text:style-name="T1">יג </text:span></text:span><text:span text:style-name="Default_20_Paragraph_20_Font"><text:span text:style-name="T2">הָא אֲנָא קָאֵם עַל עֵינָא דְמַיָּא וּבְנַת אֱנָשֵׁי קַרְתָּא נַפְקַן לְמִמְלֵי מַיָּא׃ </text:span></text:span><text:span text:style-name="Default_20_Paragraph_20_Font"><text:span text:style-name="T1">יד </text:span></text:span><text:span text:style-name="Default_20_Paragraph_20_Font"><text:span text:style-name="T2">וּתְהֵי עוּלֶמְתָּא דְּאֵימַר לַהּ אַרְכִינִי כְעַן קוּלְתִיךְ וְאֶשְׁתִּי וְתֵימַר אֵשְׁתְּ וְאַף גַּמְלָךְ אַשְׁקֵי יָתַהּ זַמִּנְתָּא לְעבְדָּךְ לְיִצְחָק וּבַהּ אִידַע אֲרֵי עֲבַדְתָּ טִיבוּ עִם רִבּוֹנִי׃ </text:span></text:span><text:span text:style-name="Default_20_Paragraph_20_Font"><text:span text:style-name="T1">טו </text:span></text:span><text:span text:style-name="Default_20_Paragraph_20_Font"><text:span text:style-name="T2">וַהֲוָה הוּא עַד לָא שֵׁיצֵי לְמַלָּלָא וְהָא רִבְקָה נְפָקַת דְּאִתְיְלִידַת לִבְתוּאֵל בַּר מִלְכָּה אִתַּת נָחוֹר אֲחוּהִי דְאַבְרָהָם וְקוּלְתַהּ עַל כַּתְפַּהּ׃ </text:span></text:span><text:span text:style-name="Default_20_Paragraph_20_Font"><text:span text:style-name="T1">טז </text:span></text:span><text:span text:style-name="Default_20_Paragraph_20_Font"><text:span text:style-name="T2">וְעוּלֶמְתָּא שַׁפִּירַת חֵיזוּ (נ''י שַׁפִּירָא לְמֶחֱזֵי) לַחֲדָא בְּתֻלְתָּא וּגְבַר לָא יַדְעָהּ וּנְחָתַת לְעֵינָא וּמְלַת קוּלְתַהּ וּסְלֵקָת׃ </text:span></text:span><text:span text:style-name="Default_20_Paragraph_20_Font"><text:span text:style-name="T1">יז </text:span></text:span><text:span text:style-name="Default_20_Paragraph_20_Font"><text:span text:style-name="T2">וּרְהַט עַבְדָּא לִקְדָמוּתַהּ וַאֲמַר אַשְׁקִינִי (נ''י אַטְעֵמְנִי) כְעַן זְעֵיר מַיָּא מִקּוּלְתִיךְ׃ </text:span></text:span><text:span text:style-name="Default_20_Paragraph_20_Font"><text:span text:style-name="T1">יח </text:span></text:span><text:span text:style-name="Default_20_Paragraph_20_Font"><text:span text:style-name="T2">וַאֲמֶרֶת אֵשְׁתְּ רִבּוֹנִי וְאוֹחִיאַת וַאֲחֵיתַת קוּלְתַהּ עַל יְדַהּ וְאַשְׁקְתֵהּ׃ </text:span></text:span><text:span text:style-name="Default_20_Paragraph_20_Font"><text:span text:style-name="T1">יט </text:span></text:span><text:span text:style-name="Default_20_Paragraph_20_Font"><text:span text:style-name="T2">וְשֵׁיצִיאַת לְאַשְׁקָיוּתֵהּ וַאֲמֶרֶת אַף לְגַמְלָךְ אַמְלֵי עַד דִּי סַפְקוּן לְמִשְׁתֵּי׃ </text:span></text:span><text:span text:style-name="Default_20_Paragraph_20_Font"><text:span text:style-name="T1">כ </text:span></text:span><text:span text:style-name="Default_20_Paragraph_20_Font"><text:span text:style-name="T2">וְאוֹחִיאַת וּנְפָצַת קוּלְתַהּ לְבֵית שַׁקְיָא וּרְהָטַת עוֹד לְבֵירָא לְמִמְלֵי וּמְלַת לְכָל גַּמְלוֹהִי׃ </text:span></text:span><text:span text:style-name="Default_20_Paragraph_20_Font"><text:span text:style-name="T1">כא </text:span></text:span><text:span text:style-name="Default_20_Paragraph_20_Font"><text:span text:style-name="T2">וְגַבְרָא שָׁהֵי בַהּ מִסְתַּכֵּל שָׁתִיק לְמֵידַע הַאַצְלַח יְיָ אָרְחֵהּ אִם לָא׃ </text:span></text:span><text:span text:style-name="Default_20_Paragraph_20_Font"><text:span text:style-name="T1">כב </text:span></text:span><text:span text:style-name="Default_20_Paragraph_20_Font"><text:span text:style-name="T2">וַהֲוָה כַּד סַפִּיקוּ גַּמְלַיָּא לְמִשְׁתֵּי וּנְסֵיב גַּבְרָא קָדָשָׁא דְדַהֲבָא תִּקְלָא מַתְקְלֵהּ וּתְרֵין שֵׁירִין עַל יְדָהָא מַתְקַל עֲשַׂר סִלְעִין דְּדַהֲבָא מַתְקַלְהוֹן׃ </text:span></text:span><text:span text:style-name="Default_20_Paragraph_20_Font"><text:span text:style-name="T1">כג </text:span></text:span><text:span text:style-name="Default_20_Paragraph_20_Font"><text:span text:style-name="T2">וַאֲמַר בַּת מָן אַתְּ חַוִּי כְעַן לִי הַאִית בֵּית אָבוּךְ אָתַר כָּשַׁר לָנָא לִמְבָת׃ </text:span></text:span><text:span text:style-name="Default_20_Paragraph_20_Font"><text:span text:style-name="T1">כד </text:span></text:span><text:span text:style-name="Default_20_Paragraph_20_Font"><text:span text:style-name="T2">וַאֲמֶרֶת לֵהּ בַּת בְּתוּאֵל אֲנָא בַּר מִלְכָּה דִּילֵידַת לְנָחוֹר׃ </text:span></text:span><text:span text:style-name="Default_20_Paragraph_20_Font"><text:span text:style-name="T1">כה </text:span></text:span><text:span text:style-name="Default_20_Paragraph_20_Font"><text:span text:style-name="T2">וַאֲמֶרֶת לֵהּ אַף תִּבְנָא אַף כִּסָּתָא סַגִּי עִמָּנָא אַף אָתַר כָּשַׁר לִמְבָת׃ </text:span></text:span><text:span text:style-name="Default_20_Paragraph_20_Font"><text:span text:style-name="T1">כו </text:span></text:span><text:span text:style-name="Default_20_Paragraph_20_Font"><text:span text:style-name="T2">וּכְרַע גַּבְרָא וּסְגִיד קֳדָם יְיָ׃ </text:span></text:span><text:span text:style-name="Default_20_Paragraph_20_Font"><text:span text:style-name="T1">כז </text:span></text:span><text:span text:style-name="Default_20_Paragraph_20_Font"><text:span text:style-name="T2">וַאֲמַר בְּרִיךְ יְיָ אֱלָהָא דְרִבּוֹנִי אַבְרָהָם דִּי לָא מְנַע טִיבוּתֵהּ וְקוּשְׁטֵהּ מִן רִבּוֹנִי אֲנָא בְּאוֹרַח תַּקְנָא דַּבְּרַנִּי יְיָ בֵּית אֲחוֹהִי דְרִבּוֹנִי׃ </text:span></text:span><text:span text:style-name="Default_20_Paragraph_20_Font"><text:span text:style-name="T1">כח </text:span></text:span><text:span text:style-name="Default_20_Paragraph_20_Font"><text:span text:style-name="T2">וּרְהָטַת עוּלֶמְתָּא וְחַוִּיאַת לְבֵית אִמַּהּ כְּפִתְגָּמַיָּא הָאִלֵּין׃ </text:span></text:span><text:span text:style-name="Default_20_Paragraph_20_Font"><text:span text:style-name="T1">כט </text:span></text:span><text:span text:style-name="Default_20_Paragraph_20_Font"><text:span text:style-name="T2">וּלְרִבְקָה אָחָא וּשְׁמֵהּ לָבָן וּרְהַט לָבָן לְוַת גַּבְרָא לְבָרָא לְוַת עֵינָא׃ </text:span></text:span><text:span text:style-name="Default_20_Paragraph_20_Font"><text:span text:style-name="T1">ל </text:span></text:span><text:span text:style-name="Default_20_Paragraph_20_Font"><text:span text:style-name="T2">וַהֲוָה כַּד חָזָא יָת קָדָשָׁא וְיָת שֵׁירַיָּא עַל יְדֵי אֲחָתֵהּ וְכַד שְׁמַע יָת פִּתְגָּמֵי רִבְקָה אֲחָתֵהּ לְמֵימַר כְּדֵין מַלֵּיל עִמִּי גַּבְרָא וַאֲתָא לְוַת גַּבְרָא וְהָא קָאֵם עִלַּוֵּי גַּמְלַיָּא עַל עֵינָא׃ </text:span></text:span><text:span text:style-name="Default_20_Paragraph_20_Font"><text:span text:style-name="T1">לא </text:span></text:span><text:span text:style-name="Default_20_Paragraph_20_Font"><text:span text:style-name="T2">וַאֲמַר עוּל בְּרִיכָא דַּיְיָ לְמָא אַתְּ קָאֵם בְּבָרָא וַאֲנָא פַּנֵּיתִי בֵיתָא וַאֲתַר כָּשַׁר לְגַמְלַיָּא׃ </text:span></text:span><text:span text:style-name="Default_20_Paragraph_20_Font"><text:span text:style-name="T1">לב </text:span></text:span><text:span text:style-name="Default_20_Paragraph_20_Font"><text:span text:style-name="T2">וְעַל גַּבְרָא לְבֵיתָא וּשְׁרָא גַּמְלַיָּא וִיהַב תִּבְנָא וְכִסָּתָא לְגַמְלַיָּא וּמַיָּא לְאַסְחָאָה רַגְלוֹהִי וְרַגְלֵי גֻּבְרַיָּא דְּעִמֵּהּ׃ </text:span></text:span><text:span text:style-name="Default_20_Paragraph_20_Font"><text:span text:style-name="T1">לג </text:span></text:span><text:span text:style-name="Default_20_Paragraph_20_Font"><text:span text:style-name="T2">וְשַׁוִּיאוּ קֳדָמוֹהִי לְמֵיכָל וַאֲמַר לָא אֵיכוּל עַד דַּאֲמַלֵּל פִּתְגָּמָי וַאֲמַר מַלֵּיל׃ </text:span></text:span><text:span text:style-name="Default_20_Paragraph_20_Font"><text:span text:style-name="T1">לד </text:span></text:span><text:span text:style-name="Default_20_Paragraph_20_Font"><text:span text:style-name="T2">וַאֲמַר עַבְדָּא דְאַבְרָהָם אֲנָא׃ </text:span></text:span><text:span text:style-name="Default_20_Paragraph_20_Font"><text:span text:style-name="T1">לה </text:span></text:span><text:span text:style-name="Default_20_Paragraph_20_Font"><text:span text:style-name="T2">וַיְיָ בְּרִיךְ יָת רִבּוֹנִי לַחֲדָא וּרְבָא וִיהַב לֵהּ עָאן וְתוֹרִין וּכְסַף וּדְהַב וְעַבְדִּין וְאַמְהָן וְגַמְלִין וְחַמָרִין׃ </text:span></text:span><text:span text:style-name="Default_20_Paragraph_20_Font"><text:span text:style-name="T1">לו </text:span></text:span><text:span text:style-name="Default_20_Paragraph_20_Font"><text:span text:style-name="T2">וִילֵידַת שָׂרָה אִתַּת רִבּוֹנִי בַר לְרִבּוֹנִי בָּתַר דְּסֵיבָת וִיהַב לֵהּ יָת כָּל דִּילֵהּ׃ </text:span></text:span><text:span text:style-name="Default_20_Paragraph_20_Font"><text:span text:style-name="T1">לז </text:span></text:span><text:span text:style-name="Default_20_Paragraph_20_Font"><text:span text:style-name="T2">וְקַיֵּם עָלַי רִבּוֹנִי לְמֵימָר לָא תִסַבּ אִתְּתָא לִבְרִי מִבְּנַת כְּנַעֲנָאֵי דִי אֲנָא יָתֵב בְּאַרְעֵהּ׃ </text:span></text:span><text:span text:style-name="Default_20_Paragraph_20_Font"><text:span text:style-name="T1">לח </text:span></text:span><text:span text:style-name="Default_20_Paragraph_20_Font"><text:span text:style-name="T2">אֶלָהֵן לְבֵית אַבָּא תֵּזִיל וּלְזַרְעִיתִי וְתִסַּב אִתְּתָא לִבְרִי׃ </text:span></text:span><text:span text:style-name="Default_20_Paragraph_20_Font"><text:span text:style-name="T1">לט </text:span></text:span><text:span text:style-name="Default_20_Paragraph_20_Font"><text:span text:style-name="T2">וַאֲמָרִית לְרִבּוֹנִי מָאִים לָא תֵיתֵי אִתְּתָא בַּתְרָי׃ </text:span></text:span><text:span text:style-name="Default_20_Paragraph_20_Font"><text:span text:style-name="T1">מ </text:span></text:span><text:span text:style-name="Default_20_Paragraph_20_Font"><text:span text:style-name="T2">וַאֲמַר לִי יְיָ דִּי פְלָחִית קֳדָמוֹהִי יִשְׁלַח מַלְאָכֵהּ עִמָּךְ וְיַצְלַח אָרְחָךְ וְתִסַּב אִתְּתָא לִבְרִי מִזְּרְעִיתִי וּמִבֵּית אַבָּא׃ </text:span></text:span><text:span text:style-name="Default_20_Paragraph_20_Font"><text:span text:style-name="T1">מא </text:span></text:span><text:span text:style-name="Default_20_Paragraph_20_Font"><text:span text:style-name="T2">בְּכֵן תְּהֵי זַכַּי (נ''י זַכָּא) מִמּוּמָתִי אֲרֵי תְהַךְ לְזַרְעִיתִי וְאִם לָא יִתְּנוּן לָךְ וּתְהֵי זַכַּי מִמּוּמָתִי׃ </text:span></text:span><text:span text:style-name="Default_20_Paragraph_20_Font"><text:span text:style-name="T1">מב </text:span></text:span><text:span text:style-name="Default_20_Paragraph_20_Font"><text:span text:style-name="T2">וְאָתִית (נ''י וַאֲתֵיתִי) יוֹמָא דֵּין לְעֵינָא וַאֲמָרִית יְיָ אֱלָהָא דְּרִבּוֹנִי אַבְרָהָם אִם אִית כְּעַן רַעֲוָא קֳדָמָךְ לְאַצְלָחָא אָרְחִי דִּי אֲנָא אָזֵיל עֲלַהּ׃ </text:span></text:span><text:span text:style-name="Default_20_Paragraph_20_Font"><text:span text:style-name="T1">מג </text:span></text:span><text:span text:style-name="Default_20_Paragraph_20_Font"><text:span text:style-name="T2">הָא אֲנָא קָאֵם עַל עֵינָא דְמַיָּא וִיהֵי עוּלֶמְתָּא דְּתִפּוֹק לְמִמְלֵי וְאֵימַר לַהּ אַשְׁקִינִי כְעַן זְעֵיר מַיָּא מִקּוּלְתִיךְ׃ </text:span></text:span><text:span text:style-name="Default_20_Paragraph_20_Font"><text:span text:style-name="T1">מד </text:span></text:span><text:span text:style-name="Default_20_Paragraph_20_Font"><text:span text:style-name="T2">וְתֵימַר לִי אַף אַתְּ אֵשְׁתְּ וְאַף לְגַמְלָיךְ אַמְלִי הִיא אִתְּתָא דְּזַמִּין יְיָ לְבַר רִבּוֹנִי׃ </text:span></text:span><text:span text:style-name="Default_20_Paragraph_20_Font"><text:span text:style-name="T1">מה </text:span></text:span><text:span text:style-name="Default_20_Paragraph_20_Font"><text:span text:style-name="T2">אֲנָא עַד לָא שֵׁיצִיתִי לְמַלָּלָא בְלִבִּי וְהָא רִבְקָה נְפָקַת וְקוּלְתַהּ עַל כַּתְפַּהּ וּנְחָתַת לְעֵינָא וּמְלָת וַאֲמָרִית לַהּ אַשְׁקִינִי כְעָן׃ </text:span></text:span><text:span text:style-name="Default_20_Paragraph_20_Font"><text:span text:style-name="T1">מו </text:span></text:span><text:span text:style-name="Default_20_Paragraph_20_Font"><text:span text:style-name="T2">וְאוֹחִיאַת וַאֲחִיתַת קוּלְתַהּ מִנַּהּ וַאֲמֶרֶת אֵשְׁתְּ וְאַף גַּמְלָךְ אַשְׁקִי וּשְׁתֵיתִי וְאַף גַּמְלַיָּא אַשְׁקִיאַת׃ </text:span></text:span><text:span text:style-name="Default_20_Paragraph_20_Font"><text:span text:style-name="T1">מז </text:span></text:span><text:span text:style-name="Default_20_Paragraph_20_Font"><text:span text:style-name="T2">וּשְׁאֵילִית יָתַהּ וַאֲמָרִית בַּת מָן אַתְּ וַאֲמֶרֶת בַּת בְּתוּאֵל בַּר נָחוֹר דִּילֵידַת לֵהּ מִלְכָּה וְשַׁוֵּיתִי קָדָשָׁא עַל אַפַּהּ וְשִׁירַיָּא עַל יְדָהָא׃ </text:span></text:span><text:span text:style-name="Default_20_Paragraph_20_Font"><text:span text:style-name="T1">מח </text:span></text:span><text:span text:style-name="Default_20_Paragraph_20_Font"><text:span text:style-name="T2">וּכְרָעִית וּסְגָדִית קֳדָם יְיָ וּבָרֵכִית יָת יְיָ אֱלָהֵהּ דְּרִבּוֹנִי אַבְרָהָם דְּדַבְּרַנִּי בְּאוֹרַח קְשׁוֹט לְמִיסַב יָת בַּת אֲחוּהִי דְּרִבּוֹנִי לִבְרֵהּ׃ </text:span></text:span><text:span text:style-name="Default_20_Paragraph_20_Font"><text:span text:style-name="T1">מט </text:span></text:span><text:span text:style-name="Default_20_Paragraph_20_Font"><text:span text:style-name="T2">וּכְעַן אִם אִיתֵיכוֹן עָבְדִין טִיבוּ וּקְשׁוֹט עִם רִבּוֹנִי חַוּוֹ לִי וְאִם לָא חַוּוֹ לִי וְאִתְפְּנֵי עַל יַמִּינָא אוֹ עַל שְׂמָאלָא׃ </text:span></text:span><text:span text:style-name="Default_20_Paragraph_20_Font"><text:span text:style-name="T1">נ </text:span></text:span><text:span text:style-name="Default_20_Paragraph_20_Font"><text:span text:style-name="T2">וְאָתֵיב לָבָן וּבְתוּאֵל וַאֲמָרוּ מִן קֳדָם יְיָ נְפַק פִּתְגָּמָא לֵית אֲנַחְנָא יָכְלִין לְמַלָּלָא עִמָּךְ בִּישׁ אוֹ טָב׃ </text:span></text:span><text:span text:style-name="Default_20_Paragraph_20_Font"><text:span text:style-name="T1">נא </text:span></text:span><text:span text:style-name="Default_20_Paragraph_20_Font"><text:span text:style-name="T2">הָא רִבְקָה קֳדָמָךְ דְּבַר וְאֵיזִיל וּתְהֵי אִתְּתָא לְבַר רִבּוֹנָךְ כְּמָא דִּי מַלֵּל יְיָ׃ </text:span></text:span><text:span text:style-name="Default_20_Paragraph_20_Font"><text:span text:style-name="T1">נב </text:span></text:span><text:span text:style-name="Default_20_Paragraph_20_Font"><text:span text:style-name="T2">וַהֲוָה כַּד שְׁמַע עַבְדָּא דְאַבְרָהָם יָת פִּתְגָּמֵיהוֹן וּסְגֵד עַל אַרְעָא קֳדָם יְיָ׃ </text:span></text:span><text:span text:style-name="Default_20_Paragraph_20_Font"><text:span text:style-name="T1">נג </text:span></text:span><text:span text:style-name="Default_20_Paragraph_20_Font"><text:span text:style-name="T2">וְאַפֵּק עַבְדָּא מָנִין דִּכְסַף וּמָנִין דִּדְהַב וּלְבוּשִׁין וִיהַב לְרִבְקָה וּמִגְדָּנִין יְהַב לַאֲחוּהָא וּלְאִמַּהּ׃ </text:span></text:span><text:span text:style-name="Default_20_Paragraph_20_Font"><text:span text:style-name="T1">נד </text:span></text:span><text:span text:style-name="Default_20_Paragraph_20_Font"><text:span text:style-name="T2">וַאֲכָלוּ וּשְׁתִיאוּ הוּא וְגוּבְרַיָּא דִּי עִמֵּהּ וּבָתוּ וְקָמוּ בְצַפְרָא וַאֲמַר שַׁלְּחוּנִי לְוַת רִבּוֹנִי׃ </text:span></text:span><text:span text:style-name="Default_20_Paragraph_20_Font"><text:span text:style-name="T1">נה </text:span></text:span><text:span text:style-name="Default_20_Paragraph_20_Font"><text:span text:style-name="T2">וַאֲמַר אֲחוּהָ וְאִמַּהּ תָּתֵיב עוּלֶמְתָּא עִמָּנָא עִדַּן בְּעִדַּן אוֹ עַשְׂרָא יַרְחִין בָּתַר כֵּן תֵּיזִיל׃ </text:span></text:span><text:span text:style-name="Default_20_Paragraph_20_Font"><text:span text:style-name="T1">נו </text:span></text:span><text:span text:style-name="Default_20_Paragraph_20_Font"><text:span text:style-name="T2">וַאֲמַר לְהוֹן לָא תְאַחֲרוּן יָתִי וַיְיָ אַצְלַח אָרְחִי שַׁלְּחוּנִי וְאֵיהַךְ לְוַת רִבּוֹנִי׃ </text:span></text:span><text:span text:style-name="Default_20_Paragraph_20_Font"><text:span text:style-name="T1">נז </text:span></text:span><text:span text:style-name="Default_20_Paragraph_20_Font"><text:span text:style-name="T2">וַאֲמַרוּ נִקְרֵי לְעוּלֶמְתָּא וְנִשְׁמָע מַה דְּהִיא אָמְרָה׃ </text:span></text:span><text:span text:style-name="Default_20_Paragraph_20_Font"><text:span text:style-name="T1">נח </text:span></text:span><text:span text:style-name="Default_20_Paragraph_20_Font"><text:span text:style-name="T2">וּקְרוֹ לְרִבְקָה וַאֲמַרוּ לַהּ הֲתֵיזְלִי עִם גַּבְרָא הָדֵין וַאֲמֶרֶת אֵיזִיל׃ </text:span></text:span><text:span text:style-name="Default_20_Paragraph_20_Font"><text:span text:style-name="T1">נט </text:span></text:span><text:span text:style-name="Default_20_Paragraph_20_Font"><text:span text:style-name="T2">וְשַׁלָּחוּ יָת רִבְקָה אֲחַתְהוֹן וְיָת מֵנִקְתַּהּ וְיָת עַבְדָּא דְאַבְרָהָם וְיָת גַּבְרוֹהִי׃ </text:span></text:span><text:span text:style-name="Default_20_Paragraph_20_Font"><text:span text:style-name="T1">ס </text:span></text:span><text:span text:style-name="Default_20_Paragraph_20_Font"><text:span text:style-name="T2">וּבָרִיכוּ יָת רִבְקָה וַאֲמַרוּ לַהּ אֲחָתָנָא אַתְּ הֲוֵי לְאַלְפִין וּלְרִבְוָן וְיִרְתוּן בְּנַיְכִי יָת קִרְוֵי סַנְאֵיהוֹן׃ </text:span></text:span><text:span text:style-name="Default_20_Paragraph_20_Font"><text:span text:style-name="T1">סא </text:span></text:span><text:span text:style-name="Default_20_Paragraph_20_Font"><text:span text:style-name="T2">וְקָמַת רִבְקָה וְעוּלֶמְתָּהָא וּרְכִיבָא עַל גַּמְלַיָּא וְאָזְלָּא בָּתַר גַּבְרָא וּדְבַר עַבְדָּא יָת רִבְקָה וַאֲזָל׃ </text:span></text:span><text:span text:style-name="Default_20_Paragraph_20_Font"><text:span text:style-name="T1">סב </text:span></text:span><text:span text:style-name="Default_20_Paragraph_20_Font"><text:span text:style-name="T2">וְיִצְחָק אָתָא מִמֵּתוֹהִי (נ''י עַל בְּמֵיתוֹהִי) מִבֵּירָא דְמַלְאָךְ קַיָּמָא אִתְחֲזֵי עֲלַהּ וְהוּא יָתֵב בַּאֲרַע דָּרוֹמָא׃ </text:span></text:span><text:span text:style-name="Default_20_Paragraph_20_Font"><text:span text:style-name="T1">סג </text:span></text:span><text:span text:style-name="Default_20_Paragraph_20_Font"><text:span text:style-name="T2">וּנְפַק יִצְחָק לְצַלָּאָה בְחַקְלָא לְמִפְנֵי רַמְשָׁא וּזְקַף עֵינוֹהִי וַחֲזָא וְהָא גַּמְלַיָּא אָתָן׃ </text:span></text:span><text:span text:style-name="Default_20_Paragraph_20_Font"><text:span text:style-name="T1">סד </text:span></text:span><text:span text:style-name="Default_20_Paragraph_20_Font"><text:span text:style-name="T2">וּזְקָפַת רִבְקָה יָת עֵינָהָא וַחֲזַת יָת יִצְחָק וְאִתְרְכִינַת מֵעַל גַּמְלָא׃ </text:span></text:span><text:span text:style-name="Default_20_Paragraph_20_Font"><text:span text:style-name="T1">סה </text:span></text:span><text:span text:style-name="Default_20_Paragraph_20_Font"><text:span text:style-name="T2">וַאֲמֶרֶת לְעַבְדָּא מָן גַּבְרָא דֵיכִי דִּמְהַלֵּךְ בְּחַקְלָא לְקַדָּמוּתָנָא וַאֲמַר עַבְדָּא הוּא רִבּוֹנִי וּנְסֵיבַת עֵיפָא וְאִתְכַּסִּיאַת׃ </text:span></text:span><text:span text:style-name="Default_20_Paragraph_20_Font"><text:span text:style-name="T1">סו </text:span></text:span><text:span text:style-name="Default_20_Paragraph_20_Font"><text:span text:style-name="T2">וְאִשְׁתָּעֵי עַבְדָּא לְיִצְחָק יָת כָּל פִּתְגָּמַיָּא דִּי עֲבָד׃ </text:span></text:span><text:span text:style-name="Default_20_Paragraph_20_Font"><text:span text:style-name="T1">סז </text:span></text:span><text:span text:style-name="Default_20_Paragraph_20_Font"><text:span text:style-name="T2">וְאַעֲלַהּ יִצְחָק לְמַשְׁכְּנָא וַחֲזָא וְהָא תַקְּנִין עוֹבָדָהָא כְּעוֹבָדֵי שָׂרָה אִמֵּהּ וּנְסֵיב יָת רִבְקָה וַהֲוַת לֵהּ לְאִנְּתּוּ וּרְחִימַהּ וְאִתְנְחֵם יִצְחָק בָּתַר דְּמִיתַת אִמֵּהּ׃ </text:span></text:span></text:p>
      </text:section>
      <text:section text:style-name="Sect1" text:name="Sect25">
        <text:p text:style-name="P2">Genesis 25</text:p>
        <text:p text:style-name="P3"><text:span text:style-name="Default_20_Paragraph_20_Font"><text:span text:style-name="T1">א </text:span></text:span><text:span text:style-name="Default_20_Paragraph_20_Font"><text:span text:style-name="T2">וְאוֹסֵיף אַבְרָהָם וּנְסֵיב אִתְּתָא וּשְׁמַהּ קְטּוּרָה׃ </text:span></text:span><text:span text:style-name="Default_20_Paragraph_20_Font"><text:span text:style-name="T1">ב </text:span></text:span><text:span text:style-name="Default_20_Paragraph_20_Font"><text:span text:style-name="T2">וִילֵידַת לֵהּ יָת זִמְרָן וְיָת יָקְשָׁן וְיָת מְדָן וְיָת מִדְיָן וְיָת יִשְׁבָּק וְיָת שׁוּחַ׃ </text:span></text:span><text:span text:style-name="Default_20_Paragraph_20_Font"><text:span text:style-name="T1">ג </text:span></text:span><text:span text:style-name="Default_20_Paragraph_20_Font"><text:span text:style-name="T2">וְיָקְשָׁן אוֹלִיד יָת שְׁבָא וְיָת דְּדָן וּבְנֵי דְדָן הֲווֹ לְמַשִּׁירְיָן וְלִשְׁכוּנִין וּלְּנַגְוָן׃ </text:span></text:span><text:span text:style-name="Default_20_Paragraph_20_Font"><text:span text:style-name="T1">ד </text:span></text:span><text:span text:style-name="Default_20_Paragraph_20_Font"><text:span text:style-name="T2">וּבְנֵי מִדְיָן עֵיפָה וָעֵפֶר וַחֲנוֹךְ וַאֲבִידָע וְאֶלְדָּעָה כָּל אִלֵּין בְּנֵי קְטוּרָה׃ </text:span></text:span><text:span text:style-name="Default_20_Paragraph_20_Font"><text:span text:style-name="T1">ה </text:span></text:span><text:span text:style-name="Default_20_Paragraph_20_Font"><text:span text:style-name="T2">וִיהַב אַבְרָהָם יָת כָּל דִּילֵהּ לְיִצְחָק׃ </text:span></text:span><text:span text:style-name="Default_20_Paragraph_20_Font"><text:span text:style-name="T1">ו </text:span></text:span><text:span text:style-name="Default_20_Paragraph_20_Font"><text:span text:style-name="T2">וְלִבְנֵי לְחֵינָתָא דִּי לְאַבְרָהָם יְהַב אַבְרָהָם מַתְּנָן וְשַׁלְחִנּוּן מֵעַל יִצְחָק בְּרֵהּ בְּעוֹד דְּהוּא קַיָּם קִידוּמָא לַאֲרַע מַדִינְחָא׃ </text:span></text:span><text:span text:style-name="Default_20_Paragraph_20_Font"><text:span text:style-name="T1">ז </text:span></text:span><text:span text:style-name="Default_20_Paragraph_20_Font"><text:span text:style-name="T2">וְאִלֵּין יוֹמֵי שְׁנֵי חַיֵּי אַבְרָהָם דַּחֲיָא מְאָה וְשַׁבְעִין וְחָמֵשׁ שְׁנִין׃ </text:span></text:span><text:span text:style-name="Default_20_Paragraph_20_Font"><text:span text:style-name="T1">ח </text:span></text:span><text:span text:style-name="Default_20_Paragraph_20_Font"><text:span text:style-name="T2">וְאִתְנְגִיד וּמִית אַבְרָהָם בְּסִיבוּ טָבָא סִיב וּשְׂבַע יוֹמִין וְאִתְכְּנִישׁ לְעַמֵּהּ׃ </text:span></text:span><text:span text:style-name="Default_20_Paragraph_20_Font"><text:span text:style-name="T1">ט </text:span></text:span><text:span text:style-name="Default_20_Paragraph_20_Font"><text:span text:style-name="T2">וּקְבָרוּ יָתֵהּ יִצְחָק וְיִשְׁמָעֵאל בְּנוֹהִי בִּמְעָרַת כָּפֶלְתָּא בַּחֲקַל עֶפְרוֹן בַּר צֹחַר חִתָּאָה דִּי עַל אַפֵּי מַמְרֵא׃ </text:span></text:span><text:span text:style-name="Default_20_Paragraph_20_Font"><text:span text:style-name="T1">י </text:span></text:span><text:span text:style-name="Default_20_Paragraph_20_Font"><text:span text:style-name="T2">חַקְלָא דִּי זְבַן אַבְרָהָם מִן בְּנֵי חִתָּאָה תַּמָּן אִתְקְבַר אַבְרָהָם וְשָׂרָה אִתְּתֵהּ׃ </text:span></text:span><text:span text:style-name="Default_20_Paragraph_20_Font"><text:span text:style-name="T1">יא </text:span></text:span><text:span text:style-name="Default_20_Paragraph_20_Font"><text:span text:style-name="T2">וַהֲוָה בָּתַר דְּמִית אַבְרָהָם וּבָרֵךְ יְיָ יָת יִצְחָק בְּרֵהּ וִיתֵב יִצְחָק עִם בֵּירָא דְמַלְאָךְ קַיָּמָא אִתְחֲזֵי עֲלַהּ׃ </text:span></text:span><text:span text:style-name="Default_20_Paragraph_20_Font"><text:span text:style-name="T1">יב </text:span></text:span><text:span text:style-name="Default_20_Paragraph_20_Font"><text:span text:style-name="T2">וְאִלֵּין תּוּלְדַת יִשְׁמָעֵאל בַּר אַבְרָהָם דִּי יְלֵידַת הָגָר מִצְרֵתָא אַמְתָא דְשָׂרָה לְאַבְרָהָם׃ </text:span></text:span><text:span text:style-name="Default_20_Paragraph_20_Font"><text:span text:style-name="T1">יג </text:span></text:span><text:span text:style-name="Default_20_Paragraph_20_Font"><text:span text:style-name="T2">וְאִלֵּין שְׁמָהַת בְּנֵי יִשְׁמָעֵאל בִּשְׁמָהַתְהוֹן לְתוּלְדַתְהוֹן בּוּכְרָא דְיִשְׁמָעֵאל נְבָיוֹת וְקֵדָר וְאַדְבְּאֵל וּמִבְשָׂם׃ </text:span></text:span><text:span text:style-name="Default_20_Paragraph_20_Font"><text:span text:style-name="T1">יד </text:span></text:span><text:span text:style-name="Default_20_Paragraph_20_Font"><text:span text:style-name="T2">וּמִשְׁמָע וְדוּמָה וּמַשָּׂא׃ </text:span></text:span><text:span text:style-name="Default_20_Paragraph_20_Font"><text:span text:style-name="T1">טו </text:span></text:span><text:span text:style-name="Default_20_Paragraph_20_Font"><text:span text:style-name="T2">חֲדַד וְתֵימָא יְטוּר נָפִישׁ וָקֵדְמָה׃ </text:span></text:span><text:span text:style-name="Default_20_Paragraph_20_Font"><text:span text:style-name="T1">טז </text:span></text:span><text:span text:style-name="Default_20_Paragraph_20_Font"><text:span text:style-name="T2">אִלֵּין אִנּוּן בְּנֵי יִשְׁמָעֵאל וְאִלֵּין שְׁמָהַתְהוֹן בְּפַצְחֵיהוֹן וּבִכְרַכֵּיהוֹן תְּרֵין עֲסַר רַבְרְבִין לְאֻמֵּיהוֹן׃ </text:span></text:span><text:span text:style-name="Default_20_Paragraph_20_Font"><text:span text:style-name="T1">יז </text:span></text:span><text:span text:style-name="Default_20_Paragraph_20_Font"><text:span text:style-name="T2">וְאִלֵּין שְׁנֵי חַיֵּי יִשְׁמָעֵאל מְאָה וּתְלָתִין וּשְׁבַע שְׁנִין וְאִתְנְגִיד וּמִית וְאִתְכְּנִישׁ לְעַמֵּהּ׃ </text:span></text:span><text:span text:style-name="Default_20_Paragraph_20_Font"><text:span text:style-name="T1">יח </text:span></text:span><text:span text:style-name="Default_20_Paragraph_20_Font"><text:span text:style-name="T2">וּשְׁרוֹ מֵחֲוִילָה עַד חַגְרָא דִּי עַל אַפֵּי מִצְרַיִם מָטֵי לְאָתוּר עַל אַפֵּי כָל אֲחוֹהִי שְׁרָא׃ </text:span></text:span><text:span text:style-name="Default_20_Paragraph_20_Font"><text:span text:style-name="T1">יט </text:span></text:span><text:span text:style-name="Default_20_Paragraph_20_Font"><text:span text:style-name="T2">וְאִלֵּין תּוּלְדַת יִצְחָק בַּר אַבְרָהָם אַבְרָהָם אוֹלִיד יָת יִצְחָק׃ </text:span></text:span><text:span text:style-name="Default_20_Paragraph_20_Font"><text:span text:style-name="T1">כ </text:span></text:span><text:span text:style-name="Default_20_Paragraph_20_Font"><text:span text:style-name="T2">וַהֲוָה יִצְחָק בַּר אַרְבְּעִין שְׁנִין כַּד נְסֵיב יָת רִבְקָה בַּת בְּתוּאֵל אֲרַמָּאָה מִפַּדַּן אֲרָם אֲחָתֵהּ דְלָבָן אֲרַמָּאָה לֵהּ לְאִנְתּוּ׃ </text:span></text:span><text:span text:style-name="Default_20_Paragraph_20_Font"><text:span text:style-name="T1">כא </text:span></text:span><text:span text:style-name="Default_20_Paragraph_20_Font"><text:span text:style-name="T2">וְצַלִּי יִצְחָק קֳדָם יְיָ לָקֳבֵל אִתְּתֵהּ אֲרֵי עֲקָרָה הִיא וְקַבֵּל צְלוֹתֵהּ יְיָ וְעַדִּיאַת רִבְקָה אִתְּתֵהּ׃ </text:span></text:span><text:span text:style-name="Default_20_Paragraph_20_Font"><text:span text:style-name="T1">כב </text:span></text:span><text:span text:style-name="Default_20_Paragraph_20_Font"><text:span text:style-name="T2">וְדַחֲקִין בְּנַיָּא בִּמְעָהָא וַאֲמֶרֶת אִם כֵּן לְמָה דְּנַן אֲנָא וַאֲזָלַת לְמִתְבַּע אוּלְפַן מִן קֳדָם יְיָ׃ </text:span></text:span><text:span text:style-name="Default_20_Paragraph_20_Font"><text:span text:style-name="T1">כג </text:span></text:span><text:span text:style-name="Default_20_Paragraph_20_Font"><text:span text:style-name="T2">וַאֲמַר יְיָ לַהּ תְּרֵין עַמְמִין בִּמְעַיְכִי וְתַרְתֵּין מַלְכְּוָן מִמֵעַיְכִי יִתְפָּרְשָׁן וּמַלְכוּ מִמַלְכוּ יִתְקַף וְרַבָּא יִשְׁתַּעֲבֵּיד לִזְעֵירָא׃ </text:span></text:span><text:span text:style-name="Default_20_Paragraph_20_Font"><text:span text:style-name="T1">כד </text:span></text:span><text:span text:style-name="Default_20_Paragraph_20_Font"><text:span text:style-name="T2">וּשְׁלִימוּ יוֹמָהָא לְמֵילָד וְהָא תְיוּמִין בִּמְעָהָא׃ </text:span></text:span><text:span text:style-name="Default_20_Paragraph_20_Font"><text:span text:style-name="T1">כה </text:span></text:span><text:span text:style-name="Default_20_Paragraph_20_Font"><text:span text:style-name="T2">וּנְפַק קַדְמָאָה סִמוֹק כֻּלֵּהּ כִּגְלִים (נ''י כִּכְלָן) דִּשְׂעָר וּקְרוֹ שְׁמֵהּ עֵשָׂו׃ </text:span></text:span><text:span text:style-name="Default_20_Paragraph_20_Font"><text:span text:style-name="T1">כו </text:span></text:span><text:span text:style-name="Default_20_Paragraph_20_Font"><text:span text:style-name="T2">וּבָתַר כֵּן נְפַק אֲחוּהִי וִידֵהּ אֲחִידָא בְּעִקְבָא דְעֵשָׂו וּקְרָא שְׁמֵהּ יַעֲקֹב וְיִצְחָק בַּר שִׁתִּין שְׁנִין כַּד יְלִידַת יָתְהוֹן׃ </text:span></text:span><text:span text:style-name="Default_20_Paragraph_20_Font"><text:span text:style-name="T1">כז </text:span></text:span><text:span text:style-name="Default_20_Paragraph_20_Font"><text:span text:style-name="T2">וּרְבִיוּ עוּלֵמַיָּא וַהֲוָה עֵשָׂו גְבַר נַחְשִׁירְכָן גְבַר נָפֵק לְחַקְלָא וְיַעֲקֹב גְבַר שְׁלִים מְשַׁמֵשׁ בֵּית אוּלְפָנָא׃ </text:span></text:span><text:span text:style-name="Default_20_Paragraph_20_Font"><text:span text:style-name="T1">כח </text:span></text:span><text:span text:style-name="Default_20_Paragraph_20_Font"><text:span text:style-name="T2">וּבַשִּׁיל יַעֲקֹב תַּבְשִׁילָא וַאֲתָא (נ'''י וְעַל) עֵשָׂו מִן חַקְלָא וְהוּא מְשַׁלְהֵי׃ </text:span></text:span><text:span text:style-name="Default_20_Paragraph_20_Font"><text:span text:style-name="T1">כט </text:span></text:span><text:span text:style-name="Default_20_Paragraph_20_Font"><text:span text:style-name="T2">וּרְחֵם יִצְחָק יָת עֵשָׂו אֲרֵי מִצֵידֵהּ הֲוָה אָכִיל וְרִבְקָה רְחִימַת יָת יַעֲקֹב׃ </text:span></text:span><text:span text:style-name="Default_20_Paragraph_20_Font"><text:span text:style-name="T1">ל </text:span></text:span><text:span text:style-name="Default_20_Paragraph_20_Font"><text:span text:style-name="T2">וַאֲמַר עֵשָׂו לְיַעֲקֹב אַטְעֵמְנִי כְעַן מִן סִמּוֹקָא סִמּוֹקָא הָדֵין אֲרֵי מְשַׁלְהֵי אֲנָא עַל כֵּן קְרָא שְׁמֵהּ אֱדוֹם׃ </text:span></text:span><text:span text:style-name="Default_20_Paragraph_20_Font"><text:span text:style-name="T1">לא </text:span></text:span><text:span text:style-name="Default_20_Paragraph_20_Font"><text:span text:style-name="T2">וַאֲמַר יַעֲקֹב זַבִּין כְּיוֹם דִּלְהֵן יָת בְּכֵרוּתָךְ לִי׃ </text:span></text:span><text:span text:style-name="Default_20_Paragraph_20_Font"><text:span text:style-name="T1">לב </text:span></text:span><text:span text:style-name="Default_20_Paragraph_20_Font"><text:span text:style-name="T2">וַאֲמַר עֵשָׂו הָא אֲנָא אָזֵל לִמְמָת וּלְמָה דְּנָן לִי בְּכֵרוּתָא׃ </text:span></text:span><text:span text:style-name="Default_20_Paragraph_20_Font"><text:span text:style-name="T1">לג </text:span></text:span><text:span text:style-name="Default_20_Paragraph_20_Font"><text:span text:style-name="T2">וַאֲמַר יַעֲקֹב קַיֵּם לִי כְּיוֹם דִּלְהֵן וְקַיִּים לֵהּ וְזַבִּין יָת בְּכֵרוּתֵהּ לְיַעֲקֹב׃ </text:span></text:span><text:span text:style-name="Default_20_Paragraph_20_Font"><text:span text:style-name="T1">לד </text:span></text:span><text:span text:style-name="Default_20_Paragraph_20_Font"><text:span text:style-name="T2">וְיַעֲקֹב יְהַב לְעֵשָׂו לְחֵם וְתַבְשִׁיל דִּטְלוֹפְחִין וַאֲכַל וּשְׁתִי וְקָם וַאֲזָל וְשָׁט עֵשָׂו יָת בְּכֵרוּתָא׃ </text:span></text:span></text:p>
      </text:section>
      <text:section text:style-name="Sect1" text:name="Sect26">
        <text:p text:style-name="P5"><text:span text:style-name="Default_20_Paragraph_20_Font"><text:span text:style-name="T5">Genesis 26</text:span></text:span></text:p>
        <text:p text:style-name="P3"><text:span text:style-name="Default_20_Paragraph_20_Font"><text:span text:style-name="T1">א </text:span></text:span><text:span text:style-name="Default_20_Paragraph_20_Font"><text:span text:style-name="T2">וַהֲוָה כַפְנָא בְּאַרְעָא בַּר מִכַּפְנָא קַדְמָאָה דִּי הֲוָה בְּיוֹמֵי אַבְרָהָם וַאֲזַל יִצְחָק לְוַת אֲבִימֶלֶךְ מַלְכָּא דִּפְלִשְׁתָּאֵי לִגְרָר׃ </text:span></text:span><text:span text:style-name="Default_20_Paragraph_20_Font"><text:span text:style-name="T1">ב </text:span></text:span><text:span text:style-name="Default_20_Paragraph_20_Font"><text:span text:style-name="T2">וְאִתְגְּלִי לֵהּ יְיָ וַאֲמַר לָא תֵחוֹת לְמִצְרָיִם שְׁרֵי בְאַרְעָא דִּי אֵימַר לָךְ׃ </text:span></text:span><text:span text:style-name="Default_20_Paragraph_20_Font"><text:span text:style-name="T1">ג </text:span></text:span><text:span text:style-name="Default_20_Paragraph_20_Font"><text:span text:style-name="T2">דּוּר בְּאַרְעָא הָדָא וִיהֵי מֵימְרִי בְסַעְדָךְ וְאֵבָרְכִנָךְ אֲרֵי לָךְ וְלִבְנָיךְ אֶתֵּן יָת כָּל אַרְעָתָא הָאִלֵּין וְאָקֵם יָת קְיָמָא דִּי קַיֵּמִית לְאַבְרָהָם אֲבוּךְ׃ </text:span></text:span><text:span text:style-name="Default_20_Paragraph_20_Font"><text:span text:style-name="T1">ד </text:span></text:span><text:span text:style-name="Default_20_Paragraph_20_Font"><text:span text:style-name="T2">וְאַסְגֵּי יָת בְּנָיךְ סַגִּיאִין כְּכוֹכְבֵי שְׁמַיָּא וְאֶתֵּן לִבְנָיךְ יָת כָּל אַרְעָתָא הָאִלֵּין וְיִתְבָּרְכוּן בְּדִיל בְּנָךְ כֹּל עַמְמֵי אַרְעָא׃ </text:span></text:span><text:span text:style-name="Default_20_Paragraph_20_Font"><text:span text:style-name="T1">ה </text:span></text:span><text:span text:style-name="Default_20_Paragraph_20_Font"><text:span text:style-name="T2">חֳלַף דִּי קַבִּיל אַבְרָהָם בְּמֵימְרִי וּנְטַר מַטְּרַת מֵימְרִי פִּקּוֹדַי קְיָמַי וְאוֹרָיָתָי׃ </text:span></text:span><text:span text:style-name="Default_20_Paragraph_20_Font"><text:span text:style-name="T1">ו </text:span></text:span><text:span text:style-name="Default_20_Paragraph_20_Font"><text:span text:style-name="T2">וִיתֵב יִצְחָק בִּגְרָר׃ </text:span></text:span><text:span text:style-name="Default_20_Paragraph_20_Font"><text:span text:style-name="T1">ז </text:span></text:span><text:span text:style-name="Default_20_Paragraph_20_Font"><text:span text:style-name="T2">וּשְׁאִילוּ אֲנָשֵׁי אַתְרָא (עַל עֵיסַק אִתְּתֵהּ) לְאִתְּתֵהּ וַאֲמַר אֲחָתִי הִיא אֲרֵי דְחִיל לְמֵימַר אִתְּתִי דִּלְמָא יִקְטְּלֻנַּנִי אֲנָשֵׁי אַתְרָא עַל רִבְקָה אֲרֵי שַׁפִּירַת חֵיזוּ הִיא׃ </text:span></text:span><text:span text:style-name="Default_20_Paragraph_20_Font"><text:span text:style-name="T1">ח </text:span></text:span><text:span text:style-name="Default_20_Paragraph_20_Font"><text:span text:style-name="T2">וַהֲוָה כַּד סְגִיאוּ לֵהּ תַּמָּן יוֹמַיָּא וְאִסְתְּכִי אֲבִימֶלֶךְ מַלְכָּא דִּפְלִשְׁתָּאֵי מִן חֲרַכָּא וַחֲזָא וְהָא יִצְחָק מְחַיִּיךְ עִם רִבְקָה אִתְּתֵהּ׃ </text:span></text:span><text:span text:style-name="Default_20_Paragraph_20_Font"><text:span text:style-name="T1">ט </text:span></text:span><text:span text:style-name="Default_20_Paragraph_20_Font"><text:span text:style-name="T2">וּקְרָא אֲבִימֶלֶךְ לְיִצְחָק וַאֲמַר בְּרַם הָא אִתְּתָךְ הִיא וְאֶכְדֵּין אֲמַרְתָּ אֲחָתִי הִיא וַאֲמַר לֵהּ יִצְחָק אֲרֵי אֲמָרִית דִּלְמָא אֵימוּת עֲלַהּ׃ </text:span></text:span><text:span text:style-name="Default_20_Paragraph_20_Font"><text:span text:style-name="T1">י </text:span></text:span><text:span text:style-name="Default_20_Paragraph_20_Font"><text:span text:style-name="T2">וַאֲמַר אֲבִימֶלֶךְ מָה דָא עֲבַדְתָּ לָנָא כִּזְעֵיר פּוֹן שָׁכִיב דִּמְיָחֵד בְּעַמָּא עִם אִתְּתָךְ וְאַיְתֵיתָא עֲלָנָא חוֹבָא׃ </text:span></text:span><text:span text:style-name="Default_20_Paragraph_20_Font"><text:span text:style-name="T1">יא </text:span></text:span><text:span text:style-name="Default_20_Paragraph_20_Font"><text:span text:style-name="T2">וּפַקִּיד אֲבִימֶלֶךְ יָת כָּל עַמָּא לְמֵימָר דְּיַנְזֵק לְגַבְרָא הָדֵין וּבְאִתְּתֵהּ אִתְקְטָלָא יִתְקְטֵּל׃ </text:span></text:span><text:span text:style-name="Default_20_Paragraph_20_Font"><text:span text:style-name="T1">יב </text:span></text:span><text:span text:style-name="Default_20_Paragraph_20_Font"><text:span text:style-name="T2">וּזְרַע יִצְחָק בְּאַרְעָא הַהִיא וְאַשְׁכַּח בְּשַׁתָּא הַהִיא עַל חַד מְאָה בִדְשַׁעֲרוֹהִי וּבָרְכֵהּ יְיָ׃ </text:span></text:span><text:span text:style-name="Default_20_Paragraph_20_Font"><text:span text:style-name="T1">יג </text:span></text:span><text:span text:style-name="Default_20_Paragraph_20_Font"><text:span text:style-name="T2">וּרְבָא גַּבְרָא וַאֲזַל אֲזִיל (נ''י סָגֵי) וְרָבֵי עַד דִּי רְבָא לַחֲדָא׃ </text:span></text:span><text:span text:style-name="Default_20_Paragraph_20_Font"><text:span text:style-name="T1">יד </text:span></text:span><text:span text:style-name="Default_20_Paragraph_20_Font"><text:span text:style-name="T2">וַהֲוָה לֵהּ גֵּיתֵי עָנָא וְגֵיתֵי תוֹרִין וּפָלְחָנָא (נ''י וַעֲבוּדָה) סַגְיָא וְקַנִּיאוּ בֵהּ פְּלִשְׁתָּאֵי׃ </text:span></text:span><text:span text:style-name="Default_20_Paragraph_20_Font"><text:span text:style-name="T1">טו </text:span></text:span><text:span text:style-name="Default_20_Paragraph_20_Font"><text:span text:style-name="T2">וְכָל בֵּירִין דִּי חֲפָרוּ עַבְדֵי אֲבוּהִי בְּיוֹמֵי אַבְרָהָם אֲבוּהִי טַמּוֹנוּן פְּלִשְׁתָּאֵי וּמְלוֹנוּן עַפְרָא׃ </text:span></text:span><text:span text:style-name="Default_20_Paragraph_20_Font"><text:span text:style-name="T1">טז </text:span></text:span><text:span text:style-name="Default_20_Paragraph_20_Font"><text:span text:style-name="T2">וַאֲמַר אֲבִימֶלֶךְ לְיִצְחָק אִזְּל מֵעִמָּנָא אֲרֵי תְקֵפְתָּא מִנָּנָא לַחֲדָא׃ </text:span></text:span><text:span text:style-name="Default_20_Paragraph_20_Font"><text:span text:style-name="T1">יז </text:span></text:span><text:span text:style-name="Default_20_Paragraph_20_Font"><text:span text:style-name="T2">וַאֲזַל מִתַּמָּן יִצְחָק וּשְׁרָא בְנַחֲלָא דִּגְרָר וִיתֵב תַּמָּן׃ </text:span></text:span><text:span text:style-name="Default_20_Paragraph_20_Font"><text:span text:style-name="T1">יח </text:span></text:span><text:span text:style-name="Default_20_Paragraph_20_Font"><text:span text:style-name="T2">וְתָב יִצְחָק וְחָפַר יָת בֵּירֵי דְמַיָּא דִּי חֲפָרוּ בְּיוֹמֵי אַבְרָהָם אֲבוּהִי וְטַּמּוֹנוּן פְּלִשְׁתָּאֵי בָּתַר דְּמִית אַבְרָהָם וּקְרָא לְהֵן שְׁמָהָן כִּשְׁמָהָן דִּי הֲוָה קָרֵי לְהֵן אֲבוּהִי׃ </text:span></text:span><text:span text:style-name="Default_20_Paragraph_20_Font"><text:span text:style-name="T1">יט </text:span></text:span><text:span text:style-name="Default_20_Paragraph_20_Font"><text:span text:style-name="T2">וַחֲפָרוּ עַבְדֵי יִצְחָק בְּנַחֲלָא וְאַשְׁכָּחוּ תַמָּן בֵּירָא דְּמַיִּין נָבְעִין׃ </text:span></text:span><text:span text:style-name="Default_20_Paragraph_20_Font"><text:span text:style-name="T1">כ </text:span></text:span><text:span text:style-name="Default_20_Paragraph_20_Font"><text:span text:style-name="T2">וּנְצוֹ רַעֲוָתָא דִּגְרָר עִם רַעֲוָתָא דְיִצְחָק לְמֵימַר דִּי לָנָא מַיָּא וּקְרָא שְׁמָא דְבֵירָא עִסְקָא אֲרֵי אִתְעַסִּיקוּ עִמֵּהּ׃ </text:span></text:span><text:span text:style-name="Default_20_Paragraph_20_Font"><text:span text:style-name="T1">כא </text:span></text:span><text:span text:style-name="Default_20_Paragraph_20_Font"><text:span text:style-name="T2">וַחֲפָרוּ בֵּירָא אָחֳרִי וּנְצוֹ אַף עֲלַהּ וּקְרָא שְׁמַהּ שִׂטְנָא׃ </text:span></text:span><text:span text:style-name="Default_20_Paragraph_20_Font"><text:span text:style-name="T1">כב </text:span></text:span><text:span text:style-name="Default_20_Paragraph_20_Font"><text:span text:style-name="T2">וְאִסְתַּלַּק מִתַּמָּן וַחֲפַר בֵּירָא אָחֳרִי וְלָא נְצוֹ עֲלַהּ וּקְרָא שְׁמַהּ רְחֹבוֹת וַאֲמַר אֲרֵי כְעַן אַפְתֵּי יְיָ לָנָא וְנִיפוּשׁ בְּאַרְעָא׃ </text:span></text:span><text:span text:style-name="Default_20_Paragraph_20_Font"><text:span text:style-name="T1">כג </text:span></text:span><text:span text:style-name="Default_20_Paragraph_20_Font"><text:span text:style-name="T2">וְאִסְתַּלַּק מִתַּמָּן לִבְּאֵר שָׁבַע׃ </text:span></text:span><text:span text:style-name="Default_20_Paragraph_20_Font"><text:span text:style-name="T1">כד </text:span></text:span><text:span text:style-name="Default_20_Paragraph_20_Font"><text:span text:style-name="T2">וְאִתְגְּלִי לֵהּ יְיָ בְּלֵילְיָא הַהוּא וַאֲמַר אֲנָא אֱלָהֵהּ דְּאַבְרָהָם אֲבוּךְ לָא תִדְחַל אֲרֵי בְסַעְדָּךְ מֵימְרִי וֶאֱבָרֵכִנָּךְ וְאַסְגֵּי יָת בְּנָיךְ בְּדִיל אַבְרָהָם עַבְדִּי׃ </text:span></text:span><text:span text:style-name="Default_20_Paragraph_20_Font"><text:span text:style-name="T1">כה </text:span></text:span><text:span text:style-name="Default_20_Paragraph_20_Font"><text:span text:style-name="T2">וּבְנָא תַמָּן מַדְבְּחָא וְצַלִּי בִּשְׁמָא דַּיְיָ וּפְרַס תַּמָּן מַשְׁכְּנֵהּ וּכְרוֹ תַמָּן עַבְדֵי יִצְחָק בֵּירָא׃ </text:span></text:span><text:span text:style-name="Default_20_Paragraph_20_Font"><text:span text:style-name="T1">כו </text:span></text:span><text:span text:style-name="Default_20_Paragraph_20_Font"><text:span text:style-name="T2">וַאֲבִימֶלֶךְ אֲזַל לְוָתֵהּ מִגְּרָר וְסִיעַת מֵרַחֲמוֹהִי וּפִיכֹל רַב חֵילֵהּ׃ </text:span></text:span><text:span text:style-name="Default_20_Paragraph_20_Font"><text:span text:style-name="T1">כז </text:span></text:span><text:span text:style-name="Default_20_Paragraph_20_Font"><text:span text:style-name="T2">וַאֲמַר לְהוֹן יִצְחָק מָה דֵּין אֲתֵיתוּן לְוָתִי וְאַתּוּן סְנֵיתוּן יָתִי וְשַׁלַּחְתּוּנִי מִלְּוָתְכוֹן׃ </text:span></text:span><text:span text:style-name="Default_20_Paragraph_20_Font"><text:span text:style-name="T1">כח </text:span></text:span><text:span text:style-name="Default_20_Paragraph_20_Font"><text:span text:style-name="T2">וַאֲמָרוּ מֶחֱזָא חֲזֵינָא אֲרֵי הֲוָה מֵימְרָא דַּיְיָ בִּסַעְדָּךְ וַאֲמַרְנָא תִּתְקַיַּם כְּעַן מוֹמָתָא דִּהֲוָה בֵין אֲבָהָתָנָא בֵּינָנָא וּבֵינָךְ וְנִגְזַר קְיָם עִמָּךְ׃ </text:span></text:span><text:span text:style-name="Default_20_Paragraph_20_Font"><text:span text:style-name="T1">כט </text:span></text:span><text:span text:style-name="Default_20_Paragraph_20_Font"><text:span text:style-name="T2">אִם תַּעְבֵּד עִמָּנָא בִּישָׁא כְּמָא דִּי לָא אַנְזִיקְנָךְ וּכְמָא דִּי עֲבַדְנָא עִמָךְ לְחוֹד טָב וַנְשַׁלְּחִנָּךְ בִּשְׁלָם אַתְּ כְּעַן בְּרִיכָא דַּיְיָ׃ </text:span></text:span><text:span text:style-name="Default_20_Paragraph_20_Font"><text:span text:style-name="T1">ל </text:span></text:span><text:span text:style-name="Default_20_Paragraph_20_Font"><text:span text:style-name="T2">וַעֲבַד לְהוֹן מִשְׁתְּיָא וַאֲכָלוּ וּשְׁתִיאוּ׃ </text:span></text:span><text:span text:style-name="Default_20_Paragraph_20_Font"><text:span text:style-name="T1">לא </text:span></text:span><text:span text:style-name="Default_20_Paragraph_20_Font"><text:span text:style-name="T2">וְאַקְדִימוּ בְצַפְרָא וְקַיִּימוּ גְּבַר לְאָחוּהִי וְשַׁלָּחִנוּן יִצְחָק וַאֲזָלוּ מִלְוָתֵהּ בִּשְׁלָם׃ </text:span></text:span><text:span text:style-name="Default_20_Paragraph_20_Font"><text:span text:style-name="T1">לב </text:span></text:span><text:span text:style-name="Default_20_Paragraph_20_Font"><text:span text:style-name="T2">וַהֲוָה בְּיוֹמָא הַהוּא וַאֲתוֹ עַבְדֵי יִצְחָק וְחַוִּיאוּ לֵהּ עַל עֵיסַק בֵּירָא דִּי חֲפָרוּ וַאֲמָרוּ לֵהּ אַשְׁכַּחְנָא מַיָּא׃ </text:span></text:span><text:span text:style-name="Default_20_Paragraph_20_Font"><text:span text:style-name="T1">לג </text:span></text:span><text:span text:style-name="Default_20_Paragraph_20_Font"><text:span text:style-name="T2">וּקְרָא יָתַהּ שִׁבְעָה עַל כֵּן שְׁמָא דְקַרְתָּא בְּאֵרָא דְשֶׁבַע (נ''י בְּאֵר שֶׁבַע) עַד יוֹמָא הָדֵין׃ </text:span></text:span><text:span text:style-name="Default_20_Paragraph_20_Font"><text:span text:style-name="T1">לד </text:span></text:span><text:span text:style-name="Default_20_Paragraph_20_Font"><text:span text:style-name="T2">וַהֲוָה עֵשָׂו בַּר אַרְבְּעִין שְׁנִין וּנְסִיב אִתְּתָא יָת יְהוּדִית בַּת בְּאֵרִי חִתָּאָה וְיָת בָּשְׂמַת בַּת אֵילוֹן חִתָּאָה׃ </text:span></text:span><text:span text:style-name="Default_20_Paragraph_20_Font"><text:span text:style-name="T1">לה </text:span></text:span><text:span text:style-name="Default_20_Paragraph_20_Font"><text:span text:style-name="T2">וַהֲוָאָה מְסָרְבָן וּמְרַגְּזָן עַל מֵימַר יִצְחָק וְרִבְקָה׃ </text:span></text:span></text:p>
      </text:section>
      <text:section text:style-name="Sect1" text:name="Sect27">
        <text:p text:style-name="P5"><text:span text:style-name="Default_20_Paragraph_20_Font"><text:span text:style-name="T5">Genesis 27</text:span></text:span></text:p>
        <text:p text:style-name="P3"><text:span text:style-name="Default_20_Paragraph_20_Font"><text:span text:style-name="T1">א </text:span></text:span><text:span text:style-name="Default_20_Paragraph_20_Font"><text:span text:style-name="T2">וַהֲוָה כַּד סִיב יִצְחָק וְכָהֲיָּא עֵינוֹהִי מִלְּמֶחֱזֵי וּקְרָא יַת עֵשָׂו בְּרֵהּ רַבָּה וַאֲמַר לֵהּ בְּרִי וַאֲמַר לֵהּ הָא אָנָא׃ </text:span></text:span><text:span text:style-name="Default_20_Paragraph_20_Font"><text:span text:style-name="T1">ב </text:span></text:span><text:span text:style-name="Default_20_Paragraph_20_Font"><text:span text:style-name="T2">וַאֲמַר הָא כְעַן סֵיבִית לֵית אֲנָא יְדַע יוֹמָא דְאֵימוּת׃ </text:span></text:span><text:span text:style-name="Default_20_Paragraph_20_Font"><text:span text:style-name="T1">ג </text:span></text:span><text:span text:style-name="Default_20_Paragraph_20_Font"><text:span text:style-name="T2">וּכְעַן סַב כְּעַן זֵינָךְ סַיְפָךְ וְקַשְׁתָּךְ וּפוּק לְחַקְלָא וְצוּד לִי צֵידָא׃ </text:span></text:span><text:span text:style-name="Default_20_Paragraph_20_Font"><text:span text:style-name="T1">ד </text:span></text:span><text:span text:style-name="Default_20_Paragraph_20_Font"><text:span text:style-name="T2">וְעִבֵיד לִי תַבְשִׁילִין כְּמָא דִרְחֵימִית וְאָעֵל לִי וְאֵיכוּל בְּדִיל דִּי תְבָרֵכִנָּךְ נַפְשִׁי עַד לָא אֵימוּת׃ </text:span></text:span><text:span text:style-name="Default_20_Paragraph_20_Font"><text:span text:style-name="T1">ה </text:span></text:span><text:span text:style-name="Default_20_Paragraph_20_Font"><text:span text:style-name="T2">וְרִבְקָה שְׁמַעַת כַּד מַלִּיל יִצְחָק לְוַת עֵשָׂו בְּרֵהּ וַאֲזַל עֵשָׂו לְחַקְלָא לְמֵיצַד צֵידָא לְאַיְתָאָה׃ </text:span></text:span><text:span text:style-name="Default_20_Paragraph_20_Font"><text:span text:style-name="T1">ו </text:span></text:span><text:span text:style-name="Default_20_Paragraph_20_Font"><text:span text:style-name="T2">וְרִבְקָה אֲמָרַת לְוַת יַעֲקֹב בְּרַהּ לְמֵימָר הָא שְׁמָעִית יַת אֲבוּךְ מְמַלֵּל עִם עֵשָׂו אַחוּךְ לְמֵימָר׃ </text:span></text:span><text:span text:style-name="Default_20_Paragraph_20_Font"><text:span text:style-name="T1">ז </text:span></text:span><text:span text:style-name="Default_20_Paragraph_20_Font"><text:span text:style-name="T2">אַיְתִי לִי צֵידָא וְעִבֵּיד לִי תַבְשִׁילִין וְאֵיכוּל וֶאֱבָרֵכִנָּךְ קֳדָם יְיָ קֳדָם מוֹתִי׃ </text:span></text:span><text:span text:style-name="Default_20_Paragraph_20_Font"><text:span text:style-name="T1">ח </text:span></text:span><text:span text:style-name="Default_20_Paragraph_20_Font"><text:span text:style-name="T2">וּכְעַן בְּרִי קַבֵּל מִנִי לְמָא דִי אֲנָא מפַקֵד יָתָךְ׃ </text:span></text:span><text:span text:style-name="Default_20_Paragraph_20_Font"><text:span text:style-name="T1">ט </text:span></text:span><text:span text:style-name="Default_20_Paragraph_20_Font"><text:span text:style-name="T2">אִזֵיל כְּעַן לְוַת עָנָא וְסַב לִי מִתַּמָּן תְּרֵין גַדְיֵי (בַר) עִזְּין טָבָן וְאֶעְבֵּד יָתְהוֹן תַּבְשִׁילִין לְאָבוּךְ כְּמָא דִי רְחֵם׃ </text:span></text:span><text:span text:style-name="Default_20_Paragraph_20_Font"><text:span text:style-name="T1">י </text:span></text:span><text:span text:style-name="Default_20_Paragraph_20_Font"><text:span text:style-name="T2">וְתַיְתִי (נ''י וְתָעֵל) לְאָבוּךְ וְיֵכוּל בְּדִיל דִּיְבָרְכִנָּךְ קֳדָם מוֹתֵהּ׃ </text:span></text:span><text:span text:style-name="Default_20_Paragraph_20_Font"><text:span text:style-name="T1">יא </text:span></text:span><text:span text:style-name="Default_20_Paragraph_20_Font"><text:span text:style-name="T2">וַאֲמַר יַעֲקֹב לְרִבְקָה אִמֵּהּ הָא עֵשָׂו אָחִי גְּבַר שַׂעֲרָן וַאֲנָא גְּבַר שְׁעִיעַ׃ </text:span></text:span><text:span text:style-name="Default_20_Paragraph_20_Font"><text:span text:style-name="T1">יב </text:span></text:span><text:span text:style-name="Default_20_Paragraph_20_Font"><text:span text:style-name="T2">מָאִים יְמֻשִּׁנַּנִי אַבָּא וְאֵהֵי בְעֵינוֹהִי כְּמִתְלָעָב וְאֵהֵי מַיְתֵי (נ''י וָאֱהִי מַיְתֵי) עֲלַי לְוָטִין וְלָא בִרְכָן׃ </text:span></text:span><text:span text:style-name="Default_20_Paragraph_20_Font"><text:span text:style-name="T1">יג </text:span></text:span><text:span text:style-name="Default_20_Paragraph_20_Font"><text:span text:style-name="T2">וַאֲמֶרֶת לֵהּ אִמֵּהּ עֲלַי אִתְאַמַּר בִּנְבוּאָה דְּלָא יֵיתוּן לְוָטַּיָּא עֲלָךְ בְּרִי בְּרַם קַבֵּל מִנִּי וְאִזְּיל סַב לִי׃ </text:span></text:span><text:span text:style-name="Default_20_Paragraph_20_Font"><text:span text:style-name="T1">יד </text:span></text:span><text:span text:style-name="Default_20_Paragraph_20_Font"><text:span text:style-name="T2">וַאֲזַל וּנְסִיב וְאַיְתִי לְאִמֵּהּ וַעֲבָדַת אִמֵּהּ תַּבְשִׁילִין כְּמָא דִּרְחֵם אֲבוּהִי׃ </text:span></text:span><text:span text:style-name="Default_20_Paragraph_20_Font"><text:span text:style-name="T1">טו </text:span></text:span><text:span text:style-name="Default_20_Paragraph_20_Font"><text:span text:style-name="T2">וּנְסִיבַת רִבְקָה יָת לְבוּשֵׁי עֵשָׂו בְּרַהּ רַבָּא דָּכְיָתָא דִּי עִמַּהּ בְּבֵיתָא וְאַלְבִּישַׁת יָת יַעֲקֹב בְּרַהּ זְעֵירָא׃ </text:span></text:span><text:span text:style-name="Default_20_Paragraph_20_Font"><text:span text:style-name="T1">טז </text:span></text:span><text:span text:style-name="Default_20_Paragraph_20_Font"><text:span text:style-name="T2">וְיָת מַשְׁכֵי גַּדְיֵי בַּר עִזֵּי אַלְבִּישַׁת עַל יְדוֹהִי וְעַל שְׁעִיעוּת צַוְרֵהּ׃ </text:span></text:span><text:span text:style-name="Default_20_Paragraph_20_Font"><text:span text:style-name="T1">יז </text:span></text:span><text:span text:style-name="Default_20_Paragraph_20_Font"><text:span text:style-name="T2">וִיהָבַת יָת תַּבְשִׁילַיָּא וְיָת לַחְמָא דִּי עֲבָדַת בִּידָא דְיַעֲקֹב בְּרַהּ׃ </text:span></text:span><text:span text:style-name="Default_20_Paragraph_20_Font"><text:span text:style-name="T1">יח </text:span></text:span><text:span text:style-name="Default_20_Paragraph_20_Font"><text:span text:style-name="T2">וְעַל לְוַת אֲבוּהִי וַאֲמַר אַבָּא וַאֲמַר הָא אֲנָא מָן אַתְּ בְּרִי׃ </text:span></text:span><text:span text:style-name="Default_20_Paragraph_20_Font"><text:span text:style-name="T1">יט </text:span></text:span><text:span text:style-name="Default_20_Paragraph_20_Font"><text:span text:style-name="T2">וַאֲמַר יַעֲקֹב לַאֲבוּהִי אֲנָא עֵשָׂו בּוּכְרָךְ עֲבָדִית כּמָא דִי מַלֵּילְתָּא עִמִּי (נ''י׃ לִי) קוּם כְּעַן אִסְתַּחַר וֶאֱכוּל מִצֵידִי בְּדִיל דִּי תְבָרְכִנַּנִּי נַפְשָׁךְ׃ </text:span></text:span><text:span text:style-name="Default_20_Paragraph_20_Font"><text:span text:style-name="T1">כ </text:span></text:span><text:span text:style-name="Default_20_Paragraph_20_Font"><text:span text:style-name="T2">וַאֲמַר יִצְחָק לִבְרֵהּ מָה דֵּין אוֹחֵיתָא לְאַשְׁכָּחָא בְּרִי וַאֲמַר אֲרֵי זַמִּין יְיָ אֱלָהָךְ קֳדָמַי׃ </text:span></text:span><text:span text:style-name="Default_20_Paragraph_20_Font"><text:span text:style-name="T1">כא </text:span></text:span><text:span text:style-name="Default_20_Paragraph_20_Font"><text:span text:style-name="T2">וַאֲמַר יִצְחָק לְיַעֲקֹב קְרֵיב כְּעַן וֶאֱמֻשִּׁנָּךְ בְּרִי הַאַתְּ דֵּין בְּרִי עֵשָׂו אִם לָא׃ </text:span></text:span><text:span text:style-name="Default_20_Paragraph_20_Font"><text:span text:style-name="T1">כב </text:span></text:span><text:span text:style-name="Default_20_Paragraph_20_Font"><text:span text:style-name="T2">וּקְרֵיב יַעֲקֹב לְוַת יִצְחָק אֲבוּהִי וּמָשְׁיֵהּ וַאֲמַר קָלָא קָלָא דְיַעֲקֹב וִידַיָּא יְדוֹהִי דְעֵשָׂו׃ </text:span></text:span><text:span text:style-name="Default_20_Paragraph_20_Font"><text:span text:style-name="T1">כג </text:span></text:span><text:span text:style-name="Default_20_Paragraph_20_Font"><text:span text:style-name="T2">וְלָא אִשְׁתְּמוֹדְעֵהּ אֲרֵי הֲוָאָה יְדוֹהִי כִּידֵי עֵשָׂו אֲחוּהִי שְׂעִירָן (נ''י שַׂעֲרַנְיָן) וּבָרְכֵהּ׃ </text:span></text:span><text:span text:style-name="Default_20_Paragraph_20_Font"><text:span text:style-name="T1">כד </text:span></text:span><text:span text:style-name="Default_20_Paragraph_20_Font"><text:span text:style-name="T2">וַאֲמַר אַתְּ דֵּין בְּרִי עֵשָׂו וַאֲמַר הָא אֲנָא׃ </text:span></text:span><text:span text:style-name="Default_20_Paragraph_20_Font"><text:span text:style-name="T1">כה </text:span></text:span><text:span text:style-name="Default_20_Paragraph_20_Font"><text:span text:style-name="T2">וַאֲמַר קָרֵיב קֳדָמַי וְאֵיכוּל מִצֵידָא דִּבְרִי בְּדִיל דִּי תְבָרְכִנָּךְ נַפְשִׁי וְקָרֵיב לֵהּ וַאֲכַל וְאַיְתִי (נ''י וְאָעֵל) לֵהּ חַמְרָא וּשְׁתִי׃ </text:span></text:span><text:span text:style-name="Default_20_Paragraph_20_Font"><text:span text:style-name="T1">כו </text:span></text:span><text:span text:style-name="Default_20_Paragraph_20_Font"><text:span text:style-name="T2">וַאֲמַר לֵהּ יִצְחָק אֲבוּהִי קְרֵיב כְּעַן וּנְשַׁק לִי (נ''י וְשַׁק לִי) בְּרִי׃ </text:span></text:span><text:span text:style-name="Default_20_Paragraph_20_Font"><text:span text:style-name="T1">כז </text:span></text:span><text:span text:style-name="Default_20_Paragraph_20_Font"><text:span text:style-name="T2">וּקְרֵב וּנְשַׁק לֵהּ וַאֲרַח יָת רֵיחָא דִּלְבוּשׁוֹהִי וּבָרְכֵהּ וַאֲמַר חֲזֵי רֵיחָא דִּבְרִי כְּרֵיחָא דְחַקְלָא דִּי בָרֲכֵהּ יְיָ׃ </text:span></text:span><text:span text:style-name="Default_20_Paragraph_20_Font"><text:span text:style-name="T1">כח </text:span></text:span><text:span text:style-name="Default_20_Paragraph_20_Font"><text:span text:style-name="T2">וְיִתֶּן לָךְ יְיָ מִטַּלָּא דִּשְׁמַיָּא וּמִטּוּבָא דְאַרְעָא וּסְגִיאוּת (נ''י וְסַגְיוּת) עִיבוּר וַחֲמָר׃ </text:span></text:span><text:span text:style-name="Default_20_Paragraph_20_Font"><text:span text:style-name="T1">כט </text:span></text:span><text:span text:style-name="Default_20_Paragraph_20_Font"><text:span text:style-name="T2">יִפְלְחֻנָּךְ עַמְמִין וְיִשְׁתַּעְבְּדוּן לָךְ מַלְכְּוָן הֱוֵי רַב לְאַחָיךְ וְיִסְגְּדוּן לָךְ בְּנֵי אִמָּךְ מְלַטְטָיךְ יְהוֹן לִיטִין וּמְבָרֲכָיךְ יְהוֹן בְּרִיכִין׃ </text:span></text:span><text:span text:style-name="Default_20_Paragraph_20_Font"><text:span text:style-name="T1">ל </text:span></text:span><text:span text:style-name="Default_20_Paragraph_20_Font"><text:span text:style-name="T2">וַהֲוָה כַּד שֵׁיצֵי יִצְחָק לְבָרָכָא יָת יַעֲקֹב וַהֲוָה בְּרַם מִפַּק נְפַק יַעֲקֹב מִלְּוַת אַפֵּי יִצְחָק אֲבוּהִי וְעֵשָׂו אֲחוּהִי אָתָא (נ''י עַל) מִצֵידֵהּ׃ </text:span></text:span><text:span text:style-name="Default_20_Paragraph_20_Font"><text:span text:style-name="T1">לא </text:span></text:span><text:span text:style-name="Default_20_Paragraph_20_Font"><text:span text:style-name="T2">וַעֲבַד אַף הוּא תַּבְשִׁילִין וְאָעֵיל לְוַת אֲבוּהִי וַאֲמַר לַאֲבוּהִי יָקוּם אַבָּא וְיֵכוּל מִצֵידָא דִּבְרֵהּ בְּדִיל דִּי תְבָרְכִנַּנִּי נַפְשָׁךְ׃ </text:span></text:span><text:span text:style-name="Default_20_Paragraph_20_Font"><text:span text:style-name="T1">לב </text:span></text:span><text:span text:style-name="Default_20_Paragraph_20_Font"><text:span text:style-name="T2">וַאֲמַר לֵהּ יִצְחָק אֲבוּהִי מָן אָתְּ וַאֲמַר אֲנָא בְּרָךְ בּוּכְרָךְ עֵשָׂו׃ </text:span></text:span><text:span text:style-name="Default_20_Paragraph_20_Font"><text:span text:style-name="T1">לג </text:span></text:span><text:span text:style-name="Default_20_Paragraph_20_Font"><text:span text:style-name="T2">וּתְוָה יִצְחָק תִּוְהָא רַבָּא עַד לַחֲדָא וַאֲמַר מָן הוּא דֵּיכִי דְצָד צֵידָא וְאָעֵיל לִי וַאֲכָלִית מִכֹּלָּא עַד לָא תֵיעוֹל וּבָרֵכִתֵּהּ אַף בְּרִיךְ יְהֵי׃ </text:span></text:span><text:span text:style-name="Default_20_Paragraph_20_Font"><text:span text:style-name="T1">לד </text:span></text:span><text:span text:style-name="Default_20_Paragraph_20_Font"><text:span text:style-name="T2">כַּד שְׁמַע עֵשָׂו יָת פִּתְגָּמֵי אֲבוּהִי וּצְוַח צִוְחָא רַבָּא וּמְרִירָא עַד לַחֲדָא וַאֲמַר לַאֲבוּהִי בָּרֵכְנִי אַף אֲנָא (נ''י לִי) אַבָּא׃ </text:span></text:span><text:span text:style-name="Default_20_Paragraph_20_Font"><text:span text:style-name="T1">לה </text:span></text:span><text:span text:style-name="Default_20_Paragraph_20_Font"><text:span text:style-name="T2">וַאֲמַר עַל אָחוּךְ בְּחָכְמְתָא וְקַבִּיל בִּרְכְּתָךְ׃ </text:span></text:span><text:span text:style-name="Default_20_Paragraph_20_Font"><text:span text:style-name="T1">לו </text:span></text:span><text:span text:style-name="Default_20_Paragraph_20_Font"><text:span text:style-name="T2">וַאֲמַר יָאוּת קְרָא שְׁמֵהּ יַעֲקֹב וְכָמַנִי דְּנָן תַּרְתֵּין זִמְנִין יָת בְּכֵירוּתִי נְסִיב וְהָא כְּעַן קַבִּיל בִּרְכְּתִי וַאֲמַר הֲלָא שְׁבַקְתָּ לִי בִּרְכְּתָא׃ </text:span></text:span><text:span text:style-name="Default_20_Paragraph_20_Font"><text:span text:style-name="T1">לז </text:span></text:span><text:span text:style-name="Default_20_Paragraph_20_Font"><text:span text:style-name="T2">וַאֲתֵיב יִצְחָק וַאֲמַר לְעֵשָׂו הָא רַב שַׁוִּתֵּהּ לָךְ (נ''י עִלַּוָּךְ) וְיָת כָּל אֲחוֹהִי יְהָבִית לֵהּ לְעַבְדִּין וְעִיבוּר וַחֲמָר סְעִדְתֵּהּ וְלָךְ הָכָא מָה אֶעְבֵּיד בְּרִי׃ </text:span></text:span><text:span text:style-name="Default_20_Paragraph_20_Font"><text:span text:style-name="T1">לח </text:span></text:span><text:span text:style-name="Default_20_Paragraph_20_Font"><text:span text:style-name="T2">וַאֲמַר עֵשָׂו לַאֲבוּהִי הֲבִרְכְּתָא חֲדָא הִיא לָךְ אַבָּא בָּרֵךְ לִי אַף אֲנָא אַבָּא וַאֲרֵים עֵשָׂו קָלֵהּ וּבְכָא׃ </text:span></text:span><text:span text:style-name="Default_20_Paragraph_20_Font"><text:span text:style-name="T1">לט </text:span></text:span><text:span text:style-name="Default_20_Paragraph_20_Font"><text:span text:style-name="T2">וַאֲתֵיב יִצְחָק אֲבוּהִי וַאֲמַר לֵהּ הָא מִטּוּבָא דְאַרְעָא יְהֵא מוֹתְבָךְ וּמִטַּלָּא דִּשְׁמַיָּא מִלְּעֵלָא׃ </text:span></text:span><text:span text:style-name="Default_20_Paragraph_20_Font"><text:span text:style-name="T1">מ </text:span></text:span><text:span text:style-name="Default_20_Paragraph_20_Font"><text:span text:style-name="T2">וְעַל חַרְבָּךְ תֵּיחֵי וְיָת אָחוּךְ תִּפְלָח וִיהֵי כַּד יַעְבְּרוּן בְּנוֹהִי עַל פִּתְגָּמֵי אוֹרַיְתָא וְתַעְדִּי נִירֵהּ מֵעַל צַוְרָךְ׃ </text:span></text:span><text:span text:style-name="Default_20_Paragraph_20_Font"><text:span text:style-name="T1">מא </text:span></text:span><text:span text:style-name="Default_20_Paragraph_20_Font"><text:span text:style-name="T2">וּנְטַר עֵשָׂו דְּבָבוּ לְיַעֲקֹב עַל בִּרְכְּתָא דִּי בָרְכֵהּ אֲבוּהִי וַאֲמַר עֵשָׂו בְּלִבֵּהּ יִקְרְבוּן יוֹמֵי אֶבְלֵי דְאַבָּא וְאֶקְטוֹל יָת יַעֲקֹב אָחִי׃ </text:span></text:span><text:span text:style-name="Default_20_Paragraph_20_Font"><text:span text:style-name="T1">מב </text:span></text:span><text:span text:style-name="Default_20_Paragraph_20_Font"><text:span text:style-name="T2">וְאִתְחַוָּה לְרִבְקָה יָת פִּתְגָּמֵי עֵשָׂו בְּרַהּ רַבָּא וּשְׁלָחַת וּקְרַת לְיַעֲקֹב בְּרַהּ זְעֵירָא וַאֲמֶרֶת לֵהּ הָא עֵשָׂו אָחוּךְ כָּמִן לָךְ לְמִקְטְלָךְ׃ </text:span></text:span><text:span text:style-name="Default_20_Paragraph_20_Font"><text:span text:style-name="T1">מג </text:span></text:span><text:span text:style-name="Default_20_Paragraph_20_Font"><text:span text:style-name="T2">וּכְעַן בְּרִי קַבֵּל מִנִּי וְקוּם אִזֵּיל לָךְ לְוַת לָבָן אָחִי לְחָרָן׃ </text:span></text:span><text:span text:style-name="Default_20_Paragraph_20_Font"><text:span text:style-name="T1">מד </text:span></text:span><text:span text:style-name="Default_20_Paragraph_20_Font"><text:span text:style-name="T2">וְתֵתֵיב עִמֵּהּ יוֹמִין זְעֵירִין עַד דִּיתוּב רוּגְזָא דְאָחוּךְ׃ </text:span></text:span><text:span text:style-name="Default_20_Paragraph_20_Font"><text:span text:style-name="T1">מה </text:span></text:span><text:span text:style-name="Default_20_Paragraph_20_Font"><text:span text:style-name="T2">עַד דִּיתוּב רוּגְזָא דְאָחוּךְ מִנָּךְ וְיִתְנְשֵׁי יָת דִּי עֲבַדְתָּ לֵהּ וְאֶשְׁלַח וְאֶדְבְּרִנָּךְ מִתַּמָּן לְמָה אֶתְכַּל אַף תַּרְוֵיכוֹן יוֹמָא חָד׃ </text:span></text:span><text:span text:style-name="Default_20_Paragraph_20_Font"><text:span text:style-name="T1">מו </text:span></text:span><text:span text:style-name="Default_20_Paragraph_20_Font"><text:span text:style-name="T2">וַאֲמֶרֶת רִבְקָה לְיִצְחָק עָקִית בְּחַיַּי מִן קֳדָם בְּנַת חִתָּאָה אִם נְסִיב יַעֲקֹב אִתְּתָא מִבְּנַת חִתָּאָה כְאִלֵּין מִבְּנַת אַרְעָא לְמָה לִי חַיִּים׃ </text:span></text:span></text:p>
      </text:section>
      <text:section text:style-name="Sect1" text:name="Sect28">
        <text:p text:style-name="P5"><text:span text:style-name="Default_20_Paragraph_20_Font"><text:span text:style-name="T5">Genesis 28</text:span></text:span></text:p>
        <text:p text:style-name="P3"><text:span text:style-name="Default_20_Paragraph_20_Font"><text:span text:style-name="T1">א </text:span></text:span><text:span text:style-name="Default_20_Paragraph_20_Font"><text:span text:style-name="T2">וּקְרָא יִצְחָק לְיַעֲקֹב וּבָרִיךְ יָתֵהּ וּפַקְדֵהּ וַאֲמַר לֵהּ לָא תִסַּב אִתְּתָא מִבְּנַת כְּנָעַן׃ </text:span></text:span><text:span text:style-name="Default_20_Paragraph_20_Font"><text:span text:style-name="T1">ב </text:span></text:span><text:span text:style-name="Default_20_Paragraph_20_Font"><text:span text:style-name="T2">קוּם אִזֵּיל לְפַדַּן אֲרָם לְבֵית בְּתוּאֵל אֲבוּהָא דְאִמָּךְ וְסַב לָךְ מִתַּמָּן אִתְּתָא מִבְּנַת לָבָן אֲחוּהָא דְאִמָּךְ׃ </text:span></text:span><text:span text:style-name="Default_20_Paragraph_20_Font"><text:span text:style-name="T1">ג </text:span></text:span><text:span text:style-name="Default_20_Paragraph_20_Font"><text:span text:style-name="T2">וְאֵל שַׁדַּי יְבָרֵךְ יָתָךְ וְיַפְּשָׁךְ וְיַסְגִּנָּךְ וּתְהֵי לְכִנְשַׁת שִׁבְטִין׃ </text:span></text:span><text:span text:style-name="Default_20_Paragraph_20_Font"><text:span text:style-name="T1">ד </text:span></text:span><text:span text:style-name="Default_20_Paragraph_20_Font"><text:span text:style-name="T2">וְיִתֶּן לָךְ יָת בִּרְכְּתָא דְאַבְרָהָם לָךְ וְלִבְנָיךְ עִמָּךְ לְמֵירְתָךְ יָת אֲרַע תּוֹתָבוּתָךְ דִּי יְהַב יְיָ לְאַבְרָהָם׃ </text:span></text:span><text:span text:style-name="Default_20_Paragraph_20_Font"><text:span text:style-name="T1">ה </text:span></text:span><text:span text:style-name="Default_20_Paragraph_20_Font"><text:span text:style-name="T2">וּשְׁלַח יִצְחָק יָת יַעֲקֹב וַאֲזַל לְפַדַּן אֲרָם לְוַת לָבָן בַּר בְּתוּאֵל אֲרַמָּאָה אֲחוּהָא דְרִבְקָה אִמֵּהּ דְּיַעֲקֹב וְעֵשָׂו׃ </text:span></text:span><text:span text:style-name="Default_20_Paragraph_20_Font"><text:span text:style-name="T1">ו </text:span></text:span><text:span text:style-name="Default_20_Paragraph_20_Font"><text:span text:style-name="T2">וַחֲזָא עֵשָׂו אֲרֵי בָרִיךְ יִצְחָק יָת יַעֲקֹב וְשַׁלַּח יָתֵהּ לְפַדַּן אֲרָם לְמִסַּב לֵהּ מִתַּמָּן אִתְּתָא כַּד בָּרִיךְ יָתֵהּ וּפַקֵּיד עֲלוֹהִי לְמֵימַר לָא תִסַּב אִתְּתָא מִבְּנַת כְּנָעַן׃ </text:span></text:span><text:span text:style-name="Default_20_Paragraph_20_Font"><text:span text:style-name="T1">ז </text:span></text:span><text:span text:style-name="Default_20_Paragraph_20_Font"><text:span text:style-name="T2">וְקַבִּיל יַעֲקֹב מִן אֲבוּהִי וּמִן אִמֵּהּ וַאֲזַל לְפַדַּן אֲרָם׃ </text:span></text:span><text:span text:style-name="Default_20_Paragraph_20_Font"><text:span text:style-name="T1">ח </text:span></text:span><text:span text:style-name="Default_20_Paragraph_20_Font"><text:span text:style-name="T2">וַחֲזָא עֵשָׂו אֲרֵי בִישָׁא בְּנַת כְּנָעַן בְּעֵינֵי יִצְחָק אֲבוּהִי׃ </text:span></text:span><text:span text:style-name="Default_20_Paragraph_20_Font"><text:span text:style-name="T1">ט </text:span></text:span><text:span text:style-name="Default_20_Paragraph_20_Font"><text:span text:style-name="T2">וַאֲזַל עֵשָׂו לְוַת יִשְׁמָעֵאל וּנְסִיב יָת מַחֲלַת בַּת יִשְׁמָעֵאל בַּר אַבְרָהָם אֲחָתֵהּ דִּנְבָיוֹת עַל נְשׁוֹהִי לֵהּ לְאִנְתּוּ׃ </text:span></text:span><text:span text:style-name="Default_20_Paragraph_20_Font"><text:span text:style-name="T1">י </text:span></text:span><text:span text:style-name="Default_20_Paragraph_20_Font"><text:span text:style-name="T2">וּנְפַק יַעֲקֹב מִבְּאֵרָא דְשָׁבַע וַאֲזַל לְחָרָן׃ </text:span></text:span><text:span text:style-name="Default_20_Paragraph_20_Font"><text:span text:style-name="T1">יא </text:span></text:span><text:span text:style-name="Default_20_Paragraph_20_Font"><text:span text:style-name="T2">וַעֲרַע בְּאַתְרָא וּבָת תַּמָּן אֲרֵי עָל שִׁמְשָׁא וּנְסִיב מֵאַבְנֵי אַתְרָא וְשַׁוִּי אִסָדוֹהִי וּשְׁכִיב בְּאַתְרָא הַהוּא׃ </text:span></text:span><text:span text:style-name="Default_20_Paragraph_20_Font"><text:span text:style-name="T1">יב </text:span></text:span><text:span text:style-name="Default_20_Paragraph_20_Font"><text:span text:style-name="T2">וַחֲלַם וְהָא סֻלְמָא נָעִיץ בְּאַרְעָא וְרֵישֵׁהּ מָטֵי עַד צֵית שְׁמַיָּא וְהָא מַלְאָכַיָּא דַּיְיָ סָלְקִין וְנָחֲתִין בֵּהּ׃ </text:span></text:span><text:span text:style-name="Default_20_Paragraph_20_Font"><text:span text:style-name="T1">יג </text:span></text:span><text:span text:style-name="Default_20_Paragraph_20_Font"><text:span text:style-name="T2">וְהָא יְקָרָא דַיְיָ מְעַתַּד עִלָווֹהִי וַאֲמַר אֲנָא יְיָ אֱלָהֵהּ דְּאַבְרָהָם אָבוּךְ וֵאלָהֵהּ דְּיִצְחָק אַרְעָא דִּי אַתְּ שְׁכִיב עֲלַהּ לָךְ אֶתְּנִנַּהּ וְלִבְנָיךְ׃ </text:span></text:span><text:span text:style-name="Default_20_Paragraph_20_Font"><text:span text:style-name="T1">יד </text:span></text:span><text:span text:style-name="Default_20_Paragraph_20_Font"><text:span text:style-name="T2">וִיהוֹן בְּנָיךְ סַגִּיאִין כְּעַפְרָא דְאַרְעָא וְתִתְקֵף לְמַעַרְבָא וּלְמַדִינְחָא וּלְצִפּוּנָא וּלְדָרוֹמָא וְיִתְבָּרְכוּן בְּדִילָךְ כָּל זַרְעֲיַת אַרְעָא וּבְדִיל בְּנָיךְ׃ </text:span></text:span><text:span text:style-name="Default_20_Paragraph_20_Font"><text:span text:style-name="T1">טו </text:span></text:span><text:span text:style-name="Default_20_Paragraph_20_Font"><text:span text:style-name="T2">וְהָא מֵימְרִי בְּסַעְדָךְ וְאֶטְרִנָךְ בְּכָל אֲתַר דִּי תְהַךְ וַאֲתֵיבִנָּךְ לְאַרְעָא הָדָא אֲרֵי לָא אֶשְׁבְּקִנָּךְ עַד דִּי אֶעְבֵּיד יָת דִּי מַלֵּלִית לָךְ׃ </text:span></text:span><text:span text:style-name="Default_20_Paragraph_20_Font"><text:span text:style-name="T1">טז </text:span></text:span><text:span text:style-name="Default_20_Paragraph_20_Font"><text:span text:style-name="T2">וְאִתְּעַר יַעֲקֹב מִשִּׁנְתֵּהּ וַאֲמַר בְּקוּשְׁטָּא (אִית) יְקָרָא דַיְיָ שָׁרֵי בְּאַתְרָא הָדֵין וַאֲנָא לָא הֲוֵיתִי יְדָע׃ </text:span></text:span><text:span text:style-name="Default_20_Paragraph_20_Font"><text:span text:style-name="T1">יז </text:span></text:span><text:span text:style-name="Default_20_Paragraph_20_Font"><text:span text:style-name="T2">וּדְחִיל וַאֲמַר מָה דְחִילוּ אַתְרָא הָדֵין לֵית דֵּין אֲתַר הֶדְיוֹט אֶלָהֵין אֲתַר דְּרַעֲוָא בֵהּ מִן קֳדָם יְיָ וְדֵין תְּרַע קֳבֵל שְׁמַיָּא׃ </text:span></text:span><text:span text:style-name="Default_20_Paragraph_20_Font"><text:span text:style-name="T1">יח </text:span></text:span><text:span text:style-name="Default_20_Paragraph_20_Font"><text:span text:style-name="T2">וְאַקְדֵים יַעֲקֹב בְּצַפְרָא וּנְסִיב יָת אַבְנָא דִי שַׁוִּי אִסָדוֹהִי וְשַׁוִּי יָתַהּ קָמָא וַאֲרִיק מִשְׁחָא עַל רֵישֵׁהּ׃ </text:span></text:span><text:span text:style-name="Default_20_Paragraph_20_Font"><text:span text:style-name="T1">יט </text:span></text:span><text:span text:style-name="Default_20_Paragraph_20_Font"><text:span text:style-name="T2">וּקְרָא יָת שְׁמָא דְאַתְרָא הַהוּא בֵּית אֵל וּבְרַם לוּז שְׁמָא דְקַרְתָּא בְּקַדְמֵיתָא׃ </text:span></text:span><text:span text:style-name="Default_20_Paragraph_20_Font"><text:span text:style-name="T1">כ </text:span></text:span><text:span text:style-name="Default_20_Paragraph_20_Font"><text:span text:style-name="T2">וְקַיִּים יַעֲקֹב קְיָם לְמֵימָר אִם יְהֵא מֵימְרָא דַּיְיָ בְּסַעְדִי וְיִטְרִינַנִּי בְּאָרְחָא הָדֵין דִּי אֲנָא אָזֵל וְיִתֶּן לִי לַחֲמָא (נ''י לְחֵם) לְמֵיכַל וּכְסוּ לְמִלְבָּשׁ׃ </text:span></text:span><text:span text:style-name="Default_20_Paragraph_20_Font"><text:span text:style-name="T1">כא </text:span></text:span><text:span text:style-name="Default_20_Paragraph_20_Font"><text:span text:style-name="T2">וְאֵתוּב בִּשְׁלַם לְבֵית אַבָּא וִיהֵא מֵימְרָא דַיְיָ לִי לֵאלָהָא׃ </text:span></text:span><text:span text:style-name="Default_20_Paragraph_20_Font"><text:span text:style-name="T1">כב </text:span></text:span><text:span text:style-name="Default_20_Paragraph_20_Font"><text:span text:style-name="T2">וְאַבְנָא הָדָא דִי שַׁוֵּיתִי קָמָא תְּהֵי דִי אֵהֵי פָלַח עֲלַהּ קֳדָם יְיָ וְכֹל דִּי תִתֶּן לִי חַד מִן עַשְׂרָא אַפְרְשִׁנֵּהּ קֳדָמָךְ׃ </text:span></text:span></text:p>
      </text:section>
      <text:section text:style-name="Sect1" text:name="Sect29">
        <text:p text:style-name="P5"><text:span text:style-name="Default_20_Paragraph_20_Font"><text:span text:style-name="T5">Genesis 29</text:span></text:span></text:p>
        <text:p text:style-name="P3"><text:span text:style-name="Default_20_Paragraph_20_Font"><text:span text:style-name="T1">א </text:span></text:span><text:span text:style-name="Default_20_Paragraph_20_Font"><text:span text:style-name="T2">וּנְטַל יַעֲקֹב רַגְלוֹהִי (נ''י רִיגְלוֹהִי) וַאֲזַל לַאֲרַע בְּנֵי מַדִינְחָא׃ </text:span></text:span><text:span text:style-name="Default_20_Paragraph_20_Font"><text:span text:style-name="T1">ב </text:span></text:span><text:span text:style-name="Default_20_Paragraph_20_Font"><text:span text:style-name="T2">וַחֲזָא וְהָא בֵירָא בְחַקְלָא וְהָא תַמָּן תְּלָתָא עֶדְרִין דְּעָן רְבֵעִין עֲלַהּ אֲרֵי מִן בֵּירָא הַהִיא מַשְׁקָן עֲדָרַיָּא וְאַבְנָא רַבְּתָא עַל פּוּמָא דְבֵירָא׃ </text:span></text:span><text:span text:style-name="Default_20_Paragraph_20_Font"><text:span text:style-name="T1">ג </text:span></text:span><text:span text:style-name="Default_20_Paragraph_20_Font"><text:span text:style-name="T2">וּמִתְכַּנְשִׁין לְתַמָּן כָּל עֲדָרַיָּא וּמְגַנְדְּרִין יָת אַבְנָא מֵעַל פּוּמָא דְבֵירָא וּמַשְׁקָן יָת עָנָא וּמְתִיבִין יָת אַבְנָא עַל פּוּמָא דְבֵירָא לְאַתְרַהּ׃ </text:span></text:span><text:span text:style-name="Default_20_Paragraph_20_Font"><text:span text:style-name="T1">ד </text:span></text:span><text:span text:style-name="Default_20_Paragraph_20_Font"><text:span text:style-name="T2">וַאֲמַר לְהוֹן יַעֲקֹב אַחַי מְנָן אַתּוּן וַאֲמָרוּ מֵחָרָן אֲנָחְנָא׃ </text:span></text:span><text:span text:style-name="Default_20_Paragraph_20_Font"><text:span text:style-name="T1">ה </text:span></text:span><text:span text:style-name="Default_20_Paragraph_20_Font"><text:span text:style-name="T2">וַאֲמַר לְהוֹן הַיְדַעְתּוּן יָת לָבָן בַּר נָחוֹר וַאֲמָרוּ יְדַעְנָן׃ </text:span></text:span><text:span text:style-name="Default_20_Paragraph_20_Font"><text:span text:style-name="T1">ו </text:span></text:span><text:span text:style-name="Default_20_Paragraph_20_Font"><text:span text:style-name="T2">וַאֲמַר לְהוֹן הַשְׁלַם לֵהּ וַאֲמָרוּ שְׁלַם וְהָא רָחֵל בְּרַתֵּהּ אַתְיָא עִם עָנָא׃ </text:span></text:span><text:span text:style-name="Default_20_Paragraph_20_Font"><text:span text:style-name="T1">ז </text:span></text:span><text:span text:style-name="Default_20_Paragraph_20_Font"><text:span text:style-name="T2">וַאֲמַר הָא עוֹד יוֹמָא סַגִי לָא עִדַן לְמִכְנַשׁ בְּעִיר אַשְׁקוּ עָנָא וְאִזִילוּ רְעוּ׃ </text:span></text:span><text:span text:style-name="Default_20_Paragraph_20_Font"><text:span text:style-name="T1">ח </text:span></text:span><text:span text:style-name="Default_20_Paragraph_20_Font"><text:span text:style-name="T2">וַאֲמָרוּ לָא נִכּוּל עַד דִי יִתְכַּנְשִׁין כָּל עֲדָרַיָּא וִיגַנְדְרוּן יָת אַבְנָא מֵעַל פוּמָא דְבֵירָא וְנַשְׁקֵי עָנָא׃ </text:span></text:span><text:span text:style-name="Default_20_Paragraph_20_Font"><text:span text:style-name="T1">ט </text:span></text:span><text:span text:style-name="Default_20_Paragraph_20_Font"><text:span text:style-name="T2">עַד דְהוּא מְמַלֵל עִמְהוֹן וְרָחֵל אָתַת עִם עָנָא דִי לַאֲבוּהָ אֲרֵי רָעִיתָא הִיא׃ </text:span></text:span><text:span text:style-name="Default_20_Paragraph_20_Font"><text:span text:style-name="T1">י </text:span></text:span><text:span text:style-name="Default_20_Paragraph_20_Font"><text:span text:style-name="T2">וַהֲוָה כַּד חֲזָא יַעֲקֹב יָת רָחֵל בַּת לָבָן אֲחוּהָא דְאִמֵהּ וְיָת עָנָא דְלָבָן אֲחוּהָא דְאִמֵהּ וּקְרֵב יַעֲקֹב וּגַנְדַר יָת אַבְנָא מֵעַל פּוּמָא דְבֵירָא וְאַשְׁקֵי יָת עָנָא דְלָבָן אֲחוּהָא דְאִמֵהּ׃ </text:span></text:span><text:span text:style-name="Default_20_Paragraph_20_Font"><text:span text:style-name="T1">יא </text:span></text:span><text:span text:style-name="Default_20_Paragraph_20_Font"><text:span text:style-name="T2">וּנְשַׁק יַעֲקֹב לְרָחֵל וַאֲרֵם יָת קָלֵהּ וּבְכָא׃ </text:span></text:span><text:span text:style-name="Default_20_Paragraph_20_Font"><text:span text:style-name="T1">יב </text:span></text:span><text:span text:style-name="Default_20_Paragraph_20_Font"><text:span text:style-name="T2">וְחַוִּי יַעֲקֹב לְרָחֵל אֲרֵי בַר אֲחַת אָבוּהָא הוּא וַאֲרֵי בַר רִבְקָה הוּא וּרְהָטַת וְחַוִּיאַת לְאָבוּהָא׃ </text:span></text:span><text:span text:style-name="Default_20_Paragraph_20_Font"><text:span text:style-name="T1">יג </text:span></text:span><text:span text:style-name="Default_20_Paragraph_20_Font"><text:span text:style-name="T2">וַהֲוָה כַּד שְׁמַע לָבָן יָת שֵׁמַע יַעֲקֹב בַּר אֲחָתֵהּ וּרְהַט לְקַדָמוּתֵהּ וְגַפֵּף לֵהּ וְנַשִׁיק לֵהּ וְאַעֲלֵהּ לְבֵיתֵהּ וְאִשְׁתָּעִי לְלָבָן יָת כָּל פִּתְגָמַיָּא הָאִלֵּין׃ </text:span></text:span><text:span text:style-name="Default_20_Paragraph_20_Font"><text:span text:style-name="T1">יד </text:span></text:span><text:span text:style-name="Default_20_Paragraph_20_Font"><text:span text:style-name="T2">וַאֲמַר לֵהּ לָבָן בְּרַם קָרִיבִי וּבִשְׂרִי אָתְּ וִיתֵיב עִמֵּהּ יְרַח יוֹמִין׃ </text:span></text:span><text:span text:style-name="Default_20_Paragraph_20_Font"><text:span text:style-name="T1">טו </text:span></text:span><text:span text:style-name="Default_20_Paragraph_20_Font"><text:span text:style-name="T2">וַאֲמַר לָבָן לְיַעֲקֹב הֲמִדְּאָחִי אַתְּ וְתִפְלְחִנַּנִּי מַגָּן חַוִּי לִי מָה אַגְרָךְ׃ </text:span></text:span><text:span text:style-name="Default_20_Paragraph_20_Font"><text:span text:style-name="T1">טז </text:span></text:span><text:span text:style-name="Default_20_Paragraph_20_Font"><text:span text:style-name="T2">וּלְלָבָן תַּרְתֵּין בְּנָן שׁוּם רַבְּתָא לֵאָה וְשׁוּם זְעֶרְתָּא רָחֵל׃ </text:span></text:span><text:span text:style-name="Default_20_Paragraph_20_Font"><text:span text:style-name="T1">יז </text:span></text:span><text:span text:style-name="Default_20_Paragraph_20_Font"><text:span text:style-name="T2">וְעֵינֵי לֵאָה יָאֲיָן וְרָחֵל הֲוַת שַׁפִּירָא בְרֵיוָא וְיָאֲיָא בְחֶזְוָא׃ </text:span></text:span><text:span text:style-name="Default_20_Paragraph_20_Font"><text:span text:style-name="T1">יח </text:span></text:span><text:span text:style-name="Default_20_Paragraph_20_Font"><text:span text:style-name="T2">וּרְחֵם יַעֲקֹב יָת רָחֵל וַאֲמַר אֶפְלְחִנָּךְ שְׁבַע שְׁנִין בְּרָחֵל בְּרַתָּךְ זְעֶרְתָּא׃ </text:span></text:span><text:span text:style-name="Default_20_Paragraph_20_Font"><text:span text:style-name="T1">יט </text:span></text:span><text:span text:style-name="Default_20_Paragraph_20_Font"><text:span text:style-name="T2">וַאֲמַר לָבָן טַב דְּאֶתֵּן יָתַהּ לָךְ מִדְּאֶתֵּן יָתַהּ לִגְבַר אָחֳרָן תִּיב עִמִּי׃ </text:span></text:span><text:span text:style-name="Default_20_Paragraph_20_Font"><text:span text:style-name="T1">כ </text:span></text:span><text:span text:style-name="Default_20_Paragraph_20_Font"><text:span text:style-name="T2">וּפְלַח יַעֲקֹב בְּרָחֵל שְׁבַע שְׁנִין וַהֲווֹ בְעֵינוֹהִי כְּיוֹמִין זְעִירִין כַּד רְחֵים יָתַהּ׃ </text:span></text:span><text:span text:style-name="Default_20_Paragraph_20_Font"><text:span text:style-name="T1">כא </text:span></text:span><text:span text:style-name="Default_20_Paragraph_20_Font"><text:span text:style-name="T2">וַאֲמַר יַעֲקֹב לְלָבָן הַב יָת אִתְּתִי אֲרֵי אַשְׁלֵמִית יוֹמֵי פָלְחָנִי וְאֵעוֹל לְוָתַהּ׃ </text:span></text:span><text:span text:style-name="Default_20_Paragraph_20_Font"><text:span text:style-name="T1">כב </text:span></text:span><text:span text:style-name="Default_20_Paragraph_20_Font"><text:span text:style-name="T2">וּכְנַשׁ לָבָן יָת כָּל אֲנָשֵׁי אַתְרָא וַעֲבַד מִשְׁתְּיָא׃ </text:span></text:span><text:span text:style-name="Default_20_Paragraph_20_Font"><text:span text:style-name="T1">כג </text:span></text:span><text:span text:style-name="Default_20_Paragraph_20_Font"><text:span text:style-name="T2">וַהֲוָה בְרַמְשָׁא וּדְבַר יָת לֵאָה בְרַתֵּהּ וְאָעֵיל יָתַהּ לְוָתֵהּ וְעַל לְוָתַהּ׃ </text:span></text:span><text:span text:style-name="Default_20_Paragraph_20_Font"><text:span text:style-name="T1">כד </text:span></text:span><text:span text:style-name="Default_20_Paragraph_20_Font"><text:span text:style-name="T2">וִיהַב לָבָן לַהּ יָת זִלְפָּה אַמְתֵהּ לְלֵאָה בְרַתֵּהּ לְאַמְהוּ׃ </text:span></text:span><text:span text:style-name="Default_20_Paragraph_20_Font"><text:span text:style-name="T1">כה </text:span></text:span><text:span text:style-name="Default_20_Paragraph_20_Font"><text:span text:style-name="T2">וַהֲוָה בְצַפְרָא וְהָא הִיא לֵאָה וַאֲמַר לְלָבָן מָה דָּא עֲבַדְתָּ לִּי הֲלָא בְרָחֵל פְּלָחִית עִמָּךְ וּלְמָא שַׁקַּרְתָּ בִּי׃ </text:span></text:span><text:span text:style-name="Default_20_Paragraph_20_Font"><text:span text:style-name="T1">כו </text:span></text:span><text:span text:style-name="Default_20_Paragraph_20_Font"><text:span text:style-name="T2">וַאֲמַר לָבָן לָא יִתְעֲבֵד כְּדֵין בְּאַתְרָנָא לְמִתַּן זְעֶרְתָּא קֳדָם רַבְּתָא׃ </text:span></text:span><text:span text:style-name="Default_20_Paragraph_20_Font"><text:span text:style-name="T1">כז </text:span></text:span><text:span text:style-name="Default_20_Paragraph_20_Font"><text:span text:style-name="T2">אַשְׁלִים שְׁבוּעֲתָא דְדָא וְנִתֵּן לָךְ אַף יָת דָּא בְּפָלְחָנָא דִּי תִפְלַח עִמִּי עוֹד שְׁבַע שְׁנִין אָחֳרָנִין׃ </text:span></text:span><text:span text:style-name="Default_20_Paragraph_20_Font"><text:span text:style-name="T1">כח </text:span></text:span><text:span text:style-name="Default_20_Paragraph_20_Font"><text:span text:style-name="T2">וַעֲבַד יַעֲקֹב כֵּן וְאַשְׁלֵים שְׁבוּעֲתָא דְדָא וִיהַב לֵהּ יָת רָחֵל בְּרַתֵּהּ לֵהּ לְאִנְתּוּ׃ </text:span></text:span><text:span text:style-name="Default_20_Paragraph_20_Font"><text:span text:style-name="T1">כט </text:span></text:span><text:span text:style-name="Default_20_Paragraph_20_Font"><text:span text:style-name="T2">וִיהַב לָבָן לְרָחֵל בְּרַתֵּהּ יָת בִּלְהָה אַמְתֵהּ לַהּ לְאַמְהוּ׃ </text:span></text:span><text:span text:style-name="Default_20_Paragraph_20_Font"><text:span text:style-name="T1">ל </text:span></text:span><text:span text:style-name="Default_20_Paragraph_20_Font"><text:span text:style-name="T2">וְעַל אַף לְּוַת רָחֵל וּרְחֵים אַף יָת רָחֵל מִלֵּאָה וּפְלַח עִמֵּהּ עוֹד שְׁבַע שְׁנִין אָחֳרָנִין׃ </text:span></text:span><text:span text:style-name="Default_20_Paragraph_20_Font"><text:span text:style-name="T1">לא </text:span></text:span><text:span text:style-name="Default_20_Paragraph_20_Font"><text:span text:style-name="T2">וַחֲזָא יְיָ אֲרֵי שְׂנִיאֲתָא לֵאָה וִיהַב לַהּ עִדּוּי וְרָחֵל עַקְרָא׃ </text:span></text:span><text:span text:style-name="Default_20_Paragraph_20_Font"><text:span text:style-name="T1">לב </text:span></text:span><text:span text:style-name="Default_20_Paragraph_20_Font"><text:span text:style-name="T2">וְעַדִּיאַת לֵּאָה וִילִידַת בָּר וּקְרַת שְׁמֵהּ רְאוּבֵן אֲרֵי אֲמֶרֶת אֲרֵי גְלִי קֳדָם יְיָ עֻלְבּוֹנִי אֲרֵי כְעַן יְרַחֲמִנַנִי בַעֲלִי׃ </text:span></text:span><text:span text:style-name="Default_20_Paragraph_20_Font"><text:span text:style-name="T1">לג </text:span></text:span><text:span text:style-name="Default_20_Paragraph_20_Font"><text:span text:style-name="T2">וְעַדִּיאַת עוֹד וִילִידַת בָּר וַאֲמֶרֶת אֲרֵי שְׁמִיעַ קֳדָם יְיָ אֲרֵי שְׂנִיאֲתָא אֲנָא וִיהַב לִי אַף יָת דֵּין וּקְרַת שְׁמֵהּ שִׁמְעוֹן׃ </text:span></text:span><text:span text:style-name="Default_20_Paragraph_20_Font"><text:span text:style-name="T1">לד </text:span></text:span><text:span text:style-name="Default_20_Paragraph_20_Font"><text:span text:style-name="T2">וְעַדִּיאַת עוֹד וִילִידַת בָּר וַאֲמֶרֶת הָדָא זִמְנָא יִתְחַבַּר לִי בַעֲלִי אֲרֵי יְלֵידִית לֵהּ תְּלָתָא בְנִין עַל כֵּן קְרָא שְׁמֵהּ לֵוִי׃ </text:span></text:span><text:span text:style-name="Default_20_Paragraph_20_Font"><text:span text:style-name="T1">לה </text:span></text:span><text:span text:style-name="Default_20_Paragraph_20_Font"><text:span text:style-name="T2">וְעַדִּיאַת עוֹד וִילִידַת בָּר וַאֲמֶרֶת הָדָא זִמְנָא אוֹדֶה קֳדָם יְיָ עַל כֵּן קְרַת שְׁמֵהּ יְהוּדָה וְקָמַת מִלְּמֵילַד׃ </text:span></text:span></text:p>
      </text:section>
      <text:section text:style-name="Sect1" text:name="Sect30">
        <text:p text:style-name="P5"><text:span text:style-name="Default_20_Paragraph_20_Font"><text:span text:style-name="T5">Genesis 30</text:span></text:span></text:p>
        <text:p text:style-name="P3"><text:span text:style-name="Default_20_Paragraph_20_Font"><text:span text:style-name="T1">א </text:span></text:span><text:span text:style-name="Default_20_Paragraph_20_Font"><text:span text:style-name="T2">וַחֲזַת רָחֵל אֲרֵי לָא יְלִידַת לְיַעֲקֹב וְקַנִּיאַת רָחֵל בַּאֲחָתַהּ וַאֲמֶרֶת לְיַעֲקֹב הַב לִי בְנִין וְאִם לָא מֵיתָא אֲנָא׃ </text:span></text:span><text:span text:style-name="Default_20_Paragraph_20_Font"><text:span text:style-name="T1">ב </text:span></text:span><text:span text:style-name="Default_20_Paragraph_20_Font"><text:span text:style-name="T2">וּתְקֵיף רוּגְזָא דְיַעֲקֹב בְּרָחֵל וַאֲמַר הָא מִנִּי אַתְּ בַּעְיָא הֲלָא מִן קֳדָם יְיָ תִּבְעִין דִּי מְנַע מִנִּיךְ וַלְדָא דִּמְעִין׃ </text:span></text:span><text:span text:style-name="Default_20_Paragraph_20_Font"><text:span text:style-name="T1">ג </text:span></text:span><text:span text:style-name="Default_20_Paragraph_20_Font"><text:span text:style-name="T2">וַאֲמֶרֶת הָא אַמְתִי בִלְהָה עוּל לְוָתַהּ וּתְלִיד וַאֲנָא אֱרַבֵּי וְאִתְבְּנֵי אַף אֲנָא מִנַּהּ׃ </text:span></text:span><text:span text:style-name="Default_20_Paragraph_20_Font"><text:span text:style-name="T1">ד </text:span></text:span><text:span text:style-name="Default_20_Paragraph_20_Font"><text:span text:style-name="T2">וִיהָבַת לֵהּ יָת בִּלְהָה אַמְתַהּ לְאִנְתּוּ וְעַל לְוָתַהּ יַעֲקֹב׃ </text:span></text:span><text:span text:style-name="Default_20_Paragraph_20_Font"><text:span text:style-name="T1">ה </text:span></text:span><text:span text:style-name="Default_20_Paragraph_20_Font"><text:span text:style-name="T2">וְעַדִּיאַת בִּלְהָה וִילִידַת לְיַעֲקֹב בַּר׃ </text:span></text:span><text:span text:style-name="Default_20_Paragraph_20_Font"><text:span text:style-name="T1">ו </text:span></text:span><text:span text:style-name="Default_20_Paragraph_20_Font"><text:span text:style-name="T2">וַאֲמֶרֶת רָחֵל דְּנַנִּי יְיָ וְאַף קַבִּיל צְלוֹתִי וִיהַב לִי בַּר עַל כֵּן קְרַת שְׁמֵהּ דָּן׃ </text:span></text:span><text:span text:style-name="Default_20_Paragraph_20_Font"><text:span text:style-name="T1">ז </text:span></text:span><text:span text:style-name="Default_20_Paragraph_20_Font"><text:span text:style-name="T2">וְעַדִּיאַת עוֹד וִילִידַת בִּלְהָה אַמְתָא דְרָחֵל בָּר תִּנְיָן לְיַעֲקֹב׃ </text:span></text:span><text:span text:style-name="Default_20_Paragraph_20_Font"><text:span text:style-name="T1">ח </text:span></text:span><text:span text:style-name="Default_20_Paragraph_20_Font"><text:span text:style-name="T2">וַאֲמֶרֶת רָחֵל קַבִּיל יְיָ בָּעוּתִי בְּאִתְחַנָּנוּתִי בִּצְלוֹתִי חֲמֵידַת דִּיהֵי לִי וְלַד כַּאֲחָתִי אַף אִתְיְהִיב לִי וּקְרַת שְׁמֵהּ נַפְתָּלִי׃ </text:span></text:span><text:span text:style-name="Default_20_Paragraph_20_Font"><text:span text:style-name="T1">ט </text:span></text:span><text:span text:style-name="Default_20_Paragraph_20_Font"><text:span text:style-name="T2">וַחֲזַת לֵּאָה אֲרֵי קָמַת מִלְּמֵילַד וּדְבָרַת יָת זִלְפָּה אַמְתַהּ וִיהָבַת יָתַהּ לְיַעֲקֹב לְאִנְתּוּ׃ </text:span></text:span><text:span text:style-name="Default_20_Paragraph_20_Font"><text:span text:style-name="T1">י </text:span></text:span><text:span text:style-name="Default_20_Paragraph_20_Font"><text:span text:style-name="T2">וִילִידַת זִלְפָּה אַמְתָא דְלֵאָה לְיַעֲקֹב בָּר׃ </text:span></text:span><text:span text:style-name="Default_20_Paragraph_20_Font"><text:span text:style-name="T1">יא </text:span></text:span><text:span text:style-name="Default_20_Paragraph_20_Font"><text:span text:style-name="T2">וַאֲמֶרֶת לֵאָה אֲתָא גָד וּקְרַת יָת שְׁמֵהּ גָּד׃ </text:span></text:span><text:span text:style-name="Default_20_Paragraph_20_Font"><text:span text:style-name="T1">יב </text:span></text:span><text:span text:style-name="Default_20_Paragraph_20_Font"><text:span text:style-name="T2">וִילִידַת זִלְפָּה אַמְתָא דְלֵאָה בָּר תִּנְיָן לְיַעֲקֹב׃ </text:span></text:span><text:span text:style-name="Default_20_Paragraph_20_Font"><text:span text:style-name="T1">יג </text:span></text:span><text:span text:style-name="Default_20_Paragraph_20_Font"><text:span text:style-name="T2">וַאֲמֶרֶת לֵאָה תֻּשְׁבַּחְתָּא הֲוַת לִי אֲרֵי בְכֵן יְשַׁבְּחֻנַּנִּי נְשַׁיָּא וּקְרַת יָת שְׁמֵהּ אָשֵׁר׃ </text:span></text:span><text:span text:style-name="Default_20_Paragraph_20_Font"><text:span text:style-name="T1">יד </text:span></text:span><text:span text:style-name="Default_20_Paragraph_20_Font"><text:span text:style-name="T2">וַאֲזַל רְאוּבֵן בְּיוֹמֵי חֲצַד חִטִּין וְאַשְׁכַּח יַבְרוּחִין בְּחַקְלָא וְאַיְתִי יָתְהוֹן לְלֵאָה אִמֵּהּ וַאֲמֶרֶת רָחֵל לְלֵאָה הָבִי כְעַן לִי מִיַּבְרוּחֵי דִּבְרִיךְ׃ </text:span></text:span><text:span text:style-name="Default_20_Paragraph_20_Font"><text:span text:style-name="T1">טו </text:span></text:span><text:span text:style-name="Default_20_Paragraph_20_Font"><text:span text:style-name="T2">וַאֲמֶרֶת לַהּ הַזְעֵיר דִּדְבַרְתְּ יָת בַּעְלִי וְתִסְּבִין אַף יָת יַבְרוּחֵי דִּבְרִי וַאֲמֶרֶת רָחֵל בְּכֵן יִשְׁכּוּב עִמָּךְ בְּלֵילְיָא חֳלַף יַבְרוּחֵי דִּבְרִיךְ׃ </text:span></text:span><text:span text:style-name="Default_20_Paragraph_20_Font"><text:span text:style-name="T1">טז </text:span></text:span><text:span text:style-name="Default_20_Paragraph_20_Font"><text:span text:style-name="T2">וַאֲתָא (נ''י וְעַל) יַעֲקֹב מִן חַקְלָא בְּרַמְשָׁא וּנְפָקַת לֵאָה לְקַדָּמוּתֵהּ וַאֲמֶרֶת לְוָתִי תֵיעוֹל אֲרֵי מֵיגַר אֲגַרְתִּיךְ בְּיַבְרוּחֵי דִּבְרִי וּשְׁכִיב עִמַּהּ בְּלֵילְיָא הוּא׃ </text:span></text:span><text:span text:style-name="Default_20_Paragraph_20_Font"><text:span text:style-name="T1">יז </text:span></text:span><text:span text:style-name="Default_20_Paragraph_20_Font"><text:span text:style-name="T2">וְקַבִּיל יְיָ צְלוֹתַהּ דְּלֵאָה וְעַדִּיאַת וִילִידַת לְיַעֲקֹב בַּר חֲמִישָׁאֵי׃ </text:span></text:span><text:span text:style-name="Default_20_Paragraph_20_Font"><text:span text:style-name="T1">יח </text:span></text:span><text:span text:style-name="Default_20_Paragraph_20_Font"><text:span text:style-name="T2">וַאֲמֶרֶת לֵאָה יְהַב יְיָ אַגְרִי דִּי יְהָבִית אַמְתִי לְבַעְלִי וּקְרַת שְׁמֵהּ יִשָּׂשׂכָר׃ </text:span></text:span><text:span text:style-name="Default_20_Paragraph_20_Font"><text:span text:style-name="T1">יט </text:span></text:span><text:span text:style-name="Default_20_Paragraph_20_Font"><text:span text:style-name="T2">וְעַדִּיאַת עוֹד לֵאָה וִילִידַת בַּר שְׁתִיתָאֵי לְיַעֲקֹב׃ </text:span></text:span><text:span text:style-name="Default_20_Paragraph_20_Font"><text:span text:style-name="T1">כ </text:span></text:span><text:span text:style-name="Default_20_Paragraph_20_Font"><text:span text:style-name="T2">וַאֲמֶרֶת לֵאָה יְהַב יְיָ יָתֵהּ לִי חָלַק טַב הָדָא זִמְנָא יְהֵי מְדוֹרֵהּ דְּבַעְלִי לְוָתִי אֲרֵי יְלֵידִית לֵהּ שִׁתָּא בְנִין וּקְרַת יָת שְׁמֵהּ זְבֻלוּן׃ </text:span></text:span><text:span text:style-name="Default_20_Paragraph_20_Font"><text:span text:style-name="T1">כא </text:span></text:span><text:span text:style-name="Default_20_Paragraph_20_Font"><text:span text:style-name="T2">וּבָתַר כֵּן יְלִידַת בְּרַתָּא וּקְרַת יָת שְׁמַהּ דִּינָה׃ </text:span></text:span><text:span text:style-name="Default_20_Paragraph_20_Font"><text:span text:style-name="T1">כב </text:span></text:span><text:span text:style-name="Default_20_Paragraph_20_Font"><text:span text:style-name="T2">וְעַל דּוּכְרָנָא דְרָחֵל קֳדָם יְיָ וְקַבִּיל צְלוֹתַהּ יְיָ וִיהַב לַהּ עִדּוּי׃ </text:span></text:span><text:span text:style-name="Default_20_Paragraph_20_Font"><text:span text:style-name="T1">כג </text:span></text:span><text:span text:style-name="Default_20_Paragraph_20_Font"><text:span text:style-name="T2">וְעַדִּיאַת וִילִידַת בָּר וַאֲמֶרֶת כְּנַשׁ יְיָ יָת חִסּוּדִי׃ </text:span></text:span><text:span text:style-name="Default_20_Paragraph_20_Font"><text:span text:style-name="T1">כד </text:span></text:span><text:span text:style-name="Default_20_Paragraph_20_Font"><text:span text:style-name="T2">וּקְרַת יָת שְׁמֵהּ יוֹסֵף לְמֵימָר יוֹסֵף יְיָ לִי בַּר אָחֳרָן׃ </text:span></text:span><text:span text:style-name="Default_20_Paragraph_20_Font"><text:span text:style-name="T1">כה </text:span></text:span><text:span text:style-name="Default_20_Paragraph_20_Font"><text:span text:style-name="T2">וַהֲוָה כַּד יְלִידַת רָחֵל יָת יוֹסֵף וַאֲמַר יַעֲקֹב לְלָבָן שַׁלְּחַנִּי וְאֵיהַךְ לְאַתְרִי וּלְאַרְעִי׃ </text:span></text:span><text:span text:style-name="Default_20_Paragraph_20_Font"><text:span text:style-name="T1">כו </text:span></text:span><text:span text:style-name="Default_20_Paragraph_20_Font"><text:span text:style-name="T2">הַב יָת נְשַׁי וְיָת בְּנַי דִּי פְלָחִית יָתָךְ בְּהֵן וְאֵזִיל אֲרֵי אַתְּ יְדַעְתָּ יָת פָּלְחָנִי דִּי פְלָחִתָּךְ׃ </text:span></text:span><text:span text:style-name="Default_20_Paragraph_20_Font"><text:span text:style-name="T1">כז </text:span></text:span><text:span text:style-name="Default_20_Paragraph_20_Font"><text:span text:style-name="T2">וַאֲמַר לֵהּ לָבָן אִם כְּעַן אַשְׁכָּחִית רַחֲמִין קֳדָמָךְ נַסֵּיתִי וּבָרְכַנִי יְיָ בְּדִילָךְ׃ </text:span></text:span><text:span text:style-name="Default_20_Paragraph_20_Font"><text:span text:style-name="T1">כח </text:span></text:span><text:span text:style-name="Default_20_Paragraph_20_Font"><text:span text:style-name="T2">וַאֲמָר פָּרֵישׁ אַגְרָךְ עֲלַי וְאֶתֵּן׃ </text:span></text:span><text:span text:style-name="Default_20_Paragraph_20_Font"><text:span text:style-name="T1">כט </text:span></text:span><text:span text:style-name="Default_20_Paragraph_20_Font"><text:span text:style-name="T2">וַאֲמַר לֵהּ אַתְּ יְדַעְתָּ יָת דִּי פְלָחִתָּךְ וְיָת דַּהֲוָה בְעִירָךְ עִמִּי׃ </text:span></text:span><text:span text:style-name="Default_20_Paragraph_20_Font"><text:span text:style-name="T1">ל </text:span></text:span><text:span text:style-name="Default_20_Paragraph_20_Font"><text:span text:style-name="T2">אֲרֵי זְעֵיר דִּי הֲוָה לָךְ קֳדָמַי וּתְקֵיף לְמִסְגֵּי וּבְרִיךְ יְיָ יָתָךְ בְּדִילִי וּכְעַן אֵימָתַי אֶעְבֵּיד אַף אֲנָא לְבֵיתִי׃ </text:span></text:span><text:span text:style-name="Default_20_Paragraph_20_Font"><text:span text:style-name="T1">לא </text:span></text:span><text:span text:style-name="Default_20_Paragraph_20_Font"><text:span text:style-name="T2">וַאֲמַר מָה אֶתֵּן לָךְ וַאֲמַר יַעֲקֹב לָא תִתֶּן לִי מִדַּעַם אִם תַּעְבֶּד לִי פִּתְגָּמָא הָדֵין אֱתוּב אֶרְעֵי עָנָךְ אֶטָּר׃ </text:span></text:span><text:span text:style-name="Default_20_Paragraph_20_Font"><text:span text:style-name="T1">לב </text:span></text:span><text:span text:style-name="Default_20_Paragraph_20_Font"><text:span text:style-name="T2">אֶעְבַּר בְּכָל עָנָךְ יוֹמָא דֵּין הַעֲדֵי (נ''י אַעְדִּי) מִתַּמָּן כָּל אִמָּר נְמוֹר וּרְקוֹעַ וְכָל אִמָּר שְׁחוּם בְּאִמְרַיָא וּרְקוֹעַ וּנְמוֹר בְּעִזַיָא וִיהֵי אַגְרִי׃ </text:span></text:span><text:span text:style-name="Default_20_Paragraph_20_Font"><text:span text:style-name="T1">לג </text:span></text:span><text:span text:style-name="Default_20_Paragraph_20_Font"><text:span text:style-name="T2">וְתַסְהֵד בִּי זָכוּתִי בְּיוֹם דִּמְחָר אֲרֵי תֵיעוֹל עַל אַגְרִי קֳדָמָךְ כֹּל דִּי לֵיתוֹהִי נְמוֹר וּרְקוֹעַ בְּעִזַּיָּא וּשְׁחוּם בְּאִמְרַיָא גְּנוּבָא הוּא עִמִּי׃ </text:span></text:span><text:span text:style-name="Default_20_Paragraph_20_Font"><text:span text:style-name="T1">לד </text:span></text:span><text:span text:style-name="Default_20_Paragraph_20_Font"><text:span text:style-name="T2">וַאֲמַר לָבָן בְּרַם לְוַי יְהֵי כְפִתְגָּמָךְ׃ </text:span></text:span><text:span text:style-name="Default_20_Paragraph_20_Font"><text:span text:style-name="T1">לה </text:span></text:span><text:span text:style-name="Default_20_Paragraph_20_Font"><text:span text:style-name="T2">וְאַעְדִּי בְיוֹמָא הַהוּא יָת תְּיָשַׁיָא רְגוֹלַיָא וּרְקוֹעַיָא וְיָת כָּל עִזַּיָא נְמוֹרְתָא וּרְקוֹעֲתָא כֹּל דִּי חִוָּר בֵּהּ וְכָל דִּשְׁחוּם בְּאִמְּרַיָּא וִיהַב בְּיַד בְּנוֹהִי׃ </text:span></text:span><text:span text:style-name="Default_20_Paragraph_20_Font"><text:span text:style-name="T1">לו </text:span></text:span><text:span text:style-name="Default_20_Paragraph_20_Font"><text:span text:style-name="T2">וְשַׁוִּי מַהֲלַךְ תְּלָתָא יוֹמִין בֵּינוֹהִי וּבֵין יַעֲקֹב וְיַעֲקֹב רָעֵי יָת עָנָא דְלָבָן דְּאִשְׁתָּאֳרָן׃ </text:span></text:span><text:span text:style-name="Default_20_Paragraph_20_Font"><text:span text:style-name="T1">לז </text:span></text:span><text:span text:style-name="Default_20_Paragraph_20_Font"><text:span text:style-name="T2">וּנְסִיב לֵהּ יַעֲקֹב חוּטְרִין דִּלְבָן רַטִּיבִין וִּדְלוּז וְדִדְלוּף וְקַלִּיף בְּהוֹן קִלְפִין חִוָּרִין קִלּוּף חִוָּר דִּי עַל חוּטְרַיָּא׃ </text:span></text:span><text:span text:style-name="Default_20_Paragraph_20_Font"><text:span text:style-name="T1">לח </text:span></text:span><text:span text:style-name="Default_20_Paragraph_20_Font"><text:span text:style-name="T2">וְדָעִיץ יָת חוּטְרַיָּא דִּי קַלִּיף בִּרְהָטַיָּא אֲתַר בֵּית שַׁקְיָא דְמַיָּא אֲתַר דְּאָתָן (נ''י דְּאָתְיָן) עָנָא לְמִשְׁתֵּי לְקִבְלֵיהוֹן דְּעָנָא וּמִתְיַחֲמָן בְּמֵיתֵיהוֹן לְמִשְׁתֵּי׃ </text:span></text:span><text:span text:style-name="Default_20_Paragraph_20_Font"><text:span text:style-name="T1">לט </text:span></text:span><text:span text:style-name="Default_20_Paragraph_20_Font"><text:span text:style-name="T2">וְאִתְיַחֲמָא עָנָא בְּחוּטְרַיָּא וִילִידָא עָנָא רְגוֹלִין נְמוֹרִין וּרְקוֹעִין׃ </text:span></text:span><text:span text:style-name="Default_20_Paragraph_20_Font"><text:span text:style-name="T1">מ </text:span></text:span><text:span text:style-name="Default_20_Paragraph_20_Font"><text:span text:style-name="T2">וְאִמְּרַיָּא אַפְרֵשׁ יַעֲקֹב וִיהַב בְּרֵישׁ עָנָא כָּל דִּרְגוֹל וְכָל דִּשְׁחוּם בְּעָנָא דְלָבָן וְשַׁוִּי לֵהּ עֶדְרִין בִּלְחוֹדוֹהִי וְלָא עֲרֵבִנּוּן עִם עָנָא דְלָבָן׃ </text:span></text:span><text:span text:style-name="Default_20_Paragraph_20_Font"><text:span text:style-name="T1">מא </text:span></text:span><text:span text:style-name="Default_20_Paragraph_20_Font"><text:span text:style-name="T2">וַהֲוֵי בְּכָל עִדַּן דְּמִתְיַחֲמָן עָנָא מְבַכַּרְתָּא וּמְשַׁוִּי יַעֲקֹב יָת חוּטְרַיָּא לְעֵינֵי עָנָא בִּרְהָטַיָּא לְיַחָמוּתְהוֹן בְּחוּטְרַיָּא׃ </text:span></text:span><text:span text:style-name="Default_20_Paragraph_20_Font"><text:span text:style-name="T1">מב </text:span></text:span><text:span text:style-name="Default_20_Paragraph_20_Font"><text:span text:style-name="T2">וּבְלַקִּישׁוּת עָנָא לָא מְשַׁוֵּי וַהֲווֹ לַקִּישָׁא לְלָבָן וּבַכִּירַיָּא לְיַעֲקֹב׃ </text:span></text:span><text:span text:style-name="Default_20_Paragraph_20_Font"><text:span text:style-name="T1">מג </text:span></text:span><text:span text:style-name="Default_20_Paragraph_20_Font"><text:span text:style-name="T2">וּתְקֵיף גַּבְרָא לַחֲדָא לַחֲדָא וַהֲווֹ לֵהּ עָן סַגִּיאָן וְאַמְהָן וְעַבְדִּין וְגַמְלִין וַחֲמָרִין׃ </text:span></text:span></text:p>
      </text:section>
      <text:section text:style-name="Sect1" text:name="Sect31">
        <text:p text:style-name="P5"><text:span text:style-name="Default_20_Paragraph_20_Font"><text:span text:style-name="T5">Genesis 31</text:span></text:span></text:p>
        <text:p text:style-name="P3"><text:span text:style-name="Default_20_Paragraph_20_Font"><text:span text:style-name="T1">א </text:span></text:span><text:span text:style-name="Default_20_Paragraph_20_Font"><text:span text:style-name="T2">וּשְׁמַע יָת פִתְגָּמֵי בְנֵי לָבָן דְּאָמְרִין נְסִיב יַעֲקֹב יָת כָּל דִּי לְאָבוּנָא וּמִדִּי לְאָבוּנָא קְנָא יָת כָּל נִכְסַיָּא הָדֵין׃ </text:span></text:span><text:span text:style-name="Default_20_Paragraph_20_Font"><text:span text:style-name="T1">ב </text:span></text:span><text:span text:style-name="Default_20_Paragraph_20_Font"><text:span text:style-name="T2">וַחֲזָא יַעֲקֹב יָת סְבַר אַפֵּי לָבָן וְהָא לֵיתוֹהִי עִמֵּהּ כְּמֵאִתְמַלִּי וּמִדְּקַמּוֹהִי׃ </text:span></text:span><text:span text:style-name="Default_20_Paragraph_20_Font"><text:span text:style-name="T1">ג </text:span></text:span><text:span text:style-name="Default_20_Paragraph_20_Font"><text:span text:style-name="T2">וַאֲמַר יְיָ לְיַעֲקֹב תּוּב לְאַרְעָא דַּאֲבָהָתָךְ וּלְיַלָּדֻתָךְ וִיהֵי מֵימְרִי בְּסַעְדָּךְ׃ </text:span></text:span><text:span text:style-name="Default_20_Paragraph_20_Font"><text:span text:style-name="T1">ד </text:span></text:span><text:span text:style-name="Default_20_Paragraph_20_Font"><text:span text:style-name="T2">וּשְׁלַח יַעֲקֹב וּקְרָא לְרָחֵל וּלְלֵאָה לְחַקְלָא לְוַת עָנֵהּ׃ </text:span></text:span><text:span text:style-name="Default_20_Paragraph_20_Font"><text:span text:style-name="T1">ה </text:span></text:span><text:span text:style-name="Default_20_Paragraph_20_Font"><text:span text:style-name="T2">וַאֲמַר לְהֵן חָזֵי אֲנָא יָת סְבַר אַפֵּי אֲבוּכֶן אֲרֵי לֵיתוֹהִי עִמִּי כְּמֵאִתְמַלִּי וּמִדְּקַמֹּהִי וֵאלָהֵהּ דְּאַבָּא הֲוָה בְּסַעְדִּי׃ </text:span></text:span><text:span text:style-name="Default_20_Paragraph_20_Font"><text:span text:style-name="T1">ו </text:span></text:span><text:span text:style-name="Default_20_Paragraph_20_Font"><text:span text:style-name="T2">וְאַתִּין יְדַעְתִּין אֲרֵי בְּכָל חֵילִי פְּלָחִית יָת אֲבוּכֶן׃ </text:span></text:span><text:span text:style-name="Default_20_Paragraph_20_Font"><text:span text:style-name="T1">ז </text:span></text:span><text:span text:style-name="Default_20_Paragraph_20_Font"><text:span text:style-name="T2">וַאֲבוּכֶן שְׁקַּר בִּי וְאַשְׁנִי יָת אַגְרִי עֲשַׂר זִמְנִין וְלָא שָׁבְקֵהּ יְיָ לְאַבְאָשָׁא עִמִּי׃ </text:span></text:span><text:span text:style-name="Default_20_Paragraph_20_Font"><text:span text:style-name="T1">ח </text:span></text:span><text:span text:style-name="Default_20_Paragraph_20_Font"><text:span text:style-name="T2">אִם כְּדֵין הֲוָה אֲמַר נְמוֹרִין יְהֵא אַגְרָךְ וִילִידָן כָּל עָנָא נְמוֹרִין וְאִם כְּדֵין הֲוָה אֲמַר רְגוֹלִין יְהֵא אַגְרָךְ וִילִידָן כָּל עָנָא רְגוֹלִין׃ </text:span></text:span><text:span text:style-name="Default_20_Paragraph_20_Font"><text:span text:style-name="T1">ט </text:span></text:span><text:span text:style-name="Default_20_Paragraph_20_Font"><text:span text:style-name="T2">וְאַפְרֵשׁ יְיָ יָת גֵּיתֵי דַּאֲבוּכוֹן וִיהַב לִי׃ </text:span></text:span><text:span text:style-name="Default_20_Paragraph_20_Font"><text:span text:style-name="T1">י </text:span></text:span><text:span text:style-name="Default_20_Paragraph_20_Font"><text:span text:style-name="T2">וַהֲוָה בְּעִדַּן דְּאִתְיַחֲמָא עָנָא וּזְקָפִית עַיְנַי וַחֲזֵית בְּחֶלְמָא וְהָא תְיָשַׁיָּא דְּסָלְקִין עַל עָנָא רְגוֹלִין נְמוֹרִין וּפַצִיחִין׃ </text:span></text:span><text:span text:style-name="Default_20_Paragraph_20_Font"><text:span text:style-name="T1">יא </text:span></text:span><text:span text:style-name="Default_20_Paragraph_20_Font"><text:span text:style-name="T2">וַאֲמַר לִי מַלְאָכָא דַּיְיָ בְּחֶלְמָא יַעֲקֹב וַאֲמָרִית הָא אֲנָא׃ </text:span></text:span><text:span text:style-name="Default_20_Paragraph_20_Font"><text:span text:style-name="T1">יב </text:span></text:span><text:span text:style-name="Default_20_Paragraph_20_Font"><text:span text:style-name="T2">וַאֲמַר זְקוֹף כְּעַן עַינָיךְ וַחֲזֵי כָּל תְּיָשַׁיָּא דְּסָלְקִין עַל עָנָא רְגוֹלִין נְמוֹרִין וּפַצִיחִין אֲרֵי גְלֵי קֳדָמַי יָת כָּל דִּי לָבָן עָבֵד לָךְ׃ </text:span></text:span><text:span text:style-name="Default_20_Paragraph_20_Font"><text:span text:style-name="T1">יג </text:span></text:span><text:span text:style-name="Default_20_Paragraph_20_Font"><text:span text:style-name="T2">אֲנָא אֱלָהָא דְּאִתְגְּלֵיתִי עֲלָךְ בְּבֵית אֵל דִּי מְשַׁחְתָּא תַמָּן קָמָא דִּי קַיִּמְתָּא קֳדָמַי תַּמָּן קְיָם כְּעַן קוּם פּוּק מִן אַרְעָא הָדָא וְתוּב לְאַרְעָא יַלָּדוּתָךְ׃ </text:span></text:span><text:span text:style-name="Default_20_Paragraph_20_Font"><text:span text:style-name="T1">יד </text:span></text:span><text:span text:style-name="Default_20_Paragraph_20_Font"><text:span text:style-name="T2">וַאֲתִיבַת רָחֵל וְלֵאָה וַאֲמָרַן לֵהּ הַעוֹד (כְּעַן) לָנָא חֳלָק וְאַחֲסָנָא בְּבֵית אֲבוּנָא׃ </text:span></text:span><text:span text:style-name="Default_20_Paragraph_20_Font"><text:span text:style-name="T1">טו </text:span></text:span><text:span text:style-name="Default_20_Paragraph_20_Font"><text:span text:style-name="T2">הֲלָא נוּכְרָאָן אִתְחֲשַׁבְנָא לֵהּ אֲרֵי זַבְּנָנָא וַאֲכַל אַף מֵיכַל יָת כַּסְפָּנָא׃ </text:span></text:span><text:span text:style-name="Default_20_Paragraph_20_Font"><text:span text:style-name="T1">טז </text:span></text:span><text:span text:style-name="Default_20_Paragraph_20_Font"><text:span text:style-name="T2">אֲרֵי כָל עוּתְרָא דִּי אַפְרֵשׁ יְיָ מֵאֲבוּנָא דִּילָנָא הוּא וְדִבְּנָנָא וּכְעַן כֹּל דִּי אֲמַר יְיָ לָךְ עִבֵד׃ </text:span></text:span><text:span text:style-name="Default_20_Paragraph_20_Font"><text:span text:style-name="T1">יז </text:span></text:span><text:span text:style-name="Default_20_Paragraph_20_Font"><text:span text:style-name="T2">וְקָם יַעֲקֹב וּנְטַל יָת בְּנוֹהִי וְיָת נְשׁוֹהִי עַל גַּמְלַיָּא׃ </text:span></text:span><text:span text:style-name="Default_20_Paragraph_20_Font"><text:span text:style-name="T1">יח </text:span></text:span><text:span text:style-name="Default_20_Paragraph_20_Font"><text:span text:style-name="T2">וּדְבַר יָת כָּל גֵּיתוֹהִי וְיָת כָּל קִנְיָנֵהּ דִּקְנָא גֵּיתֵי קִנְיָנֵהּ דִּי קְנָא בְּפַדַּן אֲרָם לְמֵיתֵי לְוַת יִצְחָק אֲבוּהִי לְאַרְעָא כְנָעַן׃ </text:span></text:span><text:span text:style-name="Default_20_Paragraph_20_Font"><text:span text:style-name="T1">יט </text:span></text:span><text:span text:style-name="Default_20_Paragraph_20_Font"><text:span text:style-name="T2">וְלָבָן אֲזַל לְמִגַּז יָת עָנֵהּ וּנְסִּבַת רָחֵל יָת צַלְמָנַיָּא דִּי לַאֲבוּהָא׃ </text:span></text:span><text:span text:style-name="Default_20_Paragraph_20_Font"><text:span text:style-name="T1">כ </text:span></text:span><text:span text:style-name="Default_20_Paragraph_20_Font"><text:span text:style-name="T2">וְכַסִּי יַעֲקֹב מִן לִבָּא דְלָבָן אֲרַמָּאָה עַל דְּלָא חַוִּי לֵהּ אֲרֵי אָזֵל הוּא׃ </text:span></text:span><text:span text:style-name="Default_20_Paragraph_20_Font"><text:span text:style-name="T1">כא </text:span></text:span><text:span text:style-name="Default_20_Paragraph_20_Font"><text:span text:style-name="T2">וַאֲזַלּ הוּא וְכָל דִּי לֵהּ וְקָם וַעֲבַר יָת פְּרָת וְשַׁוִּי יָת אַפּוֹהִי לְטוּרָא דְגִלְעָד׃ </text:span></text:span><text:span text:style-name="Default_20_Paragraph_20_Font"><text:span text:style-name="T1">כב </text:span></text:span><text:span text:style-name="Default_20_Paragraph_20_Font"><text:span text:style-name="T2">וְאִתְחַוָא לְלָבָן בְּיוֹמָא תְלִיתָאָה אֲרֵי אֲזַל יַעֲקֹב׃ </text:span></text:span><text:span text:style-name="Default_20_Paragraph_20_Font"><text:span text:style-name="T1">כג </text:span></text:span><text:span text:style-name="Default_20_Paragraph_20_Font"><text:span text:style-name="T2">וּדְבַר יָת אַחוּהִי עִמֵּהּ וּרְדַף בַּתְרוֹהִי מַהֲלַךְ שִׁבְעַת יוֹמִין וְאַדְבֵּק יָתֵהּ בְּטוּרָא דְגִלְעָד׃ </text:span></text:span><text:span text:style-name="Default_20_Paragraph_20_Font"><text:span text:style-name="T1">כד </text:span></text:span><text:span text:style-name="Default_20_Paragraph_20_Font"><text:span text:style-name="T2">וַאֲתָא מֵימָר מִן קֳדָם יְיָ לְוַת לָבָן אֲרַמָּאָה בְּחֵילְמָא דְּלֵילְיָא וַאֲמַר לֵהּ אִסְתַּמַּר לָךְ דִּילְמָא תְמַלֵּיל עִם יַעֲקֹב מִטַּב עַד בִּישׁ׃ </text:span></text:span><text:span text:style-name="Default_20_Paragraph_20_Font"><text:span text:style-name="T1">כה </text:span></text:span><text:span text:style-name="Default_20_Paragraph_20_Font"><text:span text:style-name="T2">וְאַדְבֵּיק לָבָן יָת יַעֲקֹב וְיַעֲקֹב פְּרַס יָת מַשְׁכְּנֵהּ בְּטוּרָא וְלָבָן אַשְׁרֵי יָת אֲחוֹהִי בְּטוּרָא דְגִלְעָד׃ </text:span></text:span><text:span text:style-name="Default_20_Paragraph_20_Font"><text:span text:style-name="T1">כו </text:span></text:span><text:span text:style-name="Default_20_Paragraph_20_Font"><text:span text:style-name="T2">וַאֲמַר לָבָן לְיַעֲקֹב מָה עֲבַדְתָּ וְכַסֵּיתָא מִנִּי וּדְבַרְתָּא יָת בְּנָתַי כְּשַׁבְיוֹת חַרְבָּא׃ </text:span></text:span><text:span text:style-name="Default_20_Paragraph_20_Font"><text:span text:style-name="T1">כז </text:span></text:span><text:span text:style-name="Default_20_Paragraph_20_Font"><text:span text:style-name="T2">לְמָה אִטְמַרְתָּ לְמֵיזַל וְכַסֵּיתָא מִנִּי וְלָא חַוֵּיתָא לִי וְשַׁלָּחִתָּךְ פּוֹן בְּחֶדְוָא וּבְתוּשְׁבְּחָן בְּתוּפִּין וּבְכִנָּרִין׃ </text:span></text:span><text:span text:style-name="Default_20_Paragraph_20_Font"><text:span text:style-name="T1">כח </text:span></text:span><text:span text:style-name="Default_20_Paragraph_20_Font"><text:span text:style-name="T2">וְלָא שְׁבַקְתַּנִּי לְנַשָּׁקָא לִבְנַי וְלִבְנָתָי כְּעַן אַסְכֶּלְתָּא לְמֶעְבָּד׃ </text:span></text:span><text:span text:style-name="Default_20_Paragraph_20_Font"><text:span text:style-name="T1">כט </text:span></text:span><text:span text:style-name="Default_20_Paragraph_20_Font"><text:span text:style-name="T2">אִית חֵילָא בִידִי לְמֶעְבַּד עִמְּכוֹן בִּישׁ וֵאלָהָא דַּאֲבוּכוֹן בְּרַמְשָׁא אֲמַר לִי לְמֵימַר אִסְתַּמַּר לָּךְ מִלְּמַלָּלָא עִם יַעֲקֹב מִטַּב עַד בִּישׁ׃ </text:span></text:span><text:span text:style-name="Default_20_Paragraph_20_Font"><text:span text:style-name="T1">ל </text:span></text:span><text:span text:style-name="Default_20_Paragraph_20_Font"><text:span text:style-name="T2">וּכְעַן מֵיזַל אֲזַלְתָּ אֲרֵי חַמָּדָא חַמֵדְתָּא לְבֵית אָבוּךְ לְמָה נְסִבְתָּא יָת דַּחַלְתִּי׃ </text:span></text:span><text:span text:style-name="Default_20_Paragraph_20_Font"><text:span text:style-name="T1">לא </text:span></text:span><text:span text:style-name="Default_20_Paragraph_20_Font"><text:span text:style-name="T2">וַאֲתֵיב יַעֲקֹב וַאֲמַר לְלָבָן אֲרֵי דְחֵילִית אֲרֵי אֲמָרִית דִּילְמָא תָנֵיס יָת בְּנָתָךְ מִנִּי׃ </text:span></text:span><text:span text:style-name="Default_20_Paragraph_20_Font"><text:span text:style-name="T1">לב </text:span></text:span><text:span text:style-name="Default_20_Paragraph_20_Font"><text:span text:style-name="T2">עִם (נ''י אֲתַר) דִּי תַשְׁכַּח יָת דַּחַלְתָּךְ לָא יִתְקַיַּם קֳדָם אֲחָנָא אִשְׁתְּמוֹדַע לָךְ מָה דְעִמִּי וְסַב לָךְ וְלָא יְדַע יַעֲקֹב אֲרֵי רָחֵל נְסִיבָתְהוֹן׃ </text:span></text:span><text:span text:style-name="Default_20_Paragraph_20_Font"><text:span text:style-name="T1">לג </text:span></text:span><text:span text:style-name="Default_20_Paragraph_20_Font"><text:span text:style-name="T2">וְעַל לָבָן בְּמַשְׁכְּנָא דְיַעֲקֹב וּבְמַשְׁכְּנָא דְלֵאָה וּבְמַשְׁכְּנָא דְּתַרְתֵּין לְחֵינָתָא וְלָא אַשְׁכַּח וּנְפַק מִמַּשְׁכְּנָא דְלֵאָה וְעַל בְּמַשְׁכְּנָא דְרָחֵל׃ </text:span></text:span><text:span text:style-name="Default_20_Paragraph_20_Font"><text:span text:style-name="T1">לד </text:span></text:span><text:span text:style-name="Default_20_Paragraph_20_Font"><text:span text:style-name="T2">וְרָחֵל נְסִיבַת יָת צַלְמָנַיָּא וְשַׁוִּתִּנּוּן בַּעֲבִיטָא דְגַמְלָא וִיתִיבַת עֲלֵיהוֹן וּמַשִּׁישׁ לָבָן יָת כָּל מַשְׁכְּנָא וְלָא אַשְׁכָּח׃ </text:span></text:span><text:span text:style-name="Default_20_Paragraph_20_Font"><text:span text:style-name="T1">לה </text:span></text:span><text:span text:style-name="Default_20_Paragraph_20_Font"><text:span text:style-name="T2">וַאֲמֶרֶת לַאֲבוּהָא לָא יִתְקֵף בְּעֵינֵי רִבּוֹנִי אֲרֵי לָא אִכּוּל לְמֵיקַם מִן קֳדָמָךְ אֲרֵי אֹרַח נְשִׁין לִי וּבְלַשׁ וְלָא אַשְׁכַּח יָת צַלְמָנַיָּא׃ </text:span></text:span><text:span text:style-name="Default_20_Paragraph_20_Font"><text:span text:style-name="T1">לו </text:span></text:span><text:span text:style-name="Default_20_Paragraph_20_Font"><text:span text:style-name="T2">וּתְקֵיף לְיַעֲקֹב וּנְצָא עִם לָבָן וַאֲתֵיב יַעֲקֹב וַאֲמַר לְלָבָן מַה חוֹבִי מַה סוּרְחָנִי אֲרֵי רְדַפְתָּא בַּתְרָי׃ </text:span></text:span><text:span text:style-name="Default_20_Paragraph_20_Font"><text:span text:style-name="T1">לז </text:span></text:span><text:span text:style-name="Default_20_Paragraph_20_Font"><text:span text:style-name="T2">אֲרֵי מַשִּׁשְׁתָּא יָת כָּל מָנַי מָה אַשְׁכַּחְתָּא מִכֹּל מָנֵי בֵיתָךְ שַׁוִּי הָכָא קֳדָם אַחַי וְאַחָיךְ וְיוֹכִיחוּן בֵּין תַּרְוָנָא׃ </text:span></text:span><text:span text:style-name="Default_20_Paragraph_20_Font"><text:span text:style-name="T1">לח </text:span></text:span><text:span text:style-name="Default_20_Paragraph_20_Font"><text:span text:style-name="T2">דְּנַן עֶסְרִין שְׁנִין אֲנָא עִמָּךְ רְחֵלָיךְ וְעִזָּיךְ לָא אַתְכִּילוּ וְדִכְרֵי עָנָךְ לָא אֲכָלִית׃ </text:span></text:span><text:span text:style-name="Default_20_Paragraph_20_Font"><text:span text:style-name="T1">לט </text:span></text:span><text:span text:style-name="Default_20_Paragraph_20_Font"><text:span text:style-name="T2">דִּתְבִירָא לָא אַיְתֵיתִי לְוָתָךְ דַּהֲוַת שָׁגְיָא מִמִּנְיָנָא מִנִּי אַתְּ בָּעֵי לַהּ נְטָרִית בִּימָמָא וּנְטָּרִית בְּלֵילְיָא׃ </text:span></text:span><text:span text:style-name="Default_20_Paragraph_20_Font"><text:span text:style-name="T1">מ </text:span></text:span><text:span text:style-name="Default_20_Paragraph_20_Font"><text:span text:style-name="T2">הֲוֵיתִי בִימָמָא אֲכַלְנִי שַׁרְבָא וּגְלִידָא (הֲוָה) נָחֵית עֲלַי בְּלֵילְיָא וּנְדַד שִׁנְתִּי מֵעֵינָי׃ </text:span></text:span><text:span text:style-name="Default_20_Paragraph_20_Font"><text:span text:style-name="T1">מא </text:span></text:span><text:span text:style-name="Default_20_Paragraph_20_Font"><text:span text:style-name="T2">דְּנַן לִי עֶשְׂרִין שְׁנִין בְּבֵיתָךְ פְּלָחִתָּךְ אַרְבַּע עֶשְׂרֵי שְׁנִין בְּתַרְתֵּין בְּנָתָךְ וְשִׁתְּ שְׁנִין בְּעָנָךְ וְאַשְׁנֵיתָא יָת אַגְרִי עֲשַׂר זִמְנִין׃ </text:span></text:span><text:span text:style-name="Default_20_Paragraph_20_Font"><text:span text:style-name="T1">מב </text:span></text:span><text:span text:style-name="Default_20_Paragraph_20_Font"><text:span text:style-name="T2">אִילוּלָא פוֹן אֱלָהֵהּ דְּאַבָּא אֱלָהֵהּ דְּאַבְרָהָם וּדְדָחִיל לֵהּ יִצְחָק הֲוָה בְּסַעְדִּי אֲרֵי כְעַן רֵיקָן שִׁלַּחְתָּנִי יָת עַמְלִי וְיָת לֵיאוּת יְדַי גְלֵי קֳדָם יְיָ וְאוֹכַח בְּרַמְשָׁא׃ </text:span></text:span><text:span text:style-name="Default_20_Paragraph_20_Font"><text:span text:style-name="T1">מג </text:span></text:span><text:span text:style-name="Default_20_Paragraph_20_Font"><text:span text:style-name="T2">וַאֲתֵיב לָבָן וַאֲמַר לְיַעֲקֹב בְּנָתָא בְּנָתַי וּבְנַיָּא בְנַי וְעָנָא עָנִי וְכֹל דִּי אַתְּ חָזֵי דִּילִי הוּא וְלִבְנָתַי מָה אֶעְבֵּיד לְאִלֵּין יוֹמָא דֵין אוֹ לִבְנֵיהֶן דִּילִידָן׃ </text:span></text:span><text:span text:style-name="Default_20_Paragraph_20_Font"><text:span text:style-name="T1">מד </text:span></text:span><text:span text:style-name="Default_20_Paragraph_20_Font"><text:span text:style-name="T2">וּכְעַן אֱתָא נִגְזַר קְיָם אֲנָא וְאָתְּ וִיהֵי לְסָהִיד בֵּינִי וּבֵינָךְ׃ </text:span></text:span><text:span text:style-name="Default_20_Paragraph_20_Font"><text:span text:style-name="T1">מה </text:span></text:span><text:span text:style-name="Default_20_Paragraph_20_Font"><text:span text:style-name="T2">וּנְסִיב יַעֲקֹב אַבְנָא וּזְקָפַהּ קָמָא׃ </text:span></text:span><text:span text:style-name="Default_20_Paragraph_20_Font"><text:span text:style-name="T1">מו </text:span></text:span><text:span text:style-name="Default_20_Paragraph_20_Font"><text:span text:style-name="T2">וַאֲמַר יַעֲקֹב לַאֲחוֹהִי לְקוּטוּ אַבְנִין וּנְסִיבוּ אַבְנִין וַעֲבָדוּ דְּגוֹרָא וַאֲכָלוּ תַמָּן עַל דְּגוֹרָא׃ </text:span></text:span><text:span text:style-name="Default_20_Paragraph_20_Font"><text:span text:style-name="T1">מז </text:span></text:span><text:span text:style-name="Default_20_Paragraph_20_Font"><text:span text:style-name="T2">וּקְרָא לֵהּ לָבָן יְגַר שָׂהֲדוּתָא וְיַעֲקֹב קְרָא לֵהּ גַּלְעֵד׃ </text:span></text:span><text:span text:style-name="Default_20_Paragraph_20_Font"><text:span text:style-name="T1">מח </text:span></text:span><text:span text:style-name="Default_20_Paragraph_20_Font"><text:span text:style-name="T2">וַאֲמַר לָבָן דְּגוֹרָא הָדֵין סָהִיד בֵּינִי וּבֵינָךְ יוֹמָא דֵּין עַל כֵּן קְרָא שְׁמֵהּ גַּלְעֵד׃ </text:span></text:span><text:span text:style-name="Default_20_Paragraph_20_Font"><text:span text:style-name="T1">מט </text:span></text:span><text:span text:style-name="Default_20_Paragraph_20_Font"><text:span text:style-name="T2">וְסָכוּתָא דִּי אֲמַר יִסֶּךְ מֵימְרָא דַּיְיָ בֵּינִי וּבֵינָךְ אֲרֵי נִתכַּסִּי גּבַר מֵחַבְרֵהּ׃ </text:span></text:span><text:span text:style-name="Default_20_Paragraph_20_Font"><text:span text:style-name="T1">נ </text:span></text:span><text:span text:style-name="Default_20_Paragraph_20_Font"><text:span text:style-name="T2">אִם תְּעַנֵּי יָת בְּנָתַי וְאִם תִּסַּב נְשִׁין עַל בְּנָתַי לֵית אֱנַשׁ עִמָּנָא חָזֵי מֵימְרָא דַּיְיָ סָהִיד בֵּינִי וּבֵינָךְ׃ </text:span></text:span><text:span text:style-name="Default_20_Paragraph_20_Font"><text:span text:style-name="T1">נא </text:span></text:span><text:span text:style-name="Default_20_Paragraph_20_Font"><text:span text:style-name="T2">וַאֲמַר לָבָן לְיַעֲקֹב הָא דְּגוֹרָא הָדֵין וְהָא קַמְתָא דִּי אֲקֵימִית בֵּינִי וּבֵינָךְ׃ </text:span></text:span><text:span text:style-name="Default_20_Paragraph_20_Font"><text:span text:style-name="T1">נב </text:span></text:span><text:span text:style-name="Default_20_Paragraph_20_Font"><text:span text:style-name="T2">סָהִיד דְּגוֹרָא הָדֵין וְסָהֲדָא קָמָא אִם אֲנָא לָא אֶעְבַּר לְוָתָךְ יָת דְּגוֹרָא הָדֵין וְאִם אַתְּ לָא תֵעִבַּר לְוָתִי יָת דְּגוֹרָא הָדֵין וְיָת קַמְתָא הָדָא לְבִישׁוּ׃ </text:span></text:span><text:span text:style-name="Default_20_Paragraph_20_Font"><text:span text:style-name="T1">נג </text:span></text:span><text:span text:style-name="Default_20_Paragraph_20_Font"><text:span text:style-name="T2">אֱלָהֵהּ דְּאַבְרָהָם וֵאֱלָהֵהּ דְּנָחוֹר יְדוּנוּן בֵּינָנָא אֱלָהֵהּ דַּאֲבוּהוֹן וְקַיֵּים יַעֲקֹב בִּדְדָחִיל לֵהּ אֲבוּהִי יִצְחָק׃ </text:span></text:span><text:span text:style-name="Default_20_Paragraph_20_Font"><text:span text:style-name="T1">נד </text:span></text:span><text:span text:style-name="Default_20_Paragraph_20_Font"><text:span text:style-name="T2">וּנְכֵס יַעֲקֹב נִכְסָתָא בְּטּוּרָא וּקְרָא לַאֲחוֹהִי לְמֵיכַל לַחְמָא וַאֲכָלוּ לַחְמָא וּבִיתוּ בְּטוּרָא׃ </text:span></text:span></text:p>
      </text:section>
      <text:section text:style-name="Sect1" text:name="Sect32">
        <text:p text:style-name="P5"><text:span text:style-name="Default_20_Paragraph_20_Font"><text:span text:style-name="T5">Genesis 32</text:span></text:span></text:p>
        <text:p text:style-name="P3"><text:span text:style-name="Default_20_Paragraph_20_Font"><text:span text:style-name="T1">א </text:span></text:span><text:span text:style-name="Default_20_Paragraph_20_Font"><text:span text:style-name="T2">וְאַקְדֵּם לָבָן בְּצַפְרָא וּנְשַׁק לִבְנוֹהִי וְלִבְנָתֵהּ וּבָרִיךְ יָתְהֵן וַאֲזַל וְתַב לָבָן לְאַתְרֵהּ׃ </text:span></text:span><text:span text:style-name="Default_20_Paragraph_20_Font"><text:span text:style-name="T1">ב </text:span></text:span><text:span text:style-name="Default_20_Paragraph_20_Font"><text:span text:style-name="T2">וְיַעֲקֹב אֲזָל לְאָרְחֵהּ וַעֲרָעוּ בֵהּ מַלְאָכַיָּא דַּיְיָ׃ </text:span></text:span><text:span text:style-name="Default_20_Paragraph_20_Font"><text:span text:style-name="T1">ג </text:span></text:span><text:span text:style-name="Default_20_Paragraph_20_Font"><text:span text:style-name="T2">וַאֲמַר יַעֲקֹב כַּד חֲזָנוּן מַשְׁרִיתָא מִן קֳדָם יְיָ דֵּין וּקְרָא שְׁמָא דְאַתְרָא הַהוּא מַחֲנָיִם׃ </text:span></text:span><text:span text:style-name="Default_20_Paragraph_20_Font"><text:span text:style-name="T1">ד </text:span></text:span><text:span text:style-name="Default_20_Paragraph_20_Font"><text:span text:style-name="T2">וּשְׁלַח יַעֲקֹב אִזְגַּדִּין קֳדָמוֹהִי לְוַת עֵשָׂו אֲחוּהִי לְאַרְעָא דְשֵׂעִיר לַחֲקַל דְאֱדוֹם׃ </text:span></text:span><text:span text:style-name="Default_20_Paragraph_20_Font"><text:span text:style-name="T1">ה </text:span></text:span><text:span text:style-name="Default_20_Paragraph_20_Font"><text:span text:style-name="T2">וּפַקִּיד יָתְהוֹן לְמֵימָר כְּדֵין תֵּימְרוּן לְרִבּוֹנִי לְעֵשָׂו כִּדְנַן אֲמַר עַבְדָּךְ יַעֲקֹב עִם לָבָן דָּרִית וְאוֹחָרִית עַד כְּעָן׃ </text:span></text:span><text:span text:style-name="Default_20_Paragraph_20_Font"><text:span text:style-name="T1">ו </text:span></text:span><text:span text:style-name="Default_20_Paragraph_20_Font"><text:span text:style-name="T2">וַהֲוָה לִי תּוֹרִין וַחֲמָרִין עָאן וְעַבְדִּין וְאַמְהָן וּשְׁלָחִית לְחַוָּאָה לְרִבּוֹנִי לְאַשְׁכָּחָא רַחֲמִין בְּעֵינָךְ׃ </text:span></text:span><text:span text:style-name="Default_20_Paragraph_20_Font"><text:span text:style-name="T1">ז </text:span></text:span><text:span text:style-name="Default_20_Paragraph_20_Font"><text:span text:style-name="T2">וְתָבוּ אִזְגַּדַּיָּא לְוַת יַעֲקֹב לְמֵימָר אֲתֵינָא לְוַת אָחוּךְ לְוַת עֵשָׂו וְאַף אָתֵי לְקַדָּמוּתָךְ וְאַרְבַּע מְאָה גַּבְרָא עִמֵּהּ׃ </text:span></text:span><text:span text:style-name="Default_20_Paragraph_20_Font"><text:span text:style-name="T1">ח </text:span></text:span><text:span text:style-name="Default_20_Paragraph_20_Font"><text:span text:style-name="T2">וּדְחִיל יַעֲקֹב לַחֲדָא וַעֲקַת לֵהּ וּפַלִּיג יָת עַמָּא דִּי עִמֵּהּ וְיָת עָנָא וְיָת תּוֹרֵי וְגַמְלַיָּא לִ׃ תרֵין מַשִּׁירְיָן׃ </text:span></text:span><text:span text:style-name="Default_20_Paragraph_20_Font"><text:span text:style-name="T1">ט </text:span></text:span><text:span text:style-name="Default_20_Paragraph_20_Font"><text:span text:style-name="T2">וַאֲמַר אִם יֵיתֵי עֵשָׂו לְמַשְׁרִיתָא חֲדָא וְיִמְחִנֵּהּ וִיהֵי (נ''י וְיִמְחֵנַּהּ וּתְהִי) מַשְׁרִיתָא דְאִשְׁתָּאַר לְשֵׁיזָבָא׃ </text:span></text:span><text:span text:style-name="Default_20_Paragraph_20_Font"><text:span text:style-name="T1">י </text:span></text:span><text:span text:style-name="Default_20_Paragraph_20_Font"><text:span text:style-name="T2">וַאֲמַר יַעֲקֹב אֱלָהֵהּ דְּאַבָּא אַבְרָהָם וֵאֱלָהֵהּ דְּאַבָּא יִצְחָק יְיָ דִּי אֲמַר לִי תּוּב לְאַרְעָךְ וּלְיַלָּדוּתָךְ וְאוֹטֵיב עִמָּךְ׃ </text:span></text:span><text:span text:style-name="Default_20_Paragraph_20_Font"><text:span text:style-name="T1">יא </text:span></text:span><text:span text:style-name="Default_20_Paragraph_20_Font"><text:span text:style-name="T2">זְעִירָן זָכוּתַי מִכֹּל חִסְדִּן וּמִכָּל טַבְוָן דִּי עֲבַדְתָּ עִם עַבְדָּךְ אֲרֵי יְחִידִי עֲבָרִית יָת יַרְדְּנָא הָדֵין וּכְעַן הֲוֵיתִי לִתְרֵין (נ''י לְתַרְתֵּין) מַשִּׁרְיָן׃ </text:span></text:span><text:span text:style-name="Default_20_Paragraph_20_Font"><text:span text:style-name="T1">יב </text:span></text:span><text:span text:style-name="Default_20_Paragraph_20_Font"><text:span text:style-name="T2">שֵׁזַבְנִי כְעַן מִידָא דְאָחִי מִידָא דְעֵשָׁו אֲרֵי דַחֵל אֲנָא מִנֵּהּ דִּילְמָא יֵיתֵי וְיִמְחִנַּנִי אִמָּא עַל בְּנַיָּא׃ </text:span></text:span><text:span text:style-name="Default_20_Paragraph_20_Font"><text:span text:style-name="T1">יג </text:span></text:span><text:span text:style-name="Default_20_Paragraph_20_Font"><text:span text:style-name="T2">וְאַתְּ אֲמַרְתָּ אוֹטָבָא אוֹטִיב עִמָּךְ וֶאֱשַׁוֵּי יָת בְּנָיךְ סַגִּיאִין כְּחַלָּא דְיַמָּא דִּי לָא יִתִּמְנוּן מִסַּגִּי׃ </text:span></text:span><text:span text:style-name="Default_20_Paragraph_20_Font"><text:span text:style-name="T1">יד </text:span></text:span><text:span text:style-name="Default_20_Paragraph_20_Font"><text:span text:style-name="T2">וּבָת תַּמָּן בְּלֵילְיָא הַהוּא וּנְסִיב מִן דְּאַיְתִי בִּידֵהּ תִּקְרֻבְתָּא לְעֵשָׂו אֲחוּהִי׃ </text:span></text:span><text:span text:style-name="Default_20_Paragraph_20_Font"><text:span text:style-name="T1">טו </text:span></text:span><text:span text:style-name="Default_20_Paragraph_20_Font"><text:span text:style-name="T2">עִזֵּי מָאתָן וּתְיָשַׁיָא עֶסְרִין רְחֵלִין מָאתָן וְדִכְרִין עֶסְרִין׃ </text:span></text:span><text:span text:style-name="Default_20_Paragraph_20_Font"><text:span text:style-name="T1">טז </text:span></text:span><text:span text:style-name="Default_20_Paragraph_20_Font"><text:span text:style-name="T2">גַּמְלֵי מֶנְקָתָא וּבְנֵיהוֹן תְּלָתִין תּוֹרְתָא אַרְבְּעִין וְתוֹרֵי עַסְרָא אַתְנָן עֶסְרִין וְעִירֵי עַסְרָא׃ </text:span></text:span><text:span text:style-name="Default_20_Paragraph_20_Font"><text:span text:style-name="T1">יז </text:span></text:span><text:span text:style-name="Default_20_Paragraph_20_Font"><text:span text:style-name="T2">וִיהַב בְּיַד עַבְדּוֹהִי עֶדְרָא עֶדְרָא בִּלְחוֹדוֹהִי וַאֲמַר לְעַבְדּוֹהִי עִבָּרוּ קֳדָמַי וּרְוָחָא תְּשַׁווּן בֵּין עֶדְרָא וּבֵין עֶדְרָא׃ </text:span></text:span><text:span text:style-name="Default_20_Paragraph_20_Font"><text:span text:style-name="T1">יח </text:span></text:span><text:span text:style-name="Default_20_Paragraph_20_Font"><text:span text:style-name="T2">וּפַקִד יָת קַדְמָאָה לְמֵימָר אֲרֵי יְעַרְעִנָּךְ עֵשָׂו אָחִי וּשְׁאֵלִנָּךְ לְמֵימָר לְמָן אַתְּ וּלְאָן אַתְּ אָזֵל וּלְמָן אִלֵּין דִּקֳדָמָךְ׃ </text:span></text:span><text:span text:style-name="Default_20_Paragraph_20_Font"><text:span text:style-name="T1">יט </text:span></text:span><text:span text:style-name="Default_20_Paragraph_20_Font"><text:span text:style-name="T2">וְתֵימַר לְעַבְדָךְ לְיַעֲקֹב תִּקְרֻבְתָּא הִיא דִמְשַׁלְּחָא לְרִבּוֹנִי לְעֵשָׂו וְהָא אַף הוּא אָתֵי בַתְרָנָא׃ </text:span></text:span><text:span text:style-name="Default_20_Paragraph_20_Font"><text:span text:style-name="T1">כ </text:span></text:span><text:span text:style-name="Default_20_Paragraph_20_Font"><text:span text:style-name="T2">וּפַקִּיד אַף יָת תִּנְיָנָא אַף יָת תְּלִיתָאָה אַף יָת כָּל דְּאָזְלִין בָּתַר עֲדָרַיָּא לְמֵימָר כְּפִתְגָּמָא הָדֵין תְּמַלְּלוּן עִם עֵשָׂו כַּד תַּשְׁכְּחוּן יָתֵהּ׃ </text:span></text:span><text:span text:style-name="Default_20_Paragraph_20_Font"><text:span text:style-name="T1">כא </text:span></text:span><text:span text:style-name="Default_20_Paragraph_20_Font"><text:span text:style-name="T2">וְתֵימְרוּן אַף הָא עַבְדָּךְ יַעֲקֹב אָתֵי בַתְרָנָא אֲרֵי אֲמַר אַנְחִנֵּהּ לְרוּגְזֵהּ בְּתִקְרֻבְתָּא דְּאָזְלַת קֳדָמַי וּבָתַר כֵּן אֶחֱזֵי אַפּוֹהִי מָאִים יִסַּב אַפָּי׃ </text:span></text:span><text:span text:style-name="Default_20_Paragraph_20_Font"><text:span text:style-name="T1">כב </text:span></text:span><text:span text:style-name="Default_20_Paragraph_20_Font"><text:span text:style-name="T2">וַעֲבָרַת תִּקְרֻבְתָּא עַל אַפּוֹהִי וְהוּא בָת בְּלֵילְיָא הַהוּא בְּמַשְׁרִיתָא׃ </text:span></text:span><text:span text:style-name="Default_20_Paragraph_20_Font"><text:span text:style-name="T1">כג </text:span></text:span><text:span text:style-name="Default_20_Paragraph_20_Font"><text:span text:style-name="T2">וְקָם בְּלֵילְיָא הוּא וּדְבַר יָת תַּרְתֵּין נְשׁוֹהִי וְיָת תַּרְתֵּין לְחֵינָתֵהּ וְיָת חַד עֲסַר בְּנוֹהִי וַעֲבַר יָת מַעֲבַר יוּבְקָא׃ </text:span></text:span><text:span text:style-name="Default_20_Paragraph_20_Font"><text:span text:style-name="T1">כד </text:span></text:span><text:span text:style-name="Default_20_Paragraph_20_Font"><text:span text:style-name="T2">וּדְבָרִנּוּן וְעַבָּרִנּוּן יָת נַחְלָא וְאַעְבַּר יָת דִּילֵהּ׃ </text:span></text:span><text:span text:style-name="Default_20_Paragraph_20_Font"><text:span text:style-name="T1">כה </text:span></text:span><text:span text:style-name="Default_20_Paragraph_20_Font"><text:span text:style-name="T2">וְאִשְׁתָּאַר יַעֲקֹב בִּלְחוֹדוֹהִי וְאִשְׁתַּדֵּל גַּבְרָא עִמֵּהּ עַד דִּסְלֵק צַפְרָא׃ </text:span></text:span><text:span text:style-name="Default_20_Paragraph_20_Font"><text:span text:style-name="T1">כו </text:span></text:span><text:span text:style-name="Default_20_Paragraph_20_Font"><text:span text:style-name="T2">וַחֲזָא אֲרֵי לָא יָכִיל לֵהּ וּקְרֵב בִּפְתֵי יַרְכֵּהּ וְזָע פְּתֵי יַרְכָּא דְיַעֲקֹב בְּאִשְׁתַּדָּלוּתֵהּ עִמֵּהּ׃ </text:span></text:span><text:span text:style-name="Default_20_Paragraph_20_Font"><text:span text:style-name="T1">כז </text:span></text:span><text:span text:style-name="Default_20_Paragraph_20_Font"><text:span text:style-name="T2">וַאֲמַר שַׁלְּחַנִּי אֲרֵי סְלִיק צַפְרָא וַאֲמַר לָא אֲשַׁלְחִנָךְ אֶלָּהֵין בֵּרַכְתָּנִי׃ </text:span></text:span><text:span text:style-name="Default_20_Paragraph_20_Font"><text:span text:style-name="T1">כח </text:span></text:span><text:span text:style-name="Default_20_Paragraph_20_Font"><text:span text:style-name="T2">וַאֲמַר לֵהּ מָה שְׁמָךְ וַאֲמַר יַעֲקֹב׃ </text:span></text:span><text:span text:style-name="Default_20_Paragraph_20_Font"><text:span text:style-name="T1">כט </text:span></text:span><text:span text:style-name="Default_20_Paragraph_20_Font"><text:span text:style-name="T2">וַאֲמַר לָא יַעֲקֹב יִתְאֲמַר עוֹד שְׁמָךְ אֶלָּהֵין יִשְׂרָאֵל אֲרֵי רַבְרְבַת קֳדָם יְיָ וְעִם גּוּבְרַיָּא וִיכָלְתָּא׃ </text:span></text:span><text:span text:style-name="Default_20_Paragraph_20_Font"><text:span text:style-name="T1">ל </text:span></text:span><text:span text:style-name="Default_20_Paragraph_20_Font"><text:span text:style-name="T2">וּשְׁאֵל יַעֲקֹב וַאֲמַר חַוִּי כְעַן שְׁמָךְ וַאֲמַר לְמָה דְנַן אַתְּ שָׁאֵל לִשְׁמִי וּבָרִיךְ יָתֵהּ תַּמָּן׃ </text:span></text:span><text:span text:style-name="Default_20_Paragraph_20_Font"><text:span text:style-name="T1">לא </text:span></text:span><text:span text:style-name="Default_20_Paragraph_20_Font"><text:span text:style-name="T2">וּקְרָא יַעֲקֹב שְׁמָא דְאַתְרָא פְּנִיאֵל אֲרֵי חֲזֵיתִי מַלְאָכַיָּא דַּיְיָ אַפִּין בְּאַפִּין וְאִשְׁתְּזָבַת נַפְשִׁי׃ </text:span></text:span><text:span text:style-name="Default_20_Paragraph_20_Font"><text:span text:style-name="T1">לב </text:span></text:span><text:span text:style-name="Default_20_Paragraph_20_Font"><text:span text:style-name="T2">וּדְנַח לֵהּ שִׁמְשָׁא כְּמָא דִּי עֲבַר יָת פְּנוּאֵל וְהוּא מַטְלַע עַל יַרְכֵּהּ׃ </text:span></text:span><text:span text:style-name="Default_20_Paragraph_20_Font"><text:span text:style-name="T1">לג </text:span></text:span><text:span text:style-name="Default_20_Paragraph_20_Font"><text:span text:style-name="T2">עַל כֵן לָא יֵיכְלוּן בְּנֵי יִשְׂרָאֵל יָת גִּידָא דְנַשְׁיָא דִּי עַל פְּתֵי יַרְכָּא עַד יוֹמָא הָדֵין אֲרֵי קְרֵיב בִּפְתֵי יַרְכָּא דְיַעֲקֹב בְּגִידָא דְנַשְׁיָא׃ </text:span></text:span></text:p>
      </text:section>
      <text:section text:style-name="Sect1" text:name="Sect33">
        <text:p text:style-name="P5"><text:span text:style-name="Default_20_Paragraph_20_Font"><text:span text:style-name="T5">Genesis 33</text:span></text:span></text:p>
        <text:p text:style-name="P3"><text:span text:style-name="Default_20_Paragraph_20_Font"><text:span text:style-name="T1">א </text:span></text:span><text:span text:style-name="Default_20_Paragraph_20_Font"><text:span text:style-name="T2">וּזְקַף יַעֲקֹב עֵינוֹהִי וַחֲזָא וְהָא עֵשָׂו אֲתָא וְעִמֵּהּ אַרְבַּע מְאָה גֻּבְרִין וּפַלִּיג יָת בְּנַיָּא עַל לֵאָה וְעַל רָחֵל וְעַל תַּרְתֵּין לְחֵינָתָא׃ </text:span></text:span><text:span text:style-name="Default_20_Paragraph_20_Font"><text:span text:style-name="T1">ב </text:span></text:span><text:span text:style-name="Default_20_Paragraph_20_Font"><text:span text:style-name="T2">וְשַׁוִּי יָת לְחֵינָתָא וְיָת בְּנֵיהֶן קַדְמָאִין וְיָת לֵאָה וּבְנָהָא בַּתְרָאִין וְיָת רָחֵל וְיָת יוֹסֵף בַּתְרָאִין׃ </text:span></text:span><text:span text:style-name="Default_20_Paragraph_20_Font"><text:span text:style-name="T1">ג </text:span></text:span><text:span text:style-name="Default_20_Paragraph_20_Font"><text:span text:style-name="T2">וְהוּא עֲבַר קֳדָמֵיהוֹן וּסְגִיד עַל אַרְעָא שְׁבַע זִמְנִין עַד מִקְרְבֵהּ עַד (נ''י לְוַת) אֲחוּהִי׃ </text:span></text:span><text:span text:style-name="Default_20_Paragraph_20_Font"><text:span text:style-name="T1">ד </text:span></text:span><text:span text:style-name="Default_20_Paragraph_20_Font"><text:span text:style-name="T2">וּרְהַט עֵשָׂו לְקַדָּמוּתֵהּ וְגַפְּפֵהּ וּנְפַל עַל צַוְּארֵהּ וְנַשְׁקֵהּ וּבְכוֹ׃ </text:span></text:span><text:span text:style-name="Default_20_Paragraph_20_Font"><text:span text:style-name="T1">ה </text:span></text:span><text:span text:style-name="Default_20_Paragraph_20_Font"><text:span text:style-name="T2">וּזְקַף יָת עֵינוֹהִי וַחֲזָא יָת נְשַׁיָּא וְיָת בְּנַיָּא וַאֲמַר מָן אִלֵּין לָךְ וַאֲמַר בְּנַיָּא דִּי חַן יְיָ יָת עַבְדָּךְ׃ </text:span></text:span><text:span text:style-name="Default_20_Paragraph_20_Font"><text:span text:style-name="T1">ו </text:span></text:span><text:span text:style-name="Default_20_Paragraph_20_Font"><text:span text:style-name="T2">וּקְרִיבָן לְחֵינָתָא אִנוּן וּבְנֵיהֶן וּסְגִידוּ׃ </text:span></text:span><text:span text:style-name="Default_20_Paragraph_20_Font"><text:span text:style-name="T1">ז </text:span></text:span><text:span text:style-name="Default_20_Paragraph_20_Font"><text:span text:style-name="T2">וּקְרִיבָא אַף לֵאָה וּבְנָהָא וּסְגִידוּ וּבָתַר כֵּן קְרֵיב יוֹסֵף וְרָחֵל וּסְגִידוּ׃ </text:span></text:span><text:span text:style-name="Default_20_Paragraph_20_Font"><text:span text:style-name="T1">ח </text:span></text:span><text:span text:style-name="Default_20_Paragraph_20_Font"><text:span text:style-name="T2">וַאֲמַר מָן לָךְ כָּל מַשְׁרִיתָא הָדֵין דִּי עֲרָעִית וַאֲמַר לְאַשְׁכָּחָא רַחֲמִין בְּעֵינֵי רִבּוֹנִי׃ </text:span></text:span><text:span text:style-name="Default_20_Paragraph_20_Font"><text:span text:style-name="T1">ט </text:span></text:span><text:span text:style-name="Default_20_Paragraph_20_Font"><text:span text:style-name="T2">וַאֲמַר עֵשָׂו אִית לִי סַגִּי אָחִי אַצְלַח בְּדִילָךְ׃ </text:span></text:span><text:span text:style-name="Default_20_Paragraph_20_Font"><text:span text:style-name="T1">י </text:span></text:span><text:span text:style-name="Default_20_Paragraph_20_Font"><text:span text:style-name="T2">וַאֲמַר יַעֲקֹב בְּבָעוּ אִם כְּעַן אַשְׁכָּחִית רַחֲמִין בְּעֵינָיךְ וּתְקַבֵּל תִּקְרֻבְתִּי מִן יְדִי אֲרֵי עַל כֵּן חֲזִתִּנּוּן לְאַפָּיךְ כְּחֵיזוּ אַפֵּי רַבְרְבַיָּא וְאִתְרְעֵית לִי׃ </text:span></text:span><text:span text:style-name="Default_20_Paragraph_20_Font"><text:span text:style-name="T1">יא </text:span></text:span><text:span text:style-name="Default_20_Paragraph_20_Font"><text:span text:style-name="T2">קַבֵּל כְּעַן יָת תִּקְרֻבְתִּי דְּאִתּוֹתִיאַת לָךְ אֲרֵי רַחִים עֲלַי (קֳדָם) יְיָ וַאֲרֵי אִית לִי כֹלָּא וְאַתְקֵף בֵּהּ וְקַבִּיל׃ </text:span></text:span><text:span text:style-name="Default_20_Paragraph_20_Font"><text:span text:style-name="T1">יב </text:span></text:span><text:span text:style-name="Default_20_Paragraph_20_Font"><text:span text:style-name="T2">וַאֲמַר נִטַל וְנֵהָךְ וְאֵיהַךְ לְקָבְלָךְ׃ </text:span></text:span><text:span text:style-name="Default_20_Paragraph_20_Font"><text:span text:style-name="T1">יג </text:span></text:span><text:span text:style-name="Default_20_Paragraph_20_Font"><text:span text:style-name="T2">וַאֲמַר לֵהּ רִבּוֹנִי יְדַע אֲרֵי יָנְקַיָּא רַכִּיכִין וְעָנָא וְתוֹרֵי מֵינִקְתָּא עָלָי וּדְחוֹקִנּוּן יוֹמָא חַד וִימוּתוּן כָּל עָנָא׃ </text:span></text:span><text:span text:style-name="Default_20_Paragraph_20_Font"><text:span text:style-name="T1">יד </text:span></text:span><text:span text:style-name="Default_20_Paragraph_20_Font"><text:span text:style-name="T2">יְעִבַּר כְּעַן רִבּוֹנִי קֳדָם עַבְדֵּהּ וַאֲנָא אֱדַבֵּר בְּנִיחַ לְרֶגֶל עוֹבַדְתָּא דִּי קֳדָמַי וּלְרֶגֶל יָנְקַיָּא עַד דִּי אֵעוֹל לְוַת רִבּוֹנִי לְשֵׂעִיר׃ </text:span></text:span><text:span text:style-name="Default_20_Paragraph_20_Font"><text:span text:style-name="T1">טו </text:span></text:span><text:span text:style-name="Default_20_Paragraph_20_Font"><text:span text:style-name="T2">וַאֲמַר עֵשָׂו אֶשְׁבּוֹק כְּעַן עִמָּךְ מִן עַמָּא דְּעִמִּי וַאֲמַר לְמָא דְנַן אַשְׁכַּח רַחֲמִין בְּעֵינֵי רִבּוֹנִי׃ </text:span></text:span><text:span text:style-name="Default_20_Paragraph_20_Font"><text:span text:style-name="T1">טז </text:span></text:span><text:span text:style-name="Default_20_Paragraph_20_Font"><text:span text:style-name="T2">וְתַב בְּיוֹמָא הַהוּא עֵשָׂו לְאָרְחֵהּ לְשֵׂעִיר׃ </text:span></text:span><text:span text:style-name="Default_20_Paragraph_20_Font"><text:span text:style-name="T1">יז </text:span></text:span><text:span text:style-name="Default_20_Paragraph_20_Font"><text:span text:style-name="T2">וְיַעֲקֹב נְטַל לְסֻכּוֹת וּבְנָא לֵהּ בֵּיתָא וְלִבְעִירֵהּ עֲבַד מְטַלָּן עַל כֵּן קְרָא שְׁמָא דְאַתְרָא סֻכּוֹת׃ </text:span></text:span><text:span text:style-name="Default_20_Paragraph_20_Font"><text:span text:style-name="T1">יח </text:span></text:span><text:span text:style-name="Default_20_Paragraph_20_Font"><text:span text:style-name="T2">וַאֲתָא יַעֲקֹב שְׁלִים קַרְתָּא דִּשְׁכֶם דִּי בְּאַרְעָא דִּכְנָעַן בְּמֵיתֵהּ מִפַּדַּן דַּאֲרָם וּשְׁרָא לָקֳבֵל (אַפֵּי) קַרְתָּא׃ </text:span></text:span><text:span text:style-name="Default_20_Paragraph_20_Font"><text:span text:style-name="T1">יט </text:span></text:span><text:span text:style-name="Default_20_Paragraph_20_Font"><text:span text:style-name="T2">וּזְבַן יָת אַחֲסָנַת חַקְלָא דִּי פְרַס תַּמָּן מַשְׁכְּנֵהּ מִידָא דִּבְנֵי חֲמוֹר אֲבוּהִי דִּשְׁכֶם בְּמֵאָה חוּרְפָן׃ </text:span></text:span><text:span text:style-name="Default_20_Paragraph_20_Font"><text:span text:style-name="T1">כ </text:span></text:span><text:span text:style-name="Default_20_Paragraph_20_Font"><text:span text:style-name="T2">וַאֲקֵם תַּמָּן מַדְבְּחָא וּפְלַח עֲלוֹהִי קֳדָם אֵל אֱלָהָא דְיִשְׂרָאֵל׃ </text:span></text:span></text:p>
      </text:section>
      <text:section text:style-name="Sect1" text:name="Sect34">
        <text:p text:style-name="P5"><text:span text:style-name="Default_20_Paragraph_20_Font"><text:span text:style-name="T5">Genesis 34</text:span></text:span></text:p>
        <text:p text:style-name="P3"><text:span text:style-name="Default_20_Paragraph_20_Font"><text:span text:style-name="T1">א </text:span></text:span><text:span text:style-name="Default_20_Paragraph_20_Font"><text:span text:style-name="T2">וּנְפָקַת דִּינָה בַּת לֵאָה דִּי יְלִידַת לְיַעֲקֹב לְמֶחֱזֵי בִּבְנַת אַרְעָא׃ </text:span></text:span><text:span text:style-name="Default_20_Paragraph_20_Font"><text:span text:style-name="T1">ב </text:span></text:span><text:span text:style-name="Default_20_Paragraph_20_Font"><text:span text:style-name="T2">וַחֲזָא יָתַהּ שְׁכֶם בַּר חֲמוֹר חִוָאָה רַבָּא דְאַרְעָא וּדְבַר יָתַהּ וּשְׁכִיב יָתַהּ וְעַנְיַהּ׃ </text:span></text:span><text:span text:style-name="Default_20_Paragraph_20_Font"><text:span text:style-name="T1">ג </text:span></text:span><text:span text:style-name="Default_20_Paragraph_20_Font"><text:span text:style-name="T2">וְאִתְרְעִיאַת נַפְשֵׁהּ בְּדִינָה בַּת יַעֲקֹב וּרְחֵים יָת עוּלֶמְתָּא וּמַלִּיל עַל לִבָּא דְעוּלֶמְתָּא׃ </text:span></text:span><text:span text:style-name="Default_20_Paragraph_20_Font"><text:span text:style-name="T1">ד </text:span></text:span><text:span text:style-name="Default_20_Paragraph_20_Font"><text:span text:style-name="T2">וַאֲמַר שְׁכֶם לַחֲמוֹר אֲבוּהִי לְמֵימָר סַב לִי יָת עוּלֶמְתָּא הָדָא לְאִנְתּוּ׃ </text:span></text:span><text:span text:style-name="Default_20_Paragraph_20_Font"><text:span text:style-name="T1">ה </text:span></text:span><text:span text:style-name="Default_20_Paragraph_20_Font"><text:span text:style-name="T2">וְיַעֲקֹב שְׁמַע אֲרֵי סָאֵיב יָת דִּינָה בְרַתֵּהּ וּבְנוֹהִי הֲווֹ עִם גֵּיתוֹהִי בְּחַקְלָא וְשָׁתִיק יַעֲקֹב עַד מֵיתֵיהוֹן׃ </text:span></text:span><text:span text:style-name="Default_20_Paragraph_20_Font"><text:span text:style-name="T1">ו </text:span></text:span><text:span text:style-name="Default_20_Paragraph_20_Font"><text:span text:style-name="T2">וּנְפַק חֲמוֹר אֲבוּהִי דִּשְׁכֶם לְוַת יַעֲקֹב לְמַלָּלָא עִמֵּהּ׃ </text:span></text:span><text:span text:style-name="Default_20_Paragraph_20_Font"><text:span text:style-name="T1">ז </text:span></text:span><text:span text:style-name="Default_20_Paragraph_20_Font"><text:span text:style-name="T2">וּבְנֵי יַעֲקֹב עַלּוּ מִן חַקְלָא כַּד שְׁמָעוּ וְאִתְנְסִיסוּ גֻּבְרַיָּא וּתְקֵיף לְהוֹן לַחֲדָא אֲרֵי קְלָנָא עֲבַד בְּיִשְׂרָאֵל לְמִשְׁכַּב עִם בַּת יַעֲקֹב וְכֵן לָא כָשַׁר לְאִתְעֲבָדָא׃ </text:span></text:span><text:span text:style-name="Default_20_Paragraph_20_Font"><text:span text:style-name="T1">ח </text:span></text:span><text:span text:style-name="Default_20_Paragraph_20_Font"><text:span text:style-name="T2">וּמַלִּיל חֲמוֹר עִמְּהוֹן לְמֵימָר שְׁכֶם בְּרִי אִתְרְעִיאַת נַפְשֵׁהּ בִּבְרַתְּכוֹן הָבוּ כְעַן יָתַהּ לֵהּ לְאִנְתּוּ׃ </text:span></text:span><text:span text:style-name="Default_20_Paragraph_20_Font"><text:span text:style-name="T1">ט </text:span></text:span><text:span text:style-name="Default_20_Paragraph_20_Font"><text:span text:style-name="T2">וְתִתְחַתְּנוּן בָּנָא בְּנָתֵיכוֹן תִּתְּנוּן לָנָא וְיָת בְּנָתָנָא תִּסְבוּן לְכוֹן׃ </text:span></text:span><text:span text:style-name="Default_20_Paragraph_20_Font"><text:span text:style-name="T1">י </text:span></text:span><text:span text:style-name="Default_20_Paragraph_20_Font"><text:span text:style-name="T2">וְעִמָּנָא תֵּתְבוּן וְאַרְעָא תְּהֵי קֳדָמֵיכוֹן תִּיבוּ וְעֲבִידוּ בַהּ סְחוֹרְתָּא וְאַחֲסִינוּ בַּהּ׃ </text:span></text:span><text:span text:style-name="Default_20_Paragraph_20_Font"><text:span text:style-name="T1">יא </text:span></text:span><text:span text:style-name="Default_20_Paragraph_20_Font"><text:span text:style-name="T2">וַאֲמַר שְׁכֶם לַאֲבוּהָא וּלְאַחָהָא אַשְׁכַּח רַחֲמִין בְּעֵינֵיכוֹן וְדִי תֵימְרוּן לִי אֶתֵּן׃ </text:span></text:span><text:span text:style-name="Default_20_Paragraph_20_Font"><text:span text:style-name="T1">יב </text:span></text:span><text:span text:style-name="Default_20_Paragraph_20_Font"><text:span text:style-name="T2">אַסְגוּ עָלַי לַחֲדָא מוֹהֲרִין וּמַתְּנָן וְאֶתֵּן כְּמָא דִּי תֵימְרוּן לִי וְהָבוּ לִי יָת עוּלֶמְתָּא׃ לאִנְתּוּ׃ </text:span></text:span><text:span text:style-name="Default_20_Paragraph_20_Font"><text:span text:style-name="T1">יג </text:span></text:span><text:span text:style-name="Default_20_Paragraph_20_Font"><text:span text:style-name="T2">וַאֲתִיבוּ בְנֵי יַעֲקֹב יָת שְׁכֶם וְיָת חֲמוֹר אֲבוּהִי בְּחָכְמְתָא וּמַלִּילוּ דִּי סָאֵב יָת דִּינָה אֲחָתְהוֹן׃ </text:span></text:span><text:span text:style-name="Default_20_Paragraph_20_Font"><text:span text:style-name="T1">יד </text:span></text:span><text:span text:style-name="Default_20_Paragraph_20_Font"><text:span text:style-name="T2">וַאֲמָרוּ לְהוֹן לָא נִכּוּל לְמֶעְבַּד פִּתְגָּמָא הָדֵין לְמִתַּן יָת אֲחָתָנָא לִגְבַר דִּי לֵיהּ עָרְלְתָא אֲרֵי חִסּוּדָא הִיא לָנָא׃ </text:span></text:span><text:span text:style-name="Default_20_Paragraph_20_Font"><text:span text:style-name="T1">טו </text:span></text:span><text:span text:style-name="Default_20_Paragraph_20_Font"><text:span text:style-name="T2">בְּרַם בְּדָא נִתְפֵּס לְכוֹן אִם תֶּהֱווֹן כְּוָתָנָא לְמִגְזַר לְכוֹן כָּל דְּכוּרָא׃ </text:span></text:span><text:span text:style-name="Default_20_Paragraph_20_Font"><text:span text:style-name="T1">טז </text:span></text:span><text:span text:style-name="Default_20_Paragraph_20_Font"><text:span text:style-name="T2">וְנִתַּן יָת בְּנָתָנָא לְכוֹן וְיָת בְּנָתֵיכוֹן נִסַּב לָנָא וְנִתּוּב עִמְּכוֹן וְנֵיהֵי לְעַמָּא חָד׃ </text:span></text:span><text:span text:style-name="Default_20_Paragraph_20_Font"><text:span text:style-name="T1">יז </text:span></text:span><text:span text:style-name="Default_20_Paragraph_20_Font"><text:span text:style-name="T2">וְאִם לָא תְקַבְּלוּן מִנָּנָא לְמִגְזָר וּנְדַבֵּר יָת בְּרַתָּנָא וְנֵזֵיל׃ </text:span></text:span><text:span text:style-name="Default_20_Paragraph_20_Font"><text:span text:style-name="T1">יח </text:span></text:span><text:span text:style-name="Default_20_Paragraph_20_Font"><text:span text:style-name="T2">וּשְׁפָרוּ פִּתְגָּמֵיהוֹן בְּעֵינֵי חֲמוֹר וּבְעֵינֵי שְׁכֶם בַּר חֲמוֹר׃ </text:span></text:span><text:span text:style-name="Default_20_Paragraph_20_Font"><text:span text:style-name="T1">יט </text:span></text:span><text:span text:style-name="Default_20_Paragraph_20_Font"><text:span text:style-name="T2">וְלָא אוֹחַר עוּלֵימָא לְמֶעְבַּד פִּתְגָּמָא אֲרֵי אִתְרְעִי בְּבַת יַעֲקֹב וְהוּא יַקִּיר מִכֹּל בֵּית אֲבוּהִי׃ </text:span></text:span><text:span text:style-name="Default_20_Paragraph_20_Font"><text:span text:style-name="T1">כ </text:span></text:span><text:span text:style-name="Default_20_Paragraph_20_Font"><text:span text:style-name="T2">וַאֲתָא חֲמוֹר וּשְׁכֶם בְּרֵהּ לִתְרַע קַרְתְּהוֹן וּמַלִּילוּ עִם אֲנָשֵׁי קַרְתְּהוֹן לְמֵימָר׃ </text:span></text:span><text:span text:style-name="Default_20_Paragraph_20_Font"><text:span text:style-name="T1">כא </text:span></text:span><text:span text:style-name="Default_20_Paragraph_20_Font"><text:span text:style-name="T2">גֻּבְרַיָּא הָאִלֵּין שָׁלְמִין אִנּוּן עִמָּנָא וִיתִיבוּן בְּאַרְעָא וְיַעְבְּדוּן בַּהּ סְחוֹרְתָא וְאַרְעָא הָא פְתָיוּת יְדִין קֳדָמֵיהוֹן יָת בְּנָתֵיהוֹן נִסַּב לָנָא לִנְשִׁין וְיָת בְּנָתָנָא נִתֵּן לְהוֹן׃ </text:span></text:span><text:span text:style-name="Default_20_Paragraph_20_Font"><text:span text:style-name="T1">כב </text:span></text:span><text:span text:style-name="Default_20_Paragraph_20_Font"><text:span text:style-name="T2">בְּרַם בְּדָא יִתָּפְסוּן לָנָא גּוּבְרַיָּא לְמִתַּב עִמָּנָא לְמֶהֱוֵי לְעַמָּא חָד בְּמִגְזַר לָנָא כָּל דְּכוּרָא כְּמָא דִּי אִנּוּן גְּזִירִין׃ </text:span></text:span><text:span text:style-name="Default_20_Paragraph_20_Font"><text:span text:style-name="T1">כג </text:span></text:span><text:span text:style-name="Default_20_Paragraph_20_Font"><text:span text:style-name="T2">גֵּיתֵיהוֹן וְקִנְיָנְהוֹן וְכָל בְּעִירְהוֹן הֲלָא דִּילָנָא אִנּוּן בְּרַם נִתְפֵּס לְהוֹן וִיתִיבוּן עִמָּנָא׃ </text:span></text:span><text:span text:style-name="Default_20_Paragraph_20_Font"><text:span text:style-name="T1">כד </text:span></text:span><text:span text:style-name="Default_20_Paragraph_20_Font"><text:span text:style-name="T2">וְקַבִּילוּ מִן חֲמוֹר וּמִן שְׁכֶם בְּרֵהּ כָּל נָפְקֵי תְּרַע קַרְתֵּהּ וּגְזָרוּ כָּל דְּכוּרָא כָּל נָפְקֵי תְּרַע קַרְתֵּהּ׃ </text:span></text:span><text:span text:style-name="Default_20_Paragraph_20_Font"><text:span text:style-name="T1">כה </text:span></text:span><text:span text:style-name="Default_20_Paragraph_20_Font"><text:span text:style-name="T2">וַהֲוָה בְיוֹמָא תְלִיתָאָה כַּד תְּקִיפוּ עֲלֵיהוֹן כֵּאבֵיהוֹן וּנְסִיבוּ תְרֵין בְּנֵי יַעֲקֹב שִׁמְעוֹן וְלֵוִי אֲחֵי דִּינָה גְּבַר חַרְבֵּהּ וְעַלּוּ עַל קַרְתָּא דְּיָתְבוּן לְרָחֲצָן וּקְטָלוּ כָּל דְּכוּרָא׃ </text:span></text:span><text:span text:style-name="Default_20_Paragraph_20_Font"><text:span text:style-name="T1">כו </text:span></text:span><text:span text:style-name="Default_20_Paragraph_20_Font"><text:span text:style-name="T2">וְיָת חֲמוֹר וְיָת שְׁכֶם בְּרֵהּ קְטָלוּ לְפִתְגַּם דְּחָרֶב וּדְבָרוּ יָת דִּינָה מִבֵּית שְׁכֶם וּנְפָקוּ׃ </text:span></text:span><text:span text:style-name="Default_20_Paragraph_20_Font"><text:span text:style-name="T1">כז </text:span></text:span><text:span text:style-name="Default_20_Paragraph_20_Font"><text:span text:style-name="T2">בְּנֵי יַעֲקֹב עַלּוּ לְחַלָּצָא קָטִילַיָּא וּבְזוֹ קַרְתָּא דִּי סָאִיבוּ אֲחָתְהוֹן׃ </text:span></text:span><text:span text:style-name="Default_20_Paragraph_20_Font"><text:span text:style-name="T1">כח </text:span></text:span><text:span text:style-name="Default_20_Paragraph_20_Font"><text:span text:style-name="T2">יָת עָנְהוֹן וְיָת תּוֹרְהוֹן וְיָת חֲמָרֵיהוֹן וְיָת דִּי בְקַרְתָּא וְיָת דִּי בְחַקְלָא בְּזוֹ׃ </text:span></text:span><text:span text:style-name="Default_20_Paragraph_20_Font"><text:span text:style-name="T1">כט </text:span></text:span><text:span text:style-name="Default_20_Paragraph_20_Font"><text:span text:style-name="T2">וְיָת כָּל נִכְסֵיהוֹן וְיָת כָּל טַפְלְהוֹן וְיָת נְשֵׁיהוֹן שְׁבוֹ וּבְזוֹ וְיָת כָּל דִּי בְבֵיתָא׃ </text:span></text:span><text:span text:style-name="Default_20_Paragraph_20_Font"><text:span text:style-name="T1">ל </text:span></text:span><text:span text:style-name="Default_20_Paragraph_20_Font"><text:span text:style-name="T2">וַאֲמַר יַעֲקֹב לְשִׁמְעוֹן וּלְלֵוִי עֲכַרְתּוּן יָתִי לְמִתַּן דְּבָבוּ בֵּינָנָא וּבֵין יָתְבֵי אַרְעָא בִּכְנַעֲנָאָה וּבַפְּרִזָּאָה וַאֲנָא עַם דְּמִנְיַן וְיִתְכַּנְשׁוּן עֲלַי וְיִמְחִנּוּנִי וְאֶשְׁתֵּצֵי אֲנָא וְאֱנַשׁ בֵּיתִי׃ </text:span></text:span><text:span text:style-name="Default_20_Paragraph_20_Font"><text:span text:style-name="T1">לא </text:span></text:span><text:span text:style-name="Default_20_Paragraph_20_Font"><text:span text:style-name="T2">וַאֲמָרוּ הַכְנָפְקַת בָּרָא יִתְעֲבֵד (נ''א יַעְבֵּד יָת אַחָתָנָא) לַאֲחָתָנָא׃ </text:span></text:span></text:p>
      </text:section>
      <text:section text:style-name="Sect1" text:name="Sect35">
        <text:p text:style-name="P5"><text:span text:style-name="Default_20_Paragraph_20_Font"><text:span text:style-name="T5">Genesis 35</text:span></text:span></text:p>
        <text:p text:style-name="P3"><text:span text:style-name="Default_20_Paragraph_20_Font"><text:span text:style-name="T1">א </text:span></text:span><text:span text:style-name="Default_20_Paragraph_20_Font"><text:span text:style-name="T2">וַאֲמַר יְיָ לְיַעֲקֹב קוּם סַק לְבֵית אֵל וְתִיב תַּמָן וְעִבֵּד תַּמָן מַדְבְּחָא לֵאלָהָא דְאִתְגְלִי לָךְ בְּמֵעִרְקָךְ מִן קֳדָם עֵשָׂו אָחוּךְ׃ </text:span></text:span><text:span text:style-name="Default_20_Paragraph_20_Font"><text:span text:style-name="T1">ב </text:span></text:span><text:span text:style-name="Default_20_Paragraph_20_Font"><text:span text:style-name="T2">וַאֲמַר יַעֲקֹב לֶאֱנַשׁ בֵּיתֵהּ וּלְכֹל דִּי עִמֵּהּ אַעְדוּ יָת טַעֲוַת עַמְמַיָּא דִי בֵינֵיכוֹן וְאִדַכּוּ וְשַׁנּוּ כְּסוּתְכוֹן׃ </text:span></text:span><text:span text:style-name="Default_20_Paragraph_20_Font"><text:span text:style-name="T1">ג </text:span></text:span><text:span text:style-name="Default_20_Paragraph_20_Font"><text:span text:style-name="T2">וְנֵקוֹם וְנִסַּק לְבֵית אֵל וְאֶעְבֵּד תַּמָּן מַדְבְּחָא לֵאלָהָא דְקַבִּיל צְלוֹתִי בְּיוֹמָא דְעַקְתִי וַהֲוָה מֵימְרֵהּ בְּסַעְדִי בְּאָרְחָא דִי אֲזָלִית׃ </text:span></text:span><text:span text:style-name="Default_20_Paragraph_20_Font"><text:span text:style-name="T1">ד </text:span></text:span><text:span text:style-name="Default_20_Paragraph_20_Font"><text:span text:style-name="T2">וִיהָבוּ לְיַעֲקֹב יָת כָּל טַעֲוַת עַמְמַיָּא דִי בִידֵיהוֹן וְיָת קָדָשַׁיָּא דִי בְאֻדְנֵיהוֹן וְטַּמַּר יָתְהוֹן יַעֲקֹב תְּחוֹת בָּטְמָא דִי עִם שְׁכֶם׃ </text:span></text:span><text:span text:style-name="Default_20_Paragraph_20_Font"><text:span text:style-name="T1">ה </text:span></text:span><text:span text:style-name="Default_20_Paragraph_20_Font"><text:span text:style-name="T2">וּנְטָלוּ וַהֲוַת דַּחֲלָא דַיְיָ עַל עַמְמַיָא דִי בְּקִרְוֵי סַחֲרָנֵיהוֹן וְלָא רְדָפוּ בָּתַר בְּנֵי יַעֲקֹב׃ </text:span></text:span><text:span text:style-name="Default_20_Paragraph_20_Font"><text:span text:style-name="T1">ו </text:span></text:span><text:span text:style-name="Default_20_Paragraph_20_Font"><text:span text:style-name="T2">וַאֲתָא יַעֲקֹב לְלוּז דִּי בְאַרְעָא דִכְנַעַן הִיא בֵּית אֵל הוּא וְכָל עַמָּא דִי עִמֵּהּ׃ </text:span></text:span><text:span text:style-name="Default_20_Paragraph_20_Font"><text:span text:style-name="T1">ז </text:span></text:span><text:span text:style-name="Default_20_Paragraph_20_Font"><text:span text:style-name="T2">וּבְנָא תַמָּן מַדְבְּחָא וּקְרָא לְאַתְרָא אֵל בֵּית אֵל אֲרֵי תַמָּן אִתְגְלֵי לֵהּ יְיָ בְּמֵעִרְקֵהּ מִן קֳדָם אָחוּהִי׃ </text:span></text:span><text:span text:style-name="Default_20_Paragraph_20_Font"><text:span text:style-name="T1">ח </text:span></text:span><text:span text:style-name="Default_20_Paragraph_20_Font"><text:span text:style-name="T2">וּמִיתַת דְּבוֹרָה מֵנִקְתָּא דְרִבְקָה וְאִתְקְבָרַת מִלְרַע לְבֵית אֵל בְּשִׁפּוֹלֵי מֵישְׁרָא וּקְרָא שְׁמֵּהּ מֵישַׁר בָּכִיתָא׃ </text:span></text:span><text:span text:style-name="Default_20_Paragraph_20_Font"><text:span text:style-name="T1">ט </text:span></text:span><text:span text:style-name="Default_20_Paragraph_20_Font"><text:span text:style-name="T2">וְאִתְגְלִי יְיָ לְיַעֲקֹב עוֹד בְּמֵיתוֹהִי מִפַּדַן אֲרָם וּבָרִיךְ יָתֵהּ׃ </text:span></text:span><text:span text:style-name="Default_20_Paragraph_20_Font"><text:span text:style-name="T1">י </text:span></text:span><text:span text:style-name="Default_20_Paragraph_20_Font"><text:span text:style-name="T2">וַאֲמַר לֵהּ יְיָ שְׁמָךְ יַעֲקֹב לָא יִתְקְרֵי שְׁמָךְ עוֹד יַעֲקֹב אֶלָהֵין יִשְׂרָאֵל יְהֵא שְׁמָךְ וּקְרָא יָת שְׁמֵהּ יִשְׂרָאֵל׃ </text:span></text:span><text:span text:style-name="Default_20_Paragraph_20_Font"><text:span text:style-name="T1">יא </text:span></text:span><text:span text:style-name="Default_20_Paragraph_20_Font"><text:span text:style-name="T2">וַאֲמַר לֵהּ יְיָ אֲנָא אֵל שַׁדַּי פּוּשׁ וּסְגֵי עַם וְכִנְשַׁת שִׁבְטִּין יְהֵא מִנָּךְ וּמַלְכִין דְשַׁלִּיטִין בְּעַמְמַיָּא מִנָּךְ יִפְקוּן׃ </text:span></text:span><text:span text:style-name="Default_20_Paragraph_20_Font"><text:span text:style-name="T1">יב </text:span></text:span><text:span text:style-name="Default_20_Paragraph_20_Font"><text:span text:style-name="T2">וְיָת אַרְעָא דִי יְהָבִית לְאַבְרָהָם וּלְיִצְחָק לָךְ אֶתְּנִנַּהּ וְלִבְנָיךְ בַּתְרָךְ אֶתֵּן יָת אַרְעָא׃ </text:span></text:span><text:span text:style-name="Default_20_Paragraph_20_Font"><text:span text:style-name="T1">יג </text:span></text:span><text:span text:style-name="Default_20_Paragraph_20_Font"><text:span text:style-name="T2">וְאִסְתַּלַּק מֵעִלָּוֹהִי יְקָרָא דַיְיָ בְּאַתְרָא דִי מַלֵּיל עִמֵּהּ׃ </text:span></text:span><text:span text:style-name="Default_20_Paragraph_20_Font"><text:span text:style-name="T1">יד </text:span></text:span><text:span text:style-name="Default_20_Paragraph_20_Font"><text:span text:style-name="T2">וַאֲקֵם יַעֲקֹב קַמְתָא בְּאַתְרָא דִי מַלִּיל עִמֵּהּ קָמַת אַבְנָא וְאַסִּיךְ עֲלַהּ נִסּוּכִין וַאֲרִיק עֲלַהּ מִשְׁחָא׃ </text:span></text:span><text:span text:style-name="Default_20_Paragraph_20_Font"><text:span text:style-name="T1">טו </text:span></text:span><text:span text:style-name="Default_20_Paragraph_20_Font"><text:span text:style-name="T2">וּקְרָא יַעֲקֹב יָת שְׁמָא דְאַתְרָא דִי מַלִּיל עִמֵּהּ תַּמָּן יְיָ בֵּית אֵל׃ </text:span></text:span><text:span text:style-name="Default_20_Paragraph_20_Font"><text:span text:style-name="T1">טז </text:span></text:span><text:span text:style-name="Default_20_Paragraph_20_Font"><text:span text:style-name="T2">וּנְטָלוּ מִבֵּית אֵל וַהֲוָה עוֹד כְּרוּבַת אַרְעָא לְמֵיעַל לְאֶפְרָת וִילִידַת רָחֵל וְקַשִׁיאַת בְּמֵילְדַהּ׃ </text:span></text:span><text:span text:style-name="Default_20_Paragraph_20_Font"><text:span text:style-name="T1">יז </text:span></text:span><text:span text:style-name="Default_20_Paragraph_20_Font"><text:span text:style-name="T2">וַהֲוָה בְקַשְׁיוּתַהּ בְּמֵילְדַהּ וַאֲמֶרֶת לַהּ חָיְתָא לָא תִדְחֲלִי אֲרֵי אַף דֵּין לִיךְ בָּר׃ </text:span></text:span><text:span text:style-name="Default_20_Paragraph_20_Font"><text:span text:style-name="T1">יח </text:span></text:span><text:span text:style-name="Default_20_Paragraph_20_Font"><text:span text:style-name="T2">וַהֲוָה בְּמִפַּק נַפְשַׁהּ אֲרֵי מִיתַת (נ''י מַיְתָא) וּקְרַת שְׁמֵהּ בַּר דְוָי וַאֲבוּהִי קְרָא לֵהּ בִּנְיָמִין׃ </text:span></text:span><text:span text:style-name="Default_20_Paragraph_20_Font"><text:span text:style-name="T1">יט </text:span></text:span><text:span text:style-name="Default_20_Paragraph_20_Font"><text:span text:style-name="T2">וּמִיתַת רָחֵל וְאִתְקְבָרַת בְּאֹרַח אֶפְרָת הִיא בֵּית לָחֶם׃ </text:span></text:span><text:span text:style-name="Default_20_Paragraph_20_Font"><text:span text:style-name="T1">כ </text:span></text:span><text:span text:style-name="Default_20_Paragraph_20_Font"><text:span text:style-name="T2">וַאֲקֵים יַעֲקֹב קַמְתָא עַל קְבֻרְתַּהּ הִיא קָמַת קְבֻרְתָּא דְרָחֵל עַד יוֹמָא דֵין׃ </text:span></text:span><text:span text:style-name="Default_20_Paragraph_20_Font"><text:span text:style-name="T1">כא </text:span></text:span><text:span text:style-name="Default_20_Paragraph_20_Font"><text:span text:style-name="T2">וּנְטַל יִשְׂרָאֵל וּפְרַס מַשְׁכְּנֵהּ מִלְהַלָא לְמִגְדְלָא דְעֵדֶר׃ </text:span></text:span><text:span text:style-name="Default_20_Paragraph_20_Font"><text:span text:style-name="T1">כב </text:span></text:span><text:span text:style-name="Default_20_Paragraph_20_Font"><text:span text:style-name="T2">וַהֲוָה כַּד שְׁרָא יִשְׂרָאֵל בְּאַרְעָא הַהִיא וַאֲזַל רְאוּבֵן וּשְׁכִיב עִם בִּלְהָה לְחֵינָתָא דַאֲבוּהִי וּשְׁמַע יִשְׂרָאֵל וַהֲווֹ בְנֵי יַעֲקֹב תְּרֵי עֲסַר׃ </text:span></text:span><text:span text:style-name="Default_20_Paragraph_20_Font"><text:span text:style-name="T1">כג </text:span></text:span><text:span text:style-name="Default_20_Paragraph_20_Font"><text:span text:style-name="T2">בְּנֵי לֵאָה בּוּכְרָא דְיַעֲקֹב רְאוּבֵן וְשִׁמְעוֹן וְלֵוִי וִיהוּדָה וְיִשָׂשׂכָר וּזְבֻלוּן׃ </text:span></text:span><text:span text:style-name="Default_20_Paragraph_20_Font"><text:span text:style-name="T1">כד </text:span></text:span><text:span text:style-name="Default_20_Paragraph_20_Font"><text:span text:style-name="T2">בְּנֵי רָחֵל יוֹסֵף וּבִנְיָמִן׃ </text:span></text:span><text:span text:style-name="Default_20_Paragraph_20_Font"><text:span text:style-name="T1">כה </text:span></text:span><text:span text:style-name="Default_20_Paragraph_20_Font"><text:span text:style-name="T2">וּבְנֵי בִלְהָה אַמְתָא דְרָחֵל דָּן וְנַפְתָּלִי׃ </text:span></text:span><text:span text:style-name="Default_20_Paragraph_20_Font"><text:span text:style-name="T1">כו </text:span></text:span><text:span text:style-name="Default_20_Paragraph_20_Font"><text:span text:style-name="T2">וּבְנֵי זִלְפָּה אַמְתָא דְלֵאָה גָּד וְאָשֵׁר אִלֵּין בְּנֵי יַעֲקֹב דִּי אִתְיְלִידוּ לֵהּ בְּפַדַן אֲרָם׃ </text:span></text:span><text:span text:style-name="Default_20_Paragraph_20_Font"><text:span text:style-name="T1">כז </text:span></text:span><text:span text:style-name="Default_20_Paragraph_20_Font"><text:span text:style-name="T2">וַאֲתָא יַעֲקֹב לְוַת יִצְחָק אֲבוּהִי מַמְרֵא קִרְיַת אַרְבַּע הִיא חֶבְרוֹן דִּי דָר תַּמָּן אַבְרָהָם וְיִצְחָק׃ </text:span></text:span><text:span text:style-name="Default_20_Paragraph_20_Font"><text:span text:style-name="T1">כח </text:span></text:span><text:span text:style-name="Default_20_Paragraph_20_Font"><text:span text:style-name="T2">וַהֲווֹ יוֹמֵי יִצְחָק מְאָה וּתְמָנָן שְׁנִין׃ </text:span></text:span><text:span text:style-name="Default_20_Paragraph_20_Font"><text:span text:style-name="T1">כט </text:span></text:span><text:span text:style-name="Default_20_Paragraph_20_Font"><text:span text:style-name="T2">וְאִתְנְגִיד יִצְחָק וּמִית וְאִתְכְּנִישׁ לְעַמֵהּ סִיב וּשְׂבַע יוֹמִין וּקְבָרוּ יָתֵהּ עֵשָׂו וְיַעֲקֹב בְּנוֹהִי׃ </text:span></text:span></text:p>
      </text:section>
      <text:section text:style-name="Sect1" text:name="Sect36">
        <text:p text:style-name="P5"><text:span text:style-name="Default_20_Paragraph_20_Font"><text:span text:style-name="T5">Genesis 36</text:span></text:span></text:p>
        <text:p text:style-name="P3"><text:span text:style-name="Default_20_Paragraph_20_Font"><text:span text:style-name="T1">א </text:span></text:span><text:span text:style-name="Default_20_Paragraph_20_Font"><text:span text:style-name="T2">וְאִלֵּין תּוּלְדַת עֵשָׂו הוּא אֱדוֹם׃ </text:span></text:span><text:span text:style-name="Default_20_Paragraph_20_Font"><text:span text:style-name="T1">ב </text:span></text:span><text:span text:style-name="Default_20_Paragraph_20_Font"><text:span text:style-name="T2">עֵשָׂו נְסִיב יָת נְשׁוֹהִי מִבְּנַת כְּנָעַן יָת עָדָה בַּת אֵילוֹן חִתָּאָה וְיָת אָהֳלִיבָמָה בַּת עֲנָה בַּת צִבְעוֹן חִוָאָה׃ </text:span></text:span><text:span text:style-name="Default_20_Paragraph_20_Font"><text:span text:style-name="T1">ג </text:span></text:span><text:span text:style-name="Default_20_Paragraph_20_Font"><text:span text:style-name="T2">וְיָת בָּשְׂמַת בַּת יִשְׁמָעֵאל אֲחָתֵהּ דִנְבָיוֹת׃ </text:span></text:span><text:span text:style-name="Default_20_Paragraph_20_Font"><text:span text:style-name="T1">ד </text:span></text:span><text:span text:style-name="Default_20_Paragraph_20_Font"><text:span text:style-name="T2">וִילִידַת עָדָה לְעֵשָׂו יָת אֱלִיפָז וּבָשְׂמַת יְלִידַת יָת רְעוּאֵל׃ </text:span></text:span><text:span text:style-name="Default_20_Paragraph_20_Font"><text:span text:style-name="T1">ה </text:span></text:span><text:span text:style-name="Default_20_Paragraph_20_Font"><text:span text:style-name="T2">וְאָהֳלִיבָמָה יְלִידַת יָת יְעוּשׁ וְיָת יַעְלָם וְיָת קֹרַח אִלֵּין בְּנֵי עֵשָׂו דִי אִתְיְלִידוּ לֵהּ בְּאַרְעָא דִכְנָעַן׃ </text:span></text:span><text:span text:style-name="Default_20_Paragraph_20_Font"><text:span text:style-name="T1">ו </text:span></text:span><text:span text:style-name="Default_20_Paragraph_20_Font"><text:span text:style-name="T2">וּדְבַר עֵשָׂו יָת נְשׁוֹהִי וְיָת בְּנוֹהִי וְיָת בְּנָתֵהּ וְיָת כָּל נַפְשַׁת בֵּיתֵהּ וְיָת גֵּיתוֹהִי וְיָת כָּל בְּעִירֵהּ וְיָת כָּל קִנְיָנֵהּ דִי קְנָא בְּאַרְעָא דִכְנָעַן וַאֲזַל לְאַרְעָא אוֹחֲרִי מִן קֳדָם יַעֲקֹב אָחוּהִי׃ </text:span></text:span><text:span text:style-name="Default_20_Paragraph_20_Font"><text:span text:style-name="T1">ז </text:span></text:span><text:span text:style-name="Default_20_Paragraph_20_Font"><text:span text:style-name="T2">אֲרֵי הֲוָה קִנְיָנְהוֹן סַגִּי מִלְמִתַּב כַּחֲדָא וְלָא יְכִילַת אֲרַע תּוֹתָבוּתְהוֹן לְסוֹבָרָא יָתְהוֹן מִן קֳדָם גֵּיתֵיהוֹן׃ </text:span></text:span><text:span text:style-name="Default_20_Paragraph_20_Font"><text:span text:style-name="T1">ח </text:span></text:span><text:span text:style-name="Default_20_Paragraph_20_Font"><text:span text:style-name="T2">וִיתֵיב עֵשָׂו בְּטוּרָא דְשֵׂעִיר עֵשָׂו הוּא אֱדוֹם׃ </text:span></text:span><text:span text:style-name="Default_20_Paragraph_20_Font"><text:span text:style-name="T1">ט </text:span></text:span><text:span text:style-name="Default_20_Paragraph_20_Font"><text:span text:style-name="T2">וְאִלֵּין תּוּלְדַת עֵשָׂו אֲבוּהוֹן דֶאֱדוֹמָאֵי בְּטוּרָא דְשֵׂעִיר׃ </text:span></text:span><text:span text:style-name="Default_20_Paragraph_20_Font"><text:span text:style-name="T1">י </text:span></text:span><text:span text:style-name="Default_20_Paragraph_20_Font"><text:span text:style-name="T2">אִלֵּין שְׁמָהַת בְּנֵי עֵשָׂו אֱלִיפַז בַּר עָדָה אִתַּת עֵשָׂו רְעוּאֵל בַּר בָּשְׂמַת אִתַּת עֵשָׂו׃ </text:span></text:span><text:span text:style-name="Default_20_Paragraph_20_Font"><text:span text:style-name="T1">יא </text:span></text:span><text:span text:style-name="Default_20_Paragraph_20_Font"><text:span text:style-name="T2">וַהֲווֹ בְּנֵי אֱלִיפָז תֵּימָן אוֹמָר צְפוֹ וְגַעְתָּם וּקְנַז׃ </text:span></text:span><text:span text:style-name="Default_20_Paragraph_20_Font"><text:span text:style-name="T1">יב </text:span></text:span><text:span text:style-name="Default_20_Paragraph_20_Font"><text:span text:style-name="T2">וְתִמְנַע הֲוַת לְחֵינָתָא לֶאֱלִיפַז בַּר עֵשָׂו וִילִידַת לֶאֱלִיפַז יָת עֲמָלֵק אִלֵּין בְּנֵי עָדָה אִתַּת עֵשָׂו׃ </text:span></text:span><text:span text:style-name="Default_20_Paragraph_20_Font"><text:span text:style-name="T1">יג </text:span></text:span><text:span text:style-name="Default_20_Paragraph_20_Font"><text:span text:style-name="T2">וְאִלֵּין בְּנֵי רְעוּאֵל נַחַת וָזֶרַח שַׁמָּה וּמִזָה אִלֵּין הֲווֹ בְּנֵי בָשְׂמַת אִתַּת עֵשָׂו׃ </text:span></text:span><text:span text:style-name="Default_20_Paragraph_20_Font"><text:span text:style-name="T1">יד </text:span></text:span><text:span text:style-name="Default_20_Paragraph_20_Font"><text:span text:style-name="T2">וְאִלֵּין הֲווֹ בְּנֵי אָהֳלִיבָמָה בַת עֲנָה בַּת צִבְעוֹן אִתַּת עֵשָׂו וִילִידַת לְעֵשָׂו יָת יְעוּשׁ וְיָת יַעְלָם וְיָת קֹרַח׃ </text:span></text:span><text:span text:style-name="Default_20_Paragraph_20_Font"><text:span text:style-name="T1">טו </text:span></text:span><text:span text:style-name="Default_20_Paragraph_20_Font"><text:span text:style-name="T2">אִלֵּין רַבְרְבֵי בְנֵי עֵשָׂו בְּנֵי אֱלִיפַז בּוּכְרָא דְעֵשָׂו רַבָּא תֵּימָן רַבָּא אוֹמָר רַבָּא צְפוֹ רַבָּא קְנַז׃ </text:span></text:span><text:span text:style-name="Default_20_Paragraph_20_Font"><text:span text:style-name="T1">טז </text:span></text:span><text:span text:style-name="Default_20_Paragraph_20_Font"><text:span text:style-name="T2">רַבָּא קֹרַח רַבָּא גַעְתָּם רַבָּא עֲמָלֵק אִלֵּין רַבְרְבֵי אֱלִיפַז בְּאַרְעָא דֶאֱדוֹם אִלֵּין בְּנֵי עָדָה׃ </text:span></text:span><text:span text:style-name="Default_20_Paragraph_20_Font"><text:span text:style-name="T1">יז </text:span></text:span><text:span text:style-name="Default_20_Paragraph_20_Font"><text:span text:style-name="T2">וְאִלֵּין בְּנֵי רְעוּאֵל בַּר עֵשָׂו רַבָּא נַחַת רַבָּא זֶרַח רַבָּא שַׁמָה רַבָּא מִזָּה אִלֵּין רַבְרְבֵי רְעוּאֵל בְּאַרְעָא דֶאֱדוֹם אִלֵין בְּנֵי בָשְׂמַת אִתַּת עֵשָׂו׃ </text:span></text:span><text:span text:style-name="Default_20_Paragraph_20_Font"><text:span text:style-name="T1">יח </text:span></text:span><text:span text:style-name="Default_20_Paragraph_20_Font"><text:span text:style-name="T2">וְאִלֵּין בְּנֵי אָהֳלִיבָמָה אִתַּת עֵשָׂו רַבָּא יְעוּשׁ רַבָּא יַעְלָם רַבָּא קֹרַח אִלֵּין רַבְרְבֵי אָהֳלִיבָמָה בַּת עֲנָה אִתַּת עֵשָׂו׃ </text:span></text:span><text:span text:style-name="Default_20_Paragraph_20_Font"><text:span text:style-name="T1">יט </text:span></text:span><text:span text:style-name="Default_20_Paragraph_20_Font"><text:span text:style-name="T2">אִלֵּין בְּנֵי עֵשָׂו וְאִלֵּין רַבְרְבָנֵיהוֹן הוּא אֱדוֹם׃ </text:span></text:span><text:span text:style-name="Default_20_Paragraph_20_Font"><text:span text:style-name="T1">כ </text:span></text:span><text:span text:style-name="Default_20_Paragraph_20_Font"><text:span text:style-name="T2">אִלֵּין בְּנֵי שֵׂעִיר חוֹרָאָה יָתְבֵי דְּאַרְעָא לוֹטָן וְשׁוֹבָל וְצִבְעוֹן וַעֲנָה׃ </text:span></text:span><text:span text:style-name="Default_20_Paragraph_20_Font"><text:span text:style-name="T1">כא </text:span></text:span><text:span text:style-name="Default_20_Paragraph_20_Font"><text:span text:style-name="T2">וְדִישׁוֹן וְאֵצֶר וְדִישָׁן אִלֵּין רַבְרְבֵי חוֹרָאֵי בְּנֵי שֵׂעִיר בְּאַרְעָא דֶאֱדוֹם׃ </text:span></text:span><text:span text:style-name="Default_20_Paragraph_20_Font"><text:span text:style-name="T1">כב </text:span></text:span><text:span text:style-name="Default_20_Paragraph_20_Font"><text:span text:style-name="T2">וַהֲווֹ בְנֵי לוֹטָן חוֹרִי וְהֵימָם וַאֲחָתֵהּ דְלוֹטָן תִּמְנָע׃ </text:span></text:span><text:span text:style-name="Default_20_Paragraph_20_Font"><text:span text:style-name="T1">כג </text:span></text:span><text:span text:style-name="Default_20_Paragraph_20_Font"><text:span text:style-name="T2">וְאִלֵּין בְּנֵי שׁוֹבָל עַלְוָן וּמָנַחַת וְעֵיבָל שְׁפוֹ וְאוֹנָם׃ </text:span></text:span><text:span text:style-name="Default_20_Paragraph_20_Font"><text:span text:style-name="T1">כד </text:span></text:span><text:span text:style-name="Default_20_Paragraph_20_Font"><text:span text:style-name="T2">וְאִלֵּין בְּנֵי צִבְעוֹן וְאַיָּה וַעֲנָה הוּא עֲנָה דִּי אַשְׁכַּח יָתּ גִּבָּרַיָּא בְּמַדְבְּרָא כַּד הֲוָה רָעֵי יָת חֲמָרַיָּא לְצִבְעוֹן אֲבוּהִי׃ </text:span></text:span><text:span text:style-name="Default_20_Paragraph_20_Font"><text:span text:style-name="T1">כה </text:span></text:span><text:span text:style-name="Default_20_Paragraph_20_Font"><text:span text:style-name="T2">וְאִלֵּין בְּנֵי עֲנָה דִּשֹׁן וְאָהֳלִיבָמָה בַּת עֲנָה׃ </text:span></text:span><text:span text:style-name="Default_20_Paragraph_20_Font"><text:span text:style-name="T1">כו </text:span></text:span><text:span text:style-name="Default_20_Paragraph_20_Font"><text:span text:style-name="T2">וְאִלֵּין בְּנֵי דִישָׁן חֶמְדָן וְאֶשְׁבָּן וְיִתְּרָן וּכְרָן׃ </text:span></text:span><text:span text:style-name="Default_20_Paragraph_20_Font"><text:span text:style-name="T1">כז </text:span></text:span><text:span text:style-name="Default_20_Paragraph_20_Font"><text:span text:style-name="T2">אִלֵּין בְּנֵי אֵצֶר בִּלְהָן וְזַעֲוָן וַעֲקָן׃ </text:span></text:span><text:span text:style-name="Default_20_Paragraph_20_Font"><text:span text:style-name="T1">כח </text:span></text:span><text:span text:style-name="Default_20_Paragraph_20_Font"><text:span text:style-name="T2">אִלֵּין בְּנֵי דִישָׁן עוּץ וַאֲרָן׃ </text:span></text:span><text:span text:style-name="Default_20_Paragraph_20_Font"><text:span text:style-name="T1">כט </text:span></text:span><text:span text:style-name="Default_20_Paragraph_20_Font"><text:span text:style-name="T2">אִלֵּין רַבְרְבֵי חוֹרָאָה רַבָּא לוֹטָן רַבָּא שׁוֹבָל רַבָּא צִבְעוֹן רַבָּא עֲנָה׃ </text:span></text:span><text:span text:style-name="Default_20_Paragraph_20_Font"><text:span text:style-name="T1">ל </text:span></text:span><text:span text:style-name="Default_20_Paragraph_20_Font"><text:span text:style-name="T2">רַבָּא דִּשֹׁן רַבָּא אֵצֶר רַבָּא דִישָׁן אִלֵּין רַבְרְבֵי חוֹרָאָה לְרַבְרְבָנֵיהוֹן בְּאַרְעָא דְשֵׂעִיר׃ </text:span></text:span><text:span text:style-name="Default_20_Paragraph_20_Font"><text:span text:style-name="T1">לא </text:span></text:span><text:span text:style-name="Default_20_Paragraph_20_Font"><text:span text:style-name="T2">וְאִלֵּין מַלְכַיָּא דִי מְלִיכוּ בְּאַרְעָא דֶאֱדוֹם קֳדָם דִּי מְלַךְ מַלְכָּא לִבְנֵי יִשְׂרָאֵל׃ </text:span></text:span><text:span text:style-name="Default_20_Paragraph_20_Font"><text:span text:style-name="T1">לב </text:span></text:span><text:span text:style-name="Default_20_Paragraph_20_Font"><text:span text:style-name="T2">וּמְלַךְ בֶּאֱדוֹם בֶּלַע בַּר בְּעוֹר וְשׁוּם קַרְתֵּהּ דִּנְהָבָה׃ </text:span></text:span><text:span text:style-name="Default_20_Paragraph_20_Font"><text:span text:style-name="T1">לג </text:span></text:span><text:span text:style-name="Default_20_Paragraph_20_Font"><text:span text:style-name="T2">וּמִית בָּלַע וּמְלַךְ תְּחוֹתוֹהִי יוֹבָב בַּר זֶרַח מִבָּצְרָה׃ </text:span></text:span><text:span text:style-name="Default_20_Paragraph_20_Font"><text:span text:style-name="T1">לד </text:span></text:span><text:span text:style-name="Default_20_Paragraph_20_Font"><text:span text:style-name="T2">וּמִית יוֹבָב וּמְלַךְ תְּחוֹתוֹהִי חֻשָׁם מֵאַרְעָא דָרוֹמָא׃ </text:span></text:span><text:span text:style-name="Default_20_Paragraph_20_Font"><text:span text:style-name="T1">לה </text:span></text:span><text:span text:style-name="Default_20_Paragraph_20_Font"><text:span text:style-name="T2">וּמִית חֻשָׁם וּמְלַךְ תְּחוֹתוֹהִי הֲדַד בַּר בְּדַד דִקְטִיל יָת מִדְיָנָאֵי בְּחַקְלָא דְמוֹאָב וְשׁוּם קַרְתֵּהּ עֲוִית׃ </text:span></text:span><text:span text:style-name="Default_20_Paragraph_20_Font"><text:span text:style-name="T1">לו </text:span></text:span><text:span text:style-name="Default_20_Paragraph_20_Font"><text:span text:style-name="T2">וּמִית הֲדָד וּמְלַךְ תְּחוֹתוֹהִי שַׂמְלָה מִמַשְׂרֵקָה׃ </text:span></text:span><text:span text:style-name="Default_20_Paragraph_20_Font"><text:span text:style-name="T1">לז </text:span></text:span><text:span text:style-name="Default_20_Paragraph_20_Font"><text:span text:style-name="T2">וּמִית שַׂמְלָה וּמְלַךְ תְּחוֹתוֹהִי שָׁאוּל מֵרְחוֹבוֹת דְעַל פְּרָת׃ </text:span></text:span><text:span text:style-name="Default_20_Paragraph_20_Font"><text:span text:style-name="T1">לח </text:span></text:span><text:span text:style-name="Default_20_Paragraph_20_Font"><text:span text:style-name="T2">וּמִית שָׁאוּל וּמְלַךְ תְּחוֹתוֹהִי בַּעַל חָנָן בַּר עַכְבּוֹר׃ </text:span></text:span><text:span text:style-name="Default_20_Paragraph_20_Font"><text:span text:style-name="T1">לט </text:span></text:span><text:span text:style-name="Default_20_Paragraph_20_Font"><text:span text:style-name="T2">וּמִית בַּעַל חָנָן בַּר עַכְבּוֹר וּמְלַךְ תְּחוֹתוֹהִי הֲדַר וְשׁוּם קַרְתֵּהּ פָּעוּ וְשׁוּם אִתְּתֵהּ מְהֵיטַבְאֵל בַּת מַטְּרֵד בַת מְצָרֵף דַּהֲבָא׃ </text:span></text:span><text:span text:style-name="Default_20_Paragraph_20_Font"><text:span text:style-name="T1">מ </text:span></text:span><text:span text:style-name="Default_20_Paragraph_20_Font"><text:span text:style-name="T2">וְאִלֵּין שְׁמָהַת רַבְרְבֵי עֵשָׂו לְזַרְעֲיָתְהוֹן לְאַתְרֵיהוֹן בִּשְׁמָהַתְהוֹן רַבָּא תִמְנָע רַבָּא עַלְוָה רַבָּא יְתֵת׃ </text:span></text:span><text:span text:style-name="Default_20_Paragraph_20_Font"><text:span text:style-name="T1">מא </text:span></text:span><text:span text:style-name="Default_20_Paragraph_20_Font"><text:span text:style-name="T2">רַבָּא אָהֳלִיבָמָה רַבָּא אֵלָה רַבָּא פִּינֹן׃ </text:span></text:span><text:span text:style-name="Default_20_Paragraph_20_Font"><text:span text:style-name="T1">מב </text:span></text:span><text:span text:style-name="Default_20_Paragraph_20_Font"><text:span text:style-name="T2">רַבָּא קְנַז רַבָּא תֵימָן רַבָּא מִבְצָר׃ </text:span></text:span><text:span text:style-name="Default_20_Paragraph_20_Font"><text:span text:style-name="T1">מג </text:span></text:span><text:span text:style-name="Default_20_Paragraph_20_Font"><text:span text:style-name="T2">רַבָּא מַגְדִיאֵל רַבָּא עִירָם אִלֵּין רַבְרְבֵי אֱדוֹם לְמוֹתְבָנְהוֹן בְּאַרְעָא אַחֲסַנְתְּהוֹן הוּא עֵשָׂו אֲבוּהוֹן דֶאֱדוֹמָאֵי׃ </text:span></text:span></text:p>
      </text:section>
      <text:section text:style-name="Sect1" text:name="Sect37">
        <text:p text:style-name="P5"><text:span text:style-name="Default_20_Paragraph_20_Font"><text:span text:style-name="T5">Genesis 37</text:span></text:span></text:p>
        <text:p text:style-name="P3"><text:span text:style-name="Default_20_Paragraph_20_Font"><text:span text:style-name="T1">א </text:span></text:span><text:span text:style-name="Default_20_Paragraph_20_Font"><text:span text:style-name="T2">וִיתֵיב יַעֲקֹב בְּאַרְעָא תּוֹתָבוּת אֲבוּהִי בְּאַרְעָא דִכְנָעַן׃ </text:span></text:span><text:span text:style-name="Default_20_Paragraph_20_Font"><text:span text:style-name="T1">ב </text:span></text:span><text:span text:style-name="Default_20_Paragraph_20_Font"><text:span text:style-name="T2">אִלֵּין תּוּלְדַת יַעֲקֹב יוֹסֵף בַּר שְׁבַע עַסְרֵי שְׁנִין (כַּד) הֲוָה רָעֵי עִם אֲחוֹהִי בַּעֲנָא וְהוּא מְרַבֵּי עִם בְנֵי בִלְהָה וְעִם בְּנֵי זִלְפָּה נְשֵׁי אֲבוּהִי וְאַיְתִי יוֹסֵף יָת דִּבְּהוֹן בִּישָׁא לְוַת אֲבוּהוֹן׃ </text:span></text:span><text:span text:style-name="Default_20_Paragraph_20_Font"><text:span text:style-name="T1">ג </text:span></text:span><text:span text:style-name="Default_20_Paragraph_20_Font"><text:span text:style-name="T2">וְיִשְׂרָאֵל רְחֵם יָת יוֹסֵף מִכָּל בְּנוֹהִי אֲרֵי בַר חַכִּים הוּא לֵהּ וַעֲבַד לֵהּ כִּתּוּנָא דְפַסֵי׃ </text:span></text:span><text:span text:style-name="Default_20_Paragraph_20_Font"><text:span text:style-name="T1">ד </text:span></text:span><text:span text:style-name="Default_20_Paragraph_20_Font"><text:span text:style-name="T2">וַחֲזוֹ אֲחוֹהִי אֲרֵי יָתֵהּ רְחֵם אֲבוּהוֹן מִכָּל אֲחוֹהִי וּסְנוֹ יָתֵהּ וְלָא צָבָן לְמַלָּלָא עִמֵּהּ לִשְׁלָם׃ </text:span></text:span><text:span text:style-name="Default_20_Paragraph_20_Font"><text:span text:style-name="T1">ה </text:span></text:span><text:span text:style-name="Default_20_Paragraph_20_Font"><text:span text:style-name="T2">וַחֲלַם יוֹסֵף חֶלְמָא וְחַוִי לַאֲחוֹהִי וְאוֹסִיפוּ עוֹד סְנוֹ יָתֵהּ׃ </text:span></text:span><text:span text:style-name="Default_20_Paragraph_20_Font"><text:span text:style-name="T1">ו </text:span></text:span><text:span text:style-name="Default_20_Paragraph_20_Font"><text:span text:style-name="T2">וַאֲמַר לְהוֹן שְׁמָעוּ כְעַן חֶלְמָא הָדֵין דִּי חֲלֵימִית׃ </text:span></text:span><text:span text:style-name="Default_20_Paragraph_20_Font"><text:span text:style-name="T1">ז </text:span></text:span><text:span text:style-name="Default_20_Paragraph_20_Font"><text:span text:style-name="T2">וְהָא אֲנַחְנָא מְאַסְרִין אֱסָרָן בְּגוֹ חַקְלָא וְהָא קָמַת אֱסַרְתִּי וְאַף אִזְדְקָפַת וְהָא מִסְתַּחֲרָן אֱסָרָתְכוֹן וְסָגְדָן לֶאֱסַרְתִּי׃ </text:span></text:span><text:span text:style-name="Default_20_Paragraph_20_Font"><text:span text:style-name="T1">ח </text:span></text:span><text:span text:style-name="Default_20_Paragraph_20_Font"><text:span text:style-name="T2">וַאֲמָרוּ לֵהּ אֲחוֹהִי הֲמַלְכוּ אַתְּ מְדַמֵּי לְמִמְלַךְ עָלָנָא אוֹ שׁוּלְטָּן אַתְּ סְבִיר לְמִשְׁלַט בָּנָא וְאוֹסִיפוּ עוֹד סְנוֹ יָתֵהּ עַל חֶלְמוֹהִי וְעַל פִּתְגָמוֹהִי׃ </text:span></text:span><text:span text:style-name="Default_20_Paragraph_20_Font"><text:span text:style-name="T1">ט </text:span></text:span><text:span text:style-name="Default_20_Paragraph_20_Font"><text:span text:style-name="T2">וַחֲלַם עוֹד חֶלְמָא אָחֲרָנָא וְאִשְׁתָּעֵי יָתֵהּ לַאֲחוֹהִי וַאֲמַר הָא חֲלֵמִית חֶלְמָא עוֹד וְהָא שִׁמְשָׁא וְסִהֲרָא וְחַד עֲשַׂר כּוֹכְבַיָּא סָגְדָן לִי׃ </text:span></text:span><text:span text:style-name="Default_20_Paragraph_20_Font"><text:span text:style-name="T1">י </text:span></text:span><text:span text:style-name="Default_20_Paragraph_20_Font"><text:span text:style-name="T2">וְאִשְׁתָּעֵי לַאֲבוּהִי וְלַאֲחוֹהִי וּנְזַף בֵּהּ אֲבוּהִי וַאֲמַר לֵהּ מָה חֶלְמָא הָדֵין דִּי חֲלֵמְתָּא הֲמֵיתָא נֵיתֵי אֲנָא וְאִמָּךְ וְאַחָיךְ לְמִסְגֻד לָךְ עַל אַרְעָא׃ </text:span></text:span><text:span text:style-name="Default_20_Paragraph_20_Font"><text:span text:style-name="T1">יא </text:span></text:span><text:span text:style-name="Default_20_Paragraph_20_Font"><text:span text:style-name="T2">וְקַנִּיאוּ בֵהּ אֲחוֹהִי וַאֲבוּהִי נְטַר יָת פִּתְגָמָא׃ </text:span></text:span><text:span text:style-name="Default_20_Paragraph_20_Font"><text:span text:style-name="T1">יב </text:span></text:span><text:span text:style-name="Default_20_Paragraph_20_Font"><text:span text:style-name="T2">וַאֲזָלוּ אֲחוֹהִי לְמִרְעֵי יָת עָנָא דַאֲבוּהוֹן בִּשְׁכֶם׃ </text:span></text:span><text:span text:style-name="Default_20_Paragraph_20_Font"><text:span text:style-name="T1">יג </text:span></text:span><text:span text:style-name="Default_20_Paragraph_20_Font"><text:span text:style-name="T2">וַאֲמַר יִשְׂרָאֵל לְיוֹסֵף הֲלָא אַחָיךְ רָעָן בִּשְׁכֶם אֱתָא וְאֶשְׁלְחִנָּךְ לְוָתְהוֹן וַאֲמַר לֵהּ הָא אֲנָא׃ </text:span></text:span><text:span text:style-name="Default_20_Paragraph_20_Font"><text:span text:style-name="T1">יד </text:span></text:span><text:span text:style-name="Default_20_Paragraph_20_Font"><text:span text:style-name="T2">וַאֲמַר לֵהּ אִיזֵל כְּעַן חֲזֵי יָת שְׁלָמָא דְאָחוּךְ וְיָת שְׁלָמָא דְעָנָא וַאֲתֶבְנִי פִּתְגָמָא וְשַׁלְחֵהּ מִמֵישַׁר חֶבְרוֹן וַאֲתָא לִשְׁכֶם׃ </text:span></text:span><text:span text:style-name="Default_20_Paragraph_20_Font"><text:span text:style-name="T1">טו </text:span></text:span><text:span text:style-name="Default_20_Paragraph_20_Font"><text:span text:style-name="T2">וְאַשְׁכְּחֵהּ גַבְרָא וְהָא תָעֵי בְּחַקְלָא וּשְׁאָלִנֵּהּ גַבְרָא לְמֵימָר מָה אַתְּ בָּעֵי׃ </text:span></text:span><text:span text:style-name="Default_20_Paragraph_20_Font"><text:span text:style-name="T1">טז </text:span></text:span><text:span text:style-name="Default_20_Paragraph_20_Font"><text:span text:style-name="T2">וַאֲמַר יָת אַחַי אֲנָא בָעֵי חַוִי כְעַן לִי הֵיכָא אִנּוּן רָעָן׃ </text:span></text:span><text:span text:style-name="Default_20_Paragraph_20_Font"><text:span text:style-name="T1">יז </text:span></text:span><text:span text:style-name="Default_20_Paragraph_20_Font"><text:span text:style-name="T2">וַאֲמַר גַּבְרָא נְטָלוּ מִכָּא אֲרֵי שְׁמָעִית דְּאָמְרִין נֵיזֵל לְדֹתָן וַאֲזַל יוֹסֵף בָּתַר אֲחוֹהִי וְאַשְׁכְּחִנּוּן בְּדֹתָן׃ </text:span></text:span><text:span text:style-name="Default_20_Paragraph_20_Font"><text:span text:style-name="T1">יח </text:span></text:span><text:span text:style-name="Default_20_Paragraph_20_Font"><text:span text:style-name="T2">וַחֲזוֹ יָתֵהּ מֵרָחִיק וְעַד לָא קְרֵיב לְוָתְהוֹן וְחַשִּׁיבוּ עֲלוֹהִי לְמִקְטְלֵהּ׃ </text:span></text:span><text:span text:style-name="Default_20_Paragraph_20_Font"><text:span text:style-name="T1">יט </text:span></text:span><text:span text:style-name="Default_20_Paragraph_20_Font"><text:span text:style-name="T2">וַאֲמָרוּ גְבַר לַאֲחוּהִי הָא מָרֵי חֶלְמַיָּא דֵיכִי אֲתָא׃ </text:span></text:span><text:span text:style-name="Default_20_Paragraph_20_Font"><text:span text:style-name="T1">כ </text:span></text:span><text:span text:style-name="Default_20_Paragraph_20_Font"><text:span text:style-name="T2">וכְעַן אֱתוֹ וְנִקְטְלִנֵּהּ וְנִרְמִנֵּהּ בַּחֲדָא מִן גֻּבַּיָּא וְנֵימַר חַיְתָא בִישְׁתָא אֲכַלְתֵּהּ וְנֶחֱזֵי מָה יְהוֹן בְּסוֹף חֶלְמוֹהִי׃ </text:span></text:span><text:span text:style-name="Default_20_Paragraph_20_Font"><text:span text:style-name="T1">כא </text:span></text:span><text:span text:style-name="Default_20_Paragraph_20_Font"><text:span text:style-name="T2">וּשְׁמַע רְאוּבֵן וְשֵׁזְבֵהּ מִידֵיהוֹן וַאֲמַר לָא נִקְטְלִנֵּהּ נְפָשׁ׃ </text:span></text:span><text:span text:style-name="Default_20_Paragraph_20_Font"><text:span text:style-name="T1">כב </text:span></text:span><text:span text:style-name="Default_20_Paragraph_20_Font"><text:span text:style-name="T2">וַאֲמַר לְהוֹן רְאוּבֵן לָא תוֹשְׁדוּן דְּמָא רְמוֹ יָתֵהּ לְגֻבָּא הָדֵין דִּי בְּמַדְבְּרָא וִידָא לָא תוֹשְׁטוּן בֵּהּ בְּדִיל לְשֵׁיזָבָא יָתֵהּ מִידֵיהוֹן לַאֲתָבוּתֵהּ לְוַת אֲבוּהִי׃ </text:span></text:span><text:span text:style-name="Default_20_Paragraph_20_Font"><text:span text:style-name="T1">כג </text:span></text:span><text:span text:style-name="Default_20_Paragraph_20_Font"><text:span text:style-name="T2">וַהֲוָה כַּד אָתָא יוֹסֵף לְוַת אֲחוֹהִי וְאַשְׁלָחוּ יָת יוֹסֵף יָת כִּתּוּנֵהּ יָת כִּתּוּנָא דְפַסֵּי דִי עֲלוֹהִי׃ </text:span></text:span><text:span text:style-name="Default_20_Paragraph_20_Font"><text:span text:style-name="T1">כד </text:span></text:span><text:span text:style-name="Default_20_Paragraph_20_Font"><text:span text:style-name="T2">וְנָסְבוּהִי וּרְמוֹ יָתֵהּ לְגֻבָּא וְגֻבָּא רֵיקָא לֵית בֵּהּ מַיָּא׃ </text:span></text:span><text:span text:style-name="Default_20_Paragraph_20_Font"><text:span text:style-name="T1">כה </text:span></text:span><text:span text:style-name="Default_20_Paragraph_20_Font"><text:span text:style-name="T2">וְאַסְחָרוּ לְמֵיכַל לַחֲמָא וּזְקָפוּ עֵינֵיהוֹן וַחֲזוֹ וְהָא שְׁיָרַת עֲרָבָאֵי אָתְיָא מִגִּלְעָד וְגַמְלֵיהוֹן טְעִינִין שְׁעַף וּקְטַף וּלְטוֹם אָזְלִין לַאֲחָתָא לְמִצְרָיִם׃ </text:span></text:span><text:span text:style-name="Default_20_Paragraph_20_Font"><text:span text:style-name="T1">כו </text:span></text:span><text:span text:style-name="Default_20_Paragraph_20_Font"><text:span text:style-name="T2">וַאֲמַר יְהוּדָה לַאֲחוֹהִי מָה מָמוֹן נִתְהֲנֵי לָנָא אֲרֵי נִקְטּוֹל יָתּ אָחוּנָא וּנְכַסֵי עַל דְּמֵהּ׃ </text:span></text:span><text:span text:style-name="Default_20_Paragraph_20_Font"><text:span text:style-name="T1">כז </text:span></text:span><text:span text:style-name="Default_20_Paragraph_20_Font"><text:span text:style-name="T2">אֱתוּ וּנְזַבְּנִנֵּהּ לַעֲרָבָאֵי וִידָנָא לָא תְהֵי בֵהּ אֲרֵי אֲחוּנָא בִסְרָנָא הוּא וְקַבִּילוּ מִנֵּהּ אֲחוֹהִי׃ </text:span></text:span><text:span text:style-name="Default_20_Paragraph_20_Font"><text:span text:style-name="T1">כח </text:span></text:span><text:span text:style-name="Default_20_Paragraph_20_Font"><text:span text:style-name="T2">וַעֲבָרוּ גַבְרֵי מִדְיָנָאֵי תַּגָּרֵי וּנְגִידוּ וְאַסִּיקוּ יָת יוֹסֵף מִן גֻּבָּא וְזַבִּינוּ יָת יוֹסֵף לַעֲרָבָאֵי בְּעֶסְרִין כְּסָף וְאַיְתִיוּ יָת יוֹסֵף לְמִצְרָיִם׃ </text:span></text:span><text:span text:style-name="Default_20_Paragraph_20_Font"><text:span text:style-name="T1">כט </text:span></text:span><text:span text:style-name="Default_20_Paragraph_20_Font"><text:span text:style-name="T2">וְתָב רְאוּבֵן לְגֻבָּא וְהָא לֵית יוֹסֵף בְּגֻבָּא וּבְזַע יָת לְבוּשׁוֹהִי׃ </text:span></text:span><text:span text:style-name="Default_20_Paragraph_20_Font"><text:span text:style-name="T1">ל </text:span></text:span><text:span text:style-name="Default_20_Paragraph_20_Font"><text:span text:style-name="T2">וְתָב לְוַת אֲחוֹהִי וַאֲמַר עוּלֵימָא לֵיתוֹהִי וַאֲנָא לְאָן אֲנָא אָתֵי׃ </text:span></text:span><text:span text:style-name="Default_20_Paragraph_20_Font"><text:span text:style-name="T1">לא </text:span></text:span><text:span text:style-name="Default_20_Paragraph_20_Font"><text:span text:style-name="T2">וּנְסִיבוּ יָת כִּתּוּנָא דְיוֹסֵף וּנְכִיסוּ צְפִיר בַּר עִזֵּי וּטְבָלוּ יָת כִּתּוּנָא בִּדְמָא׃ </text:span></text:span><text:span text:style-name="Default_20_Paragraph_20_Font"><text:span text:style-name="T1">לב </text:span></text:span><text:span text:style-name="Default_20_Paragraph_20_Font"><text:span text:style-name="T2">וְשַׁלָּחוּ יָת כִּתּוּנָא דְפַסֵּי וְאַיְתִיוּ לְוַת אֲבוּהוֹן וַאֲמָרוּ דָא אַשְׁכַּחְנָא אִשְׁתְּמוֹדַע כְּעַן הֲכִתּוּנָא דִבְרָךְ הִיא אִם לָא׃ </text:span></text:span><text:span text:style-name="Default_20_Paragraph_20_Font"><text:span text:style-name="T1">לג </text:span></text:span><text:span text:style-name="Default_20_Paragraph_20_Font"><text:span text:style-name="T2">וְאִשְׁתְּמוֹדְעַהּ וַאֲמַר כִּתּוּנָא דִבְרִי חַיְתָא בִישְׁתָא אֲכָלְתֵּהּ מִקְטַל קְטִיל יוֹסֵף׃ </text:span></text:span><text:span text:style-name="Default_20_Paragraph_20_Font"><text:span text:style-name="T1">לד </text:span></text:span><text:span text:style-name="Default_20_Paragraph_20_Font"><text:span text:style-name="T2">וּבְזַע יַעֲקֹב לְבוּשׁוֹהִי וַאֲסַר שַׂקָא בְּחַרְצֵהּ וְאִתְאַבַּל עַל בְּרֵהּ יוֹמִין סַגִיאִין׃ </text:span></text:span><text:span text:style-name="Default_20_Paragraph_20_Font"><text:span text:style-name="T1">לה </text:span></text:span><text:span text:style-name="Default_20_Paragraph_20_Font"><text:span text:style-name="T2">וְקָמוּ כָל בְּנוֹהִי וְכָל בְּנָתֵהּ לְנַחֲמוּתֵהּ וְסָרֵיב לְקַבָּלָא תַנְחוּמִין וַאֲמַר אֲרֵי אֵחוֹת לְוַת (עַל) בְּרִי כַּד אֲבֵילָא לִשְׁאוֹל וּבְכָא יָתֵהּ אֲבוּהִי׃ </text:span></text:span><text:span text:style-name="Default_20_Paragraph_20_Font"><text:span text:style-name="T1">לו </text:span></text:span><text:span text:style-name="Default_20_Paragraph_20_Font"><text:span text:style-name="T2">וּמִדְיָנָאֵי זַבִּינוּ יָתֵהּ לְמִצְרָיִם לְפוֹטִיפַר רַבָּא דְפַרְעֹה רַב קָטוֹלַיָּא׃ </text:span></text:span></text:p>
      </text:section>
      <text:section text:style-name="Sect1" text:name="Sect38">
        <text:p text:style-name="P5"><text:span text:style-name="Default_20_Paragraph_20_Font"><text:span text:style-name="T5">Genesis 38</text:span></text:span></text:p>
        <text:p text:style-name="P3"><text:span text:style-name="Default_20_Paragraph_20_Font"><text:span text:style-name="T1">א </text:span></text:span><text:span text:style-name="Default_20_Paragraph_20_Font"><text:span text:style-name="T2">וַהֲוָה בְּעִדָּנָא הַהִיא וּנְחַת יְהוּדָה מִלְּוַת אֲחוֹהִי וּסְטָא עַד גַּבְרָא עֲדֻלָּמָאָה וּשׁמֵהּ חִירָה׃ </text:span></text:span><text:span text:style-name="Default_20_Paragraph_20_Font"><text:span text:style-name="T1">ב </text:span></text:span><text:span text:style-name="Default_20_Paragraph_20_Font"><text:span text:style-name="T2">וַחֲזָא תַמָּן יְהוּדָה בַּת גְּבַר תַּגָּרָא וּשְׁמֵהּ שׁוּעַ וְנָסְבַהּ וְעַל לְוָתַהּ׃ </text:span></text:span><text:span text:style-name="Default_20_Paragraph_20_Font"><text:span text:style-name="T1">ג </text:span></text:span><text:span text:style-name="Default_20_Paragraph_20_Font"><text:span text:style-name="T2">וְעַדִּיאַת וִילִידַת בָּר וּקְרָא יָת שְׁמֵהּ עֵר׃ </text:span></text:span><text:span text:style-name="Default_20_Paragraph_20_Font"><text:span text:style-name="T1">ד </text:span></text:span><text:span text:style-name="Default_20_Paragraph_20_Font"><text:span text:style-name="T2">וְעַדִּיאַת עוֹד וִילִידַת בָּר וּקְרַת יָת שְׁמֵהּ אוֹנָן׃ </text:span></text:span><text:span text:style-name="Default_20_Paragraph_20_Font"><text:span text:style-name="T1">ה </text:span></text:span><text:span text:style-name="Default_20_Paragraph_20_Font"><text:span text:style-name="T2">וְאוֹסִיפַת עוֹד וִילִידַת בָּר וּקְרַת יָת שְׁמֵהּ שֵׁלָה וַהֲוָה בִכְזִיב כַּד יְלִידַת יָתֵהּ׃ </text:span></text:span><text:span text:style-name="Default_20_Paragraph_20_Font"><text:span text:style-name="T1">ו </text:span></text:span><text:span text:style-name="Default_20_Paragraph_20_Font"><text:span text:style-name="T2">וּנְסִיב יְהוּדָה אִתְּתָא לְעֵר בּוּכְרֵהּ וּשְׁמַהּ תָּמָר׃ </text:span></text:span><text:span text:style-name="Default_20_Paragraph_20_Font"><text:span text:style-name="T1">ז </text:span></text:span><text:span text:style-name="Default_20_Paragraph_20_Font"><text:span text:style-name="T2">וַהֲוָה עֵר בּוּכְרָא דִיהוּדָה בִּישׁ קֳדָם יְיָ וַאֲמִיתֵהּ יְיָ׃ </text:span></text:span><text:span text:style-name="Default_20_Paragraph_20_Font"><text:span text:style-name="T1">ח </text:span></text:span><text:span text:style-name="Default_20_Paragraph_20_Font"><text:span text:style-name="T2">וַאֲמַר יְהוּדָה לְאוֹנָן עוּל לְוַת אִתַּת אָחוּךְ וְיַבֵּם יָתַהּ וַאֲקֵים זַרְעָא לְאָחוּךְ׃ </text:span></text:span><text:span text:style-name="Default_20_Paragraph_20_Font"><text:span text:style-name="T1">ט </text:span></text:span><text:span text:style-name="Default_20_Paragraph_20_Font"><text:span text:style-name="T2">וִידַע אוֹנָן אֲרֵי לָא עַל שְׁמֵהּ מִתְקְרֵי זַרְעָא וַהֲוָה כַּד עָלֵיל לְוַת אִתַּת אֲחוּהִי וּמְחַבֵּל אָרְחֵהּ עַל אַרְעָא בְּדִיל דְּלָא לְקַיָּמָא זַרְעָא לַאֲחוּהִי׃ </text:span></text:span><text:span text:style-name="Default_20_Paragraph_20_Font"><text:span text:style-name="T1">י </text:span></text:span><text:span text:style-name="Default_20_Paragraph_20_Font"><text:span text:style-name="T2">וּבְאֵישׁ קֳדָם יְיָ דִּי עֲבָד וַאֲמִית אַף יָתֵהּ׃ </text:span></text:span><text:span text:style-name="Default_20_Paragraph_20_Font"><text:span text:style-name="T1">יא </text:span></text:span><text:span text:style-name="Default_20_Paragraph_20_Font"><text:span text:style-name="T2">וַאֲמַר יְהוּדָה לְתָמָר כַּלְּתֵהּ תִּיבִי אַרְמְלָא בֵית אָבִיךְ עַד דְיִרְבֵּי שֵׁלָה בְרִי אֲרֵי אֲמַר דִּלְמָא יְמוּת אַף הוּא כְּאָחוֹהִי וַאֲזָלַת תָּמָר וִיתִיבַת בֵּית אָבוּהָא׃ </text:span></text:span><text:span text:style-name="Default_20_Paragraph_20_Font"><text:span text:style-name="T1">יב </text:span></text:span><text:span text:style-name="Default_20_Paragraph_20_Font"><text:span text:style-name="T2">וּסְגִיאוּ יוֹמַיָּא וּמִיתַת בַּת שׁוּעַ אִתַּת יְהוּדָה וְאִתְנַחֵם יְהוּדָה וּסְלִיק עַל גּוֹזְזֵי עָנֵהּ הוּא וְחִירָה רַחֲמֵהּ עֲדֻלָּמָאָה לְתִמְנָת׃ </text:span></text:span><text:span text:style-name="Default_20_Paragraph_20_Font"><text:span text:style-name="T1">יג </text:span></text:span><text:span text:style-name="Default_20_Paragraph_20_Font"><text:span text:style-name="T2">וְאִתְחַוָּא לְתָמָר לְמֵימָר הָא חֲמוּיִךְ סָלֵק לְתִמְנָת לְמֵיגַז עָנֵהּ׃ </text:span></text:span><text:span text:style-name="Default_20_Paragraph_20_Font"><text:span text:style-name="T1">יד </text:span></text:span><text:span text:style-name="Default_20_Paragraph_20_Font"><text:span text:style-name="T2">וְאַעְדִּיאַת לְבוּשֵׁי אַרְמְלוּתַהּ מִנַּהּ וְאִתְכַּסִּיאַת בְּעֵיפָא וְאִתַּקָּנַת וִיתִיבַת בְּפָרָשׁוּת עַיְנִין דִּי עַל אֹרַח תִּמְנָת אֲרֵי חָזַת אֲרֵי רְבָא שֵׁלָה וְהִיא לָא אִתְיְהִיבַת לֵהּ לְאִנְתּוּ׃ </text:span></text:span><text:span text:style-name="Default_20_Paragraph_20_Font"><text:span text:style-name="T1">טו </text:span></text:span><text:span text:style-name="Default_20_Paragraph_20_Font"><text:span text:style-name="T2">וַחֲזָאַהּ יְהוּדָה וְחַשְּׁבַהּ כְּנָפְקַת בָּרָא אֲרֵי כַסִּיאַת אַפָּאָה׃ </text:span></text:span><text:span text:style-name="Default_20_Paragraph_20_Font"><text:span text:style-name="T1">טז </text:span></text:span><text:span text:style-name="Default_20_Paragraph_20_Font"><text:span text:style-name="T2">וּסְטָא לְוָתַהּ לְאָרְחָא וַאֲמַר הָבִי כְעַן אֵיעוֹל לְוָתִיךְ אֲרֵי לָא יְדַע אֲרֵי כַלְּתֵהּ הִיא וַאֲמֶרֶת מַה תִּתֵּן לִי אֲרֵי תֵיעוֹל לְוָתִי׃ </text:span></text:span><text:span text:style-name="Default_20_Paragraph_20_Font"><text:span text:style-name="T1">יז </text:span></text:span><text:span text:style-name="Default_20_Paragraph_20_Font"><text:span text:style-name="T2">וַאֲמַר אֲנָא אֲשַׁלַּח גַּדְיָא בַר עִזֵּי מִן עָנָא וַאֲמֶרֶת אִם תִּתֵּן מַשְׁכּוֹנָא עַד דְּתִשְׁלָח׃ </text:span></text:span><text:span text:style-name="Default_20_Paragraph_20_Font"><text:span text:style-name="T1">יח </text:span></text:span><text:span text:style-name="Default_20_Paragraph_20_Font"><text:span text:style-name="T2">וַאֲמַר מָה מַשְׁכּוֹנָא דִּי אֶתֵּן לָךְ וַאֲמֶרֶת עִזְקְתָךְ וְשׁוֹשִׁפָּךְ וְחוּטְרָךְ דִּי בִידָךְ וִיהַב לַהּ וְעַל לְוָתַהּ וְעַדִּיאַת לֵהּ׃ </text:span></text:span><text:span text:style-name="Default_20_Paragraph_20_Font"><text:span text:style-name="T1">יט </text:span></text:span><text:span text:style-name="Default_20_Paragraph_20_Font"><text:span text:style-name="T2">וְקָמַת וַאֲזָלַת וְאַעְדִּיאַת עֵיפַהּ מִנַּהּ וּלְבִישַׁת לְבוּשֵׁי אַרְמְלוּתַהּ׃ </text:span></text:span><text:span text:style-name="Default_20_Paragraph_20_Font"><text:span text:style-name="T1">כ </text:span></text:span><text:span text:style-name="Default_20_Paragraph_20_Font"><text:span text:style-name="T2">וְשַׁדַּר יְהוּדָה יָת גַּדְיָא בַר עִזֵּי בִּידָא דְרַחֲמֵהּ עֲדֻלָּמָאָה לְמִסַּב מַשְׁכּוֹנָא מִידָא דְאִתְּתָא וְלָא אַשְׁכְּחַהּ׃ </text:span></text:span><text:span text:style-name="Default_20_Paragraph_20_Font"><text:span text:style-name="T1">כא </text:span></text:span><text:span text:style-name="Default_20_Paragraph_20_Font"><text:span text:style-name="T2">וּשְׁאִיל יָת אֲנָשֵׁי אַתְרַהּ לְמֵימַר אָן מְקַדִּשְׁתָּא הִיא בְעַיְנִין עַל אָרְחָא וַאֲמָרוּ לֵית הָכָא מְקַדִּשְׁתָּא׃ </text:span></text:span><text:span text:style-name="Default_20_Paragraph_20_Font"><text:span text:style-name="T1">כב </text:span></text:span><text:span text:style-name="Default_20_Paragraph_20_Font"><text:span text:style-name="T2">וְתָב לְוַת יְהוּדָה וַאֲמַר לָא אַשְׁכְּחִיתַהּ וְאַף אֲנָשֵׁי אַתְרָא אֲמָרוּ לֵית הָכָא מְקַדִּשְׁתָּא׃ </text:span></text:span><text:span text:style-name="Default_20_Paragraph_20_Font"><text:span text:style-name="T1">כג </text:span></text:span><text:span text:style-name="Default_20_Paragraph_20_Font"><text:span text:style-name="T2">וַאֲמַר יְהוּדָה תִּסַּב לַהּ דִילְמָא נְהֵי לְחוֹךְ הָא שַׁדָּרִית גַּדְיָא הָדֵין וְאַתְּ לָא אַשְׁכְּחִתַּהּ׃ </text:span></text:span><text:span text:style-name="Default_20_Paragraph_20_Font"><text:span text:style-name="T1">כד </text:span></text:span><text:span text:style-name="Default_20_Paragraph_20_Font"><text:span text:style-name="T2">וַהֲוָה כִּתְלָתוּת יַרְחַיָּא וְאִתְחַוָּא לִיהוּדָה לְמֵימַר זַנִּיאַת תָּמָר כַּלְּתָךְ וְאַף הָא מַעַדְּיָא לִזְנוּתָא וַאֲמַר יְהוּדָה אַפְּקוּהַ וְתִתּוֹקָד׃ </text:span></text:span><text:span text:style-name="Default_20_Paragraph_20_Font"><text:span text:style-name="T1">כה </text:span></text:span><text:span text:style-name="Default_20_Paragraph_20_Font"><text:span text:style-name="T2">הִיא מִתַּפְּקָא וְהִיא שְׁלָחַת לַחֲמוּהָא לְמֵימַר לִגְבַר דִּי אִלֵּין דִּילֵהּ מִנֵּהּ אֲנָא מְעַדְּיָא וַאֲמֶרֶת אִשְׁתְּמוֹדַע כְּעַן לְמָן עִזְקְתָא וְשׁוֹשִׁפָּא וְחוּטְרָא הָאִלֵּין׃ </text:span></text:span><text:span text:style-name="Default_20_Paragraph_20_Font"><text:span text:style-name="T1">כו </text:span></text:span><text:span text:style-name="Default_20_Paragraph_20_Font"><text:span text:style-name="T2">וְאִשְׁתְּמוֹדַע יְהוּדָה וַאֲמַר זַכָּאָה מִנִּי מְעַדְּיָא אֲרֵי עַל כֵּן לָא יְהָבִתַּהּ לְשֵׁלָה בְרִי וְלָא אוֹסִיף עוֹד לְמִידְעַהּ׃ </text:span></text:span><text:span text:style-name="Default_20_Paragraph_20_Font"><text:span text:style-name="T1">כז </text:span></text:span><text:span text:style-name="Default_20_Paragraph_20_Font"><text:span text:style-name="T2">וַהֲוָה בְּעִדַּן דְּמֵילְדַהּ וְהָא תְיוֹמִין בִּמְעָהָא׃ </text:span></text:span><text:span text:style-name="Default_20_Paragraph_20_Font"><text:span text:style-name="T1">כח </text:span></text:span><text:span text:style-name="Default_20_Paragraph_20_Font"><text:span text:style-name="T2">וַהֲוָה בְּמֵילְדַהּ וִיהַב יְדָא וּנְסִיבַת חַיְתָא וּקְטָרַת עַל יְדֵהּ זְהוֹרִיתָא לְמֵימַר דֵּין נְפַק קַדְמָאָה׃ </text:span></text:span><text:span text:style-name="Default_20_Paragraph_20_Font"><text:span text:style-name="T1">כט </text:span></text:span><text:span text:style-name="Default_20_Paragraph_20_Font"><text:span text:style-name="T2">וַהֲוָה כַּד אֲתֵיב יְדֵהּ וְהָא נְפַק אֲחוּהִי וַאֲמֶרֶת מָה תְקוֹף סַגִּי עֲלָךְ לְמִתְקָף וּקְרָא שְׁמֵהּ פָּרֶץ׃ </text:span></text:span><text:span text:style-name="Default_20_Paragraph_20_Font"><text:span text:style-name="T1">ל </text:span></text:span><text:span text:style-name="Default_20_Paragraph_20_Font"><text:span text:style-name="T2">וּבָתַר כֵּן נְפַק אֲחוּהִי דִּי עַל יְדֵהּ זְהוֹרִיתָא וּקְרָא שְׁמֵהּ זָרַח׃ </text:span></text:span></text:p>
      </text:section>
      <text:section text:style-name="Sect1" text:name="Sect39">
        <text:p text:style-name="P5"><text:span text:style-name="Default_20_Paragraph_20_Font"><text:span text:style-name="T5">Genesis 39</text:span></text:span></text:p>
        <text:p text:style-name="P3"><text:span text:style-name="Default_20_Paragraph_20_Font"><text:span text:style-name="T1">א </text:span></text:span><text:span text:style-name="Default_20_Paragraph_20_Font"><text:span text:style-name="T2">וְיוֹסֵף אִתָּחַת לְמִצְרָיִם וּזְבָנֵהּ פּוֹטִיפַר רַבָּא דְפַרְעֹה רַב קָטוֹלַיָּא גְּבַר מִצְרָאָה מִידָא דַּעֲרָבָאֵי דִּי אֲחִתוֹהִי לְתַמָּן׃ </text:span></text:span><text:span text:style-name="Default_20_Paragraph_20_Font"><text:span text:style-name="T1">ב </text:span></text:span><text:span text:style-name="Default_20_Paragraph_20_Font"><text:span text:style-name="T2">וַהֲוָה מֵימְרָא דַּיְיָ בְּסַעְדֵּהּ דְּיוֹסֵף וַהֲוָה גְּבַר מַצְלָח וַהֲוָה בְּבֵית רִבּוֹנֵהּ מִצְרָאָה׃ </text:span></text:span><text:span text:style-name="Default_20_Paragraph_20_Font"><text:span text:style-name="T1">ג </text:span></text:span><text:span text:style-name="Default_20_Paragraph_20_Font"><text:span text:style-name="T2">וַחֲזָא רִבּוֹנֵהּ אֲרֵי מֵימְרָא דַּיְיָ בְּסַעְדֵּהּ וְכֹל דִּי הוּא עָבֵד יְיָ מַצְלַח בִּידֵהּ׃ </text:span></text:span><text:span text:style-name="Default_20_Paragraph_20_Font"><text:span text:style-name="T1">ד </text:span></text:span><text:span text:style-name="Default_20_Paragraph_20_Font"><text:span text:style-name="T2">וְאַשְׁכַּח יוֹסֵף רַחֲמִין בְּעֵינוֹהִי וְשַׁמֵּשׁ יָתֵהּ וּמַנְיֵהּ עַל בֵּיתֵהּ וְכָל דִּי אִית לֵהּ מְסַר בִּידֵהּ׃ </text:span></text:span><text:span text:style-name="Default_20_Paragraph_20_Font"><text:span text:style-name="T1">ה </text:span></text:span><text:span text:style-name="Default_20_Paragraph_20_Font"><text:span text:style-name="T2">וַהֲוָה מֵעִדַּן דְּמַנִּי יָתֵהּ בְּבֵיתֵהּ וְעַל כָּל דִּי אִית לֵהּ וּבָרִיךְ יְיָ יָת בֵּית מִצְרָאָה בְּדִיל יוֹסֵף וַהֲוָה בִּרְכְּתָא דַּיְיָ בְּכָל דִּי אִית לֵהּ בְּבֵיתָא וּבְחַקְלָא׃ </text:span></text:span><text:span text:style-name="Default_20_Paragraph_20_Font"><text:span text:style-name="T1">ו </text:span></text:span><text:span text:style-name="Default_20_Paragraph_20_Font"><text:span text:style-name="T2">וּשְׁבַק כָּל דִּי לֵהּ בִּידָא דְיוֹסֵף וְלָא יְדַע עִמֵּהּ מִדַּעַם אֶלָּהֵן לַחְמָא דִּי הוּא אָכֵל וַהֲוָה יוֹסֵף שַׁפִּיר בְּרֵיוָא וְיָאֵי בְחֶזְוָא׃ </text:span></text:span><text:span text:style-name="Default_20_Paragraph_20_Font"><text:span text:style-name="T1">ז </text:span></text:span><text:span text:style-name="Default_20_Paragraph_20_Font"><text:span text:style-name="T2">וַהֲוָה בָּתַר פִּתְגָּמַיָּא הָאִלֵּין וּזְקָפַת אִתַּת רִבּוֹנֵהּ יָת עֵינָהָא לְיוֹסֵף וַאֲמֶרֶת שְׁכוּב עִמִּי׃ </text:span></text:span><text:span text:style-name="Default_20_Paragraph_20_Font"><text:span text:style-name="T1">ח </text:span></text:span><text:span text:style-name="Default_20_Paragraph_20_Font"><text:span text:style-name="T2">וְסָרֵיב וַאֲמַר לְוַת אִתַּת רִבּוֹנֵהּ הָא רִבּוֹנִי לָא יְדַע עִמִּי מָה דִּבְבֵיתָא וְכֹל דִּי אִית לֵהּ מְסַר בִּידִי׃ </text:span></text:span><text:span text:style-name="Default_20_Paragraph_20_Font"><text:span text:style-name="T1">ט </text:span></text:span><text:span text:style-name="Default_20_Paragraph_20_Font"><text:span text:style-name="T2">לֵיתוֹהִי רַב בְּבֵיתָא הָדֵין מִנִּי וְלָא מְנַע מִנִּי מִדַּעַם אֶלָּהֵן יָתִיךְ בְּדִיל דְאַתְּ אִתְּתֵהּ וְאֶכְדֵּין אֶעְבֵּיד בִּישְׁתָא רַבְּתָא הָדָא וְאֵחוֹב קֳדָם יְיָ׃ </text:span></text:span><text:span text:style-name="Default_20_Paragraph_20_Font"><text:span text:style-name="T1">י </text:span></text:span><text:span text:style-name="Default_20_Paragraph_20_Font"><text:span text:style-name="T2">וַהֲוָה כַּד מַלֵּילַת עִם יוֹסֵף יוֹם יוֹם וְלָא קַבִּיל מִנַּהּ לְמִשְׁכַּב לְוָתַהּ לְמֶהֱוֵי עִמַּהּ׃ </text:span></text:span><text:span text:style-name="Default_20_Paragraph_20_Font"><text:span text:style-name="T1">יא </text:span></text:span><text:span text:style-name="Default_20_Paragraph_20_Font"><text:span text:style-name="T2">וַהֲוָה כְּיוֹמָא הָדֵין וְעַל לְבֵיתָא לְמִבְדַּק בְּכִתְבֵי חָשְׁבְּנֵהּ וְלֵית אֱנַשׁ מֵאֲנָשֵׁי בֵיתָא תַּמָּן בְּבֵיתָא׃ </text:span></text:span><text:span text:style-name="Default_20_Paragraph_20_Font"><text:span text:style-name="T1">יב </text:span></text:span><text:span text:style-name="Default_20_Paragraph_20_Font"><text:span text:style-name="T2">וַאֲחִדְתֵּהּ בִּלְבוּשֵׁהּ לְמֵימַר שְׁכוּב עִמִּי וְשָׁבְקֵהּ לִלְבוּשֵׁהּ בִּידַהּ וַעֲרַק וּנְפַק לְשׁוּקָא׃ </text:span></text:span><text:span text:style-name="Default_20_Paragraph_20_Font"><text:span text:style-name="T1">יג </text:span></text:span><text:span text:style-name="Default_20_Paragraph_20_Font"><text:span text:style-name="T2">וַהֲוָה כַּד חֲזַת אֲרֵי שָׁבְקֵהּ לִלְבוּשֵׁהּ בִּידַהּ וַעֲרַק לְשׁוּקָא׃ </text:span></text:span><text:span text:style-name="Default_20_Paragraph_20_Font"><text:span text:style-name="T1">יד </text:span></text:span><text:span text:style-name="Default_20_Paragraph_20_Font"><text:span text:style-name="T2">וּקְרַת לַאֲנָשֵׁי בֵיתַהּ וַאֲמֶרֶת לְהוֹן לְמֵימָר חֲזוֹ אַיְתִי לָנָא גַּבְרָא עִבְרָאָה לְחַיָּכָא בָנָא עַל לְוָתִי לְמִשְׁכַּב עִמִּי וּקְרֵית בְּקָלָא רַבָּא׃ </text:span></text:span><text:span text:style-name="Default_20_Paragraph_20_Font"><text:span text:style-name="T1">טו </text:span></text:span><text:span text:style-name="Default_20_Paragraph_20_Font"><text:span text:style-name="T2">וַהֲוָה כַד שְׁמַע אֲרֵי אֲרֵימִית קָלִי וּקְרֵית וְשָׁבְקֵהּ לִלְבוּשֵׁהּ לְוָתִי וַעֲרַק וּנְפַק לְשׁוּקָא׃ </text:span></text:span><text:span text:style-name="Default_20_Paragraph_20_Font"><text:span text:style-name="T1">טז </text:span></text:span><text:span text:style-name="Default_20_Paragraph_20_Font"><text:span text:style-name="T2">וַאֲחִתְּתֵהּ לִלְבוּשֵׁהּ לְוָתַהּ עַד דְּעַל רִבּוֹנֵהּ לְבֵיתֵהּ׃ </text:span></text:span><text:span text:style-name="Default_20_Paragraph_20_Font"><text:span text:style-name="T1">יז </text:span></text:span><text:span text:style-name="Default_20_Paragraph_20_Font"><text:span text:style-name="T2">וּמַלֵּילַת עִמֵּהּ כְּפִתְגָּמַיָּא הָאִלֵּין לְמֵימָר עַל לְוָתִי עַבְדָּא עִבְרָאָה דִּי אַיְתֵיתָא לָנָא לְחַיָּכָא בִי׃ </text:span></text:span><text:span text:style-name="Default_20_Paragraph_20_Font"><text:span text:style-name="T1">יח </text:span></text:span><text:span text:style-name="Default_20_Paragraph_20_Font"><text:span text:style-name="T2">וַהֲוָה כַּד אֲרֵימִית קָלִי וּקְרֵית וְשָׁבְקֵהּ לִלְבוּשֵׁהּ לְוָתִי וַעֲרַק לְשׁוּקָא׃ </text:span></text:span><text:span text:style-name="Default_20_Paragraph_20_Font"><text:span text:style-name="T1">יט </text:span></text:span><text:span text:style-name="Default_20_Paragraph_20_Font"><text:span text:style-name="T2">וַהֲוָה כַד שְׁמַע רִבּוֹנֵהּ יָת פִּתְגָּמֵי אִתְּתֵהּ דִּי מַלֵּילַת עִמֵּהּ לְמֵימַר כְּפִתְגָּמַיָּא הָאִלֵּין עֲבַד לִי עַבְדָּךְ וּתְקֵף רָגְזֵהּ׃ </text:span></text:span><text:span text:style-name="Default_20_Paragraph_20_Font"><text:span text:style-name="T1">כ </text:span></text:span><text:span text:style-name="Default_20_Paragraph_20_Font"><text:span text:style-name="T2">וּנְסִיב רִבּוֹנֵהּ דְּיוֹסֵף יָתֵהּ וִיהָבֵיה לְבֵית אֲסִירֵי אֲתַר דִּי אֲסִירֵי מַלְכָּא אֲסִירִין וַהֲוָה תַמָּן בְּבֵית אֲסִירֵי׃ </text:span></text:span><text:span text:style-name="Default_20_Paragraph_20_Font"><text:span text:style-name="T1">כא </text:span></text:span><text:span text:style-name="Default_20_Paragraph_20_Font"><text:span text:style-name="T2">וַהֲוָה מֵימְרָא דַּיְיָ בְּסַעְדֵּהּ דְּיוֹסֵף וּנְגַד לֵהּ חִסְדָּא וִיהָבֵהּ לְרַחֲמִין בְּעֵינֵי רַב בֵּית אֲסִירֵי׃ </text:span></text:span><text:span text:style-name="Default_20_Paragraph_20_Font"><text:span text:style-name="T1">כב </text:span></text:span><text:span text:style-name="Default_20_Paragraph_20_Font"><text:span text:style-name="T2">וִיהַב רַב בֵּית אֲסִירֵי בִּידָא דְיוֹסֵף יָת כָּל אֲסִירַיָּא דִּי בְּבֵית אֲסִירֵי וְיָת כָּל דִּי עָבְדִין תַּמָּן עַל מֵימְרֵהּ הֲוָה מִתְעֲבֵד׃ </text:span></text:span><text:span text:style-name="Default_20_Paragraph_20_Font"><text:span text:style-name="T1">כג </text:span></text:span><text:span text:style-name="Default_20_Paragraph_20_Font"><text:span text:style-name="T2">לֵית רַב בֵּית אֲסִירֵי חָזֵי יָת כָּל סָרְחָן בִּידֵהּ בְּדִי מֵימְרָא דַּיְיָ בְּסַעְדֵּהּ וְדִי הוּא עָבֵד יְיָ מַצְלָח׃ </text:span></text:span></text:p>
      </text:section>
      <text:section text:style-name="Sect1" text:name="Sect40">
        <text:p text:style-name="P5"><text:span text:style-name="Default_20_Paragraph_20_Font"><text:span text:style-name="T5">Genesis 40</text:span></text:span></text:p>
        <text:p text:style-name="P3"><text:span text:style-name="Default_20_Paragraph_20_Font"><text:span text:style-name="T1">א </text:span></text:span><text:span text:style-name="Default_20_Paragraph_20_Font"><text:span text:style-name="T2">וַהֲוָה בָּתַר פִּתְגָּמַיָּא הָאִלֵּין סְרָחוּ שָׁקְיָא מַלְכָּא דְמִצְרַיִם וְנַחְתּוֹמָא לְרִבּוֹנֵיהוֹן לְמַלְכָּא דְמִצְרָיִם׃ </text:span></text:span><text:span text:style-name="Default_20_Paragraph_20_Font"><text:span text:style-name="T1">ב </text:span></text:span><text:span text:style-name="Default_20_Paragraph_20_Font"><text:span text:style-name="T2">וּרְגַז פַּרְעֹה עַל תְּרֵין רַבְרְבָנוֹהִי עַל רַב שָׁקֵי וְעַל רַב נַחְתּוֹמֵי׃ </text:span></text:span><text:span text:style-name="Default_20_Paragraph_20_Font"><text:span text:style-name="T1">ג </text:span></text:span><text:span text:style-name="Default_20_Paragraph_20_Font"><text:span text:style-name="T2">וִיהַב יָתְהוֹן בְּמַטְּרָא בֵּית רַב קָטּוֹלַיָּא לְבֵית אֲסִירֵי אֲתַר דִּי יוֹסֵף אָסִיר תַּמָּן׃ </text:span></text:span><text:span text:style-name="Default_20_Paragraph_20_Font"><text:span text:style-name="T1">ד </text:span></text:span><text:span text:style-name="Default_20_Paragraph_20_Font"><text:span text:style-name="T2">וּמַנִּי רַב קָטוֹלַיָּא יָת יוֹסֵף עִמְּהוֹן וְשַׁמֵּשׁ יָתְהוֹן וַהֲווֹ יוֹמִין בְּמַטְּרָא׃ </text:span></text:span><text:span text:style-name="Default_20_Paragraph_20_Font"><text:span text:style-name="T1">ה </text:span></text:span><text:span text:style-name="Default_20_Paragraph_20_Font"><text:span text:style-name="T2">וַחֲלָמוּ חֶלְמָא תַּרְוֵיהוֹן גְּבַר חֶלְמֵהּ בְּלֵילְיָא חַד גְּבַר כְּפוּשְׁרַן חֶלְמֵהּ שָׁקְיָא וְנַחְתּוֹמָא דִּי לְמַלְכָּא דְמִצְרַיִם דִּי אֲסִירִין בְּבֵית אֲסִירֵי׃ </text:span></text:span><text:span text:style-name="Default_20_Paragraph_20_Font"><text:span text:style-name="T1">ו </text:span></text:span><text:span text:style-name="Default_20_Paragraph_20_Font"><text:span text:style-name="T2">וַאֲתָא לְוָתְהוֹן יוֹסֵף בְּצַפְרָא וַחֲזָא יָתְהוֹן והָא אִנּוּן נְסִיסִין׃ </text:span></text:span><text:span text:style-name="Default_20_Paragraph_20_Font"><text:span text:style-name="T1">ז </text:span></text:span><text:span text:style-name="Default_20_Paragraph_20_Font"><text:span text:style-name="T2">וּשְׁאֵל יָת רַבְרְבֵי פַרְעֹה דִּי עִמֵּהּ בְּמַטְּרָא בֵּית רִבּוֹנֵהּ לְמֵימָר מָה דֵין אַפֵּיכוֹן בִּישִׁין יוֹמָא דֵּין׃ </text:span></text:span><text:span text:style-name="Default_20_Paragraph_20_Font"><text:span text:style-name="T1">ח </text:span></text:span><text:span text:style-name="Default_20_Paragraph_20_Font"><text:span text:style-name="T2">וַאֲמָרוּ לֵהּ חֶלְמָא חֲלֵמְנָא וּפָשַׁר לֵית לֵהּ וַאֲמַר לְהוֹן יוֹסֵף הֲלָא מִן קֳדָם יְיָ פּוּשְׁרַן חֶלְמַיָּא אִשְׁתָּעוּ כְעַן לִי׃ </text:span></text:span><text:span text:style-name="Default_20_Paragraph_20_Font"><text:span text:style-name="T1">ט </text:span></text:span><text:span text:style-name="Default_20_Paragraph_20_Font"><text:span text:style-name="T2">וְאִשְׁתָּעִי רַב שָׁקֵי יָת חֶלְמֵהּ לְיוֹסֵף וַאֲמַר לֵה בְּחֶלְמִי וְהָא גּוּפְנָא קֳדָמָי׃ </text:span></text:span><text:span text:style-name="Default_20_Paragraph_20_Font"><text:span text:style-name="T1">י </text:span></text:span><text:span text:style-name="Default_20_Paragraph_20_Font"><text:span text:style-name="T2">וּבְגוּפְנָא תְּלָתָא שִׁבְשִׁין וְהִיא כַד אַפְרַחַת אַפֵּקַת לַבְלְבִין וַאֲנִיצַת נֵץ בַּשִּׁילוּ אִתְכְּלָתָהָא עִנְּבִין׃ </text:span></text:span><text:span text:style-name="Default_20_Paragraph_20_Font"><text:span text:style-name="T1">יא </text:span></text:span><text:span text:style-name="Default_20_Paragraph_20_Font"><text:span text:style-name="T2">וְכַסָּא דְפַרְעֹה בִּידִי וּנְסִיבַת יָת עִנְּבַיָּא וְעַצָרִית יָתְהוֹן לְכַסָּא דְפַרְעֹה וִיהָבִית יָת כַּסָּא עַל יְדָא דְפַרְעֹה׃ </text:span></text:span><text:span text:style-name="Default_20_Paragraph_20_Font"><text:span text:style-name="T1">יב </text:span></text:span><text:span text:style-name="Default_20_Paragraph_20_Font"><text:span text:style-name="T2">וַאֲמַר לֵהּ יוֹסֵף דֵּין פִּשְׁרָנֵהּ תְּלָתָא שִׁבְשִׁין תְּלָתָא יוֹמִין אִנּוּן׃ </text:span></text:span><text:span text:style-name="Default_20_Paragraph_20_Font"><text:span text:style-name="T1">יג </text:span></text:span><text:span text:style-name="Default_20_Paragraph_20_Font"><text:span text:style-name="T2">בְּסוֹף תְּלָתָא יוֹמִין יִדְכַּר פַּרְעֹה יָת רֵישָׁךְ וִיתֵיבִנָּךְ עַל שִׁמּוּשָׁךְ וְתִתֵּן כַּסָּא דְפַרְעֹה בִּידֵהּ כְּהִלְכְתָא קַדְמָאָה דִּי הֲוֵיתָא מַשְׁקֵי לֵהּ׃ </text:span></text:span><text:span text:style-name="Default_20_Paragraph_20_Font"><text:span text:style-name="T1">יד </text:span></text:span><text:span text:style-name="Default_20_Paragraph_20_Font"><text:span text:style-name="T2">אֶלָּהֵן תִּדְכְּרִנַּנִי עִמָּךְ כַּד יֵיטַב לָךְ וְתַעְבֵּד כְּעַן עִמִּי טִיבוּ וְתִדְכַּר עָלַי קֳדָם פַּרְעֹה וְתַפְּקִנַּנִי מִן בֵּית אֲסִירָא הָדֵין׃ </text:span></text:span><text:span text:style-name="Default_20_Paragraph_20_Font"><text:span text:style-name="T1">טו </text:span></text:span><text:span text:style-name="Default_20_Paragraph_20_Font"><text:span text:style-name="T2">אֲרֵי מִגְנַב גְּנֵבְנָא מֵאַרְעָא דְעִבְרָאֵי וְאַף הָכָא לָא עֲבָדִית מִדַּעַם אֲרֵי שַׁוִּיאוּ יָתִי בְּבֵית אֲסִירֵי׃ </text:span></text:span><text:span text:style-name="Default_20_Paragraph_20_Font"><text:span text:style-name="T1">טז </text:span></text:span><text:span text:style-name="Default_20_Paragraph_20_Font"><text:span text:style-name="T2">וַחֲזָא רַב נַחְתּוֹמֵי אֲרֵי יָאוּת פָּשַׁר וַאֲמַר לְיוֹסֵף אַף אֲנָא בְּחֶלְמִי וְהָא תְּלָתָא סַלִּין דְּחֵירוּ עַל רֵישִׁי׃ </text:span></text:span><text:span text:style-name="Default_20_Paragraph_20_Font"><text:span text:style-name="T1">יז </text:span></text:span><text:span text:style-name="Default_20_Paragraph_20_Font"><text:span text:style-name="T2">וּבְסַלָּא עִלָּאָה מִכֹּל מֵיכַל פַּרְעֹה עוֹבַד נַחְתּוֹם וְעוֹפָא אָכֵל יָתְהוֹן מִן סַלָּא מֵעִלָּוֵי רֵישִׁי׃ </text:span></text:span><text:span text:style-name="Default_20_Paragraph_20_Font"><text:span text:style-name="T1">יח </text:span></text:span><text:span text:style-name="Default_20_Paragraph_20_Font"><text:span text:style-name="T2">וַאֲתֵב יוֹסֵף וַאֲמַר דֵּין פִּשְׁרָנֵהּ תְּלָתָא סַלִּין תְּלָתָא יוֹמִין אִנּוּן׃ </text:span></text:span><text:span text:style-name="Default_20_Paragraph_20_Font"><text:span text:style-name="T1">יט </text:span></text:span><text:span text:style-name="Default_20_Paragraph_20_Font"><text:span text:style-name="T2">בְּסוֹף תְּלָתָא יוֹמִין יַעְדִּי פַרְעֹה יָת רֵישָׁךְ מִנָּךְ וְיִצְלוֹב יָתָךְ עַל צְלִיבָא וְיֵכוּל עוֹפָא יָת בִּשְׂרָךְ מִנָּךְ׃ </text:span></text:span><text:span text:style-name="Default_20_Paragraph_20_Font"><text:span text:style-name="T1">כ </text:span></text:span><text:span text:style-name="Default_20_Paragraph_20_Font"><text:span text:style-name="T2">וַהֲוָה בְּיוֹמָא תְלִיתָאָה יוֹמָא בֵּית וַלְדָא דְפַרְעֹה וַעֲבַד מִשְׁתְּיָא לְכָל עַבְדּוֹהִי וְאִדְכַּר יָת רֵישׁ רַב שָׁקֵי וְיָת רֵישׁ רַב נַחְתּוֹמֵי בְּגוֹ עַבְדּוֹהִי׃ </text:span></text:span><text:span text:style-name="Default_20_Paragraph_20_Font"><text:span text:style-name="T1">כא </text:span></text:span><text:span text:style-name="Default_20_Paragraph_20_Font"><text:span text:style-name="T2">וַאֲתֵיב יָת רַב שָׁקֵי עַל שַׁקְיוּתֵהּ וִיהַב יָת כַּסָּא עַל יְדָא דְפַרְעֹה׃ </text:span></text:span><text:span text:style-name="Default_20_Paragraph_20_Font"><text:span text:style-name="T1">כב </text:span></text:span><text:span text:style-name="Default_20_Paragraph_20_Font"><text:span text:style-name="T2">וְיָת רַב נַחְתּוֹמֵי צְלָב כְּמָא דִּי פָשַׁר לְהוֹן יוֹסֵף׃ </text:span></text:span><text:span text:style-name="Default_20_Paragraph_20_Font"><text:span text:style-name="T1">כג </text:span></text:span><text:span text:style-name="Default_20_Paragraph_20_Font"><text:span text:style-name="T2">וְלָא דְכִיר רַב שָׁקֵי יָת יוֹסֵף וְאַנְשְׁיֵהּ׃ </text:span></text:span></text:p>
      </text:section>
      <text:section text:style-name="Sect1" text:name="Sect41">
        <text:p text:style-name="P5"><text:span text:style-name="Default_20_Paragraph_20_Font"><text:span text:style-name="T5">Genesis 41</text:span></text:span></text:p>
        <text:p text:style-name="P3"><text:span text:style-name="Default_20_Paragraph_20_Font"><text:span text:style-name="T1">א </text:span></text:span><text:span text:style-name="Default_20_Paragraph_20_Font"><text:span text:style-name="T2">וַהֲוָה מִסּוֹף תַּרְתֵּין שְׁנִין וּפַרְעֹה חָלֵם וְהָא קָאֵם עַל נַהֲרָא׃ </text:span></text:span><text:span text:style-name="Default_20_Paragraph_20_Font"><text:span text:style-name="T1">ב </text:span></text:span><text:span text:style-name="Default_20_Paragraph_20_Font"><text:span text:style-name="T2">וְהָא מִן נַהֲרָא סָלְקָן שְׁבַע תּוֹרָן שַׁפִּירָן לְמֶחֱזֵי וּפַטִּימָן בְּשָׂר וְרָעְיָן בְּאַחְוָה׃ </text:span></text:span><text:span text:style-name="Default_20_Paragraph_20_Font"><text:span text:style-name="T1">ג </text:span></text:span><text:span text:style-name="Default_20_Paragraph_20_Font"><text:span text:style-name="T2">וְהָא שְׁבַע תּוֹרָן אָחֳרָנְיָן סָלְקָן בַּתְרֵיהוֹן מִן נַהֲרָא בִּישָׁן לְמֶחֱזֵי וַחֲסִירַן בְּשָׂר וְקָמָן לְקִבְלֵיהוֹן דְּתוֹרָן עַל כֵּיף נַהֲרָא׃ </text:span></text:span><text:span text:style-name="Default_20_Paragraph_20_Font"><text:span text:style-name="T1">ד </text:span></text:span><text:span text:style-name="Default_20_Paragraph_20_Font"><text:span text:style-name="T2">וַאֲכָלַן תּוֹרְתָּא בִּישָׁן לְמֶחֱזֵי וַחֲסִירַן בְּשַׂר יָת שְׁבַע תּוֹרְתָּא שַׁפִּירָן לְמֶחֱזֵי וּפַטִּימָתָא וְאִתְּעַר פַּרְעֹה׃ </text:span></text:span><text:span text:style-name="Default_20_Paragraph_20_Font"><text:span text:style-name="T1">ה </text:span></text:span><text:span text:style-name="Default_20_Paragraph_20_Font"><text:span text:style-name="T2">וּדְמוּךְ וַחֲלַם תִּנְיָנוּת וְהָא שְׁבַע שֻׁבְּלַיָּא סָלְקָן בְּקַנְיָא חַד פַּטִּימָן וְטָבָן׃ </text:span></text:span><text:span text:style-name="Default_20_Paragraph_20_Font"><text:span text:style-name="T1">ו </text:span></text:span><text:span text:style-name="Default_20_Paragraph_20_Font"><text:span text:style-name="T2">וְהָא שְׁבַע שֻׁבְּלַיָּא לָקְיָן וּשְׁקִיפָן קִדּוּם צָמְחָן בַּתְרֵיהוֹן׃ </text:span></text:span><text:span text:style-name="Default_20_Paragraph_20_Font"><text:span text:style-name="T1">ז </text:span></text:span><text:span text:style-name="Default_20_Paragraph_20_Font"><text:span text:style-name="T2">וּבְלָעָא שֻׁבְּלַיָּא לָקְיָתָא יָת שְׁבַע שֻׁבְּלַיָּא פַּטִּימָתָא וּמָלְיָתָא וְאִתְּעַר פַּרְעֹה וְהָא חֶלְמָא׃ </text:span></text:span><text:span text:style-name="Default_20_Paragraph_20_Font"><text:span text:style-name="T1">ח </text:span></text:span><text:span text:style-name="Default_20_Paragraph_20_Font"><text:span text:style-name="T2">וַהֲוָה בְצַפְרָא וּמִטַּרְפָּא רוּחֵהּ וּשְׁלַח וּקְרָא יָת כָּל חֳרָשֵׁי מִצְרַיִם וְיָת כָּל חַכִּימָהָא וְאִשְׁתָּעִי פַרְעֹה לְהוֹן יָת חֶלְמֵהּ וְלֵית דְּפָשַׁר יָתְהוֹן לְפַרְעֹה׃ </text:span></text:span><text:span text:style-name="Default_20_Paragraph_20_Font"><text:span text:style-name="T1">ט </text:span></text:span><text:span text:style-name="Default_20_Paragraph_20_Font"><text:span text:style-name="T2">וּמַלִּיל רַב שָׁקֵי (עִם פַּרְעֹה) לְפַרְעֹה לְמֵימָר יָת סָרְחָנִי אֲנָא מַדְכַּר יוֹמָא דֵּין׃ </text:span></text:span><text:span text:style-name="Default_20_Paragraph_20_Font"><text:span text:style-name="T1">י </text:span></text:span><text:span text:style-name="Default_20_Paragraph_20_Font"><text:span text:style-name="T2">פַּרְעֹה רְגֵז עַל עַבְדוֹהִי וִיהַב יָתִי בְּמַטְּרָא בֵּית רַב קָטוֹלַיָּא יָתִי וְיָת רַב נַחְתּוֹמֵי׃ </text:span></text:span><text:span text:style-name="Default_20_Paragraph_20_Font"><text:span text:style-name="T1">יא </text:span></text:span><text:span text:style-name="Default_20_Paragraph_20_Font"><text:span text:style-name="T2">וַחֲלֵמְנָא חֶלְמָא בְּלֵילְיָא חַד אֲנָא וָהוּא גְּבַר כְּפִשְׁרַן חֶלְמֵהּ חֲלֵמְנָא׃ </text:span></text:span><text:span text:style-name="Default_20_Paragraph_20_Font"><text:span text:style-name="T1">יב </text:span></text:span><text:span text:style-name="Default_20_Paragraph_20_Font"><text:span text:style-name="T2">וְתַמָּן עִמָּנָא עוּלֵם עִבְרָאָה עַבְדָא לְרַב קָטוֹלַיָּא וְאִשְׁתָּעֵינָא לֵהּ וּפָשַׁר לָנָא יָת חֶלְמָנָא גְּבַר כְּחֶלְמֵהּ פָּשָׁר׃ </text:span></text:span><text:span text:style-name="Default_20_Paragraph_20_Font"><text:span text:style-name="T1">יג </text:span></text:span><text:span text:style-name="Default_20_Paragraph_20_Font"><text:span text:style-name="T2">וַהֲוָה כְּמָא דִּי פָשַׁר לָנָא כֵּן הֲוָה יָתִי אֲתֵיב עַל שִׁמּוּשִׁי וְיָתֵהּ צְלָב׃ </text:span></text:span><text:span text:style-name="Default_20_Paragraph_20_Font"><text:span text:style-name="T1">יד </text:span></text:span><text:span text:style-name="Default_20_Paragraph_20_Font"><text:span text:style-name="T2">וּשְׁלַח פַּרְעֹה וּקְרָא יָת יוֹסֵף וְאַרְהָטוּהִי מִן בֵּית אֲסִירֵי וְסַפַּר וְשַׁנִּי כְסוּתֵהּ וְעַל לְוַת פַּרְעֹה׃ </text:span></text:span><text:span text:style-name="Default_20_Paragraph_20_Font"><text:span text:style-name="T1">טו </text:span></text:span><text:span text:style-name="Default_20_Paragraph_20_Font"><text:span text:style-name="T2">וַאֲמַר פַּרְעֹה לְיוֹסֵף חֶלְמָא חֲלֵמִית וּפָשַׁר לֵית לֵהּ וַאֲנָא שִׁמְעֵית עֲלָךְ לְמֵימַר דְּאַתְּ שָׁמַע חֶלְמָא לְמִפְשַׁר יָתֵהּ׃ </text:span></text:span><text:span text:style-name="Default_20_Paragraph_20_Font"><text:span text:style-name="T1">טז </text:span></text:span><text:span text:style-name="Default_20_Paragraph_20_Font"><text:span text:style-name="T2">וַאֲתֵיב יוֹסֵף יָת פַּרְעֹה לְמֵימַר בַּר מִן חָכְמְתִי אֶלָּהֵן מִן קֳדָם יְיָ יִתֹּתַב יָת שְׁלָמָא דְפַרְעֹה׃ </text:span></text:span><text:span text:style-name="Default_20_Paragraph_20_Font"><text:span text:style-name="T1">יז </text:span></text:span><text:span text:style-name="Default_20_Paragraph_20_Font"><text:span text:style-name="T2">וּמַלֵּיל פַּרְעֹה עִם יוֹסֵף בְּחֶלְמִי הָא אֲנָא קָאֵם עַל כֵּיף נַהֲרָא׃ </text:span></text:span><text:span text:style-name="Default_20_Paragraph_20_Font"><text:span text:style-name="T1">יח </text:span></text:span><text:span text:style-name="Default_20_Paragraph_20_Font"><text:span text:style-name="T2">וְהָא מִן נַהֲרָא סָלְקָן שְׁבַע תּוֹרָן פַּטִּימָן בְּשַׂר וְשַׁפִּירָן לְמֶחֱזֵי וְרַעְיָן בְּאַחֲוָה׃ </text:span></text:span><text:span text:style-name="Default_20_Paragraph_20_Font"><text:span text:style-name="T1">יט </text:span></text:span><text:span text:style-name="Default_20_Paragraph_20_Font"><text:span text:style-name="T2">וְהָא שְׁבַע תּוֹרָן אָחֳרָנְיָן סָלְקָן בַּתְרֵיהוֹן חֲסִיכָן וּבִישָׁן לְמֶחֱזֵי לַחֲדָא וַחֲסִירָן בְּשָׂר לָא חֲזֵתִי כְוָתְהֵן בְּכָל אַרְעָא דְמִצְרַיִם לְבִישׁוּ׃ </text:span></text:span><text:span text:style-name="Default_20_Paragraph_20_Font"><text:span text:style-name="T1">כ </text:span></text:span><text:span text:style-name="Default_20_Paragraph_20_Font"><text:span text:style-name="T2">וַאֲכָלָן תּוֹרְתָּא חֲסִיכָתָא וּבִישָׁתָא יָת שְׁבַע תּוֹרְתָּא קַדְמָיָתָּא פַּטִּימָתָא׃ </text:span></text:span><text:span text:style-name="Default_20_Paragraph_20_Font"><text:span text:style-name="T1">כא </text:span></text:span><text:span text:style-name="Default_20_Paragraph_20_Font"><text:span text:style-name="T2">וַעֲלָא לִמְעֵיהֶן וְלָא אִתְיְדַע אֲרֵי עַלּוּ לִמְעֵיהֶן וּמֶחֱזֵיהֶן בִּישׁ כַּד בְּקַדְמֵיתָא וְאִתְּעָרִית׃ </text:span></text:span><text:span text:style-name="Default_20_Paragraph_20_Font"><text:span text:style-name="T1">כב </text:span></text:span><text:span text:style-name="Default_20_Paragraph_20_Font"><text:span text:style-name="T2">וַחֲזֵית בְּחֶלְמִי וְהָא שְׁבַע שֻׁבְּלַיָּא סָלְקָן בְּקַנְיָא חַד מָלְיָן וְטָבָן׃ </text:span></text:span><text:span text:style-name="Default_20_Paragraph_20_Font"><text:span text:style-name="T1">כג </text:span></text:span><text:span text:style-name="Default_20_Paragraph_20_Font"><text:span text:style-name="T2">וְהָא שְׁבַע שֻׁבְּלַיָּא נָצָן לָקְיָן שְׁקִיפָן קִדּוּם צָמְחָן בַּתְרֵיהוֹן׃ </text:span></text:span><text:span text:style-name="Default_20_Paragraph_20_Font"><text:span text:style-name="T1">כד </text:span></text:span><text:span text:style-name="Default_20_Paragraph_20_Font"><text:span text:style-name="T2">וּבְלָעָן שֻׁבְּלַיָּא לָקְיָתָא יָת שְׁבַע שֻׁבְּלַיָּא טָּבָתָא וַאֲמָרִית לַחֲרָשַׁיָּא וְלֵית דִּי מְחַוֵּי לִי׃ </text:span></text:span><text:span text:style-name="Default_20_Paragraph_20_Font"><text:span text:style-name="T1">כה </text:span></text:span><text:span text:style-name="Default_20_Paragraph_20_Font"><text:span text:style-name="T2">וַאֲמַר יוֹסֵף לְפַרְעֹה חֶלְמָא דְפַּרְעֹה חַד הוּא יָת דִּי יְיָ עָתִיד לְמֶעְבַּד חַוִּי לְפַרְעֹה׃ </text:span></text:span><text:span text:style-name="Default_20_Paragraph_20_Font"><text:span text:style-name="T1">כו </text:span></text:span><text:span text:style-name="Default_20_Paragraph_20_Font"><text:span text:style-name="T2">שְׁבַע תּוֹרְתָּא טָבָתָא שְׁבַע שְׁנִין אִנּוּן וּשְׁבַע שֻׁבְּלַיָּא טָבָתָא שְׁבַע שְׁנִין אִנּוּן חֶלְמָא חַד הוּא׃ </text:span></text:span><text:span text:style-name="Default_20_Paragraph_20_Font"><text:span text:style-name="T1">כז </text:span></text:span><text:span text:style-name="Default_20_Paragraph_20_Font"><text:span text:style-name="T2">וּשְׁבַע תּוֹרְתָּא חֲסִיכָתָא וּבִישָׁתָא דְסָלְקָן בַּתְרֵיהוֹן שְׁבַע שְׁנִין אִנּוּן וּשְׁבַע שֻׁבְּלַיָּא לָקְיָתָא דִּשְׁקִיפָן קִדּוּם יְהֶוְיָן שְׁבַע שְׁנֵי כַפְנָא׃ </text:span></text:span><text:span text:style-name="Default_20_Paragraph_20_Font"><text:span text:style-name="T1">כח </text:span></text:span><text:span text:style-name="Default_20_Paragraph_20_Font"><text:span text:style-name="T2">הוּא פִתְגָּמָא דִּי מַלֵּילִית עִם פַּרְעֹה דִּי יְיָ עָתִיד לְמֶעְבַּד אַחֲזֵי לְפַרְעֹה׃ </text:span></text:span><text:span text:style-name="Default_20_Paragraph_20_Font"><text:span text:style-name="T1">כט </text:span></text:span><text:span text:style-name="Default_20_Paragraph_20_Font"><text:span text:style-name="T2">הָא שְׁבַע שְׁנִין אָתְיָן שׂוֹבְעָא רַבָּא בְּכָל אַרְעָא דְמִצְרָיִם׃ </text:span></text:span><text:span text:style-name="Default_20_Paragraph_20_Font"><text:span text:style-name="T1">ל </text:span></text:span><text:span text:style-name="Default_20_Paragraph_20_Font"><text:span text:style-name="T2">וִיקוּמוּן שְׁבַע שְׁנֵי כַפְנָא בַּתְרֵיהֶן וְיִתִנְשֵׁי כָּל שׂוֹבְעָא בְּאַרְעָא דְמִצְרָיִם וִישֵׁיצֵי כַפְנָא יָת (עַמָּא דְ) אַרְעָא׃ </text:span></text:span><text:span text:style-name="Default_20_Paragraph_20_Font"><text:span text:style-name="T1">לא </text:span></text:span><text:span text:style-name="Default_20_Paragraph_20_Font"><text:span text:style-name="T2">וְלָא יִתְיְדַע שׂוֹבְעָא בְּאַרְעָא מִן קֳדָם כַּפְנָא הַהוּא דִּיהֵי בָתַר כֵּן אֲרֵי תַקִּיף הוּא לַחֲדָא׃ </text:span></text:span><text:span text:style-name="Default_20_Paragraph_20_Font"><text:span text:style-name="T1">לב </text:span></text:span><text:span text:style-name="Default_20_Paragraph_20_Font"><text:span text:style-name="T2">וְעַל דְּאִתַּנֵּית חֶלְמָא לְפַרְעֹה תַּרְתֵּין זִמְנִין אֲרֵי תַקִּין פִּתְגָּמָא מִן קֳדָם יְיָ וְאוֹחִי יְיָ לְמֶעְבְּדֵהּ׃ </text:span></text:span><text:span text:style-name="Default_20_Paragraph_20_Font"><text:span text:style-name="T1">לג </text:span></text:span><text:span text:style-name="Default_20_Paragraph_20_Font"><text:span text:style-name="T2">וּכְעַן יֶחֱזֵי פַרְעֹה גְּבַר סוּכְלְתָן וְחַכִּים וִימַנִינֵיהּ עַל אַרְעָא דְמִצְרָיִם׃ </text:span></text:span><text:span text:style-name="Default_20_Paragraph_20_Font"><text:span text:style-name="T1">לד </text:span></text:span><text:span text:style-name="Default_20_Paragraph_20_Font"><text:span text:style-name="T2">יַעְבֵּד פַרְעֹה וִימַנֵּי מְהֵימְנִין עַל אַרְעָא וִיזָרֵז יָת אַרְעָא דְמִצְרַיִם בְּשֶׁבַע שְׁנֵי שׂוֹבְעָא׃ </text:span></text:span><text:span text:style-name="Default_20_Paragraph_20_Font"><text:span text:style-name="T1">לה </text:span></text:span><text:span text:style-name="Default_20_Paragraph_20_Font"><text:span text:style-name="T2">וְיִכְנְשׁוּן יָת כָּל עִיבוּר שְׁנַיָּא טָבָן דְּאָתְיָן הָאִלֵּין וְיִצְבְּרוּן עִיבוּרָא תְּחוֹת יְדָא מְהֵימְנֵי דְפַרְעֹה עִיבוּרָא בְּקִירְוַיָּא וְיִטְּרוּן׃ </text:span></text:span><text:span text:style-name="Default_20_Paragraph_20_Font"><text:span text:style-name="T1">לו </text:span></text:span><text:span text:style-name="Default_20_Paragraph_20_Font"><text:span text:style-name="T2">וִיהֵי עִיבוּרָא גְּנִיז (לְעַמָּא דְ) לְאַרְעָא לִשְׁבַע שְׁנֵי כַפְנָא דִּי תְהֶוְיָן בְּאַרְעָא דְמִצְרָיִם וְלָא תִשְׁתֵּיצֵי עַמָּא דְאַרְעָא בְּכַפְנָא׃ </text:span></text:span><text:span text:style-name="Default_20_Paragraph_20_Font"><text:span text:style-name="T1">לז </text:span></text:span><text:span text:style-name="Default_20_Paragraph_20_Font"><text:span text:style-name="T2">וּשְׁפַר פִּתְגָּמָא בְּעֵינֵי פַרְעֹה וּבְעֵינֵי כָּל עַבְדּוֹהִי׃ </text:span></text:span><text:span text:style-name="Default_20_Paragraph_20_Font"><text:span text:style-name="T1">לח </text:span></text:span><text:span text:style-name="Default_20_Paragraph_20_Font"><text:span text:style-name="T2">וַאֲמַר פַּרְעֹה לְעַבְדוֹהִי הֲנִשְׁכַּח כְּדֵין גְּבַר דִּי רוּחַ נְבוּאָה מִן קֳדָם יְיָ בֵּהּ׃ </text:span></text:span><text:span text:style-name="Default_20_Paragraph_20_Font"><text:span text:style-name="T1">לט </text:span></text:span><text:span text:style-name="Default_20_Paragraph_20_Font"><text:span text:style-name="T2">וַאֲמַר פַּרְעֹה לְיוֹסֵף בָּתַר דְּאוֹדַע יְיָ יָתָךְ יָת כָּל דָּא לֵית סָכְלְתָן וְחַכִּים כְּוָתָךְ׃ </text:span></text:span><text:span text:style-name="Default_20_Paragraph_20_Font"><text:span text:style-name="T1">מ </text:span></text:span><text:span text:style-name="Default_20_Paragraph_20_Font"><text:span text:style-name="T2">אַתְּ תְּהֵי מְמַנָּא עַל בֵּיתִי וְעַל מֵימְרָךְ יִתְּזַן כָּל עַמִּי לְחוֹד כָּרְסֵי מַלְכוּתָא הָדֵין אֵיהֵי יַקִּיר מִנָּךְ׃ </text:span></text:span><text:span text:style-name="Default_20_Paragraph_20_Font"><text:span text:style-name="T1">מא </text:span></text:span><text:span text:style-name="Default_20_Paragraph_20_Font"><text:span text:style-name="T2">וַאֲמַר פַּרְעֹה לְיוֹסֵף חֲזֵי מַנֵּיתִי יָתָךְ עַל כָּל אַרְעָא דמִצְרָיִם׃ </text:span></text:span><text:span text:style-name="Default_20_Paragraph_20_Font"><text:span text:style-name="T1">מב </text:span></text:span><text:span text:style-name="Default_20_Paragraph_20_Font"><text:span text:style-name="T2">וְאַעְדִּי פַרְעֹה יָת עִזְקְתֵהּ מֵעַל יְדֵהּ וִיהַב יָתַהּ עַל יְדָא דְיוֹסֵף וְאַלְבִּישׁ יָתֵהּ לְבוּשִׁין דְּבוּץ וְשַׁוִּי מָנִיכָא דְדַהֲבָא עַל צַוְּארֵהּ׃ </text:span></text:span><text:span text:style-name="Default_20_Paragraph_20_Font"><text:span text:style-name="T1">מג </text:span></text:span><text:span text:style-name="Default_20_Paragraph_20_Font"><text:span text:style-name="T2">וְאַרְכֵּיב יָתֵהּ בִּרְתִכָּא תִנְיֵתָא (נ''י תִנְיָנָא) דִּי לֵהּ וְאַכְרִיזוּ קֳדָמוֹהִי דֵּין אַבָּא לְמַלְכָּא וּמַנִּי יָתֵהּ עַל כָּל אַרְעָא דְמִצְרָיִם׃ </text:span></text:span><text:span text:style-name="Default_20_Paragraph_20_Font"><text:span text:style-name="T1">מד </text:span></text:span><text:span text:style-name="Default_20_Paragraph_20_Font"><text:span text:style-name="T2">וַאֲמַר פַּרְעֹה לְיוֹסֵף אֲנָא פַרְעֹה וּבַר מֵימְרָךְ לָא יְרִים גְּבַר יָת יְדֵהּ לְמֵיחַד זֵין וְיָת רִגְלֵהּ לְמִרְכַּב עַל סוּסְיָא בְּכָל אַרְעָא דְמִצְרָיִם׃ </text:span></text:span><text:span text:style-name="Default_20_Paragraph_20_Font"><text:span text:style-name="T1">מה </text:span></text:span><text:span text:style-name="Default_20_Paragraph_20_Font"><text:span text:style-name="T2">וּקְרָא פַּרְעֹה שׁוּם יוֹסֵף גַּבְרָא דְמִטַּמְרָן גָּלְיָן לֵהּ וִיהַב לֵהּ יָת אָסְנַת בַּת פּוֹטִי פֶרַע רַבָּא דְאוֹן לְאִתְּתָא וּנְפַק יוֹסֵף (שַׁלִּיט) עַל אַרְעָא דְמִצְרָיִם׃ </text:span></text:span><text:span text:style-name="Default_20_Paragraph_20_Font"><text:span text:style-name="T1">מו </text:span></text:span><text:span text:style-name="Default_20_Paragraph_20_Font"><text:span text:style-name="T2">וְיוֹסֵף בַּר תְּלָתִין שְׁנִין כַּד קָם קֳדָם פַּרְעֹה מַלְכָּא דְמִצְרָיִם וּנְפַק יוֹסֵף מִן קֳדָם פַּרְעֹה וַעֲבַר (שַׁלִּיט) בְּכָל אַרְעָא דְמִצְרָיִם׃ </text:span></text:span><text:span text:style-name="Default_20_Paragraph_20_Font"><text:span text:style-name="T1">מז </text:span></text:span><text:span text:style-name="Default_20_Paragraph_20_Font"><text:span text:style-name="T2">וּכְנָשׁוּ דָיְרֵי אַרְעָא בִּשְׁבַע שְׁנֵי שׂוֹבְעָא עִיבוּרָא לְאוֹצָרִין׃ </text:span></text:span><text:span text:style-name="Default_20_Paragraph_20_Font"><text:span text:style-name="T1">מח </text:span></text:span><text:span text:style-name="Default_20_Paragraph_20_Font"><text:span text:style-name="T2">וּכְנַשׁ יָת כָּל עִיבוּר שְׁבַע שְׁנִין דִּי הֲווֹ בְּאַרְעָא דְמִצְרַיִם וִיהַב עִיבוּר בְּקִרְוַיָּא עִיבוּר חֲקַל קַרְתָּא דִּי בְסַחְרָנָהָא יְהַב בְּגַוָּהּ׃ </text:span></text:span><text:span text:style-name="Default_20_Paragraph_20_Font"><text:span text:style-name="T1">מט </text:span></text:span><text:span text:style-name="Default_20_Paragraph_20_Font"><text:span text:style-name="T2">וּכְנַשׁ יוֹסֵף עִיבוּרָא כְּחַלָּא דְיַמָּא סַגִּי לַחֲדָא עַד דִּי פְסַק לְמִמְנֵי אֲרֵי לֵית מִנְיָן׃ </text:span></text:span><text:span text:style-name="Default_20_Paragraph_20_Font"><text:span text:style-name="T1">נ </text:span></text:span><text:span text:style-name="Default_20_Paragraph_20_Font"><text:span text:style-name="T2">וּלְיוֹסֵף אִתְיְלִיד תַּרְתֵּין בְּנִין עַד לָא עַלַּת שַׁתָּא דְכַפְנָא דִּילִידַת לֵהּ אָסְנַת בַּת פּוֹטִי פֶרַע רַבָּא דְאוֹן׃ </text:span></text:span><text:span text:style-name="Default_20_Paragraph_20_Font"><text:span text:style-name="T1">נא </text:span></text:span><text:span text:style-name="Default_20_Paragraph_20_Font"><text:span text:style-name="T2">וּקְרָא יוֹסֵף יָת שׁוּם בּוּכְרָא מְנַשֶּׁה אֲרֵי אַנְשְׁיַנִי יְיָ יָת כָּל עַמְלִי וְיָת כָּל בֵּית אַבָּא׃ </text:span></text:span><text:span text:style-name="Default_20_Paragraph_20_Font"><text:span text:style-name="T1">נב </text:span></text:span><text:span text:style-name="Default_20_Paragraph_20_Font"><text:span text:style-name="T2">וְיָת שׁוּם תִּנְיָנָא קְרָא אֶפְרָיִם אֲרֵי אַפְשַׁנִּי יְיָ בְּאַרַע שִׁעְבּוּדִי׃ </text:span></text:span><text:span text:style-name="Default_20_Paragraph_20_Font"><text:span text:style-name="T1">נג </text:span></text:span><text:span text:style-name="Default_20_Paragraph_20_Font"><text:span text:style-name="T2">וּשְׁלִימַת שְׁבַע שְׁנֵי שׂוֹבְעָא דִּי הֲוָה בְּאַרְעָא דְמִצְרָיִם׃ </text:span></text:span><text:span text:style-name="Default_20_Paragraph_20_Font"><text:span text:style-name="T1">נד </text:span></text:span><text:span text:style-name="Default_20_Paragraph_20_Font"><text:span text:style-name="T2">וּשְׁרִיאַת שְׁבַע שְׁנֵי כַפְנָא לְמֵיעַל כְּמָא דִּי אֲמַר יוֹסֵף וַהֲוָה כַפְנָא בְּכָל אַרְעֲתָא וּבְכָל אַרְעָא דְמִצְרַיִם הֲוָה לַחְמָא׃ </text:span></text:span><text:span text:style-name="Default_20_Paragraph_20_Font"><text:span text:style-name="T1">נה </text:span></text:span><text:span text:style-name="Default_20_Paragraph_20_Font"><text:span text:style-name="T2">וּכְפָנַת כָּל אַרְעָא דְמִצְרַיִם וּצְוַח עַמָּא קֳדָם לְפַרְעֹה עַל לַחְמָא וַאֲמַר פַּרְעֹה לְכָל מִצְרָאֵי אִיזִילוּ לְוַת יוֹסֵף דִּי יֵימַר לְכוֹן תַּעְבְּדוּן׃ </text:span></text:span><text:span text:style-name="Default_20_Paragraph_20_Font"><text:span text:style-name="T1">נו </text:span></text:span><text:span text:style-name="Default_20_Paragraph_20_Font"><text:span text:style-name="T2">וְכַפְנָא הֲוָה עַל כָּל אַפֵּי אַרְעָא וּפְתַח יוֹסֵף יָת כָּל דִּי בְהוֹן עִיבוּרָא וְזַבִּין לְמִצְרַיִם וּתְקֵיף כַּפְנָא בְּאַרְעָא דְמִצְרָיִם׃ </text:span></text:span><text:span text:style-name="Default_20_Paragraph_20_Font"><text:span text:style-name="T1">נז </text:span></text:span><text:span text:style-name="Default_20_Paragraph_20_Font"><text:span text:style-name="T2">וְכָל דָּיְרֵי אַרְעָא עַלּוּ לְמִצְרַיִם לְמִזְבַּן עִיבוּרָא מִן יוֹסֵף אֲרֵי תְקֵיף כַּפְנָא בְּכָל אַרְעָא׃ </text:span></text:span></text:p>
      </text:section>
      <text:section text:style-name="Sect1" text:name="Sect42">
        <text:p text:style-name="P5"><text:span text:style-name="Default_20_Paragraph_20_Font"><text:span text:style-name="T5">Genesis 42</text:span></text:span></text:p>
        <text:p text:style-name="P3"><text:span text:style-name="Default_20_Paragraph_20_Font"><text:span text:style-name="T1">א </text:span></text:span><text:span text:style-name="Default_20_Paragraph_20_Font"><text:span text:style-name="T2">וַחֲזָא יַעֲקֹב אֲרֵי אִית עִיבוּרָא מִזְדַּבַּן בְּמִצְרָיִם וַאֲמַר יַעֲקֹב לִבְנוֹהִי לְמָא תִּתְחֲזוּן׃ </text:span></text:span><text:span text:style-name="Default_20_Paragraph_20_Font"><text:span text:style-name="T1">ב </text:span></text:span><text:span text:style-name="Default_20_Paragraph_20_Font"><text:span text:style-name="T2">וַאֲמַר הָא שְׁמָעִית אָמְרִין אֲרֵי אִית עִיבוּרָא מִזְדַּבַּן בְּמִצְרָיִם חוּתוּ תַמָּן וּזְבוּנוּ לָנָא מִּתַּמָּן וְנֵחֵי וְלָא נְמוּת׃ </text:span></text:span><text:span text:style-name="Default_20_Paragraph_20_Font"><text:span text:style-name="T1">ג </text:span></text:span><text:span text:style-name="Default_20_Paragraph_20_Font"><text:span text:style-name="T2">וּנְחָתוּ אֲחֵי יוֹסֵף עַסְרָא לְמִזְבַּן עִיבוּרָא מִמִּצְרָיִם׃ </text:span></text:span><text:span text:style-name="Default_20_Paragraph_20_Font"><text:span text:style-name="T1">ד </text:span></text:span><text:span text:style-name="Default_20_Paragraph_20_Font"><text:span text:style-name="T2">וְיָת בִּנְיָמִין אֲחוּהִי דְיוֹסֵף לָא שְׁלַח יַעֲקֹב עִם אֲחוֹהִי אֲרֵי אֲמַר דִּלְמָא יְעַרְעִנֵּהּ מוֹתָא׃ </text:span></text:span><text:span text:style-name="Default_20_Paragraph_20_Font"><text:span text:style-name="T1">ה </text:span></text:span><text:span text:style-name="Default_20_Paragraph_20_Font"><text:span text:style-name="T2">וַאֲתוֹ בְּנֵי יִשְׂרָאֵל לְמִזְבַּן עִיבוּרָא בְּגוֹ עָלַיָּא אֲרֵי הֲוָה כַפְנָא בְּאַרְעָא דִּכְנָעַן׃ </text:span></text:span><text:span text:style-name="Default_20_Paragraph_20_Font"><text:span text:style-name="T1">ו </text:span></text:span><text:span text:style-name="Default_20_Paragraph_20_Font"><text:span text:style-name="T2">וְיוֹסֵף הוּא דְּשַׁלִּיט עַל אַרְעָא הוּא דְזַבִּין עִיבוּרָא לְכָל עַמָּא דְאַרְעָא וַאֲתוֹ אֲחֵי יוֹסֵף וּסְגִידוּ לֵהּ עַל אַפֵּיהוֹן עַל אַרְעָא׃ </text:span></text:span><text:span text:style-name="Default_20_Paragraph_20_Font"><text:span text:style-name="T1">ז </text:span></text:span><text:span text:style-name="Default_20_Paragraph_20_Font"><text:span text:style-name="T2">וַחֲזָא יוֹסֵף יָת אֲחוֹהִי וְאִשְׁתְּמוֹדְעִנּוּן וְחַשִּׁיב מָה דְמַלֵּיל לְהוֹן וּמַלִּיל עִמְּהוֹן קַשְׁיָן וַאֲמַר לְהוֹן מְנָן אֲתֵיתוּן וַאֲמָרוּ מֵאַרְעָא דִּכְנַעַן לְמִזְבַּן עִיבוּרָא׃ </text:span></text:span><text:span text:style-name="Default_20_Paragraph_20_Font"><text:span text:style-name="T1">ח </text:span></text:span><text:span text:style-name="Default_20_Paragraph_20_Font"><text:span text:style-name="T2">וְאִשְׁתְּמוֹדַע יוֹסֵף יָת אֲחוֹהִי וְאִנּוּן לָא אִשְׁתְּמוֹדְעוֹהִי׃ </text:span></text:span><text:span text:style-name="Default_20_Paragraph_20_Font"><text:span text:style-name="T1">ט </text:span></text:span><text:span text:style-name="Default_20_Paragraph_20_Font"><text:span text:style-name="T2">וּדְכִיר יוֹסֵף יָת חֶלְמַיָּא דִּי חֲלִים לְהוֹן וַאֲמַר לְהוֹן מְאַלְלִין אַתּוּן לְמֶחֱזֵי יָת בִּדְקָא דְאַרְעָא אֲתֵיתוּן׃ </text:span></text:span><text:span text:style-name="Default_20_Paragraph_20_Font"><text:span text:style-name="T1">י </text:span></text:span><text:span text:style-name="Default_20_Paragraph_20_Font"><text:span text:style-name="T2">וַאֲמָרוּ לֵהּ לָא רִבּוֹנִי וְעַבְדָּיךְ עַלּוּ לְמִזְבַּן עִיבוּרָא׃ </text:span></text:span><text:span text:style-name="Default_20_Paragraph_20_Font"><text:span text:style-name="T1">יא </text:span></text:span><text:span text:style-name="Default_20_Paragraph_20_Font"><text:span text:style-name="T2">כֻּלָּנָא בְּנֵי גַּבְרָא חַד נָחְנָא כֵּיוָנֵי אֲנַחְנָא לָא הֲווֹ עַבְדָיךְ אַלִּילֵי׃ </text:span></text:span><text:span text:style-name="Default_20_Paragraph_20_Font"><text:span text:style-name="T1">יב </text:span></text:span><text:span text:style-name="Default_20_Paragraph_20_Font"><text:span text:style-name="T2">וַאֲמַר לְהוֹן לָא אֲרֵי בִדְקָא דְאַרְעָא אֲתֵיתוּן לְמֶחֱזֵי׃ </text:span></text:span><text:span text:style-name="Default_20_Paragraph_20_Font"><text:span text:style-name="T1">יג </text:span></text:span><text:span text:style-name="Default_20_Paragraph_20_Font"><text:span text:style-name="T2">וַאֲמָרוּ תְּרֵין עֲשַׂר עַבְדָיךְ אַחִין אֲנַחְנָא בְּנֵי גַּבְרָא חַד בְּאַרְעָא דִּכְנָעַן וְהָא זְעֵירָא עִם אָבוּנָא יוֹמָא דֵּין וְחַד לֵיתוֹהִי׃ </text:span></text:span><text:span text:style-name="Default_20_Paragraph_20_Font"><text:span text:style-name="T1">יד </text:span></text:span><text:span text:style-name="Default_20_Paragraph_20_Font"><text:span text:style-name="T2">וַאֲמַר לְהוֹן יוֹסֵף הוּא דִּי מַלֵּילִית עִמְּכוֹן לְמֵימַר אַלִּילֵי אַתּוּן׃ </text:span></text:span><text:span text:style-name="Default_20_Paragraph_20_Font"><text:span text:style-name="T1">טו </text:span></text:span><text:span text:style-name="Default_20_Paragraph_20_Font"><text:span text:style-name="T2">בְּדָא תִּתְבַּחֲרוּן חֵי פַרְעֹה אִם תִּפְקוּן מִכָּא אֶלָּהֵין בְּמֵתֵי אֲחוּכוֹן זְעֵירָא הָכָא׃ </text:span></text:span><text:span text:style-name="Default_20_Paragraph_20_Font"><text:span text:style-name="T1">טז </text:span></text:span><text:span text:style-name="Default_20_Paragraph_20_Font"><text:span text:style-name="T2">שְׁלָחוּ מִנְּכוֹן חַד וְיִדְבַּר יָת אֲחוּכוֹן וְאַתּוּן תִּתְאַסְרוּן וְיִתְבַּחֲרוּן פִּתְגָּמֵיכוֹן הַקְּשׁוֹטּ אַתּוּן אָמְרִין וְאִם לָא חֵי פַרְעֹה אֲרֵי אַלִּילֵי אַתּוּן׃ </text:span></text:span><text:span text:style-name="Default_20_Paragraph_20_Font"><text:span text:style-name="T1">יז </text:span></text:span><text:span text:style-name="Default_20_Paragraph_20_Font"><text:span text:style-name="T2">וּכְנַשׁ יָתְהוֹן לְבֵית מַטְרָא תְּלָתָא יוֹמִין׃ </text:span></text:span><text:span text:style-name="Default_20_Paragraph_20_Font"><text:span text:style-name="T1">יח </text:span></text:span><text:span text:style-name="Default_20_Paragraph_20_Font"><text:span text:style-name="T2">וַאֲמַר לְהוֹן יוֹסֵף בְּיוֹמָא תְלִיתָאָה דָּא עִבִידוּ וְאִתְקַיָּמוּ מִן קֳדָם יְיָ אֲנָא דָּחֵל׃ </text:span></text:span><text:span text:style-name="Default_20_Paragraph_20_Font"><text:span text:style-name="T1">יט </text:span></text:span><text:span text:style-name="Default_20_Paragraph_20_Font"><text:span text:style-name="T2">אִם כֵּיוָנֵי אַתּוּן אֲחוּכוֹן חַד יִתְאַסַּר בְּבֵית מַטַּרְתְּכוֹן וְאַתּוּן אִיזִילוּ אוֹבִילוּ עִיבוּרָא דְּחַסִּיר בְּבָתֵּיכוֹן׃ </text:span></text:span><text:span text:style-name="Default_20_Paragraph_20_Font"><text:span text:style-name="T1">כ </text:span></text:span><text:span text:style-name="Default_20_Paragraph_20_Font"><text:span text:style-name="T2">וְיָת אֲחוּכוֹן זְעֵירָא תַּיְתוּן לְוָתִי וְיִתְהֵמְנוּן פִּתְגָּמֵיכוֹן וְלָא תְמוּתוּן וַעֲבָדוּ כֵן׃ </text:span></text:span><text:span text:style-name="Default_20_Paragraph_20_Font"><text:span text:style-name="T1">כא </text:span></text:span><text:span text:style-name="Default_20_Paragraph_20_Font"><text:span text:style-name="T2">וַאֲמָרוּ גְּבַר לַאֲחוּהִי בְּקוּשְׁטָּא חַיָּבִין אֲנַחְנָא עַל אָחוּנָא דִּי חֲזֵינָא עָקַת נַפְשֵׁהּ כַּד הֲוָה מִתְחַנֶּן לָנָא וְלָא קַבֵּלְנָא מִנֵּהּ עַל כֵּן אָתַת לְוָתָנָא עַקְתָא הָדָא׃ </text:span></text:span><text:span text:style-name="Default_20_Paragraph_20_Font"><text:span text:style-name="T1">כב </text:span></text:span><text:span text:style-name="Default_20_Paragraph_20_Font"><text:span text:style-name="T2">וַאֲתֵיב רְאוּבֵן יָתְהוֹן לְמֵימָר הֲלָא אֲמָרִית לְוָתְכוֹן לְמֵימַר לָא תְחוֹבוּן בְּעוּלֵימָא וְלָא קַבֶּלְתּוּן וְאַף דְּמֵהּ הָא מִתְבְּעֵי׃ </text:span></text:span><text:span text:style-name="Default_20_Paragraph_20_Font"><text:span text:style-name="T1">כג </text:span></text:span><text:span text:style-name="Default_20_Paragraph_20_Font"><text:span text:style-name="T2">וְאִנּוּן לָא יָדְעוּן אֲרֵי שְׁמִיעַ יוֹסֵף אֲרֵי מְתֻרְגְּמָן הֲוָה בֵינֵיהוֹן׃ </text:span></text:span><text:span text:style-name="Default_20_Paragraph_20_Font"><text:span text:style-name="T1">כד </text:span></text:span><text:span text:style-name="Default_20_Paragraph_20_Font"><text:span text:style-name="T2">וְאִסְתַּחַר מֵעִלָּוֵיהוֹן וּבְכָא וְתָב לְוָתְהוֹן וּמַלֵּיל עִמְּהוֹן וּדְבַר מִלְּוַתְהוֹן יָת שִׁמְעוֹן וַאֲסַר יָתֵהּ לְעֵינֵיהוֹן׃ </text:span></text:span><text:span text:style-name="Default_20_Paragraph_20_Font"><text:span text:style-name="T1">כה </text:span></text:span><text:span text:style-name="Default_20_Paragraph_20_Font"><text:span text:style-name="T2">וּפַקֵּיד יוֹסֵף וּמְלוֹ יָת מָנֵיהוֹן עִיבוּרָא וְלַאֲתָבָא כַסְפֵּיהוֹן גְּבַר לְסַקֵּהּ וּלְמִתַּן לְהוֹן זְוָדִין לְאָרְחָא וַעֲבַד לְהוֹן כֵּן׃ </text:span></text:span><text:span text:style-name="Default_20_Paragraph_20_Font"><text:span text:style-name="T1">כו </text:span></text:span><text:span text:style-name="Default_20_Paragraph_20_Font"><text:span text:style-name="T2">וּנְטָלוּ יָת עִיבוּרְהוֹן עַל חֲמָרֵיהוֹן וַאֲזָלוּ מִתַּמָּן׃ </text:span></text:span><text:span text:style-name="Default_20_Paragraph_20_Font"><text:span text:style-name="T1">כז </text:span></text:span><text:span text:style-name="Default_20_Paragraph_20_Font"><text:span text:style-name="T2">וּפְתַח חַד יָת סַקֵּהּ לְמִתַּן כִּסְתָא לַחֲמָרֵהּ בְּבֵית מְבָתָא וַחֲזָא יָת כַּסְפֵּהּ וְהָא הוּא בְּפוּם טוֹעֲנֵהּ׃ </text:span></text:span><text:span text:style-name="Default_20_Paragraph_20_Font"><text:span text:style-name="T1">כח </text:span></text:span><text:span text:style-name="Default_20_Paragraph_20_Font"><text:span text:style-name="T2">וַאֲמַר לַאֲחוֹהִי אִתּוֹתַב כַּסְפִּי וְאַף הָא בְטּוֹעֲנִי וּנְפַק מַדַּע לִבְּהוֹן וּתְוָהוּ גְּבַר לַאֲחוּהִי לְמֵימַר מָה דָּא עֲבַד יְיָ לָנָא׃ </text:span></text:span><text:span text:style-name="Default_20_Paragraph_20_Font"><text:span text:style-name="T1">כט </text:span></text:span><text:span text:style-name="Default_20_Paragraph_20_Font"><text:span text:style-name="T2">וַאֲתוֹ לְוַת יַעֲקֹב אֲבוּהוֹן אַרְעָא דִּכְנָעַן וְחַוִּיוּ לֵהּ יָת כָּל דְעַרְעָא יָתְהוֹן לְמֵימָר׃ </text:span></text:span><text:span text:style-name="Default_20_Paragraph_20_Font"><text:span text:style-name="T1">ל </text:span></text:span><text:span text:style-name="Default_20_Paragraph_20_Font"><text:span text:style-name="T2">מַלֵּיל גַּבְרָא רִבּוֹנָא דְאַרְעָא עִמָּנָא קַשְׁיָן וִיהַב יָתָנָא כִּמְאַלִּילֵי יָת אַרְעָא׃ </text:span></text:span><text:span text:style-name="Default_20_Paragraph_20_Font"><text:span text:style-name="T1">לא </text:span></text:span><text:span text:style-name="Default_20_Paragraph_20_Font"><text:span text:style-name="T2">וַאֲמַרְנָא לֵהּ כֵּיוָנֵי אֲנָחְנָא לָא הֲוֵינָא אַלִּילֵי׃ </text:span></text:span><text:span text:style-name="Default_20_Paragraph_20_Font"><text:span text:style-name="T1">לב </text:span></text:span><text:span text:style-name="Default_20_Paragraph_20_Font"><text:span text:style-name="T2">תְּרֵין עֲסַר אֲנַחְנָא אַחִין בְּנֵי אָבוּנָא חַד לֵיתוֹהִי וּזְעֵירָא יוֹמָא דֵּין עִם אָבוּנָא בְּאַרְעָא דִּכְנָעַן׃ </text:span></text:span><text:span text:style-name="Default_20_Paragraph_20_Font"><text:span text:style-name="T1">לג </text:span></text:span><text:span text:style-name="Default_20_Paragraph_20_Font"><text:span text:style-name="T2">וַאֲמַר לָנָא גַּבְרָא רִבּוֹנָא דְּאַרְעָא בְּדָא אִדַּע אֲרֵי כֵיוָנֵי אַתּוּן אֲחוּכוֹן חַד שְׁבוּקוּ לְוָתִי וְיָת עִיבוּרָא דְחַסִּיר בְּבָתֵּיכוֹן סִיבוּ וֶאֱזִילוּ׃ </text:span></text:span><text:span text:style-name="Default_20_Paragraph_20_Font"><text:span text:style-name="T1">לד </text:span></text:span><text:span text:style-name="Default_20_Paragraph_20_Font"><text:span text:style-name="T2">וְאַיְתִיאוּ יָת אֲחוּכוֹן זְעֵירָא לְוָתִי וְאִדַּע אֲרֵי לָא אַלִּילֵי אַתּוּן אֲרֵי כֵיוָנֵי אַתּוּן יָת אֲחוּכוֹן אֶתֵּן לְכוֹן וְיָת אַרְעָא תַּעְבְּדוּן בַּהּ סְחוֹרְתָּא׃ </text:span></text:span><text:span text:style-name="Default_20_Paragraph_20_Font"><text:span text:style-name="T1">לה </text:span></text:span><text:span text:style-name="Default_20_Paragraph_20_Font"><text:span text:style-name="T2">וַהֲוָה אִנּוּן מְרִיקִין סַקֵּיהוֹן וְהָא גְּבַר צְרִיר כַּסְפֵּהּ בְּסַקֵּהּ וַחֲזוֹ יָת צְרָרֵי כַסְפֵּיהוֹן אִנּוּן וַאֲבוּהוֹן וּדְחִילוּ׃ </text:span></text:span><text:span text:style-name="Default_20_Paragraph_20_Font"><text:span text:style-name="T1">לו </text:span></text:span><text:span text:style-name="Default_20_Paragraph_20_Font"><text:span text:style-name="T2">וַאֲמַר לְהוֹן יַעֲקֹב אֲבוּהוֹן יָתִי אַתְכֶּלְתּוּן יוֹסֵף לֵיתוֹהִי וְשִׁמְעוֹן לָא הֲוָה הָכָא (לֵיתוֹהִי) וְיָת בִּנְיָמִן תִּדְבְּרוּן עֲלַי הֲווֹ כָלְּהוֹן׃ </text:span></text:span><text:span text:style-name="Default_20_Paragraph_20_Font"><text:span text:style-name="T1">לז </text:span></text:span><text:span text:style-name="Default_20_Paragraph_20_Font"><text:span text:style-name="T2">וַאֲמַר רְאוּבֵן לְוַת אֲבוּהִי לְמֵימַר יָת תְּרֵין בְּנַי תְּמִית אִם לָא אַיְתִנֵּהּ לְוָתָךְ הַב יָתֵהּ עַל יְדִי וַאֲנָא אֲתֵבִנֵּהּ לָךְ׃ </text:span></text:span><text:span text:style-name="Default_20_Paragraph_20_Font"><text:span text:style-name="T1">לח </text:span></text:span><text:span text:style-name="Default_20_Paragraph_20_Font"><text:span text:style-name="T2">וַאֲמַר לָא יֵחוּת בְּרִי עִמְּכוֹן אֲרֵי אָחוּהִי מִית וְהוּא בִּלְחוֹדוֹהִי אִשְׁתָּאַר וִיעַרְעִנֵּהּ מוֹתָא בְּאָרְחָא דִּי תְהָכוּן בַּהּ וְתַחֲתוּן יָת שִׂיבְתִי בְּדָווֹנָא לִשְׁאוֹל׃ </text:span></text:span></text:p>
      </text:section>
      <text:section text:style-name="Sect1" text:name="Sect43">
        <text:p text:style-name="P5"><text:span text:style-name="Default_20_Paragraph_20_Font"><text:span text:style-name="T5">Genesis 43</text:span></text:span></text:p>
        <text:p text:style-name="P3"><text:span text:style-name="Default_20_Paragraph_20_Font"><text:span text:style-name="T1">א </text:span></text:span><text:span text:style-name="Default_20_Paragraph_20_Font"><text:span text:style-name="T2">וְכַפְנָא תַּקִּיף בְּאַרְעָא׃ </text:span></text:span><text:span text:style-name="Default_20_Paragraph_20_Font"><text:span text:style-name="T1">ב </text:span></text:span><text:span text:style-name="Default_20_Paragraph_20_Font"><text:span text:style-name="T2">וַהֲוָה כַּד שֵׁיצִיאוּ לְמֵיכַל יָת עִיבוּרָא דְּאַיְתִיאוּ מִמִּצְרָיִם וַאֲמַר לְהוֹן אֲבוּהוֹן תּוּבוּ זְבוּנוּ לָנָא זְעֵיר עִיבוּרָא׃ </text:span></text:span><text:span text:style-name="Default_20_Paragraph_20_Font"><text:span text:style-name="T1">ג </text:span></text:span><text:span text:style-name="Default_20_Paragraph_20_Font"><text:span text:style-name="T2">וַאֲמַר לֵהּ יְהוּדָה לְמֵימָר אַסְהָדָא אַסְהֵד בָּנָא גַּבְרָא לְמֵימָר לָא תֶחֱזוּן אַפַּי אֶלָּהֵין כַּד אָחוּכוֹן עִמְּכוֹן׃ </text:span></text:span><text:span text:style-name="Default_20_Paragraph_20_Font"><text:span text:style-name="T1">ד </text:span></text:span><text:span text:style-name="Default_20_Paragraph_20_Font"><text:span text:style-name="T2">אִם אִיתָךְ מְשַׁלַּח יָת אָחוּנָא עִמָּנָא נֵיחוֹת וְנִזְבֵּן לָךְ עִיבוּרָא׃ </text:span></text:span><text:span text:style-name="Default_20_Paragraph_20_Font"><text:span text:style-name="T1">ה </text:span></text:span><text:span text:style-name="Default_20_Paragraph_20_Font"><text:span text:style-name="T2">וְאִם לֵיתָךְ מְשַׁלַּח לָא נֵיחוֹת אֲרֵי גַּבְרָא אֲמַר לָנָא לָא תֶחֱזוּן אַפַּי אֶלָּהֵין כַּד אֲחוּכוֹן עִמְּכוֹן׃ </text:span></text:span><text:span text:style-name="Default_20_Paragraph_20_Font"><text:span text:style-name="T1">ו </text:span></text:span><text:span text:style-name="Default_20_Paragraph_20_Font"><text:span text:style-name="T2">וַאֲמַר יִשְׂרָאֵל לְמָה אַבְאֶשְׁתּוּן לִי לְחַוָּאָה לְגַבְרָא הַעַד כְּעַן לְכוֹן אָחָא׃ </text:span></text:span><text:span text:style-name="Default_20_Paragraph_20_Font"><text:span text:style-name="T1">ז </text:span></text:span><text:span text:style-name="Default_20_Paragraph_20_Font"><text:span text:style-name="T2">וַאֲמָרוּ מִשְׁאַל שָׁאֵל גַּבְרָא לָנָא וּלְיַלָּדוּתָנָא לְמֵימַר הַעַד כְּעַן אֲבוּכוֹן קַיָּם הַאִית לְכוֹן אָחָא וְחַוֵּינָא לֵהּ עַל מֵימַר פִּתְגָּמַיָּא הָאִלֵּין הֲמִדַּע הֲוֵינָא יָדְעִין אֲרֵי יֵימַר אוֹחִיתוּ יָת אֲחוּכוֹן׃ </text:span></text:span><text:span text:style-name="Default_20_Paragraph_20_Font"><text:span text:style-name="T1">ח </text:span></text:span><text:span text:style-name="Default_20_Paragraph_20_Font"><text:span text:style-name="T2">וַאֲמַר יְהוּדָה לְיִשְׂרָאֵל אֲבוּהִי שְׁלַח עוּלֵימָא עִמִּי וְנֵקוּם וְנֵזֵיל וְנֵיחֵי וְלָא נְמוּת אַף אֲנַחְנָא אַף אַתְּ אַף טַפְלָנָא׃ </text:span></text:span><text:span text:style-name="Default_20_Paragraph_20_Font"><text:span text:style-name="T1">ט </text:span></text:span><text:span text:style-name="Default_20_Paragraph_20_Font"><text:span text:style-name="T2">אֲנָא מְעָרַבְנָא בֵהּ מִן יְדִי תִּבְעִנֵּהּ אִם לָא אַיְתִנֵּהּ לָךְ וַאֲקֵימִנֵּהּ קֳדָמָךְ וְאֵהֵי חָטֵי לָךְ כָּל יוֹמַיָּא׃ </text:span></text:span><text:span text:style-name="Default_20_Paragraph_20_Font"><text:span text:style-name="T1">י </text:span></text:span><text:span text:style-name="Default_20_Paragraph_20_Font"><text:span text:style-name="T2">אֲרֵי אִלּוּלָפוֹן בְּדָא אִתְעַכָּבְנָא אֲרֵי כְעַן תַּבְנָא דְּנַן תַּרְתֵּין זִמְנִין׃ </text:span></text:span><text:span text:style-name="Default_20_Paragraph_20_Font"><text:span text:style-name="T1">יא </text:span></text:span><text:span text:style-name="Default_20_Paragraph_20_Font"><text:span text:style-name="T2">וַאֲמַר לְהוֹן יִשְׂרָאֵל אֲבוּהוֹן אִם כֵּן הָכָא דָּא עִיבִידוּ סִיבוּ מִדִּמְשַׁבַּח בְּאַרְעָא בְּמָנֵיכוֹן וְאוֹחִיתוּ לְגַבְרָא תִּקְרֻבְתָּא זְעֵיר קְטַף וּזְעֵיר דְּבַשׁ שְׁעַף וּלְטוֹם בָּטְנִין וְשִׁגְדִּין׃ </text:span></text:span><text:span text:style-name="Default_20_Paragraph_20_Font"><text:span text:style-name="T1">יב </text:span></text:span><text:span text:style-name="Default_20_Paragraph_20_Font"><text:span text:style-name="T2">וְכַסְפָּא עַל חַד תְּרֵין סִיבוּ בְיֶדְכוֹן וְיָת כַּסְפָּא דְּאִתּוֹתַב בְּפוּם טוֹעֲנֵיכוֹן תְּתִיבוּן בְּיֶדְכוֹן מָאִים שָׁלוּ הוּא׃ </text:span></text:span><text:span text:style-name="Default_20_Paragraph_20_Font"><text:span text:style-name="T1">יג </text:span></text:span><text:span text:style-name="Default_20_Paragraph_20_Font"><text:span text:style-name="T2">וְיָת אֲחוּכוֹן דְּבָרוּ וְקוּמוּ תּוּבוּ לְוַת גַּבְרָא׃ </text:span></text:span><text:span text:style-name="Default_20_Paragraph_20_Font"><text:span text:style-name="T1">יד </text:span></text:span><text:span text:style-name="Default_20_Paragraph_20_Font"><text:span text:style-name="T2">וְאֵל שַׁדַּי יִתֵּן לְכוֹן רַחֲמִין קֳדָם גַּבְרָא וְיִפְטַר לְכוֹן יָת אֲחוּכוֹן אָחֳרָנָא וְיָת בִּנְיָמִין וַאֲנָא כְּמָא דְּאִתְכֵּלִית תְּכֵלִית׃ </text:span></text:span><text:span text:style-name="Default_20_Paragraph_20_Font"><text:span text:style-name="T1">טו </text:span></text:span><text:span text:style-name="Default_20_Paragraph_20_Font"><text:span text:style-name="T2">וּנְסִיבוּ גֻּבְרַיָּא יָת תִּקְרֻבְתָּא הָדָא וְעַל חַד תְּרֵין כַּסְפָּא נְסִיבוּ בִידֵיהוֹן וּדְבָרוּ יָת בִּנְיָמִן וְקָמוּ וּנְחָתוּ לְמִצְרַיִם וְקָמוּ קֳדָם יוֹסֵף׃ </text:span></text:span><text:span text:style-name="Default_20_Paragraph_20_Font"><text:span text:style-name="T1">טז </text:span></text:span><text:span text:style-name="Default_20_Paragraph_20_Font"><text:span text:style-name="T2">וַחֲזָא יוֹסֵף עִמְּהוֹן יָת בִּנְיָמִין וַאֲמַר לְדִי מְמַנָּא עַל בֵּיתֵהּ אָעֵיל יָת גֻּבְרַיָּא לְבֵיתָא וּנְכוֹס נִכְסָתָא וְאַתְקֵין אֲרֵי עִמִּי יֵיכְלוּן גֻּבְרַיָּא בְּשֵׁירוּתָא׃ </text:span></text:span><text:span text:style-name="Default_20_Paragraph_20_Font"><text:span text:style-name="T1">יז </text:span></text:span><text:span text:style-name="Default_20_Paragraph_20_Font"><text:span text:style-name="T2">וַעֲבַד גַּבְרָא כְּמָא דִּי אֲמַר יוֹסֵף וְאָעֵיל גַּבְרָא יָת גֻּבְרַיָּא לְבֵית יוֹסֵף׃ </text:span></text:span><text:span text:style-name="Default_20_Paragraph_20_Font"><text:span text:style-name="T1">יח </text:span></text:span><text:span text:style-name="Default_20_Paragraph_20_Font"><text:span text:style-name="T2">וּדְחִילוּ גֻּבְרַיָּא אֲרֵי אִתַּעֲלוּ לְבֵית יוֹסֵף וַאֲמָרוּ עַל עֵסַק כַּסְפָּא דְּאִתּוֹתַב בְּטוֹעֲנָנָא בְּקַדְמֵיתָא אֲנַחְנָא מִתַּעֲלִין לְאִתְרַבְרָבָא עֲלָנָא וּלְאִסְתַּקָּפָא עֲלָנָא וּלְמִקְנֵי יָתָנָא לְעַבְדִּין וּלְמִדְבַּר יָת חֲמָרָנָא׃ </text:span></text:span><text:span text:style-name="Default_20_Paragraph_20_Font"><text:span text:style-name="T1">יט </text:span></text:span><text:span text:style-name="Default_20_Paragraph_20_Font"><text:span text:style-name="T2">וּקְרִיבוּ לְוַת גַּבְרָא דִּי מְמַנָּא עַל בֵּית יוֹסֵף וּמַלִּילוּ עִמֵּהּ בִּתְרַע בֵּיתָא׃ </text:span></text:span><text:span text:style-name="Default_20_Paragraph_20_Font"><text:span text:style-name="T1">כ </text:span></text:span><text:span text:style-name="Default_20_Paragraph_20_Font"><text:span text:style-name="T2">וַאֲמָרוּ בְּבָעוּ רִבּוֹנִי מֵיחַת נִחֵתְנָא בְּקַדְמֵיתָא לְמִזְבַּן עִיבוּרָא׃ </text:span></text:span><text:span text:style-name="Default_20_Paragraph_20_Font"><text:span text:style-name="T1">כא </text:span></text:span><text:span text:style-name="Default_20_Paragraph_20_Font"><text:span text:style-name="T2">וַהֲוָה כַּד אָתֵינָא לְבֵית מְבָתָא וּפְתַחְנָא יָת טוֹעֲנָנָא וְהָא כְסַף גְּבַר בְּפוּם טוֹעֲנֵהּ כַּסְפָּנָא בְּמַתְקְלֵהּ וַאֲתֵיבְנָא יָתֵהּ בִּידָנָא׃ </text:span></text:span><text:span text:style-name="Default_20_Paragraph_20_Font"><text:span text:style-name="T1">כב </text:span></text:span><text:span text:style-name="Default_20_Paragraph_20_Font"><text:span text:style-name="T2">וְכַסְפָּא אָחֳרָנָא אוֹחִיתְנָא בִידָנָא לְמִזְבַּן עִיבוּרָא לָא יְדַעְנָא מָן שַׁוִּי כַסְפָּנָא בְּטוֹעֲנָנָא׃ </text:span></text:span><text:span text:style-name="Default_20_Paragraph_20_Font"><text:span text:style-name="T1">כג </text:span></text:span><text:span text:style-name="Default_20_Paragraph_20_Font"><text:span text:style-name="T2">וַאֲמַר שְׁלַם לְכוֹן לָא תִדְחֲלוּן אֱלָהֲכוֹן וֵאֱלָהָא דַּאֲבוּכוֹן יְהַב לְכוֹן סִימָּא בְּטוֹעֲנֵיכוֹן כַּסְפְּכוֹן אֲתָא לְוָתִי וְאַפֵּיק לְוָתְהוֹן יָת שִׁמְעוֹן׃ </text:span></text:span><text:span text:style-name="Default_20_Paragraph_20_Font"><text:span text:style-name="T1">כד </text:span></text:span><text:span text:style-name="Default_20_Paragraph_20_Font"><text:span text:style-name="T2">וְאָעֵיל גַּבְרָא יָת גֻּבְרַיָּא לְבֵית יוֹסֵף וִיהַב מַיָּא וְאַסְחוֹ רִגְלֵיהוֹן וִיהַב כִּסְּתָא לַחֲמָרֵיהוֹן׃ </text:span></text:span><text:span text:style-name="Default_20_Paragraph_20_Font"><text:span text:style-name="T1">כה </text:span></text:span><text:span text:style-name="Default_20_Paragraph_20_Font"><text:span text:style-name="T2">וְאַתְקִינוּ יָת תִּקְרֻבְתָּא עַד דְּעַל יוֹסֵף בְּשֵׁירוּתָא אֲרֵי שְׁמָעוּ אֲרֵי תַמָּן יֵיכְלוּן לַחֲמָא׃ </text:span></text:span><text:span text:style-name="Default_20_Paragraph_20_Font"><text:span text:style-name="T1">כו </text:span></text:span><text:span text:style-name="Default_20_Paragraph_20_Font"><text:span text:style-name="T2">וְעַל יוֹסֵף לְבֵיתָא וְאַיְתִיאוּ לֵהּ יָת תִּקְרֻבְתָּא דִּי בִידֵיהוֹן לְבֵיתָא וּסְגִידוּ לֵהּ לְאַרְעָא׃ </text:span></text:span><text:span text:style-name="Default_20_Paragraph_20_Font"><text:span text:style-name="T1">כז </text:span></text:span><text:span text:style-name="Default_20_Paragraph_20_Font"><text:span text:style-name="T2">וּשְׁאֵיל לְהוֹן לִשְׁלַם וַאֲמַר הַשְׁלַם אֲבוּכוֹן סָבָא דִּי אֲמַרְתּוּן הַעַד כְּעַן קַיָּם׃ </text:span></text:span><text:span text:style-name="Default_20_Paragraph_20_Font"><text:span text:style-name="T1">כח </text:span></text:span><text:span text:style-name="Default_20_Paragraph_20_Font"><text:span text:style-name="T2">וַאֲמָרוּ שְׁלַם לְעַבְדָךְ לְאָבוּנָא עַד כְּעַן קַיָּם וּכְרָעוּ וּסְגִידוּ׃ </text:span></text:span><text:span text:style-name="Default_20_Paragraph_20_Font"><text:span text:style-name="T1">כט </text:span></text:span><text:span text:style-name="Default_20_Paragraph_20_Font"><text:span text:style-name="T2">וּזְקַף עֵינוֹהִי וַחֲזָא יָת בִּנְיָמִין אֲחוּהִי בַּר אִמֵּהּ וַאֲמַר הָדֵין אֲחוּכוֹן זְעֵירָא דִּי אֲמַרְתּוּן לִי וַאֲמַר מִן קֳדָם יְיָ יִתְרַחַם עֲלָךְ בְּרִי׃ </text:span></text:span><text:span text:style-name="Default_20_Paragraph_20_Font"><text:span text:style-name="T1">ל </text:span></text:span><text:span text:style-name="Default_20_Paragraph_20_Font"><text:span text:style-name="T2">וְאוֹחִי יוֹסֵף אֲרֵי אִתְגּוֹלְלוּ רַחֲמוֹהִי עַל אֲחוּהִי וּבְעָא לְמִבְכֵּי וְעַל לְאִדְרוֹן בֵּית מִשְׁכְּבָא וּבְכָא תַמָּן׃ </text:span></text:span><text:span text:style-name="Default_20_Paragraph_20_Font"><text:span text:style-name="T1">לא </text:span></text:span><text:span text:style-name="Default_20_Paragraph_20_Font"><text:span text:style-name="T2">וְאַסְחֵי אַפּוֹהִי וּנְפָק וְאִתְחַסִּין וַאֲמַר שַׁווּ לַחֲמָא׃ </text:span></text:span><text:span text:style-name="Default_20_Paragraph_20_Font"><text:span text:style-name="T1">לב </text:span></text:span><text:span text:style-name="Default_20_Paragraph_20_Font"><text:span text:style-name="T2">וְשַׁוִּיאוּ לֵהּ בִּלְחוֹדוֹהִי וּלְהוֹן בִּלְחוֹדֵיהוֹן וּלְמִצְרָאֵי דְּאָכְלִין עִמֵּהּ בִּלְחוֹדֵיהוֹן אֲרֵי לָא יָכְלִין מִצְרָאֵי לְמֵיכַל עִם עִבְרָאֵי לַחְמָא אֲרֵי בְעִירָא דְּמִצְרָאֵי דָחֲלִין לֵהּ עִבְרָאֵי אָכְלִין׃ </text:span></text:span><text:span text:style-name="Default_20_Paragraph_20_Font"><text:span text:style-name="T1">לג </text:span></text:span><text:span text:style-name="Default_20_Paragraph_20_Font"><text:span text:style-name="T2">וְאַסְחָרוּ קֳדָמוֹהִי רַבָּא כְּרַבְיוּתֵהּ וּזְעִירָא כִּזְעֵרוּתֵהּ וּתְמָהוּ גֻּבְרַיָּא גְּבַר לְחַבְרֵהּ׃ </text:span></text:span><text:span text:style-name="Default_20_Paragraph_20_Font"><text:span text:style-name="T1">לד </text:span></text:span><text:span text:style-name="Default_20_Paragraph_20_Font"><text:span text:style-name="T2">וּנְטַלּ חֳלָקִין מִן קֳדָמוֹהִי לָקֳדָמֵיהוֹן וּסְגִי חֲלָקָא דְבִנְיָמִן מֵחֳלָקֵי דְכָלְּהוֹן חַמְשָׁא חֳלָקִין וּשְׁתִיאוּ וּרְוִיאוּ עִמֵּהּ׃ </text:span></text:span></text:p>
      </text:section>
      <text:section text:style-name="Sect1" text:name="Sect44">
        <text:p text:style-name="P5"><text:span text:style-name="Default_20_Paragraph_20_Font"><text:span text:style-name="T5">Genesis 44</text:span></text:span></text:p>
        <text:p text:style-name="P3"><text:span text:style-name="Default_20_Paragraph_20_Font"><text:span text:style-name="T1">א </text:span></text:span><text:span text:style-name="Default_20_Paragraph_20_Font"><text:span text:style-name="T2">וּפַקֵּיד יָת דִּי מְמַנָּא עַל בֵּיתֵהּ לְמֵימַר מְלֵי יָת טוֹעֲנֵי גֻּבְרַיָּא עִיבוּרָא כְּמָא דִּי יָכְלִין לְמִטְּעַן וְשַׁוִּי כְסַף גְּבַר בְּפוּם טוֹעֲנֵהּ׃ </text:span></text:span><text:span text:style-name="Default_20_Paragraph_20_Font"><text:span text:style-name="T1">ב </text:span></text:span><text:span text:style-name="Default_20_Paragraph_20_Font"><text:span text:style-name="T2">וְיָת כַּלִּידִי כַּלִּידָא דְכַסְפָּא תְּשַׁוֵּי בְּפוּם טוֹעֲנָא דִּזְעֵירָא וְיָת כְּסַף זְבִינוֹהִי וַעֲבַּד כְּפִתְגָּמָא דְּיוֹסֵף דִּי מַלִּיל׃ </text:span></text:span><text:span text:style-name="Default_20_Paragraph_20_Font"><text:span text:style-name="T1">ג </text:span></text:span><text:span text:style-name="Default_20_Paragraph_20_Font"><text:span text:style-name="T2">צַפְרָא נְהָר וְגֻבְרַיָּא אִתְפַּטָּרוּ אִנּוּן וַחֲמָרֵיהוֹן׃ </text:span></text:span><text:span text:style-name="Default_20_Paragraph_20_Font"><text:span text:style-name="T1">ד </text:span></text:span><text:span text:style-name="Default_20_Paragraph_20_Font"><text:span text:style-name="T2">אִנּוּן נְפָקוּ מִן קַרְתָּא לָא אַרְחִיקוּ וְיוֹסֵף אֲמַר לְדִי מְמַנָּא עַל בֵּיתֵהּ קוּם רְדַף בָּתַר גֻּבְרַיָּא וְתַדְבְּקִנּוּן וְתֵימַר לְהוֹן לְמָה שַׁלֶמְתּוּן בִּישָׁא חֳלָף טַבְתָא׃ </text:span></text:span><text:span text:style-name="Default_20_Paragraph_20_Font"><text:span text:style-name="T1">ה </text:span></text:span><text:span text:style-name="Default_20_Paragraph_20_Font"><text:span text:style-name="T2">הֲלָא דֵּין דְּשָׁתֵי רִבּוֹנִי בֵּהּ וְהוּא בָּדָקָא מְבָדֵק בֵּהּ אַבְאֶשְׁתּוּן דִּי עֲבַדְתּוּן׃ </text:span></text:span><text:span text:style-name="Default_20_Paragraph_20_Font"><text:span text:style-name="T1">ו </text:span></text:span><text:span text:style-name="Default_20_Paragraph_20_Font"><text:span text:style-name="T2">וְאַדְבֵּיקִנּוּן וּמַלֵּיל עִמְּהוֹן יָת פִּתְגָּמַיָּא הָאִלֵּין׃ </text:span></text:span><text:span text:style-name="Default_20_Paragraph_20_Font"><text:span text:style-name="T1">ז </text:span></text:span><text:span text:style-name="Default_20_Paragraph_20_Font"><text:span text:style-name="T2">וַאֲמָרוּ לֵהּ לְמָה יְמַלֵּל רִבּוֹנִי כְּפִתְגָּמַיָּא הָאִלֵּין חַס לְעַבְדָּיךְ מִלְּמֶעְבַּד כְּפִתְגָּמָא הָדֵין׃ </text:span></text:span><text:span text:style-name="Default_20_Paragraph_20_Font"><text:span text:style-name="T1">ח </text:span></text:span><text:span text:style-name="Default_20_Paragraph_20_Font"><text:span text:style-name="T2">הָא כַסְפָּא דִּי אַשְׁכַּחְנָא בְּפוּם טּוֹעֲנָנָא אֲתֵיבְנוֹהִי לָךְ מֵאַרְעָא דִּכְנָעַן וְאֶכְדֵּין נִגְנוּב מִבֵּית רִבּוֹנָךְ כַּסְפָּא אוֹ דַּהֲבָא (מָנִין דִּכְסַף אוֹ מָנִין דִּדְהָב)׃ </text:span></text:span><text:span text:style-name="Default_20_Paragraph_20_Font"><text:span text:style-name="T1">ט </text:span></text:span><text:span text:style-name="Default_20_Paragraph_20_Font"><text:span text:style-name="T2">דִּי יִשְׁתְּכַח עִמֵּהּ מֵעַבְדָיךְ וּמִית וְאַף אַנַחְנָא נְהֵי לְרִבּוֹנִי לְעַבְדִין׃ </text:span></text:span><text:span text:style-name="Default_20_Paragraph_20_Font"><text:span text:style-name="T1">י </text:span></text:span><text:span text:style-name="Default_20_Paragraph_20_Font"><text:span text:style-name="T2">וַאֲמַר אַף כְּעַן כְּפִתְגָּמֵיכוֹן כֶּן הוּא דִּי יִשְׁתְּכַח עִמֵּהּ יְהֵי לִי עַבְדָּא וְאַתּוּן תְּהוֹן זַכָּאִין׃ </text:span></text:span><text:span text:style-name="Default_20_Paragraph_20_Font"><text:span text:style-name="T1">יא </text:span></text:span><text:span text:style-name="Default_20_Paragraph_20_Font"><text:span text:style-name="T2">וְאוֹחִיאוּ וְאוֹחִיתוּ גְּבַר יָת טּוֹעֲנֵהּ לְאַרְעָא וּפְתָחוּ גְּבַר טוֹעֲנֵהּ׃ </text:span></text:span><text:span text:style-name="Default_20_Paragraph_20_Font"><text:span text:style-name="T1">יב </text:span></text:span><text:span text:style-name="Default_20_Paragraph_20_Font"><text:span text:style-name="T2">וּבְלַשׁ בְּרַבָּא שָׁרֵי וּבִזְעֵירָא שֵׁצִי וְאִשְׁתְּכַח כַּלִּידָא בְּטוֹעֲנָא דְבִנְיָמִן׃ </text:span></text:span><text:span text:style-name="Default_20_Paragraph_20_Font"><text:span text:style-name="T1">יג </text:span></text:span><text:span text:style-name="Default_20_Paragraph_20_Font"><text:span text:style-name="T2">וּבְזָעוּ לְבוּשֵׁיהוֹן וּרְמוֹ גְּבַר עַל חֲמָרֵהּ וְתָבוּ לְקַרְתָּא׃ </text:span></text:span><text:span text:style-name="Default_20_Paragraph_20_Font"><text:span text:style-name="T1">יד </text:span></text:span><text:span text:style-name="Default_20_Paragraph_20_Font"><text:span text:style-name="T2">וְעַל יְהוּדָּה וַאֲחוֹהִי לְבֵית יוֹסֵף וְהוּא עַד כְּעַן תַּמָּן וּנְפָלוּ קֳדָמוֹהִי לְאַרְעָא׃ </text:span></text:span><text:span text:style-name="Default_20_Paragraph_20_Font"><text:span text:style-name="T1">טו </text:span></text:span><text:span text:style-name="Default_20_Paragraph_20_Font"><text:span text:style-name="T2">וַאֲמַר לְהוֹן יוֹסֵף מָה עוֹבָדָא הָדֵין דִּי עֲבַדְתּוּן הֲלָא יְדַּעְתּוּן אֲרֵי בָדָקָא מְבָדֵק גַּבְרָא דִּי כְוָתִי׃ </text:span></text:span><text:span text:style-name="Default_20_Paragraph_20_Font"><text:span text:style-name="T1">טז </text:span></text:span><text:span text:style-name="Default_20_Paragraph_20_Font"><text:span text:style-name="T2">וַאֲמַר יְהוּדָה מַה נֵּימַר לְרִבּוֹנִי מַה נְּמַלֵּל וּמַה נִזְכֵּי מִן קֳדָם יְיָ אִשְׁתְּכַח יָת חוֹבָא דְעַבְדָּיךְ הָא אֲנַחְנָא עַבְדִּין לְרִבּוֹנִי אַף אֲנַחְנָא אַף דְּאִשְׁתְּכַח כַּלִּידָא בִּידֵהּ׃ </text:span></text:span><text:span text:style-name="Default_20_Paragraph_20_Font"><text:span text:style-name="T1">יז </text:span></text:span><text:span text:style-name="Default_20_Paragraph_20_Font"><text:span text:style-name="T2">וַאֲמַר חַס לִי מִלְּמֶעְבַּד דָּא גַּבְרָא דִּי אִשְׁתְּכַח כַּלִּידָא בִּידֵהּ הוּא יְהֵי לִי עַבְדָּא וְאַתּוּן סָקוֹ לִשְׁלַם לְוַת אֲבוּכוֹן׃ </text:span></text:span><text:span text:style-name="Default_20_Paragraph_20_Font"><text:span text:style-name="T1">יח </text:span></text:span><text:span text:style-name="Default_20_Paragraph_20_Font"><text:span text:style-name="T2">וּקְרֵב לְוָתֵהּ יְהוּדָה וַאֲמַר בְּבָעוּ רִבּוֹנִי יְמַלֵּל כְּעַן עַבְדָּךְ פִּתְגָּמָא קֳדָם רִבּוֹנִי וְלָא יִתְקֵף רוּגְזָךְ בְּעַבְדָּךְ אֲרֵי כְפַרְעֹה כֵּן אָתְּ׃ </text:span></text:span><text:span text:style-name="Default_20_Paragraph_20_Font"><text:span text:style-name="T1">יט </text:span></text:span><text:span text:style-name="Default_20_Paragraph_20_Font"><text:span text:style-name="T2">רִבּוֹנִי שְׁאִיל יָת עַבְדּוֹהִי לְמֵימָר הַאִית לְכוֹן אַבָּא אוֹ אָחָא׃ </text:span></text:span><text:span text:style-name="Default_20_Paragraph_20_Font"><text:span text:style-name="T1">כ </text:span></text:span><text:span text:style-name="Default_20_Paragraph_20_Font"><text:span text:style-name="T2">וַאֲמַרְנָא לְרִבּוֹנִי אִית לָנָא אַבָּא סָבָא וּבַר סִיבְתִין זְעֵיר וְאָחוּהִי מִית וְאִשְׁתָּאַר הוּא בִלְחוֹדוֹהִי לְאִמֵּהּ וַאֲבוּהִי רְחִים לֵהּ׃ </text:span></text:span><text:span text:style-name="Default_20_Paragraph_20_Font"><text:span text:style-name="T1">כא </text:span></text:span><text:span text:style-name="Default_20_Paragraph_20_Font"><text:span text:style-name="T2">וַאֲמַרְתָּ לְעַבְדָּיךְ אֲחִיתוֹהִי לְוָתִי וֶאֱשַׁוֵּי עֵינִי עֲלוֹהִי׃ </text:span></text:span><text:span text:style-name="Default_20_Paragraph_20_Font"><text:span text:style-name="T1">כב </text:span></text:span><text:span text:style-name="Default_20_Paragraph_20_Font"><text:span text:style-name="T2">וַאֲמַרְנָא לְרִבּוֹנִי לָא יִכּוּל עוּלֵימָא לְמִשְׁבַּק יָת אֲבוּהִי וְאִם יִשְׁבּוֹק יָת אֲבוּהִי וּמִית׃ </text:span></text:span><text:span text:style-name="Default_20_Paragraph_20_Font"><text:span text:style-name="T1">כג </text:span></text:span><text:span text:style-name="Default_20_Paragraph_20_Font"><text:span text:style-name="T2">וַאֲמַרְתָּ לְעַבְדָּיךְ אִם לָא יֵחוֹת אֲחוּכוֹן זְעֵירָא עִמְּכוֹן לָא תוֹסְפוּן לְמֶחֱזֵי אַפָּי׃ </text:span></text:span><text:span text:style-name="Default_20_Paragraph_20_Font"><text:span text:style-name="T1">כד </text:span></text:span><text:span text:style-name="Default_20_Paragraph_20_Font"><text:span text:style-name="T2">וַהֲוָה כַּד סְלֵיקְנָא לְעַבְדָּךְ אַבָּא וְחַוֵּינָא לֵהּ יָת פִּתְגָּמֵי רִבּוֹנִי׃ </text:span></text:span><text:span text:style-name="Default_20_Paragraph_20_Font"><text:span text:style-name="T1">כה </text:span></text:span><text:span text:style-name="Default_20_Paragraph_20_Font"><text:span text:style-name="T2">וַאֲמַר אָבוּנָא תּוּבוּ זְבוּנוּ לָנָא זְעֵיר עִיבוּרָא׃ </text:span></text:span><text:span text:style-name="Default_20_Paragraph_20_Font"><text:span text:style-name="T1">כו </text:span></text:span><text:span text:style-name="Default_20_Paragraph_20_Font"><text:span text:style-name="T2">וַאֲמַרְנָא לָא נִכּוּל לְמֵיחָת אִם אִית אָחוּנָא זְעֵירָא עִמָּנָא וְנֵחוֹת אֲרֵי לָא נִכּוּל לְמֶחֱזֵי אַפֵּי גַּבְרָא וְאָחוּנָא זְעֵירָא לֵיתוֹהִי עִמָּנָא׃ </text:span></text:span><text:span text:style-name="Default_20_Paragraph_20_Font"><text:span text:style-name="T1">כז </text:span></text:span><text:span text:style-name="Default_20_Paragraph_20_Font"><text:span text:style-name="T2">וַאֲמַר עַבְדָּךְ אַבָּא לָנָא אַתּוּן יְדַעְתּוּן אֲרֵי תְרֵין יְלִידַת לִי אִתְּתִי׃ </text:span></text:span><text:span text:style-name="Default_20_Paragraph_20_Font"><text:span text:style-name="T1">כח </text:span></text:span><text:span text:style-name="Default_20_Paragraph_20_Font"><text:span text:style-name="T2">וּנְפַק חַד מִלְוָתִי וַאֲמָרִית בְּרַם מִקְטַל קְטִיל וְלָא חֲזִתֵּהּ עַד כְּעָן׃ </text:span></text:span><text:span text:style-name="Default_20_Paragraph_20_Font"><text:span text:style-name="T1">כט </text:span></text:span><text:span text:style-name="Default_20_Paragraph_20_Font"><text:span text:style-name="T2">וְתַדְבְּרוּן אַף יָת דֵּין מִן קֳדָמַי וִיעַרְעִנֵּהּ מוֹתָא וְתַחֲתוּן יָת שִׂבְתִי בְּבִישְׁתָא לִשְׁאוֹל׃ </text:span></text:span><text:span text:style-name="Default_20_Paragraph_20_Font"><text:span text:style-name="T1">ל </text:span></text:span><text:span text:style-name="Default_20_Paragraph_20_Font"><text:span text:style-name="T2">וּכְעַן כְּמֵיתִי לְוַת עַבְדָּךְ אַבָּא וְעוּלֵימָא לֵיתוֹהִי עִמָּנָא וְנַפְשֵׁהּ חֲבִיבָא לֵהּ כְּנַפְשֵׁהּ׃ </text:span></text:span><text:span text:style-name="Default_20_Paragraph_20_Font"><text:span text:style-name="T1">לא </text:span></text:span><text:span text:style-name="Default_20_Paragraph_20_Font"><text:span text:style-name="T2">וִיהֵי כַּד יֶחֱזֵי אֲרֵי לֵית עוּלֵימָא וּמִית וְיַחֲתוּן עַבְדָּיךְ יָת שִׂיבַת עַבְדָּךְ אָבוּנָא בְּדָווֹנָא לִשְׁאוֹל׃ </text:span></text:span><text:span text:style-name="Default_20_Paragraph_20_Font"><text:span text:style-name="T1">לב </text:span></text:span><text:span text:style-name="Default_20_Paragraph_20_Font"><text:span text:style-name="T2">אֲרֵי עַבְדָּךְ מְעָרַב בְּעוּלֵימָא מִן אַבָּא לְמֵימָר אִם לָא אַיְתִנֵּהּ לְוָתָךְ וָאֱהִי חָטֵי לְאַבָּא כָּל יוֹמַיָּא׃ </text:span></text:span><text:span text:style-name="Default_20_Paragraph_20_Font"><text:span text:style-name="T1">לג </text:span></text:span><text:span text:style-name="Default_20_Paragraph_20_Font"><text:span text:style-name="T2">וּכְעַן יֵתֶב כְּעַן עַבְדָּךְ תְּחוֹת עוּלֵימָא עַבְדָּא לְרִבּוֹנִי וְעוּלֵימָא יִסַּק עִם אֲחוֹהִי׃ </text:span></text:span><text:span text:style-name="Default_20_Paragraph_20_Font"><text:span text:style-name="T1">לד </text:span></text:span><text:span text:style-name="Default_20_Paragraph_20_Font"><text:span text:style-name="T2">אֲרֵי אֶכְדֵּין אֶסַּק לְוַת אַבָּא וְעוּלֵימָא לֵיתוֹהִי עִמִּי דִּלְמָא אֶחֱזֵי בְּבִישׁוּ דִּי יִשְׁכַּח יָת אַבָּא׃ </text:span></text:span></text:p>
      </text:section>
      <text:section text:style-name="Sect1" text:name="Sect45">
        <text:p text:style-name="P5"><text:span text:style-name="Default_20_Paragraph_20_Font"><text:span text:style-name="T5">Genesis 45</text:span></text:span></text:p>
        <text:p text:style-name="P3"><text:span text:style-name="Default_20_Paragraph_20_Font"><text:span text:style-name="T1">א </text:span></text:span><text:span text:style-name="Default_20_Paragraph_20_Font"><text:span text:style-name="T2">וְלָא יְכִיל יוֹסֵף לְאִתְחַסָּנָא לְכֹל דְּקָיְמִין עִלָּוֹהִי וּקְרָא אַפִּיקוּ כָל אֱנַשׁ מֵעִלָּוָי וְלָא קָם אֱנַשׁ עִמֵּהּ כַּד אִתְיְדַע יוֹסֵף לְוַת אֲחוֹהִי׃ </text:span></text:span><text:span text:style-name="Default_20_Paragraph_20_Font"><text:span text:style-name="T1">ב </text:span></text:span><text:span text:style-name="Default_20_Paragraph_20_Font"><text:span text:style-name="T2">וִיהַב יָת קָלֵהּ בִּבְכִיתָא וּשְׁמָעוּ מִצְרַיִם וּשְׁמַע אֱנַשׁ בֵּית פַּרְעֹה׃ </text:span></text:span><text:span text:style-name="Default_20_Paragraph_20_Font"><text:span text:style-name="T1">ג </text:span></text:span><text:span text:style-name="Default_20_Paragraph_20_Font"><text:span text:style-name="T2">וַאֲמַר יוֹסֵף לַאֲחוֹהִי אֲנָא יוֹסֵף הַעַד כְּעַן אַבָּא קַיָּם וְלָא יָכִילוּ אֲחוֹהִי לַאֲתָבָא יָתֵהּ פִּתְגָּם ארֵי אִתְבְּהִילוּ מִן קֳדָמוֹהִי׃ </text:span></text:span><text:span text:style-name="Default_20_Paragraph_20_Font"><text:span text:style-name="T1">ד </text:span></text:span><text:span text:style-name="Default_20_Paragraph_20_Font"><text:span text:style-name="T2">וַאֲמַר יוֹסֵף לַאֲחוֹהִי קְרִיבוּ כְעַן לְוָתִי וּקְרִיבוּ וַאֲמַר אֲנָא יוֹסֵף אֲחוּכוֹן דִּי זַבִּנְתּוּן יָתִי לְמִצְרָיִם׃ </text:span></text:span><text:span text:style-name="Default_20_Paragraph_20_Font"><text:span text:style-name="T1">ה </text:span></text:span><text:span text:style-name="Default_20_Paragraph_20_Font"><text:span text:style-name="T2">וּכְעַן לָא תִתְנַסְסוּן וְלָא יִתְקָף בְּעֵינֵיכוֹן אֲרֵי זַבִּנְתּוּן יָתִי הַלְכָא אֲרֵי לְקַיָּמָא שַׁלְחַנִּי יְיָ קֳדָמֵיכוֹן׃ </text:span></text:span><text:span text:style-name="Default_20_Paragraph_20_Font"><text:span text:style-name="T1">ו </text:span></text:span><text:span text:style-name="Default_20_Paragraph_20_Font"><text:span text:style-name="T2">אֲרֵי דְנַן תַּרְתֵּין שְׁנִין כַּפְנָא בְּגוֹ אַרְעָא וְעוֹד חָמֵשׁ שְׁנִין דִּי לֵית זְרוֹעָא וַחֲצָדָא׃ </text:span></text:span><text:span text:style-name="Default_20_Paragraph_20_Font"><text:span text:style-name="T1">ז </text:span></text:span><text:span text:style-name="Default_20_Paragraph_20_Font"><text:span text:style-name="T2">וְשַׁלְחַנִּי יְיָ קֳדָמֵיכוֹן לְשַׁוָּאָה לְכוֹן שְׁאָרָא בְּאַרְעָא וּלְקַיָּמָא לְכוֹן לְשֵׁיזָבָא רַבָּא׃ </text:span></text:span><text:span text:style-name="Default_20_Paragraph_20_Font"><text:span text:style-name="T1">ח </text:span></text:span><text:span text:style-name="Default_20_Paragraph_20_Font"><text:span text:style-name="T2">וּכְעַן לָא אַתּוּן שְׁלַחְתּוּן יָתִי הַלְכָא אֶלָּהֵן מִן קֳדָם יְיָ וְשַׁוְּיַנִי לְאַבָּא לְפַרְעֹה וּלְרִבּוֹן לְכָל אֱנַשׁ בֵּיתֵהּ וְשַׁלִּיט בְּכָל אַרְעָא דְמִצְרָיִם׃ </text:span></text:span><text:span text:style-name="Default_20_Paragraph_20_Font"><text:span text:style-name="T1">ט </text:span></text:span><text:span text:style-name="Default_20_Paragraph_20_Font"><text:span text:style-name="T2">אוֹחוּ וּסְקוֹ לְוַת אַבָּא וְתֵימְרוּן לֵהּ כִּדְנַן אֲמַר בְּרָךְ יוֹסֵף שַׁוְּיַנִי יְיָ לְרִבּוֹן לְכָל מִצְרָיִם חוּת לְוָתִי לָא תִתְעַכָּב׃ </text:span></text:span><text:span text:style-name="Default_20_Paragraph_20_Font"><text:span text:style-name="T1">י </text:span></text:span><text:span text:style-name="Default_20_Paragraph_20_Font"><text:span text:style-name="T2">וְתֵתֵב בְּאַרְעָא דְגשֶׁן וּתְהֵי קָרִיב לִי אַתְּ וּבְנָיךְ וּבְנֵי בְנָיךְ וְעָנָךְ וְתוֹרָךְ וְכָל דִּי לָךְ׃ </text:span></text:span><text:span text:style-name="Default_20_Paragraph_20_Font"><text:span text:style-name="T1">יא </text:span></text:span><text:span text:style-name="Default_20_Paragraph_20_Font"><text:span text:style-name="T2">וְאֵזוּן יָתָךְ תַּמָּן אֲרֵי עוֹד חֲמֵשׁ שְׁנִין כַּפְנָא דִּלְמָא תִתְמַסְכַּן אַתְּ וֶאֱנַשׁ בֵּיתָךְ וְכָל דִּי לָךְ׃ </text:span></text:span><text:span text:style-name="Default_20_Paragraph_20_Font"><text:span text:style-name="T1">יב </text:span></text:span><text:span text:style-name="Default_20_Paragraph_20_Font"><text:span text:style-name="T2">וְהָא עֵינֵיכוֹן חֲזָן וְעֵינֵי אָחִי בִנְיָמִין אֲרֵי בְלִישַׁנְכוֹן אֲנָא מְמַלֵּל עִמְּכוֹן׃ </text:span></text:span><text:span text:style-name="Default_20_Paragraph_20_Font"><text:span text:style-name="T1">יג </text:span></text:span><text:span text:style-name="Default_20_Paragraph_20_Font"><text:span text:style-name="T2">וּתְחַווּן לְאַבָּא יָת כָּל יְקָרִי בְּמִצְרַיִם וְיָת כָּל דִּי חֲזֵיתוּן וְתוֹחוּן וְתַחֲתוּן יָת אַבָּא הָכָא׃ </text:span></text:span><text:span text:style-name="Default_20_Paragraph_20_Font"><text:span text:style-name="T1">יד </text:span></text:span><text:span text:style-name="Default_20_Paragraph_20_Font"><text:span text:style-name="T2">וּנְפַל עַל צַוְּארֵי בִנְיָמִן אֲחוּהִי וּבְכָא וּבִנְיָמִן בְּכָא עַל צַוְּארֵהּ׃ </text:span></text:span><text:span text:style-name="Default_20_Paragraph_20_Font"><text:span text:style-name="T1">טו </text:span></text:span><text:span text:style-name="Default_20_Paragraph_20_Font"><text:span text:style-name="T2">וּנְשַׁק לְכָל אֲחוֹהִי וּבְכָא עֲלֵיהוֹן וּבָתַר כֵּן מַלִּילוּ אֲחוֹהִי עִמֵּהּ׃ </text:span></text:span><text:span text:style-name="Default_20_Paragraph_20_Font"><text:span text:style-name="T1">טז </text:span></text:span><text:span text:style-name="Default_20_Paragraph_20_Font"><text:span text:style-name="T2">וְקָלָא אִשְׁתְּמַע בֵית פַּרְעֹה לְמֵימַר עַלּוּ אֲחֵי יוֹסֵף וּשְׁפַר בְּעֵינֵי פַרְעֹה וּבְעֵינֵי עַבְדּוֹהִי׃ </text:span></text:span><text:span text:style-name="Default_20_Paragraph_20_Font"><text:span text:style-name="T1">יז </text:span></text:span><text:span text:style-name="Default_20_Paragraph_20_Font"><text:span text:style-name="T2">וַאֲמַר פַּרְעֹה לְיוֹסֵף אֱמַר לְאַחָיךְ דָּא עִיבִידוּ טְעוּנוּ יָת בְּעִירְכוֹן וֶאֱזִילוּ אוֹבִילוּ לְאַרְעָא דִּכְנָעַן׃ </text:span></text:span><text:span text:style-name="Default_20_Paragraph_20_Font"><text:span text:style-name="T1">יח </text:span></text:span><text:span text:style-name="Default_20_Paragraph_20_Font"><text:span text:style-name="T2">וּדְבָרוּ יָת אֲבוּכוֹן וְיָת אֱנַשׁ בָּתֵּיכוֹן וְעוּלוּ לְוָתִי וְאֶתֵּן לְכוֹן יָת טוּב אַרְעָא דְמִצְרַיִם וְתֵיכְלוּן יָת טוּבָא דְאַרְעָא׃ </text:span></text:span><text:span text:style-name="Default_20_Paragraph_20_Font"><text:span text:style-name="T1">יט </text:span></text:span><text:span text:style-name="Default_20_Paragraph_20_Font"><text:span text:style-name="T2">וְאַתְּ מְפַקָּדָא דָּא עִיבִידוּ סִיבוּ לְכוֹן מֵאַרְעָא דְמִצְרַיִם עֶגְלָן לְטַפְלֵּיכוֹן וְלִנְשֵׁיכוֹן וְתִטְּלוּן יָת אֲבוּכוֹן וְתֵיתוּן׃ </text:span></text:span><text:span text:style-name="Default_20_Paragraph_20_Font"><text:span text:style-name="T1">כ </text:span></text:span><text:span text:style-name="Default_20_Paragraph_20_Font"><text:span text:style-name="T2">וְעֵינְכוֹן לָא תְחוּס עַל מָנֵיכוֹן אֲרֵי טַב כָּל אַרְעָא דְמִצְרַיִם דִּלְכוֹן הוּא׃ </text:span></text:span><text:span text:style-name="Default_20_Paragraph_20_Font"><text:span text:style-name="T1">כא </text:span></text:span><text:span text:style-name="Default_20_Paragraph_20_Font"><text:span text:style-name="T2">וַעֲבָדוּ כֵן בְּנֵי יִשְׂרָאֵל וִיהַב לְהוֹן יוֹסֵף עֶגְלָן עַל מֵימַר פַּרְעֹה וִיהַב לְהוֹן זְוָדִין לְאָרְחָא׃ </text:span></text:span><text:span text:style-name="Default_20_Paragraph_20_Font"><text:span text:style-name="T1">כב </text:span></text:span><text:span text:style-name="Default_20_Paragraph_20_Font"><text:span text:style-name="T2">לְכָלְהוֹן יְהַב לִגְבַר אִצְטְלַּוָּן דִּלְבוּשִׁין וּלְבִנְיָמִן יְהַב תְּלַת מְאָה סִלְעִין דִּכְסַף וַחֲמֵשׁ אִצְטְלַוָּן דִּלְבוּשִׁין׃ </text:span></text:span><text:span text:style-name="Default_20_Paragraph_20_Font"><text:span text:style-name="T1">כג </text:span></text:span><text:span text:style-name="Default_20_Paragraph_20_Font"><text:span text:style-name="T2">וְלַאֲבוּהִי שְׁלַח כְּדָא עַסְרָא חֲמָרִין טְעִינִין מִטּוּבָא דְמִצְרָיִם וַעֲסַר אַתְנָן טְעִינָן עִיבוּר וּלְחֵם וּזְוָדִין לַאֲבוּהִי לְאָרְחָא׃ </text:span></text:span><text:span text:style-name="Default_20_Paragraph_20_Font"><text:span text:style-name="T1">כד </text:span></text:span><text:span text:style-name="Default_20_Paragraph_20_Font"><text:span text:style-name="T2">וְשַׁלַּח יָת אֲחוֹהִי וַאֲזָלוּ וַאֲמַר לְהוֹן לָא תִתְנַצוּן בְּאָרְחָא׃ </text:span></text:span><text:span text:style-name="Default_20_Paragraph_20_Font"><text:span text:style-name="T1">כה </text:span></text:span><text:span text:style-name="Default_20_Paragraph_20_Font"><text:span text:style-name="T2">וּסְלִיקוּ מִמִּצְרָיִם וַאֲתוֹ לְאַרְעָא דִּכְנַעַן לְוַת יַעֲקֹב אֲבוּהוֹן׃ </text:span></text:span><text:span text:style-name="Default_20_Paragraph_20_Font"><text:span text:style-name="T1">כו </text:span></text:span><text:span text:style-name="Default_20_Paragraph_20_Font"><text:span text:style-name="T2">וְחַוִּיאוּ לֵהּ לְמֵימַר עַד כְּעַן יוֹסֵף קַיָּם וַאֲרֵי הוּא שַׁלִּיט בְּכָל אַרְעָא דְמִצְרָיִם וַהֲווֹ מִלַּיָּא פָּיְגָן עַל לִבֵּהּ אֲרֵי לָא הֵימִין לְהוֹן׃ </text:span></text:span><text:span text:style-name="Default_20_Paragraph_20_Font"><text:span text:style-name="T1">כז </text:span></text:span><text:span text:style-name="Default_20_Paragraph_20_Font"><text:span text:style-name="T2">וּמַלִּילוּ עִמֵּהּ יָת כָּל פִּתְגָּמֵי יוֹסֵף דִּי מַלִּיל עִמְּהוֹן וַחֲזָא יָת עֲגַלָּתָא דִּשְׁלַח יוֹסֵף לְמִטַּל יָתֵהּ וּשְׁרַת רוּחַ נְבוּאָה עַל יַעֲקֹב אֲבוּהוֹן׃ </text:span></text:span><text:span text:style-name="Default_20_Paragraph_20_Font"><text:span text:style-name="T1">כח </text:span></text:span><text:span text:style-name="Default_20_Paragraph_20_Font"><text:span text:style-name="T2">וַאֲמַר יִשְׂרָאֵל סַגִּי לִי חֶדְוָא עַד כְּעַן יוֹסֵף בְּרִי קַיָּם אֱזֵיל וְאֶחֱזִנֵּהּ עַד לָא אֵמוּת׃ </text:span></text:span></text:p>
      </text:section>
      <text:section text:style-name="Sect1" text:name="Sect46">
        <text:p text:style-name="P5"><text:span text:style-name="Default_20_Paragraph_20_Font"><text:span text:style-name="T5">Genesis 46</text:span></text:span></text:p>
        <text:p text:style-name="P3"><text:span text:style-name="Default_20_Paragraph_20_Font"><text:span text:style-name="T1">א </text:span></text:span><text:span text:style-name="Default_20_Paragraph_20_Font"><text:span text:style-name="T2">וּנְטַל יִשְׂרָאֵל וְכָל דִּי לֵהּ וַאֲתָא לִבְאֵר שָׁבַע וּדְבַח דִּבְחִין לֵאלָהָא דְאֲבוּהִי יִצְחָק׃ </text:span></text:span><text:span text:style-name="Default_20_Paragraph_20_Font"><text:span text:style-name="T1">ב </text:span></text:span><text:span text:style-name="Default_20_Paragraph_20_Font"><text:span text:style-name="T2">וַאֲמַר יְיָ לְיִשְׂרָאֵל בְּחֶזְוֵי דְלֵילְיָא וַאֲמַר יַעֲקֹב יַעֲקֹב וַאֲמַר הָא אֲנָא׃ </text:span></text:span><text:span text:style-name="Default_20_Paragraph_20_Font"><text:span text:style-name="T1">ג </text:span></text:span><text:span text:style-name="Default_20_Paragraph_20_Font"><text:span text:style-name="T2">וַאֲמַר אֲנָא אֵל אֱלָהָא דְאָבוּךְ לָא תִדְחַל מִלְּמֵיחַת לְמִצְרַיִם אֲרֵי לְעַם סַגִּי אֲשֵׁוִּנָּךְ תַּמָּן׃ </text:span></text:span><text:span text:style-name="Default_20_Paragraph_20_Font"><text:span text:style-name="T1">ד </text:span></text:span><text:span text:style-name="Default_20_Paragraph_20_Font"><text:span text:style-name="T2">אֲנָא אֵחוֹת עִמָּךְ לְמִצְרַיִם וַאֲנָא אַסֵּקִנָּךְ אַף אַסָּקָא וְיוֹסֵף יְשַׁוֵּי יְדוֹהִי עַל עֵינָיךְ׃ </text:span></text:span><text:span text:style-name="Default_20_Paragraph_20_Font"><text:span text:style-name="T1">ה </text:span></text:span><text:span text:style-name="Default_20_Paragraph_20_Font"><text:span text:style-name="T2">וְקָם יַעֲקֹב מִבְּאֵרָא דְשָׁבַע וּנְטָלוּ בְנֵי יִשְׂרָאֵל יָת יַעֲקֹב אֲבוּהוֹן וְיָת טַפְלְהוֹן וְיָת נְשֵׁיהוֹן בַּעֲגַלְתָּא דִּי שְׁלַח פַּרְעֹה לְמִטַּל יָתֵהּ׃ </text:span></text:span><text:span text:style-name="Default_20_Paragraph_20_Font"><text:span text:style-name="T1">ו </text:span></text:span><text:span text:style-name="Default_20_Paragraph_20_Font"><text:span text:style-name="T2">וּדְבָרוּ יָת גֵּיתֵיהוֹן וְיָת קִנְיָנְהוֹן דִּי קְנוֹ בְּאַרְעָא דִּכְנַעַן וַאֲתוֹ לְמִצְרָיִם יַעֲקֹב וְכָל בְּנוֹהִי עִמֵּהּ׃ </text:span></text:span><text:span text:style-name="Default_20_Paragraph_20_Font"><text:span text:style-name="T1">ז </text:span></text:span><text:span text:style-name="Default_20_Paragraph_20_Font"><text:span text:style-name="T2">בְּנוֹהִי וּבְנֵי בְנוֹהִי עִמֵּהּ בְּנָתֵהּ וּבְנַת בְּנוֹהִי וְכָל זַרְעֵהּ אַיְתִי עִמֵּהּ לְמִצְרָיִם׃ </text:span></text:span><text:span text:style-name="Default_20_Paragraph_20_Font"><text:span text:style-name="T1">ח </text:span></text:span><text:span text:style-name="Default_20_Paragraph_20_Font"><text:span text:style-name="T2">וְאִלֵּין שְׁמָהַת בְּנֵי יִשְׂרָאֵל דְּעַלּוּ לְמִצְרַיִם יַעֲקֹב וּבְנוֹהִי בּוּכְרָא דְיַעֲקֹב רְאוּבֵן׃ </text:span></text:span><text:span text:style-name="Default_20_Paragraph_20_Font"><text:span text:style-name="T1">ט </text:span></text:span><text:span text:style-name="Default_20_Paragraph_20_Font"><text:span text:style-name="T2">וּבְנֵי רְאוּבֵן חֲנוֹךְ וּפַלּוּא וְחֶצְרֹן וְכַרְמִי׃ </text:span></text:span><text:span text:style-name="Default_20_Paragraph_20_Font"><text:span text:style-name="T1">י </text:span></text:span><text:span text:style-name="Default_20_Paragraph_20_Font"><text:span text:style-name="T2">וּבְנֵי שִׁמְעוֹן יְמוּאֵל וְיָמִין וְאֹהַד וְיָכִין וְצֹחַר וְשָׁאוּל בַּר כְּנַעֲנֵיתָא׃ </text:span></text:span><text:span text:style-name="Default_20_Paragraph_20_Font"><text:span text:style-name="T1">יא </text:span></text:span><text:span text:style-name="Default_20_Paragraph_20_Font"><text:span text:style-name="T2">וּבְנֵי לֵוִי גֵּרְשׁוֹן קְהָת וּמְרָרִי׃ </text:span></text:span><text:span text:style-name="Default_20_Paragraph_20_Font"><text:span text:style-name="T1">יב </text:span></text:span><text:span text:style-name="Default_20_Paragraph_20_Font"><text:span text:style-name="T2">וּבְנֵי יְהוּדָה עֵר וְאוֹנָן וְשֵׁלָה וָפֶרֶץ וָזָרַח וּמִית עֵר וְאוֹנָן בְּאַרְעָא דִּכְנַעַן וַהֲווֹ בְנֵי פֶרֶץ חֶצְרֹן וְחָמוּל׃ </text:span></text:span><text:span text:style-name="Default_20_Paragraph_20_Font"><text:span text:style-name="T1">יג </text:span></text:span><text:span text:style-name="Default_20_Paragraph_20_Font"><text:span text:style-name="T2">וּבְנֵי יִשָּׂשכָר תּוֹלָע וּפֻוָּה וְיוֹב וְשִׁמְרוֹן׃ </text:span></text:span><text:span text:style-name="Default_20_Paragraph_20_Font"><text:span text:style-name="T1">יד </text:span></text:span><text:span text:style-name="Default_20_Paragraph_20_Font"><text:span text:style-name="T2">וּבְנֵי זְבֻלוּן סֶרֶד וְאֵלוֹן וְיַחְלְאֵל׃ </text:span></text:span><text:span text:style-name="Default_20_Paragraph_20_Font"><text:span text:style-name="T1">טו </text:span></text:span><text:span text:style-name="Default_20_Paragraph_20_Font"><text:span text:style-name="T2">אִלֵּין בְּנֵי לֵאָה דִּילִידַת לְיַעֲקֹב בְּפַדַּן אֲרָם וְיָת דִּינָה בְרַתֵּהּ כָּל נֶפֶשׁ בְּנוֹהִי וּבְנָתֵהּ תְּלָתִין וּתְלָת׃ </text:span></text:span><text:span text:style-name="Default_20_Paragraph_20_Font"><text:span text:style-name="T1">טז </text:span></text:span><text:span text:style-name="Default_20_Paragraph_20_Font"><text:span text:style-name="T2">וּבְנֵי גָד צִפְיוֹן וְחַגִּי שׁוּנִי וְאֶצְבּוֹן עֵרִי וַאֲרוֹדִי וְאַרְאֵלִי׃ </text:span></text:span><text:span text:style-name="Default_20_Paragraph_20_Font"><text:span text:style-name="T1">יז </text:span></text:span><text:span text:style-name="Default_20_Paragraph_20_Font"><text:span text:style-name="T2">וּבְנֵי אָשֵׁר יִמְנָה וְיִשְׁוָה וְיִשְׁוִי וּבְרִיעָה וְשֶׂרַח אֲחַתְהוֹן וּבְנֵי בְרִיעָה חֶבֶר וּמַלְכִּיאֵל׃ </text:span></text:span><text:span text:style-name="Default_20_Paragraph_20_Font"><text:span text:style-name="T1">יח </text:span></text:span><text:span text:style-name="Default_20_Paragraph_20_Font"><text:span text:style-name="T2">אִלֵּין בְּנֵי זִלְפָּה דִי יְהַב לָבָן לְלֵאָה בְרַתֵּהּ וִילִידַת יָת אִלֵּין לְיַעֲקֹב שִׁית עֶשְׂרֵי נַפְשָׁא׃ </text:span></text:span><text:span text:style-name="Default_20_Paragraph_20_Font"><text:span text:style-name="T1">יט </text:span></text:span><text:span text:style-name="Default_20_Paragraph_20_Font"><text:span text:style-name="T2">בְּנֵי רָחֵל אִתַּת יַעֲקֹב יוֹסֵף וּבִנְיָמִן׃ </text:span></text:span><text:span text:style-name="Default_20_Paragraph_20_Font"><text:span text:style-name="T1">כ </text:span></text:span><text:span text:style-name="Default_20_Paragraph_20_Font"><text:span text:style-name="T2">וְאִתְיְלִידוּ לְיוֹסֵף בְּאַרְעָא דְמִצְרַיִם דִּילִידַת לֵהּ אָסְנַת בַּת פּוֹטִי פֶרַע רַבָּא דְאוֹן יָת מְנַשֶּׁה וְיָת אֶפְרָיִם׃ </text:span></text:span><text:span text:style-name="Default_20_Paragraph_20_Font"><text:span text:style-name="T1">כא </text:span></text:span><text:span text:style-name="Default_20_Paragraph_20_Font"><text:span text:style-name="T2">וּבְנֵי בִנְיָמִן בֶּלַע וָבֶכֶר וְאַשְׁבֵּל גֵּרָא וְנַעֲמָן אֵחִי וָרֹאשׁ מֻפִּים וְחֻפִּים וָאָרְדְּ׃ </text:span></text:span><text:span text:style-name="Default_20_Paragraph_20_Font"><text:span text:style-name="T1">כב </text:span></text:span><text:span text:style-name="Default_20_Paragraph_20_Font"><text:span text:style-name="T2">אִלֵּין בְּנֵי רָחֵל דְּאִתְיְלִידוּ לְיַעֲקֹב כָּל נַפְשָׁא אַרְבָּעָה עֲשָׂר׃ </text:span></text:span><text:span text:style-name="Default_20_Paragraph_20_Font"><text:span text:style-name="T1">כג </text:span></text:span><text:span text:style-name="Default_20_Paragraph_20_Font"><text:span text:style-name="T2">וּבְנֵי דָן חֻשִׁים׃ </text:span></text:span><text:span text:style-name="Default_20_Paragraph_20_Font"><text:span text:style-name="T1">כד </text:span></text:span><text:span text:style-name="Default_20_Paragraph_20_Font"><text:span text:style-name="T2">וּבְנֵי נַפְתָּלִי יַחְצְאֵל וְגוּנִי וְיֵצֶר וְשִׁלֵּם׃ </text:span></text:span><text:span text:style-name="Default_20_Paragraph_20_Font"><text:span text:style-name="T1">כה </text:span></text:span><text:span text:style-name="Default_20_Paragraph_20_Font"><text:span text:style-name="T2">אִלֵּין בְּנֵי בִלְהָה דִּיהַב לָבָן לְרָחֵל בְּרַתֵּהּ וִילִידַת יָת אִלֵּין לְיַעֲקֹב כָּל נַפְשָׁא שִׁבְעָא׃ </text:span></text:span><text:span text:style-name="Default_20_Paragraph_20_Font"><text:span text:style-name="T1">כו </text:span></text:span><text:span text:style-name="Default_20_Paragraph_20_Font"><text:span text:style-name="T2">כָּל נַפְשָׁא דְּעַלָּא לְיַעֲקֹב לְמִצְרַיִם נָפְקֵי יַרְכֵּהּ בַּר מִנְּשֵׁי בְנֵי יַעֲקֹב כָּל נַפְשָׁתָא שִׁתִּין וְשִׁית׃ </text:span></text:span><text:span text:style-name="Default_20_Paragraph_20_Font"><text:span text:style-name="T1">כז </text:span></text:span><text:span text:style-name="Default_20_Paragraph_20_Font"><text:span text:style-name="T2">וּבְנֵי יוֹסֵף דִּי אִתְיְלִידוּ לֵהּ בְּמִצְרַיִם נַפְשָׁתָא תְרֵין כָּל נַפְשָׁתָא לְבֵית יַעֲקֹב דְּעַלּוּ לְמִצְרַיִם שִׁבְעִין׃ </text:span></text:span><text:span text:style-name="Default_20_Paragraph_20_Font"><text:span text:style-name="T1">כח </text:span></text:span><text:span text:style-name="Default_20_Paragraph_20_Font"><text:span text:style-name="T2">וְיָת יְהוּדָה שְׁלַח קֳדָמוֹהִי לְוַת יוֹסֵף לְפַנָּאָה קֳדָמוֹהִי לְגשֶׁן וַאֲתוֹ לְאַרְעָא דְגשֶׁן׃ </text:span></text:span><text:span text:style-name="Default_20_Paragraph_20_Font"><text:span text:style-name="T1">כט </text:span></text:span><text:span text:style-name="Default_20_Paragraph_20_Font"><text:span text:style-name="T2">וְטַקֵּיס יוֹסֵף רְתִכּוֹהִי וּסְלֵיק לְקַדָּמוּת יִשְׂרָאֵל אֲבוּהִי לְגשֶׁן וְאִתְגְּלִי לֵהּ וּנְפַל עַל צַוְארֵהּ וּבְכָא עַל צַוְארֵהּ עוֹד׃ </text:span></text:span><text:span text:style-name="Default_20_Paragraph_20_Font"><text:span text:style-name="T1">ל </text:span></text:span><text:span text:style-name="Default_20_Paragraph_20_Font"><text:span text:style-name="T2">וַאֲמַר יִשְׂרָאֵל לְיוֹסֵף אִלּוּ אֲנָא מָאִית זִמְנָא הָדָא מְנַחֵם אֲנָא בָּתַר דַּחֲזֵיתִי יָת אַפָיךְ אֲרֵי עַד כְּעַן אַתְּ קַיָּם׃ </text:span></text:span><text:span text:style-name="Default_20_Paragraph_20_Font"><text:span text:style-name="T1">לא </text:span></text:span><text:span text:style-name="Default_20_Paragraph_20_Font"><text:span text:style-name="T2">וַאֲמַר יוֹסֵף לַאֲחוֹהִי וּלְבֵית אֲבוּהִי אֶסַּק וְאֵחַוֵּי לְפַרְעֹה וְאֵימַר לֵהּ אַחַי וּבֵית אַבָּא דִּי בְאַרְעָא דִּכְנַעַן עַלּוּ לְוָתִי׃ </text:span></text:span><text:span text:style-name="Default_20_Paragraph_20_Font"><text:span text:style-name="T1">לב </text:span></text:span><text:span text:style-name="Default_20_Paragraph_20_Font"><text:span text:style-name="T2">וְגֻּבְרַיָּא רָעֵי עָנָא אֲרֵי גֻּבְרֵי מָרֵי גֵּיתֵי הֲווֹ וְעָנְהוֹן וְתוֹרְהוֹן וְכָל דִּי לְהוֹן אַיְתִיאוּ׃ </text:span></text:span><text:span text:style-name="Default_20_Paragraph_20_Font"><text:span text:style-name="T1">לג </text:span></text:span><text:span text:style-name="Default_20_Paragraph_20_Font"><text:span text:style-name="T2">וִיהֵי אֲרֵי יִקְרֵי לְכוֹן פַּרְעֹה וְיֵימַר מָה עוֹבָדֵיכוֹן׃ </text:span></text:span><text:span text:style-name="Default_20_Paragraph_20_Font"><text:span text:style-name="T1">לד </text:span></text:span><text:span text:style-name="Default_20_Paragraph_20_Font"><text:span text:style-name="T2">וְתֵימְרוּן גֻּבְרֵי מָרֵי גֵּיתֵי הֲווֹ עַבְדָּיךְ מֵעוּלֵמָנָא וְעַד כְּעַן אַף אֲנַחְנָא אַף אַבְהָתָנָא בְּדִיל דִּי תֵיתְבוּן בְּאַרְעָא דְגשֶׁן אֲרֵי מְרַחֲקִין מִצְרָאֵי כָּל רָעֵי עָנָא׃ </text:span></text:span></text:p>
      </text:section>
      <text:section text:style-name="Sect1" text:name="Sect47">
        <text:p text:style-name="P5"><text:span text:style-name="Default_20_Paragraph_20_Font"><text:span text:style-name="T5">Genesis 47</text:span></text:span></text:p>
        <text:p text:style-name="P3"><text:span text:style-name="Default_20_Paragraph_20_Font"><text:span text:style-name="T1">א </text:span></text:span><text:span text:style-name="Default_20_Paragraph_20_Font"><text:span text:style-name="T2">וַאֲתָא יוֹסֵף וְחַוִּי לְפַרְעֹה וַאֲמַר אַבָּא וְאַחַי וְעָנְהוֹן וְתוֹרְהוֹן וְכָל דִּי לְהוֹן אֲתוֹ מֵאַרְעָא דִּכְנָעַן וְהָא אִנּוּן בְּאַרְעָא דְגשֶׁן׃ </text:span></text:span><text:span text:style-name="Default_20_Paragraph_20_Font"><text:span text:style-name="T1">ב </text:span></text:span><text:span text:style-name="Default_20_Paragraph_20_Font"><text:span text:style-name="T2">וּמִקְצַת מִן אֲחוֹהִי דְּבַר חַמְשָׁא גֻּבְרִין וַאֲקֵימִנּוּן קֳדָם פַּרְעֹה׃ </text:span></text:span><text:span text:style-name="Default_20_Paragraph_20_Font"><text:span text:style-name="T1">ג </text:span></text:span><text:span text:style-name="Default_20_Paragraph_20_Font"><text:span text:style-name="T2">וַאֲמַר פַּרְעֹה לַאֲחוֹהִי מָה עוֹבָדֵיכוֹן וַאֲמָרוּ לְפַרְעֹה רָעֵי עָנָא עַבְדָּיךְ אַף אֲנַחְנָא אַף אֲבָהָתָנָא׃ </text:span></text:span><text:span text:style-name="Default_20_Paragraph_20_Font"><text:span text:style-name="T1">ד </text:span></text:span><text:span text:style-name="Default_20_Paragraph_20_Font"><text:span text:style-name="T2">וַאֲמָרוּ לְוַת פַּרְעֹה לְאִתּוֹתָבָא בְאַרְעָא אֲתֵינָא אֲרֵי לֵית רַעֲיָא לְעָנָא דִּי לְעַבְדָּיךְ אֲרֵי תַקִּיף כַּפְנָא בְּאַרְעָא דִּכְנָעַן וּכְעַן יֵתְבוּן כְּעַן עַבְדָּיךְ בְּאַרְעָא דְגשֶׁן׃ </text:span></text:span><text:span text:style-name="Default_20_Paragraph_20_Font"><text:span text:style-name="T1">ה </text:span></text:span><text:span text:style-name="Default_20_Paragraph_20_Font"><text:span text:style-name="T2">וַאֲמַר פַּרְעֹה לְיוֹסֵף לְמֵימָר אֲבוּךְ וְאַחָיךְ אֲתוֹ לְוָתָךְ׃ </text:span></text:span><text:span text:style-name="Default_20_Paragraph_20_Font"><text:span text:style-name="T1">ו </text:span></text:span><text:span text:style-name="Default_20_Paragraph_20_Font"><text:span text:style-name="T2">אַרְעָא דְמִצְרַיִם קֳדָמָךְ הִיא בִּדְשַׁפִּיר בְּאַרְעָא אוֹתֵיב יָת אֲבוּךְ וְיָת אַחָיךְ יֵתְבוּן בְּאַרְעָא דְגשֶׁן וְאִם יָדַעְתְּ וְאִית בְּהוֹן גֻּבְרִין דְּחֵילָא וּתְמַנִּנוּן רַבָּנֵי גֵיתֵי עַל דִּי לִי׃ </text:span></text:span><text:span text:style-name="Default_20_Paragraph_20_Font"><text:span text:style-name="T1">ז </text:span></text:span><text:span text:style-name="Default_20_Paragraph_20_Font"><text:span text:style-name="T2">וְאַיְתִי יוֹסֵף יָת יַעֲקֹב אֲבוּהִי וַאֲקִימִנֵּהּ קֳדָם פַּרְעֹה וּבְרִיךְ יַעֲקֹב יָת פַּרְעֹה׃ </text:span></text:span><text:span text:style-name="Default_20_Paragraph_20_Font"><text:span text:style-name="T1">ח </text:span></text:span><text:span text:style-name="Default_20_Paragraph_20_Font"><text:span text:style-name="T2">וַאֲמַר פַּרְעֹה לְּיַעֲקֹב כַּמָּה יוֹמֵי שְׁנֵי חַיָּיךְ׃ </text:span></text:span><text:span text:style-name="Default_20_Paragraph_20_Font"><text:span text:style-name="T1">ט </text:span></text:span><text:span text:style-name="Default_20_Paragraph_20_Font"><text:span text:style-name="T2">וַאֲמַר יַעֲקֹב לְפַרְעֹה יוֹמֵי שְׁנֵי תוֹתָבוּתַי מְאָה וּתְלָתִין שְׁנִין זְעֵירִין וּבִישִׁין הֲווֹ יוֹמֵי שְׁנֵי חַיַּי וְלָא אַדְבִּיקוּ יָת יוֹמֵי שְׁנֵי חַיֵּי אֲבָהָתַי בְּיוֹמֵי תּוֹתָבוּתְהוֹן׃ </text:span></text:span><text:span text:style-name="Default_20_Paragraph_20_Font"><text:span text:style-name="T1">י </text:span></text:span><text:span text:style-name="Default_20_Paragraph_20_Font"><text:span text:style-name="T2">וּבָרִיךְ יַעֲקֹב יָת פַּרְעֹה וּנְפַק מִן קֳדָם פַּרְעֹה׃ </text:span></text:span><text:span text:style-name="Default_20_Paragraph_20_Font"><text:span text:style-name="T1">יא </text:span></text:span><text:span text:style-name="Default_20_Paragraph_20_Font"><text:span text:style-name="T2">וְאוֹתֵיב יוֹסֵף יָת אֲבוּהִי וְיָת אֲחוֹהִי וִיהַב לְהוֹן אַחֲסָנָא בְּאַרְעָא דְמִצְרַיִם בִּדְשַׁפִּיר בְּאַרְעָא בְּאַרְעָא דְרַעְמְסֵס כְּמָא דִי פַקֵּיד פַרְעֹה׃ </text:span></text:span><text:span text:style-name="Default_20_Paragraph_20_Font"><text:span text:style-name="T1">יב </text:span></text:span><text:span text:style-name="Default_20_Paragraph_20_Font"><text:span text:style-name="T2">וְזָן יוֹסֵף יָת אֲבוּהִי וְיָת אֲחוֹהִי וְיָת כָּל בֵּית אֲבוּהִי לַחְמָא לְפוּם טַפְלָא׃ </text:span></text:span><text:span text:style-name="Default_20_Paragraph_20_Font"><text:span text:style-name="T1">יג </text:span></text:span><text:span text:style-name="Default_20_Paragraph_20_Font"><text:span text:style-name="T2">וְלַחֲמָא לֵית בְּכָל אַרְעָא אֲרֵי תַקִּיף כַּפְנָא לַחֲדָא וְאִשְׁתַּלְהֵי עַמָּא דְאַרְעָא דְמִצְרַיִם וְעַמָּא דְאַרְעָא דִּכְנַעַן מִן קֳדָם כַּפְנָא׃ </text:span></text:span><text:span text:style-name="Default_20_Paragraph_20_Font"><text:span text:style-name="T1">יד </text:span></text:span><text:span text:style-name="Default_20_Paragraph_20_Font"><text:span text:style-name="T2">וְלַקִּיט יוֹסֵף יָת כָּל כַּסְפָּא דְּאִשְׁתְּכַח בְּאַרְעָא דְמִצְרַיִם וּבְאַרְעָא דִּכְנַעַן בְּעִיבוּרָא דִּי אִנּוּן זָבְנִין וְאַיְתִי יוֹסֵף יָת כַּסְפָּא לְבֵית פַּרְעֹה׃ </text:span></text:span><text:span text:style-name="Default_20_Paragraph_20_Font"><text:span text:style-name="T1">טו </text:span></text:span><text:span text:style-name="Default_20_Paragraph_20_Font"><text:span text:style-name="T2">וּשְׁלִים כַּסְפָא מֵאַרְעָא דְמִצְרַיִם וּמֵאַרְעָא דִּכְנַעַן וַאֲתוֹ כָּל מִצְרָאֵי לְוַת יוֹסֵף לְמֵימַר הַב לָנָא לַחֲמָא וּלְמָה נְמוּת לְקִבְלָךְ אֲרֵי שְׁלִים כַּסְפָּא׃ </text:span></text:span><text:span text:style-name="Default_20_Paragraph_20_Font"><text:span text:style-name="T1">טז </text:span></text:span><text:span text:style-name="Default_20_Paragraph_20_Font"><text:span text:style-name="T2">וַאֲמַר יוֹסֵף הָבוּ גֵּיתֵיכוֹן וְאֶתֵּן לְכוֹן בְּגֵּיתֵיכוֹן אִם שְׁלִים כַּסְפָּא׃ </text:span></text:span><text:span text:style-name="Default_20_Paragraph_20_Font"><text:span text:style-name="T1">יז </text:span></text:span><text:span text:style-name="Default_20_Paragraph_20_Font"><text:span text:style-name="T2">וְאַיְתִיּוּ יָת גֵּיתֵיהוֹן לְוַת יוֹסֵף וִיהַב לְהוֹן יוֹסֵף לַחְמָא בְּסוּסְוָתָא וּבְגֵיתֵי עָנָא וּבְגֵיתֵי תוֹרִין וּבַחֲמָרִין וְזָנִנּוּן בְּלַחֲמָא בְּכָל גֵּיתֵיהוֹן בְּשַׁתָּא הַהִיא׃ </text:span></text:span><text:span text:style-name="Default_20_Paragraph_20_Font"><text:span text:style-name="T1">יח </text:span></text:span><text:span text:style-name="Default_20_Paragraph_20_Font"><text:span text:style-name="T2">וּשְׁלִימַת שַׁתָּא הַהִיא וַאֲתוֹ לְוָתֵהּ בְּשַׁתָּא תִנְיֵתָא וַאֲמָרוּ לֵהּ לָא נְכַסֵּי מִן רִבּוֹנִי אֶלָּהֵין שְׁלִים כַּסְפָּא וְגֵּיתֵי בְעִירָא לְוַת רִבּוֹנִי לָא אִשְׁתָּאַר קֳדָם רִבּוֹנִי אֶלָּהֵין גְּוִיָתָנָא וְאַרְעָנָא׃ </text:span></text:span><text:span text:style-name="Default_20_Paragraph_20_Font"><text:span text:style-name="T1">יט </text:span></text:span><text:span text:style-name="Default_20_Paragraph_20_Font"><text:span text:style-name="T2">לְמָה נְמוּת לְעֵינָיךְ אַף אֲנַחְנָא אַף אַרְעָתָנָא קְנֵי יָתָנָא וְיָת אַרְעָתָנָא בְּלַחְמָא וּנְהֵי אֲנַחְנָא וְאַרְעָתָנָא עַבְדִּין לְפַרְעֹה וְהַב בַּר זַרְעָא וְנֵיחֵי וְלָא נְמוּת וְאַרְעָא לָא תְבוּר׃ </text:span></text:span><text:span text:style-name="Default_20_Paragraph_20_Font"><text:span text:style-name="T1">כ </text:span></text:span><text:span text:style-name="Default_20_Paragraph_20_Font"><text:span text:style-name="T2">וּקְנָא יוֹסֵף יָת כָּל אַרְעָא דְמִצְרַיִם לְפַרְעֹה אֲרֵי זַבִּינוּ מִצְרַיִם גְּבַר חַקְלֵהּ אֲרֵי תְקֵיף עֲלֵיהוֹן כַּפְנָא וַהֲוַת אַרְעָא לְפַרְעֹה׃ </text:span></text:span><text:span text:style-name="Default_20_Paragraph_20_Font"><text:span text:style-name="T1">כא </text:span></text:span><text:span text:style-name="Default_20_Paragraph_20_Font"><text:span text:style-name="T2">וְיָת עַמָּא אַעְבֵּר יָתֵהּ מִקְּרֵי לִקְרֵי מִסְּיָפֵי תְּחוּם מִצְרַיִם וְעַד סוֹפֵהּ׃ </text:span></text:span><text:span text:style-name="Default_20_Paragraph_20_Font"><text:span text:style-name="T1">כב </text:span></text:span><text:span text:style-name="Default_20_Paragraph_20_Font"><text:span text:style-name="T2">לְחוֹד אַרְעָא דְכֻמָּרַיָּא לָא זַבִּין אֲרֵי חֳלָקָא לְכֻמָּרַיָּא מִלְּוַת פַּרְעֹה וְאָכְלִין יָת חֳלָקְהוֹן דִּי יְהַב לְהוֹן פַּרְעֹה עַל כֵּן לָא זַבִּינוּ יָת אַרְעֲהוֹן׃ </text:span></text:span><text:span text:style-name="Default_20_Paragraph_20_Font"><text:span text:style-name="T1">כג </text:span></text:span><text:span text:style-name="Default_20_Paragraph_20_Font"><text:span text:style-name="T2">וַאֲמַר יוֹסֵף לְעַמָּא הָא זְבֵנִית יָתְכוֹן יוֹמָא דֵּין וְיָת אַרְעֲכוֹן לְפַרְעֹה הֵא לְכוֹן בַּר זַרְעָא וְתִזְרְעוּן יָת אַרְעָא׃ </text:span></text:span><text:span text:style-name="Default_20_Paragraph_20_Font"><text:span text:style-name="T1">כד </text:span></text:span><text:span text:style-name="Default_20_Paragraph_20_Font"><text:span text:style-name="T2">וִיהֵי בְּאָעוֹלֵי עֲלַלְתָּא וְתִתְּנוּן חַד מִן חַמְשָׁא לְפַרְעֹה וְאַרְבַּע חֳלָקִין יְהֵא לְכוֹן לְבַר זְרַע חַקְלָא וּלְמֵיכַלְכוֹן וְלֶאֱנַשׁ בָתֵּיכוֹן וּלְמֵיכַל לְטַפְלְכוֹן׃ </text:span></text:span><text:span text:style-name="Default_20_Paragraph_20_Font"><text:span text:style-name="T1">כה </text:span></text:span><text:span text:style-name="Default_20_Paragraph_20_Font"><text:span text:style-name="T2">וַאֲמָרוּ קַיִּמְתָּנָא נִשְׁכַּח רַחֲמִין בְּעֵינֵי רִבּוֹנִי וּנְהֵי עַבְדִּין לְפַרְעֹה׃ </text:span></text:span><text:span text:style-name="Default_20_Paragraph_20_Font"><text:span text:style-name="T1">כו </text:span></text:span><text:span text:style-name="Default_20_Paragraph_20_Font"><text:span text:style-name="T2">וְשַׁוִּי יָתַהּ יוֹסֵף לִגְזֵרָא עַד יוֹמָא הָדֵין עַל אַרְעָא דְמִצְרַיִם דִּיהוֹן יָהֲבִין חַד מִן חַמְשָׁא לְפַרְעֹה לְחוֹד אַרְעָא דְכֻמָּרַיָּא בִּלְחוֹדֵיהוֹן לָא הֲוַת לְפַרְעֹה׃ </text:span></text:span><text:span text:style-name="Default_20_Paragraph_20_Font"><text:span text:style-name="T1">כז </text:span></text:span><text:span text:style-name="Default_20_Paragraph_20_Font"><text:span text:style-name="T2">וִיתֵיב יִשְׂרָאֵל בְּאַרְעָא דְמִצְרַיִם בְּאַרְעָא דְגשֶׁן וְאַחֲסִינוּ בַהּ וּנְפִישׁוּ וּסְגִיאוּ לַחֲדָא׃ </text:span></text:span><text:span text:style-name="Default_20_Paragraph_20_Font"><text:span text:style-name="T1">כח </text:span></text:span><text:span text:style-name="Default_20_Paragraph_20_Font"><text:span text:style-name="T2">וַחֲיָא יַעֲקֹב בְּאַרְעָא דְמִצְרַיִם שְׁבַע עֶשְׂרֵי שְׁנִין וַהֲווֹ יוֹמֵי יַעֲקֹב שְׁנֵי חַיוֹהִי מְאָה וְאַרְבְּעִין וּשְׁבַע שְׁנִין׃ </text:span></text:span><text:span text:style-name="Default_20_Paragraph_20_Font"><text:span text:style-name="T1">כט </text:span></text:span><text:span text:style-name="Default_20_Paragraph_20_Font"><text:span text:style-name="T2">וּקְרִיבוּ יוֹמֵי יִשְׂרָאֵל לִמְמַת וּקְרָא לִבְרֵהּ לְיוֹסֵף וַאֲמַר לֵהּ אִם כְּעַן אַשְׁכָּחִית רַחֲמִין בְּעֵינָיךְ שַׁוִּי כְעַן יְדָךְ תְּחוֹת יַרְכִּי וְתַעְבֵּד עִמִּי טִיבוּ וּקְשׁוֹט לָא כְעַן תִּקְבְּרִנַּנִי בְּמִצְרַיִם׃ </text:span></text:span><text:span text:style-name="Default_20_Paragraph_20_Font"><text:span text:style-name="T1">ל </text:span></text:span><text:span text:style-name="Default_20_Paragraph_20_Font"><text:span text:style-name="T2">וְאִשְׁכּוּב עִם אֲבָהָתַי וְתִטְּלִנַנִּי מִמִּצְרַיִם וְתִקְבְּרִנַנִּי בִּקְבֻרְתְּהוֹן וַאֲמַר אֲנָא אֶעְבַּד כְּפִתְגָּמָךְ׃ </text:span></text:span><text:span text:style-name="Default_20_Paragraph_20_Font"><text:span text:style-name="T1">לא </text:span></text:span><text:span text:style-name="Default_20_Paragraph_20_Font"><text:span text:style-name="T2">וַאֲמַר קַיֵּם לִי וְקַיִים לֵהּ וּסְגִיד יִשְׂרָאֵל עַל רֵישׁ עַרְסָא׃ </text:span></text:span></text:p>
      </text:section>
      <text:section text:style-name="Sect1" text:name="Sect48">
        <text:p text:style-name="P5"><text:span text:style-name="Default_20_Paragraph_20_Font"><text:span text:style-name="T5">Genesis 48</text:span></text:span></text:p>
        <text:p text:style-name="P3"><text:span text:style-name="Default_20_Paragraph_20_Font"><text:span text:style-name="T1">א </text:span></text:span><text:span text:style-name="Default_20_Paragraph_20_Font"><text:span text:style-name="T2">וַהֲוָה בָּתַר פִּתְגָּמַיָּא הָאִלֵּין וַאֲמַר לְיוֹסֵף הָא אֲבוּךְ שְׁכִיב מְרָע וּדְבַר יָת תְּרֵין בְּנוֹהִי עִמֵּהּ יָת מְנַשֶּׁה וְיָת אֶפְרָיִם׃ </text:span></text:span><text:span text:style-name="Default_20_Paragraph_20_Font"><text:span text:style-name="T1">ב </text:span></text:span><text:span text:style-name="Default_20_Paragraph_20_Font"><text:span text:style-name="T2">וְחַוִּי לְיַעֲקֹב וַאֲמַר הָא בְּרָךְ יוֹסֵף אֲתָא לְוָתָךְ וְאִתַּקַף יִשְׂרָאֵל וִיתֵיב עַל עַרְסָא׃ </text:span></text:span><text:span text:style-name="Default_20_Paragraph_20_Font"><text:span text:style-name="T1">ג </text:span></text:span><text:span text:style-name="Default_20_Paragraph_20_Font"><text:span text:style-name="T2">וַאֲמַר יַעֲקֹב לְיוֹסֵף אֵל שַׁדַּי אִתְגְּלִי לִי בְלוּז בְּאַרְעָא דִכְנָעַן וּבָרִיךְ יָתִי׃ </text:span></text:span><text:span text:style-name="Default_20_Paragraph_20_Font"><text:span text:style-name="T1">ד </text:span></text:span><text:span text:style-name="Default_20_Paragraph_20_Font"><text:span text:style-name="T2">וַאֲמַר לִי הָא אֲנָא מַפְשִׁינָךְ וְאַסְגִּנָּךְ וְאֶתְּנִנָּךְ לְכִנְשַׁת שִׁבְטִין וְאֶתֵּן יָת אַרְעָא הָדָא לִבְנָיךְ בַּתְרָךְ אַחֲסָנַת עֲלָם׃ </text:span></text:span><text:span text:style-name="Default_20_Paragraph_20_Font"><text:span text:style-name="T1">ה </text:span></text:span><text:span text:style-name="Default_20_Paragraph_20_Font"><text:span text:style-name="T2">וּכְעַן תְּרֵין בְּנָיךְ דְּאִתְיְלִידוּ לָךְ בְּאַרְעָא דְמִצְרַיִם עַד מֵיתִי לְוָתָךְ לְמִצְרַיִם דִּילִי אִנּוּן אֶפְרַיִם וּמְנַשֶּׁה כִּרְאוּבֵן וְשִׁמְעוֹן יְהוֹן קֳדָמָי׃ </text:span></text:span><text:span text:style-name="Default_20_Paragraph_20_Font"><text:span text:style-name="T1">ו </text:span></text:span><text:span text:style-name="Default_20_Paragraph_20_Font"><text:span text:style-name="T2">וּבְנָיךְ דִּי תוֹלִיד בַּתְרֵיהוֹן דִּילָךְ יְהוֹן עַל שׁוּם אֲחוּהוֹן יִתְקְרוּן בְּאַחֲסַנְתְּהוֹן׃ </text:span></text:span><text:span text:style-name="Default_20_Paragraph_20_Font"><text:span text:style-name="T1">ז </text:span></text:span><text:span text:style-name="Default_20_Paragraph_20_Font"><text:span text:style-name="T2">וַאֲנָא בְּמֵיתִי מִפַּדָן מִיתַת עָלַי רָחֵל בְּאַרְעָא דִּכְנַעַן בְּאָרְחָא בְּעוֹד כְּרוּבָא דְאַרְעָא לְמֵיעַל לְאֶפְרָת וּקְבָרִתַּהּ תַּמָּן בְּאֹרַח אֶפְרָת הִיא בֵּית לָחֶם׃ </text:span></text:span><text:span text:style-name="Default_20_Paragraph_20_Font"><text:span text:style-name="T1">ח </text:span></text:span><text:span text:style-name="Default_20_Paragraph_20_Font"><text:span text:style-name="T2">וַחֲזָא יִשְׂרָאֵל יָת בְּנֵי יוֹסֵף וַאֲמַר מַן אִלֵּין׃ </text:span></text:span><text:span text:style-name="Default_20_Paragraph_20_Font"><text:span text:style-name="T1">ט </text:span></text:span><text:span text:style-name="Default_20_Paragraph_20_Font"><text:span text:style-name="T2">וַאֲמַר יוֹסֵף לַאֲבוּהִי בְּנַי אִנּוּן דִּי יְהַב לִי יְיָ הָכָא וַאֲמַר קָרֵבִנּוּן כְּעַן לְוָתִי וְאֵבָרֵכִנּוּן׃ </text:span></text:span><text:span text:style-name="Default_20_Paragraph_20_Font"><text:span text:style-name="T1">י </text:span></text:span><text:span text:style-name="Default_20_Paragraph_20_Font"><text:span text:style-name="T2">וְעֵינֵי יִשְׂרָאֵל יְקָרָן מִסֵּיבוּ לָא יִכּוּל לְמֶחֱזֵי וְקָרִיב יָתְהוֹן לְוָתֵהּ וְנַשִּׁיק לְהוֹן וְגַפִּיף לְהוֹן׃ </text:span></text:span><text:span text:style-name="Default_20_Paragraph_20_Font"><text:span text:style-name="T1">יא </text:span></text:span><text:span text:style-name="Default_20_Paragraph_20_Font"><text:span text:style-name="T2">וַאֲמַר יִשְׂרָאֵל לְיוֹסֵף לְמֶחֱזֵי אַפָיךְ לָא סְבָרִית וְהָא אַחֲזִי יָתִי יְיָ אַף יָת בְּנָיךְ׃ </text:span></text:span><text:span text:style-name="Default_20_Paragraph_20_Font"><text:span text:style-name="T1">יב </text:span></text:span><text:span text:style-name="Default_20_Paragraph_20_Font"><text:span text:style-name="T2">וְאַפֵּיק יוֹסֵף יָתְהוֹן מִן קֳדָמוֹהִי וּסְגִיד עַל אַפּוֹהִי עַל אַרְעָא׃ </text:span></text:span><text:span text:style-name="Default_20_Paragraph_20_Font"><text:span text:style-name="T1">יג </text:span></text:span><text:span text:style-name="Default_20_Paragraph_20_Font"><text:span text:style-name="T2">וּדְבַר יוֹסֵף יָת תַּרְוֵיהוֹן יָת אֶפְרַיִם בִּימִינֵהּ מִשְׂמָאלָא דְיִשְׂרָאֵל וְיָת מְנַשֶּׁה בִשְׂמָאלֵהּ מִימִינָא דְיִשְׂרָאֵל וְקָרֵיב לְוָתֵהּ׃ </text:span></text:span><text:span text:style-name="Default_20_Paragraph_20_Font"><text:span text:style-name="T1">יד </text:span></text:span><text:span text:style-name="Default_20_Paragraph_20_Font"><text:span text:style-name="T2">וְאוֹשִׁיט יִשְׂרָאֵל יָת יְמִינֵהּ וְשַׁוִּי עַל רֵישָׁא דְאֶפְרַיִם וְהוּא זְעֵירָא וְיָת שְׂמָאלֵהּ עַל רֵישָׁא דִּמְנַשֶּׁה אַחְכִּמִינּוּן לִידוֹהִי אֲרֵי מְנַשֶּׁה בּוּכְרָא׃ </text:span></text:span><text:span text:style-name="Default_20_Paragraph_20_Font"><text:span text:style-name="T1">טו </text:span></text:span><text:span text:style-name="Default_20_Paragraph_20_Font"><text:span text:style-name="T2">וּבְרִיךְ יָת יוֹסֵף וַאֲמָר יְיָ דִי פְלָחוּ אֲבָהָתַי קֳדָמוֹהִי אַבְרָהָם וְיִצְחָק יְיָ דְזַן יָתִי מִדְאִיתָנִי עַד יוֹמָא הָדֵין׃ </text:span></text:span><text:span text:style-name="Default_20_Paragraph_20_Font"><text:span text:style-name="T1">טז </text:span></text:span><text:span text:style-name="Default_20_Paragraph_20_Font"><text:span text:style-name="T2">מַלְאָכָא דִי פְרַק יָתִי מִכָּל בִּישָׁא יְבָרֵךְ יָת עוּלֵמַיָּא וְיִתְקְרֵי בְהוֹן שְׁמִי וְשׁוּם אֲבָהָתַי אַבְרָהָם וְיִצְחָק וּכְנוּנֵי יַמָּא יִסְגוּן בְּגוֹ בְנֵי אֱנָשָׁא עַל אַרְעָא׃ </text:span></text:span><text:span text:style-name="Default_20_Paragraph_20_Font"><text:span text:style-name="T1">יז </text:span></text:span><text:span text:style-name="Default_20_Paragraph_20_Font"><text:span text:style-name="T2">וַחֲזָא יוֹסֵף אֲרֵי שַׁוִּי אָבוּהִי יַד יְמִינֵהּ עַל רֵישָׁא דְאֶפְרַיִם וּבְאֵישׁ בְּעֵינוֹהִי וְסָעֵד יְדָא דְאָבוּהִי לְאַעֲדָאָה יָתַהּ מֵעַל רֵישָׁא דְאֶפְרַיִם לְאַנָחוּתַהּ עַל רֵישָׁא דִמְנַשֶּׁה׃ </text:span></text:span><text:span text:style-name="Default_20_Paragraph_20_Font"><text:span text:style-name="T1">יח </text:span></text:span><text:span text:style-name="Default_20_Paragraph_20_Font"><text:span text:style-name="T2">וַאֲמַר יוֹסֵף לְאָבוּהִי לָא כֵן אַבָּא אֲרֵי דֵין בּוּכְרָא שַׁו יְמִינָךְ עַל רֵישֵׁהּ׃ </text:span></text:span><text:span text:style-name="Default_20_Paragraph_20_Font"><text:span text:style-name="T1">יט </text:span></text:span><text:span text:style-name="Default_20_Paragraph_20_Font"><text:span text:style-name="T2">וְסָרֵיב אָבוּהִי וַאֲמַר יְדַעְנָא בְרִי יְדַעְנָא אַף הוּא יְהֵי לְעַמָּא וְאַף הוּא יִסְגֵּי וּבְרַם אָחוּהִי זְעִירָא יִסְגֵּי מִנֵּהּ וּבְנוֹהִי יְהוֹן שַׁלִּיטִין בְּעַמְמַיָּא׃ </text:span></text:span><text:span text:style-name="Default_20_Paragraph_20_Font"><text:span text:style-name="T1">כ </text:span></text:span><text:span text:style-name="Default_20_Paragraph_20_Font"><text:span text:style-name="T2">וּבְרֵיכִנּוּן בְּיוֹמָא הַהוּא לְמֵימַר בָּךְ יְבָרֵךְ יִשְׂרָאֵל לְמֵימַר יְשַׁוִּינָךְ יְיָ כְּאֶפְרַיִם וְכִמְנַשֶּׁה וְשַׁוִּי יָת אֶפְרַיִם קֳדָם מְנַשֶּׁה׃ </text:span></text:span><text:span text:style-name="Default_20_Paragraph_20_Font"><text:span text:style-name="T1">כא </text:span></text:span><text:span text:style-name="Default_20_Paragraph_20_Font"><text:span text:style-name="T2">וַאֲמַר יִשְׂרָאֵל לְיוֹסֵף הָא אֲנָא מָאִית וִיהֵי מֵימְרָא דַיְיָ בְּסַעְדְכוֹן וְיָתֵיב יָתְכוֹן לְאַרְעָא דַאֲבָהַתְכוֹן׃ </text:span></text:span><text:span text:style-name="Default_20_Paragraph_20_Font"><text:span text:style-name="T1">כב </text:span></text:span><text:span text:style-name="Default_20_Paragraph_20_Font"><text:span text:style-name="T2">וַאֲנָא יְהָבִית לָךְ חוּלַק חַד יַתִּיר עַל אַחָיךְ דִּי נְסֵיבִית מִידָא דֶאֱמוֹרָאָה בִּצְלוֹתִי וּבְבָעוּתִי׃ </text:span></text:span></text:p>
      </text:section>
      <text:section text:style-name="Sect1" text:name="Sect49">
        <text:p text:style-name="P5"><text:span text:style-name="Default_20_Paragraph_20_Font"><text:span text:style-name="T5">Genesis 49</text:span></text:span></text:p>
        <text:p text:style-name="P3"><text:span text:style-name="Default_20_Paragraph_20_Font"><text:span text:style-name="T1">א </text:span></text:span><text:span text:style-name="Default_20_Paragraph_20_Font"><text:span text:style-name="T2">וּקְרָא יַעֲקֹב לִבְנוֹהִי וַאֲמַר אִתְכַּנָשׁוּ וַאֲחַוֵּי לְכוֹן יָת דִּי יְעָרַע יָתְכוֹן בְּסוֹף יוֹמַיָּא׃ </text:span></text:span><text:span text:style-name="Default_20_Paragraph_20_Font"><text:span text:style-name="T1">ב </text:span></text:span><text:span text:style-name="Default_20_Paragraph_20_Font"><text:span text:style-name="T2">אִתְכַּנָּשׁוּ וּשְׁמָעוּ בְּנֵי יַעֲקֹב וְקַבִּילוּ אוּלְפַן מִן יִשְׂרָאֵל אֲבוּכוֹן׃ </text:span></text:span><text:span text:style-name="Default_20_Paragraph_20_Font"><text:span text:style-name="T1">ג </text:span></text:span><text:span text:style-name="Default_20_Paragraph_20_Font"><text:span text:style-name="T2">רְאוּבֵן בּוּכְרִי אַתְּ חֵילִי וְרֵישׁ תָּקְפִּי לָךְ הֲוָה חָזֵי לְמִסַּב תְּלָתָא חוּלָקִין בְּכֵירוּתָא כְּהֻנְתָּא וּמַלְכוּתָא׃ </text:span></text:span><text:span text:style-name="Default_20_Paragraph_20_Font"><text:span text:style-name="T1">ד </text:span></text:span><text:span text:style-name="Default_20_Paragraph_20_Font"><text:span text:style-name="T2">עַל דַאֲזַלְתָּא לָקֳבֵל אַפָּיךְ הָא כְמַיָּא בְּרַם לָא אַהֲנֵיתָא חוֹלָק יַתִּיר לָא תִסַּב אֲרֵי סְלֶקְתָּא בֵּית מִשְׁכָּבֵי אָבוּךְ בְּכֵן אֲחֶלְתָּא לְשִׁוּוּיִי בְּרִי סְלֶקְתָּא׃ </text:span></text:span><text:span text:style-name="Default_20_Paragraph_20_Font"><text:span text:style-name="T1">ה </text:span></text:span><text:span text:style-name="Default_20_Paragraph_20_Font"><text:span text:style-name="T2">שִׁמְעוֹן וְלֵוִי אַחִין גַּבְרִין גִּבָּרִין בְּאַרַע תּוֹתָבוּתְהוֹן עֲבָדוּ גְּבוּרָא׃ </text:span></text:span><text:span text:style-name="Default_20_Paragraph_20_Font"><text:span text:style-name="T1">ו </text:span></text:span><text:span text:style-name="Default_20_Paragraph_20_Font"><text:span text:style-name="T2">בְּרָזְהוֹן לָא הֲוַת נַפְשִׁי בְּאִתְכַּנְשֵׁהוֹן לִמְהַךְ לָא נְחָתִית מִן יְקָרִי אֲרֵי בְרָגְזְהוֹן קְטָלוּ קְטוֹל וּבִרְעוּתְהוֹן תַּרָעוּ שׁוּר סַנְּאָה׃ </text:span></text:span><text:span text:style-name="Default_20_Paragraph_20_Font"><text:span text:style-name="T1">ז </text:span></text:span><text:span text:style-name="Default_20_Paragraph_20_Font"><text:span text:style-name="T2">לִיט רָגְזְהוֹן אֲרֵי תַקִיף וְחֵמַתְהוֹן אֲרֵי קַשְׁיָא אֲפַלְגִנוּן בְּיַעֲקֹב וְאֵבַדָרִנוּן בְּיִשְׂרָאֵל׃ </text:span></text:span><text:span text:style-name="Default_20_Paragraph_20_Font"><text:span text:style-name="T1">ח </text:span></text:span><text:span text:style-name="Default_20_Paragraph_20_Font"><text:span text:style-name="T2">יְהוּדָה אַתְּ אוֹדֵיתָא וְלָא בְהֵיתְתָא בָּךְ יוֹדוּן אַחָיךְ יְדָךְ תִּתְקֵף עַל בַּעֲלֵי דְבָבָךְ יִתְבַּדְרוּן סַנְאָךְ יְהוֹן מְחַזְרִין קְדַּל קֳדָמָךְ וִיְהוֹן מְקַדְמִין לְמִשְׁאַל בִּשְׁלָמָךְ בְּנֵי אָבוּךְ׃ </text:span></text:span><text:span text:style-name="Default_20_Paragraph_20_Font"><text:span text:style-name="T1">ט </text:span></text:span><text:span text:style-name="Default_20_Paragraph_20_Font"><text:span text:style-name="T2">שִׁלְטוֹן יְהֵי בְשֵׁרוּיָא וּבְסוֹפָא יִתְרַבָּא מַלְכָּא מִדְבֵית יְהוּדָה אֲרֵי מִדִין קַטְלָא בְּרִי נַפְשָׁךְ סְלֶקְתָּא יְנוּחַ יִשְׁרֵי בִתְקוֹף כְּאַרְיָא וּכְלֵיתָא וְלֵית מַלְכוּ דִתְזַעְזְעִנֵהּ׃ </text:span></text:span><text:span text:style-name="Default_20_Paragraph_20_Font"><text:span text:style-name="T1">י </text:span></text:span><text:span text:style-name="Default_20_Paragraph_20_Font"><text:span text:style-name="T2">לָא יַעֲדֵי עָבֵד שָׁלְטַן מִדְבֵית יְהוּדָה וְסַפְרָא מִבְּנֵי בְנוֹהִי עַד עָלְמָא עַד דְיֵיתֵי מְשִׁיחָא דְדִילֵהּ הִיא מַלְכוּתָא וְלֵהּ יִשְׁתַּמְעוּן עַמְמַיָּא׃ </text:span></text:span><text:span text:style-name="Default_20_Paragraph_20_Font"><text:span text:style-name="T1">יא </text:span></text:span><text:span text:style-name="Default_20_Paragraph_20_Font"><text:span text:style-name="T2">יַסְחַר יִשְׂרָאֵל לְקַרְתֵּהּ עַמָּא יִבְנוּן הֵיכְלֵהּ יְהוֹן צַדִּיקַיָּא סְחוֹר סְחוֹר לֵהּ וְעָבְדֵי אוֹרַיְתָא בְּאוּלְפַן עִמֵּהּ יְהֵי אַרְגְוָן טַב לְבוּשׁוֹהִי כְּסוּתֵהּ מֵילָא מֵילָא צְבַע זְהוֹרִי וְצִבְעוֹנִין׃ </text:span></text:span><text:span text:style-name="Default_20_Paragraph_20_Font"><text:span text:style-name="T1">יב </text:span></text:span><text:span text:style-name="Default_20_Paragraph_20_Font"><text:span text:style-name="T2">יְסַמְּקוּן טוּרוֹהִי בְּכַרְמוֹהִי יְטוּפוּן נַעֲווֹהִי בַּחֲמָר יְחַוְּרָן בִּקְעֲתֵיהּ בְּעִיבוּר וּבְעֶדְרֵי עָנָא׃ </text:span></text:span><text:span text:style-name="Default_20_Paragraph_20_Font"><text:span text:style-name="T1">יג </text:span></text:span><text:span text:style-name="Default_20_Paragraph_20_Font"><text:span text:style-name="T2">זְבוּלֻן עַל סְפַר יַמְמַיָּא יִשְׁרֵי וְהוּא יְכַבֵּשׁ מְחוֹזִין בִּסְפִינַן וְטוּב יַמָּא יֵיכוּל וּתְחוּמֵהּ יְהֵי מָטֵי עַל צִידוֹן׃ </text:span></text:span><text:span text:style-name="Default_20_Paragraph_20_Font"><text:span text:style-name="T1">יד </text:span></text:span><text:span text:style-name="Default_20_Paragraph_20_Font"><text:span text:style-name="T2">יִשָּׂשׂכָר עַתִּיר בְּנִכְסִין וְאַחֲסַנְתֵּהּ בֵּין תְּחוּמַיָּא׃ </text:span></text:span><text:span text:style-name="Default_20_Paragraph_20_Font"><text:span text:style-name="T1">טו </text:span></text:span><text:span text:style-name="Default_20_Paragraph_20_Font"><text:span text:style-name="T2">וַחֲזָא חוּלָקָא אֲרֵי טַב וְיָת אַרְעָא אֲרֵי מְעַבְּדָא פֵירִין וִיכַבֵּשׁ מָחוֹזֵי עַמְמַיָּא וִישֵׁיצֵי יָת דַּיָרֵיהוֹן וּדְאִשְׁתַּאֲרוּן בְּהוֹן יְהוֹן לֵהּ פַּלְחִין וּמַסְּקֵי מַסִּין׃ </text:span></text:span><text:span text:style-name="Default_20_Paragraph_20_Font"><text:span text:style-name="T1">טז </text:span></text:span><text:span text:style-name="Default_20_Paragraph_20_Font"><text:span text:style-name="T2">מִדְּבֵית דָּן יִתְבְּחַר וִיקוּם גַּבְרָא בְּיוֹמוֹהִי יִתְפְּרֵק עַמֵּהּ וּבִשְׁנוֹהִי יְנוּחוּן כַּחֲדָא שִׁבְטַּיָּא דְיִשְׂרָאֵל׃ </text:span></text:span><text:span text:style-name="Default_20_Paragraph_20_Font"><text:span text:style-name="T1">יז </text:span></text:span><text:span text:style-name="Default_20_Paragraph_20_Font"><text:span text:style-name="T2">יְהֵי גַבְרָא דְיִתְבְּחַר וִיקוּם מִדְּבֵית דָּן אֵימְתֵהּ תִּתְרְמֵי עַל עַמְמַיָּא וּמְחָתֵהּ תִּתְקֵף בִּפְלִשְׁתָּאֵי כְּחִיוֵי חוּרְמָן יִשְׁרֵי עַל אָרְחָא וּכְפִתְנָא יִכְמוֹן עַל שְׁבִילָא יְקַטֵּיל גִּבָּרֵי מַשִׁרְיַת פְּלִשְׁתָּאֵי פָּרָשִׁין עִם רַגְלָאִין יְעַקֵר סוּסָוָן וּרְתִכִּין וִימַגֵּר רוֹכְבֵיהוֹן לַאֲחוֹרָא׃ </text:span></text:span><text:span text:style-name="Default_20_Paragraph_20_Font"><text:span text:style-name="T1">יח </text:span></text:span><text:span text:style-name="Default_20_Paragraph_20_Font"><text:span text:style-name="T2">לְפוּרְקָנָךְ סַבָּרִית יְיָ׃ </text:span></text:span><text:span text:style-name="Default_20_Paragraph_20_Font"><text:span text:style-name="T1">יט </text:span></text:span><text:span text:style-name="Default_20_Paragraph_20_Font"><text:span text:style-name="T2">מִדְבֵית גָד מַשִׁרְיַת מְזַיְנִין כַּד יַעַבְרוּן יָת יַרְדְנָא קֳדָם אֲחֵיהוֹן לִקְרָבָא וּבְנִכְסִין סַגִּיאִין יְתוּבוּן לְאַרְעֲהוֹן׃ </text:span></text:span><text:span text:style-name="Default_20_Paragraph_20_Font"><text:span text:style-name="T1">כ </text:span></text:span><text:span text:style-name="Default_20_Paragraph_20_Font"><text:span text:style-name="T2">דְאָשֵׁר טָבָא אַרְעֵהּ וְהוּא מְרַבְיָא בְּתַפְנוּקֵי מַלְכִין׃ </text:span></text:span><text:span text:style-name="Default_20_Paragraph_20_Font"><text:span text:style-name="T1">כא </text:span></text:span><text:span text:style-name="Default_20_Paragraph_20_Font"><text:span text:style-name="T2">נַפְתָּלִי בְּאַרַע טָבָא יִתְרְמֵי עַדְבֵהּ וְאַחְסַנְתֵּהּ תְּהֵי מְעַבְּדָא פֵירִין יְהוֹן מוֹדַן וּמְבָרְכִין עֲלֵיהוֹן׃ </text:span></text:span><text:span text:style-name="Default_20_Paragraph_20_Font"><text:span text:style-name="T1">כב </text:span></text:span><text:span text:style-name="Default_20_Paragraph_20_Font"><text:span text:style-name="T2">בְּרִי דְיִסְגֵּי יוֹסֵף בְּרִי דְיִתְבָּרַךְ כְּגֹפֶן דִּנְצִב עַל עֵינָא דְמַיָּא תְּרֵין שִׁבְטִין יִפְּקוּן מִבְּנוֹהִי יְקַבְּלוּן חוּלָקָא וְאַחֲסַנְתָּא׃ </text:span></text:span><text:span text:style-name="Default_20_Paragraph_20_Font"><text:span text:style-name="T1">כג </text:span></text:span><text:span text:style-name="Default_20_Paragraph_20_Font"><text:span text:style-name="T2">וְאִתְמַרְרוּ יָתֵהּ וְנַקְמוֹהִי וְאָעִיקוּ לֵהּ גֻבְרִין גִּבָּרִין בַּעֲלֵי פַלְגוּתָא׃ </text:span></text:span><text:span text:style-name="Default_20_Paragraph_20_Font"><text:span text:style-name="T1">כד </text:span></text:span><text:span text:style-name="Default_20_Paragraph_20_Font"><text:span text:style-name="T2">וְתָבַת בְּהוֹן נְבִיאוּתֵהּ עַל דְּקַיֵּם אוֹרַיְתָא בְּסִתְרָא וְשַׁוִּי בְתוּקְפָא רוֹחֲצָנֵהּ בְּכֵן יִתְרְמָא דְהַב עַל דְּרָעוֹהִי וְאַחֲסִין מַלְכוּתָא וּתְקֵיף דָּא הֲוַת לֵהּ מִן קֳדָם אֵל תַּקִיפָא דְיַעֲקֹב דִּי בְמֵימְרֵהּ זַן אֲבָהָן וּבְנִין זַרְעָא דְיִשְׂרָאֵל׃ </text:span></text:span><text:span text:style-name="Default_20_Paragraph_20_Font"><text:span text:style-name="T1">כה </text:span></text:span><text:span text:style-name="Default_20_Paragraph_20_Font"><text:span text:style-name="T2">מֵימַר אֱלָהָא דְאָבוּךְ יְהֵי בְסַעְדָךְ וְיָת שַׁדַּי וִיבָרְכִנָּךְ בִּרְכַן דְּנַחֲתָן מִטַּלָּא דִשְׁמַיָּא מִלְעֵלָא בִּרְכַן דְנַגְדַן מִמַעֲמַקֵי אַרְעָא מִלְרָע בִּרְכְּתָא דְאָבוּךְ וּדְאִמָּךְ׃ </text:span></text:span><text:span text:style-name="Default_20_Paragraph_20_Font"><text:span text:style-name="T1">כו </text:span></text:span><text:span text:style-name="Default_20_Paragraph_20_Font"><text:span text:style-name="T2">בִּרְכְּתָא דְאָבוּךְ יִתּוֹסְפָן עַל בִּרְכְּתָא דִילִי בָּרִיכוּ אֲבָהָתַי דַחֲמִידוּ לְהֶן רַבְרְבַיָּא דְמִן עָלְמָא יֶהֶוְיַן כָּל אִלֵּין לְרֵישָׁא דְיוֹסֵף וּלְגַבְרָא פָּרִישָׁא דַאֲחוֹהִי׃ </text:span></text:span><text:span text:style-name="Default_20_Paragraph_20_Font"><text:span text:style-name="T1">כז </text:span></text:span><text:span text:style-name="Default_20_Paragraph_20_Font"><text:span text:style-name="T2">בִּנְיָמִין בְּאַרְעֵהּ תִּשְׁרֵי שְׁכִנְתָּא וּבְאַחֲסַנְתֵּהּ יִתְבְּנֵי מַקְדְשָׁא בְּצַפְרָא וּבְפַנְיָא יְהוֹן מְקָרְבִין כַּהֲנַיָּא קָרְבָּנָא וּבְעִדַּן רַמְשָׁא יְהוֹן מְפַלְגִין מוֹתַר חוּלְקְהוֹן מִשְׁאַר קָדְשַׁיָּא׃ </text:span></text:span><text:span text:style-name="Default_20_Paragraph_20_Font"><text:span text:style-name="T1">כח </text:span></text:span><text:span text:style-name="Default_20_Paragraph_20_Font"><text:span text:style-name="T2">כָּל אִלֵּין שִׁבְטַיָּא דְיִשְׂרָאֵל תְּרֵין עֲסַר וְדָא דְמַלֵּיל לְהוֹן אֲבוּהוֹן וּבָרִיךְ יָתְהוֹן גְבַר דִּי כְבִרְכְּתֵהּ בָּרֵךְ יָתְהוֹן׃ </text:span></text:span><text:span text:style-name="Default_20_Paragraph_20_Font"><text:span text:style-name="T1">כט </text:span></text:span><text:span text:style-name="Default_20_Paragraph_20_Font"><text:span text:style-name="T2">וּפַקֵד יָתְהוֹן וַאֲמַר לְהוֹן אֲנָא מִתְכְּנֵשׁ לְעַמִּי קְבָרוּ יָתִי לְוַת אֲבָהָתִי בִּמְעַרְתָּא דִי בַחֲקַל עֶפְרוֹן חִתָּאָה׃ </text:span></text:span><text:span text:style-name="Default_20_Paragraph_20_Font"><text:span text:style-name="T1">ל </text:span></text:span><text:span text:style-name="Default_20_Paragraph_20_Font"><text:span text:style-name="T2">בִּמְעַרְתָּא דִי בַחֲקַל כָּפֶלְתָּא דִי עַל אַפֵּי מַמְרֵא בְּאַרְעָא דִכְנָעַן דִי זְבַן אַבְרָהָם יָת חַקְלָא מִן עֶפְרֹן חִתָּאָה לְאַחֲסָנַת קְבוּרָא׃ </text:span></text:span><text:span text:style-name="Default_20_Paragraph_20_Font"><text:span text:style-name="T1">לא </text:span></text:span><text:span text:style-name="Default_20_Paragraph_20_Font"><text:span text:style-name="T2">תַּמָּן קְבָרוּ יָת אַבְרָהָם וְיָת שָׂרָה אִתְּתֵהּ תַּמָּן קְבָרוּ יָת יִצְחָק וְיָת רִבְקָה אִתְּתֵהּ וְתַמָּן קְבָרִית יָת לֵאָה׃ </text:span></text:span><text:span text:style-name="Default_20_Paragraph_20_Font"><text:span text:style-name="T1">לב </text:span></text:span><text:span text:style-name="Default_20_Paragraph_20_Font"><text:span text:style-name="T2">זְבִינֵי חַקְלָא וּמְעַרְתָּא דִי בֵהּ מִן בְּנֵי חִתָּאָהּ׃ </text:span></text:span><text:span text:style-name="Default_20_Paragraph_20_Font"><text:span text:style-name="T1">לג </text:span></text:span><text:span text:style-name="Default_20_Paragraph_20_Font"><text:span text:style-name="T2">וְשֵׁיצֵי יַעֲקֹב לְפַקָּדָא יָת בְּנוֹהִי וּכְנַשׁ רַגְלוֹהִי לְעַרְסָא וְאִתְנְגִיד וְאִתְכְּנִישׁ לְעַמֵּהּ׃ </text:span></text:span></text:p>
      </text:section>
      <text:section text:style-name="Sect1" text:name="Sect50">
        <text:p text:style-name="P5"><text:span text:style-name="Default_20_Paragraph_20_Font"><text:span text:style-name="T5">Genesis 50</text:span></text:span></text:p>
        <text:p text:style-name="P3"><text:span text:style-name="Default_20_Paragraph_20_Font"><text:span text:style-name="T1">א </text:span></text:span><text:span text:style-name="Default_20_Paragraph_20_Font"><text:span text:style-name="T2">וּנְפַל יוֹסֵף עַל אַפֵּי אָבוּהִי וּבְכָא עֲלוֹהִי וּנְשַׁק לֵהּ׃ </text:span></text:span><text:span text:style-name="Default_20_Paragraph_20_Font"><text:span text:style-name="T1">ב </text:span></text:span><text:span text:style-name="Default_20_Paragraph_20_Font"><text:span text:style-name="T2">וּפַקֵּיד יוֹסֵף יָת עַבְדוֹהִי יָת אַסְוָתָא לְמֶחְנַט יָת אָבוּהִי וְחָנְטוּ אַסְוָתָא יָת יִשְׂרָאֵל׃ </text:span></text:span><text:span text:style-name="Default_20_Paragraph_20_Font"><text:span text:style-name="T1">ג </text:span></text:span><text:span text:style-name="Default_20_Paragraph_20_Font"><text:span text:style-name="T2">וּשְׁלִימוּ לֵהּ אַרְבְּעִין יוֹמִין אֲרֵי כֵּן שְׁלִימוּ יוֹמֵי חֲנִיטַיָּא וּבְכוֹ יָתֵהּ מִצְרָאֵי שַׁבְעִין יוֹמִין׃ </text:span></text:span><text:span text:style-name="Default_20_Paragraph_20_Font"><text:span text:style-name="T1">ד </text:span></text:span><text:span text:style-name="Default_20_Paragraph_20_Font"><text:span text:style-name="T2">וַעֲבָרוּ יוֹמֵי בְכִיתֵהּ וּמַלִיל יוֹסֵף עִם בֵּית פַּרְעֹה לְמֵימָר אִם כְּעַן אַשְׁכָּחִית רַחֲמִין בְּעֵינֵיכוֹן מַלִּילוּ כְעַן קֳדָם פַּרְעֹה לְמֵימָר׃ </text:span></text:span><text:span text:style-name="Default_20_Paragraph_20_Font"><text:span text:style-name="T1">ה </text:span></text:span><text:span text:style-name="Default_20_Paragraph_20_Font"><text:span text:style-name="T2">אַבָּא קַיֵּים עָלַי לְמֵימָר הָא אֲנָא מָאִית בְּקִבְרִי דְאַתְקֵנִית לִי בְּאַרְעָא דִכְנָעַן תַּמָּן תִּקְבְּרִנָנִי וּכְעַן אֶסַּק כְּעַן וְאֶקְבַּר יָת אַבָּא וְאֵ יתוּב׃ </text:span></text:span><text:span text:style-name="Default_20_Paragraph_20_Font"><text:span text:style-name="T1">ו </text:span></text:span><text:span text:style-name="Default_20_Paragraph_20_Font"><text:span text:style-name="T2">וַאֲמַר פַּרְעֹה סַק וּקְבוֹר יָת אֲבוּךְ כְּמָא דְקַיֵּים עֲלָךְ׃ </text:span></text:span><text:span text:style-name="Default_20_Paragraph_20_Font"><text:span text:style-name="T1">ז </text:span></text:span><text:span text:style-name="Default_20_Paragraph_20_Font"><text:span text:style-name="T2">וּסְלֵיק יוֹסֵף לְמִקְבַּר יָת אָבוּהִי וּסְלִיקוּ עִמֵּהּ כָּל עַבְדֵי פַרְעֹה סָבֵי בֵיתֵהּ וְכֹל סָבֵי אַרְעָא דְמִצְרָיִם׃ </text:span></text:span><text:span text:style-name="Default_20_Paragraph_20_Font"><text:span text:style-name="T1">ח </text:span></text:span><text:span text:style-name="Default_20_Paragraph_20_Font"><text:span text:style-name="T2">וְכֹל בֵּית יוֹסֵף וַאֲחוֹהִי וּבֵית אָבוּהִי לְחוֹד טַפְלְהוֹן וְעָנְהוֹן וְתוֹרֵיהוֹן שְׁבָקוּ בְּאַרְעָא דְגשֶׁן׃ </text:span></text:span><text:span text:style-name="Default_20_Paragraph_20_Font"><text:span text:style-name="T1">ט </text:span></text:span><text:span text:style-name="Default_20_Paragraph_20_Font"><text:span text:style-name="T2">וּסְלִיקוּ עִמֵּהּ אַף רְתִכִּין אַף פָּרָשִׁין וַהֲוָה מַשְׁרִיתָא סַגִּיאָה לַחֲדָא׃ </text:span></text:span><text:span text:style-name="Default_20_Paragraph_20_Font"><text:span text:style-name="T1">י </text:span></text:span><text:span text:style-name="Default_20_Paragraph_20_Font"><text:span text:style-name="T2">וַאֲתוֹ עַד בֵּית אִדְרֵי דְאָטָד דִּי בְּעִבְרָא דְיַרְדְנָא וּסְפָדוּ תַמָּן מִסְפֵּד רַב וְתַקִּיף לַחֲדָא וְעָבַד לַאֲבוּהִי אֶבְלָא שַׁבְעָא יוֹמִין׃ </text:span></text:span><text:span text:style-name="Default_20_Paragraph_20_Font"><text:span text:style-name="T1">יא </text:span></text:span><text:span text:style-name="Default_20_Paragraph_20_Font"><text:span text:style-name="T2">וַחֲזָא יָתֵב אַרְעָא כְנַעֲנָאָה יָת אֶבְלָא בְּבֵית אִדְרֵי דְאָטָד וַאֲמָרוּ אָבֵל תַּקִּיף דֵּין לְמִצְרָאֵי עַל כֵּן קְרָא שְׁמַהּ אָבֵל מִצְרַיִם דִּי בְּעִבְרָא דְיַרְדְנָא׃ </text:span></text:span><text:span text:style-name="Default_20_Paragraph_20_Font"><text:span text:style-name="T1">יב </text:span></text:span><text:span text:style-name="Default_20_Paragraph_20_Font"><text:span text:style-name="T2">וַעֲבָדוּ בְּנוֹהִי לֵהּ כֵּן כְּמָא דִי פַּקֵדִנּוּן׃ </text:span></text:span><text:span text:style-name="Default_20_Paragraph_20_Font"><text:span text:style-name="T1">יג </text:span></text:span><text:span text:style-name="Default_20_Paragraph_20_Font"><text:span text:style-name="T2">וּנְטָלוּ יָתֵהּ בְּנוֹהִי לְאַרְעָא דִכְנַעַן וּקְבָרוּ יָתֵהּ בִּמְעָרַת חֲקַל כָּפֶלְתָּא דִי זְבַן אַבְרָהָם יָת חַקְלָא לְאַחֲסָנַת קְבוּרָא מִן עֶפְרֹן חִתָּאָה עַל אַפֵּי מַמְרֵא׃ </text:span></text:span><text:span text:style-name="Default_20_Paragraph_20_Font"><text:span text:style-name="T1">יד </text:span></text:span><text:span text:style-name="Default_20_Paragraph_20_Font"><text:span text:style-name="T2">וְתַב יוֹסֵף לְמִצְרַיִם הוּא וַאֲחוֹהִי וְכָל דִּסְלִיקוּ עִמֵּהּ לְמִקְבַּר יָת אָבוּהִי בָּתַר דִּקְבַר יָת אָבוּהִי׃ </text:span></text:span><text:span text:style-name="Default_20_Paragraph_20_Font"><text:span text:style-name="T1">טו </text:span></text:span><text:span text:style-name="Default_20_Paragraph_20_Font"><text:span text:style-name="T2">וַחֲזוֹ אֲחֵי יוֹסֵף אֲרֵי מִית אֲבוּהוֹן וַאֲמָרוּ דִּלְמָא יִטַּר לָנָא דְבָבוּ יוֹסֵף וְאֲתָבָא יָתֵיב לָנָא יָת כָּל בִּישְׁתָא דִי גְמַלְנָא יָתֵהּ׃ </text:span></text:span><text:span text:style-name="Default_20_Paragraph_20_Font"><text:span text:style-name="T1">טז </text:span></text:span><text:span text:style-name="Default_20_Paragraph_20_Font"><text:span text:style-name="T2">וּפַקִידוּ לְוַת יוֹסֵף לְמֵימָר אָבוּךְ פַּקֵּד קֳדָם מוֹתֵהּ לְמֵימָר׃ </text:span></text:span><text:span text:style-name="Default_20_Paragraph_20_Font"><text:span text:style-name="T1">יז </text:span></text:span><text:span text:style-name="Default_20_Paragraph_20_Font"><text:span text:style-name="T2">כְּדֵין תֵּימְרוּן לְיוֹסֵף בְּבָעוּ שְׁבוֹק כְּעַן לְחוֹבָא אַחָיךְ וְלַחֲטָאֵהוֹן אֲרֵי בִישְׁתָא גְמָלוּךְ וּכְעַן שְׁבוֹק כְּעַן לְחוֹבָא עַבְדֵי אֱלָהָא דְאָבוּךְ וּבְכָא יוֹסֵף בְּמַלָלוּתְהוֹן עִמֵּהּ׃ </text:span></text:span><text:span text:style-name="Default_20_Paragraph_20_Font"><text:span text:style-name="T1">יח </text:span></text:span><text:span text:style-name="Default_20_Paragraph_20_Font"><text:span text:style-name="T2">וַאֲזָלוּ אַף אֲחוֹהִי וּנְפָלוּ קֳדָמוֹהִי וַאֲמָרוּ הָא אֲנַחְנָא לָךְ לְעַבְדִין׃ </text:span></text:span><text:span text:style-name="Default_20_Paragraph_20_Font"><text:span text:style-name="T1">יט </text:span></text:span><text:span text:style-name="Default_20_Paragraph_20_Font"><text:span text:style-name="T2">וַאֲמַר לְהוֹן יוֹסֵף לָא תִדַחֲלוּן אֲרֵי דַחֲלָא דַּיְיָ אֲנָא׃ </text:span></text:span><text:span text:style-name="Default_20_Paragraph_20_Font"><text:span text:style-name="T1">כ </text:span></text:span><text:span text:style-name="Default_20_Paragraph_20_Font"><text:span text:style-name="T2">וְאַתּוּן חֲשַׁבְתּוּן עֲלַי בִּישָׁא מִן קֳדָם יְיָ אִתְחַשְׁבַת לְטָבָא בְּדִיל לְמֶעְבַּד כְּיוֹמָא הָדֵין לְקַיָּמָא עַם סַגִּי׃ </text:span></text:span><text:span text:style-name="Default_20_Paragraph_20_Font"><text:span text:style-name="T1">כא </text:span></text:span><text:span text:style-name="Default_20_Paragraph_20_Font"><text:span text:style-name="T2">וּכְעַן לָא תִדַחֲלוּן אֲנָא אֵזוּן יָתְכוֹן וְיָת טַפְלְכוֹן וְנַחֵם יָתְהוֹן וּמַלֵּיל תַּנְחוּמִין עַל לִבְּהוֹן׃ </text:span></text:span><text:span text:style-name="Default_20_Paragraph_20_Font"><text:span text:style-name="T1">כב </text:span></text:span><text:span text:style-name="Default_20_Paragraph_20_Font"><text:span text:style-name="T2">וִיתֵיב יוֹסֵף בְּמִצְרַיִם הוּא וּבֵית אָבוּהִי וַחֲיָא יוֹסֵף מְאָה וַעֲסַר שְׁנִין׃ </text:span></text:span><text:span text:style-name="Default_20_Paragraph_20_Font"><text:span text:style-name="T1">כג </text:span></text:span><text:span text:style-name="Default_20_Paragraph_20_Font"><text:span text:style-name="T2">וַחֲזָא יוֹסֵף לְאֶפְרַיִם בְּנִין תְּלִיתָאִין אַף בְּנֵי מָכִיר בַּר מְנַשֶּׁה אִתְיְלִידוּ וְרַבִּי יוֹסֵף׃ </text:span></text:span><text:span text:style-name="Default_20_Paragraph_20_Font"><text:span text:style-name="T1">כד </text:span></text:span><text:span text:style-name="Default_20_Paragraph_20_Font"><text:span text:style-name="T2">וַאֲמַר יוֹסֵף לַאֲחוֹהִי אֲנָא מָאִית וַיְיָ מִדְכַּר דְּכִיר יָתְכוֹן וְיִסַק יָתְכוֹן מִן אַרְעָא הָדָא לְאַרְעָא דִי קַיִים לְאַבְרָהָם לְיִצְחָק וּלְיַעֲקֹב׃ </text:span></text:span><text:span text:style-name="Default_20_Paragraph_20_Font"><text:span text:style-name="T1">כה </text:span></text:span><text:span text:style-name="Default_20_Paragraph_20_Font"><text:span text:style-name="T2">וְאוֹמֵי יוֹסֵף יָת בְּנֵי יִשְׂרָאֵל לְמֵימָר מִדְכַּר דְּכִיר יְיָ יָתְכוֹן וְתַסְקוּן יָת גַּרְמַי מִכָּא׃ </text:span></text:span><text:span text:style-name="Default_20_Paragraph_20_Font"><text:span text:style-name="T1">כו </text:span></text:span><text:span text:style-name="Default_20_Paragraph_20_Font"><text:span text:style-name="T2">וּמִית יוֹסֵף בַּר מְאָה וַעֲסַר שְׁנִין וַחֲנָטוּ יָתֵהּ וְשָׂמוּהִי בָאֳרוֹנָא בְּמִצְרָיִם׃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06cm" fo:margin-bottom="0cm" style:contextual-spacing="false" fo:text-align="center" style:justify-single-word="false" fo:hyphenation-ladder-count="no-limit" fo:hyphenation-keep="auto" loext:hyphenation-keep-type="column" fo:keep-with-next="always"/>
      <style:text-properties fo:font-size="16pt" fo:font-style="italic" style:font-size-asian="16pt" style:font-style-asian="italic" style:font-size-complex="16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font-size="12pt" style:font-size-asian="12pt" style:language-asian="en" style:country-asian="US"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212cm" fo:margin-bottom="0cm" style:contextual-spacing="false" fo:text-align="justify" style:justify-single-word="false" fo:hyphenation-ladder-count="no-limit" fo:hyphenation-keep="auto" loext:hyphenation-keep-type="column" style:punctuation-wrap="simple"/>
      <style:text-properties fo:language="en" fo:country="U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margin-top="0.176cm" fo:margin-bottom="0.176cm" style:contextual-spacing="false" fo:hyphenation-ladder-count="no-limit" fo:hyphenation-keep="auto" loext:hyphenation-keep-type="column"/>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style:font-name="Times" fo:font-family="Times" style:font-family-generic="roman" style:font-pitch="variable" fo:font-size="10pt" style:font-size-asian="10pt"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close" style:family="paragraph" style:parent-style-name="Normal">
      <style:paragraph-properties fo:margin-left="0.706cm" fo:margin-right="0.706cm" fo:margin-top="0.176cm" fo:margin-bottom="0.176cm" style:contextual-spacing="false" fo:hyphenation-ladder-count="no-limit" fo:hyphenation-keep="auto" loext:hyphenation-keep-type="column" fo:text-indent="0.353cm" style:auto-text-indent="false">
        <style:tab-stops/>
      </style:paragraph-properties>
      <style:text-properties style:language-asian="en" style:country-asian="GB"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Reference" style:display-name="Footnote Reference" style:family="text" style:parent-style-name="Default_20_Paragraph_20_Font">
      <style:text-properties fo:color="#003300" loext:opacity="100%" style:text-position="super 65%" fo:font-size="13pt" fo:language="en" fo:country="US" style:font-size-asian="13pt" style:font-size-complex="13pt"/>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fo:font-size="12pt" style:font-size-asian="12pt" style:language-asian="en" style:country-asian="US" style:font-size-complex="12pt" style:language-complex="ar" style:country-complex="SA"/>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Genesis</dc:title>
    <dc:description/>
    <dc:subject/>
    <dc:creator>Adrian Hills</dc:creator>
    <meta:creation-date>2025-07-15T08:22:00Z</meta:creation-date>
    <dc:date>2025-07-15T08:22:00Z</dc:date>
    <meta:editing-cycles>2</meta:editing-cycles>
    <meta:editing-duration>PT0S</meta:editing-duration>
    <meta:document-statistic meta:table-count="0" meta:image-count="0" meta:object-count="0" meta:page-count="15" meta:paragraph-count="100" meta:word-count="23098" meta:character-count="113693" meta:non-whitespace-character-count="90645"/>
    <meta:user-defined meta:name="Document number">A951</meta:user-defined>
    <meta:user-defined meta:name="Source">Mechon-Mamre</meta:user-defined>
    <meta:template xlink:type="simple" xlink:actuate="onRequest" xlink:title="" xlink:href="Normal.dotm"/>
  </office:meta>
</office:document-meta>
</file>